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91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1.2791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1.8902in"/>
    </style:style>
    <style:style style:name="co8" style:family="table-column">
      <style:table-column-properties fo:break-before="auto" style:column-width="1.5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3" style:family="table-cell" style:parent-style-name="Default" style:data-style-name="N131">
      <style:table-cell-properties fo:border-bottom="none" fo:border-left="0.06pt solid #000000" fo:border-right="0.06pt solid #000000" fo:border-top="none"/>
    </style:style>
    <style:style style:name="ce4" style:family="table-cell" style:parent-style-name="Default" style:data-style-name="N132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127">
      <style:table-cell-properties fo:border-bottom="none" fo:border-left="0.06pt solid #000000" fo:border-right="0.06pt solid #000000" fo:border-top="none"/>
    </style:style>
    <style:style style:name="ce6" style:family="table-cell" style:parent-style-name="Default" style:data-style-name="N130">
      <style:table-cell-properties fo:border-bottom="none" fo:border-left="0.06pt solid #000000" fo:border-right="0.06pt solid #000000" fo:border-top="none"/>
    </style:style>
    <style:style style:name="ce7" style:family="table-cell" style:parent-style-name="Default" style:data-style-name="N129">
      <style:table-cell-properties fo:border-bottom="none" fo:border-left="0.06pt solid #000000" fo:border-right="0.06pt solid #000000" fo:border-top="none"/>
    </style:style>
    <style:style style:name="ce8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Hindi"/>
    </style:style>
    <style:style style:name="ce9" style:family="table-cell" style:parent-style-name="Default" style:data-style-name="N13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Hindi"/>
    </style:style>
    <style:style style:name="ce10" style:family="table-cell" style:parent-style-name="Default" style:data-style-name="N131"/>
    <style:style style:name="ce11" style:family="table-cell" style:parent-style-name="Default" style:data-style-name="N60"/>
    <style:style style:name="ce12" style:family="table-cell" style:parent-style-name="Default" style:data-style-name="N129"/>
    <style:style style:name="ce13" style:family="table-cell" style:parent-style-name="Default" style:data-style-name="N127"/>
    <style:style style:name="ce14" style:family="table-cell" style:parent-style-name="Default" style:data-style-name="N128"/>
    <style:style style:name="ce15" style:family="table-cell" style:parent-style-name="Default">
      <style:text-properties style:font-name="Liberation Sans" style:font-name-asian="AR PL UMing HK" style:font-name-complex="Lohit Devanagari"/>
    </style:style>
    <style:style style:name="ce16" style:family="table-cell" style:parent-style-name="Default" style:data-style-name="N100"/>
    <style:style style:name="ce17" style:family="table-cell" style:parent-style-name="Default" style:data-style-name="N132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Energy</text:p>
          </table:table-cell>
          <table:table-cell/>
          <table:table-cell office:value-type="string" calcext:value-type="string">
            <text:p>Area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Eu-152</text:p>
          </table:table-cell>
          <table:table-cell table:style-name="Default" office:value-type="float" office:value="121" calcext:value-type="float">
            <text:p>121</text:p>
          </table:table-cell>
          <table:table-cell/>
          <table:table-cell office:value-type="float" office:value="747065" calcext:value-type="float">
            <text:p>747065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/>
          <table:table-cell table:style-name="Default" office:value-type="float" office:value="244.9" calcext:value-type="float">
            <text:p>244.9</text:p>
          </table:table-cell>
          <table:table-cell/>
          <table:table-cell office:value-type="float" office:value="142856" calcext:value-type="float">
            <text:p>142856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/>
          <table:table-cell table:style-name="Default" office:value-type="float" office:value="344.47" calcext:value-type="float">
            <text:p>344.47</text:p>
          </table:table-cell>
          <table:table-cell/>
          <table:table-cell office:value-type="float" office:value="404627" calcext:value-type="float">
            <text:p>404627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/>
          <table:table-cell table:style-name="Default" office:value-type="float" office:value="411.465" calcext:value-type="float">
            <text:p>411.465</text:p>
          </table:table-cell>
          <table:table-cell/>
          <table:table-cell office:value-type="float" office:value="29050" calcext:value-type="float">
            <text:p>2905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/>
          <table:table-cell table:style-name="Default" office:value-type="float" office:value="444.339" calcext:value-type="float">
            <text:p>444.339</text:p>
          </table:table-cell>
          <table:table-cell/>
          <table:table-cell office:value-type="float" office:value="39870" calcext:value-type="float">
            <text:p>3987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float" office:value="778.904" calcext:value-type="float">
            <text:p>778.904</text:p>
          </table:table-cell>
          <table:table-cell/>
          <table:table-cell office:value-type="float" office:value="113476" calcext:value-type="float">
            <text:p>113476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/>
          <table:table-cell office:value-type="float" office:value="964.079" calcext:value-type="float">
            <text:p>964.079</text:p>
          </table:table-cell>
          <table:table-cell/>
          <table:table-cell office:value-type="float" office:value="112933" calcext:value-type="float">
            <text:p>112933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/>
          <table:table-cell office:value-type="float" office:value="1112.069" calcext:value-type="float">
            <text:p>1112.069</text:p>
          </table:table-cell>
          <table:table-cell/>
          <table:table-cell office:value-type="float" office:value="94808" calcext:value-type="float">
            <text:p>94808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/>
          <table:table-cell office:value-type="float" office:value="1212.948" calcext:value-type="float">
            <text:p>1212.948</text:p>
          </table:table-cell>
          <table:table-cell/>
          <table:table-cell office:value-type="float" office:value="9162" calcext:value-type="float">
            <text:p>916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299.14" calcext:value-type="float">
            <text:p>1299.14</text:p>
          </table:table-cell>
          <table:table-cell/>
          <table:table-cell office:value-type="float" office:value="10124" calcext:value-type="float">
            <text:p>1012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1408.006" calcext:value-type="float">
            <text:p>1408.006</text:p>
          </table:table-cell>
          <table:table-cell/>
          <table:table-cell office:value-type="float" office:value="127382" calcext:value-type="float">
            <text:p>127382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Energy</text:p>
          </table:table-cell>
          <table:table-cell/>
          <table:table-cell office:value-type="string" calcext:value-type="string">
            <text:p>Area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Co-56</text:p>
          </table:table-cell>
          <table:table-cell office:value-type="float" office:value="846.51" calcext:value-type="float">
            <text:p>846.51</text:p>
          </table:table-cell>
          <table:table-cell/>
          <table:table-cell office:value-type="float" office:value="191574" calcext:value-type="float">
            <text:p>191574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/>
          <table:table-cell office:value-type="float" office:value="1037.843" calcext:value-type="float">
            <text:p>1037.843</text:p>
          </table:table-cell>
          <table:table-cell/>
          <table:table-cell office:value-type="float" office:value="24328" calcext:value-type="float">
            <text:p>24328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float" office:value="1238.288" calcext:value-type="float">
            <text:p>1238.288</text:p>
          </table:table-cell>
          <table:table-cell/>
          <table:table-cell office:value-type="float" office:value="104655" calcext:value-type="float">
            <text:p>104655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/>
          <table:table-cell office:value-type="float" office:value="1360.212" calcext:value-type="float">
            <text:p>1360.212</text:p>
          </table:table-cell>
          <table:table-cell/>
          <table:table-cell office:value-type="float" office:value="6130" calcext:value-type="float">
            <text:p>613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2015.215" calcext:value-type="float">
            <text:p>2015.215</text:p>
          </table:table-cell>
          <table:table-cell/>
          <table:table-cell office:value-type="float" office:value="3245" calcext:value-type="float">
            <text:p>324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2034.791" calcext:value-type="float">
            <text:p>2034.791</text:p>
          </table:table-cell>
          <table:table-cell/>
          <table:table-cell office:value-type="float" office:value="8333" calcext:value-type="float">
            <text:p>833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float" office:value="2598.5" calcext:value-type="float">
            <text:p>2598.5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float" office:value="3009.645" calcext:value-type="float">
            <text:p>3009.645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3202.029" calcext:value-type="float">
            <text:p>3202.029</text:p>
          </table:table-cell>
          <table:table-cell/>
          <table:table-cell office:value-type="float" office:value="2397" calcext:value-type="float">
            <text:p>239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3253.503" calcext:value-type="float">
            <text:p>3253.503</text:p>
          </table:table-cell>
          <table:table-cell/>
          <table:table-cell office:value-type="float" office:value="5574" calcext:value-type="float">
            <text:p>557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3273.079" calcext:value-type="float">
            <text:p>3273.079</text:p>
          </table:table-cell>
          <table:table-cell/>
          <table:table-cell office:value-type="float" office:value="1333" calcext:value-type="float">
            <text:p>133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3451.232" calcext:value-type="float">
            <text:p>3451.232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a-133</text:p>
          </table:table-cell>
          <table:table-cell office:value-type="float" office:value="80.9979" calcext:value-type="float">
            <text:p>80.9979</text:p>
          </table:table-cell>
          <table:table-cell/>
          <table:table-cell office:value-type="float" office:value="335410" calcext:value-type="float">
            <text:p>335410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/>
          <table:table-cell office:value-type="float" office:value="276.3989" calcext:value-type="float">
            <text:p>276.3989</text:p>
          </table:table-cell>
          <table:table-cell/>
          <table:table-cell office:value-type="float" office:value="48274" calcext:value-type="float">
            <text:p>48274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/>
          <table:table-cell office:value-type="float" office:value="302.8508" calcext:value-type="float">
            <text:p>302.8508</text:p>
          </table:table-cell>
          <table:table-cell/>
          <table:table-cell office:value-type="float" office:value="111495" calcext:value-type="float">
            <text:p>111495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/>
          <table:table-cell office:value-type="float" office:value="356.0129" calcext:value-type="float">
            <text:p>356.0129</text:p>
          </table:table-cell>
          <table:table-cell/>
          <table:table-cell office:value-type="float" office:value="338995" calcext:value-type="float">
            <text:p>338995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/>
          <table:table-cell office:value-type="float" office:value="383.8485" calcext:value-type="float">
            <text:p>383.8485</text:p>
          </table:table-cell>
          <table:table-cell/>
          <table:table-cell office:value-type="float" office:value="46905" calcext:value-type="float">
            <text:p>46905</text:p>
          </table:table-cell>
          <table:table-cell office:value-type="float" office:value="449" calcext:value-type="float">
            <text:p>449</text:p>
          </table:table-cell>
        </table:table-row>
      </table:table>
      <table:table table:name="NoAddback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8" table:default-cell-style-name="Default"/>
        <table:table-column table:style-name="co6" table:default-cell-style-name="Default"/>
        <table:table-column table:style-name="co1" table:default-cell-style-name="ce11"/>
        <table:table-column table:style-name="co7" table:default-cell-style-name="ce11"/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lta y</text:p>
          </table:table-cell>
          <table:table-cell/>
          <table:table-cell office:value-type="string" calcext:value-type="string">
            <text:p>log(x)</text:p>
          </table:table-cell>
          <table:table-cell office:value-type="string" calcext:value-type="string">
            <text:p>log(y)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sum x</text:p>
          </table:table-cell>
          <table:table-cell office:value-type="string" calcext:value-type="string">
            <text:p>sum x^2</text:p>
          </table:table-cell>
          <table:table-cell office:value-type="string" calcext:value-type="string">
            <text:p>sum x^3</text:p>
          </table:table-cell>
          <table:table-cell office:value-type="string" calcext:value-type="string">
            <text:p>sum x^4</text:p>
          </table:table-cell>
          <table:table-cell/>
          <table:table-cell office:value-type="string" calcext:value-type="string">
            <text:p>sum eff.</text:p>
          </table:table-cell>
          <table:table-cell office:value-type="string" calcext:value-type="string">
            <text:p>sum eff.*x</text:p>
          </table:table-cell>
          <table:table-cell office:value-type="string" calcext:value-type="string">
            <text:p>sum eff.*x^2</text:p>
          </table:table-cell>
          <table:table-cell table:number-columns-repeated="4"/>
          <table:table-cell office:value-type="string" calcext:value-type="string">
            <text:p>Energy</text:p>
          </table:table-cell>
          <table:table-cell table:style-name="Default" office:value-type="string" calcext:value-type="string">
            <text:p>Absolute Efficiency</text:p>
          </table:table-cell>
          <table:table-cell table:style-name="Default" office:value-type="string" calcext:value-type="string">
            <text:p>Error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nergy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Error</text:p>
          </table:table-cell>
          <table:table-cell table:number-columns-repeated="19"/>
          <table:table-cell table:style-name="Default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o-60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0.002085145" calcext:value-type="float">
            <text:p>0.002085145</text:p>
          </table:table-cell>
          <table:table-cell table:style-name="ce11" office:value-type="float" office:value="0.0000113060098507713" calcext:value-type="float">
            <text:p>1.13E-005</text:p>
          </table:table-cell>
          <table:table-cell/>
          <table:table-cell table:formula="of:=LOG([.L3];10)" office:value-type="float" office:value="3.06929801211553" calcext:value-type="float">
            <text:p>3.0692980121</text:p>
          </table:table-cell>
          <table:table-cell table:formula="of:=LOG([.M3];10)" office:value-type="float" office:value="-2.68086373900664" calcext:value-type="float">
            <text:p>-2.680863739</text:p>
          </table:table-cell>
          <table:table-cell table:formula="of:=[.N3]/(2.30258509*[.M3])" office:value-type="float" office:value="0.00235481834448848" calcext:value-type="float">
            <text:p>0.0023548183</text:p>
          </table:table-cell>
          <table:table-cell/>
          <table:table-cell table:formula="of:=1/[.R3]^2" office:value-type="float" office:value="180337.140573364" calcext:value-type="float">
            <text:p>180337.140573364</text:p>
          </table:table-cell>
          <table:table-cell table:formula="of:=[.P3]*[.T3]" office:value-type="float" office:value="553508.427072426" calcext:value-type="float">
            <text:p>553508.427072426</text:p>
          </table:table-cell>
          <table:table-cell table:formula="of:=[.P3]*[.P3]*[.T3]" office:value-type="float" office:value="1698882.31490259" calcext:value-type="float">
            <text:p>1698882.31490259</text:p>
          </table:table-cell>
          <table:table-cell table:formula="of:=[.P3]*[.P3]*[.P3]*[.T3]" office:value-type="float" office:value="5214376.11194875" calcext:value-type="float">
            <text:p>5214376.11194875</text:p>
          </table:table-cell>
          <table:table-cell table:formula="of:=[.P3]^4*[.T3]" office:value-type="float" office:value="16004474.234827" calcext:value-type="float">
            <text:p>16004474.234827</text:p>
          </table:table-cell>
          <table:table-cell/>
          <table:table-cell table:formula="of:=[.Q3]*[.T3]" office:value-type="float" office:value="-483459.300959275" calcext:value-type="float">
            <text:p>-483459.300959275</text:p>
          </table:table-cell>
          <table:table-cell table:formula="of:=[.Q3]*[.P3]*[.T3]" office:value-type="float" office:value="-1483880.67137307" calcext:value-type="float">
            <text:p>-1483880.67137307</text:p>
          </table:table-cell>
          <table:table-cell table:formula="of:=[.Q3]*[.P3]^2*[.T3]" office:value-type="float" office:value="-4554471.99486201" calcext:value-type="float">
            <text:p>-4554471.99486201</text:p>
          </table:table-cell>
          <table:table-cell/>
          <table:table-cell table:formula="of:=[.$AA$60]+[.$AA$61]*[.P3]+[.$AA$62]*[.P3]^2" office:value-type="float" office:value="-2.6789633419657" calcext:value-type="float">
            <text:p>-2.678963342</text:p>
          </table:table-cell>
          <table:table-cell table:formula="of:=([.AD3]-[.Q3])" office:value-type="float" office:value="0.00190039704093836" calcext:value-type="float">
            <text:p>0.001900397</text:p>
          </table:table-cell>
          <table:table-cell/>
          <table:table-cell table:style-name="ce12" table:formula="of:=[.L3]" office:value-type="float" office:value="1173" calcext:value-type="float">
            <text:p>1173.00000</text:p>
          </table:table-cell>
          <table:table-cell table:formula="of:=[.M3]" office:value-type="float" office:value="0.002085145" calcext:value-type="float">
            <text:p>2.09E-003</text:p>
          </table:table-cell>
          <table:table-cell table:formula="of:=[.N3]" office:value-type="float" office:value="0.0000113060098507713" calcext:value-type="float">
            <text:p>1.13E-005</text:p>
          </table:table-cell>
        </table:table-row>
        <table:table-row table:style-name="ro1">
          <table:table-cell table:number-columns-repeated="11"/>
          <table:table-cell office:value-type="float" office:value="1332.5" calcext:value-type="float">
            <text:p>1332.5</text:p>
          </table:table-cell>
          <table:table-cell office:value-type="float" office:value="0.001922685" calcext:value-type="float">
            <text:p>0.001922685</text:p>
          </table:table-cell>
          <table:table-cell office:value-type="float" office:value="0.0000104453589221097" calcext:value-type="float">
            <text:p>1.04453589221097E-005</text:p>
          </table:table-cell>
          <table:table-cell/>
          <table:table-cell table:formula="of:=LOG([.L4];10)" office:value-type="float" office:value="3.12466721769861" calcext:value-type="float">
            <text:p>3.1246672177</text:p>
          </table:table-cell>
          <table:table-cell table:formula="of:=LOG([.M4];10)" office:value-type="float" office:value="-2.71609186187053" calcext:value-type="float">
            <text:p>-2.7160918619</text:p>
          </table:table-cell>
          <table:table-cell table:formula="of:=[.N4]/(2.30258509*[.M4])" office:value-type="float" office:value="0.0023593889520487" calcext:value-type="float">
            <text:p>0.002359389</text:p>
          </table:table-cell>
          <table:table-cell/>
          <table:table-cell table:formula="of:=1/[.R4]^2" office:value-type="float" office:value="179639.119224518" calcext:value-type="float">
            <text:p>179639.119224518</text:p>
          </table:table-cell>
          <table:table-cell table:formula="of:=[.P4]*[.T4]" office:value-type="float" office:value="561312.466857104" calcext:value-type="float">
            <text:p>561312.466857104</text:p>
          </table:table-cell>
          <table:table-cell table:formula="of:=[.P4]*[.P4]*[.T4]" office:value-type="float" office:value="1753914.66407393" calcext:value-type="float">
            <text:p>1753914.66407393</text:p>
          </table:table-cell>
          <table:table-cell table:formula="of:=[.P4]*[.P4]*[.P4]*[.T4]" office:value-type="float" office:value="5480399.65347267" calcext:value-type="float">
            <text:p>5480399.65347267</text:p>
          </table:table-cell>
          <table:table-cell table:formula="of:=[.P4]^4*[.T4]" office:value-type="float" office:value="17124425.1370929" calcext:value-type="float">
            <text:p>17124425.1370929</text:p>
          </table:table-cell>
          <table:table-cell/>
          <table:table-cell table:formula="of:=[.Q4]*[.T4]" office:value-type="float" office:value="-487916.349799303" calcext:value-type="float">
            <text:p>-487916.349799303</text:p>
          </table:table-cell>
          <table:table-cell table:formula="of:=[.Q4]*[.P4]*[.T4]" office:value-type="float" office:value="-1524576.22319705" calcext:value-type="float">
            <text:p>-1524576.22319705</text:p>
          </table:table-cell>
          <table:table-cell table:formula="of:=[.Q4]*[.P4]^2*[.T4]" office:value-type="float" office:value="-4763793.34550657" calcext:value-type="float">
            <text:p>-4763793.34550657</text:p>
          </table:table-cell>
          <table:table-cell/>
          <table:table-cell table:formula="of:=[.$AA$60]+[.$AA$61]*[.P4]+[.$AA$62]*[.P4]^2" office:value-type="float" office:value="-2.7179996432566" calcext:value-type="float">
            <text:p>-2.7179996433</text:p>
          </table:table-cell>
          <table:table-cell table:formula="of:=([.AD4]-[.Q4])" office:value-type="float" office:value="-0.00190778138607151" calcext:value-type="float">
            <text:p>-0.0019077814</text:p>
          </table:table-cell>
          <table:table-cell/>
          <table:table-cell table:style-name="ce12" table:formula="of:=[.L4]" office:value-type="float" office:value="1332.5" calcext:value-type="float">
            <text:p>1332.50000</text:p>
          </table:table-cell>
          <table:table-cell table:formula="of:=[.M4]" office:value-type="float" office:value="0.001922685" calcext:value-type="float">
            <text:p>1.92E-003</text:p>
          </table:table-cell>
          <table:table-cell table:formula="of:=[.N4]" office:value-type="float" office:value="0.0000104453589221097" calcext:value-type="float">
            <text:p>1.04E-005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sum over I</text:p>
          </table:table-cell>
          <table:table-cell table:formula="of:=SUM([.T3:.T4])" office:value-type="float" office:value="359976.259797882" calcext:value-type="float">
            <text:p>359976.259797882</text:p>
          </table:table-cell>
          <table:table-cell table:formula="of:=SUM([.U3:.U4])" office:value-type="float" office:value="1114820.89392953" calcext:value-type="float">
            <text:p>1114820.89392953</text:p>
          </table:table-cell>
          <table:table-cell table:formula="of:=SUM([.V3:.V4])" office:value-type="float" office:value="3452796.97897652" calcext:value-type="float">
            <text:p>3452796.97897652</text:p>
          </table:table-cell>
          <table:table-cell table:formula="of:=SUM([.W3:.W4])" office:value-type="float" office:value="10694775.7654214" calcext:value-type="float">
            <text:p>10694775.7654214</text:p>
          </table:table-cell>
          <table:table-cell table:formula="of:=SUM([.X3:.X4])" office:value-type="float" office:value="33128899.3719199" calcext:value-type="float">
            <text:p>33128899.3719199</text:p>
          </table:table-cell>
          <table:table-cell/>
          <table:table-cell table:formula="of:=SUM([.Z3:.Z4])" office:value-type="float" office:value="-971375.650758577" calcext:value-type="float">
            <text:p>-971375.650758577</text:p>
          </table:table-cell>
          <table:table-cell table:formula="of:=SUM([.AA3:.AA4])" office:value-type="float" office:value="-3008456.89457011" calcext:value-type="float">
            <text:p>-3008456.89457011</text:p>
          </table:table-cell>
          <table:table-cell table:formula="of:=SUM([.AB3:.AB4])" office:value-type="float" office:value="-9318265.34036858" calcext:value-type="float">
            <text:p>-9318265.340368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 3399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br(E)</text:p>
          </table:table-cell>
          <table:table-cell table:style-name="ce1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Branching Ratio</text:p>
          </table:table-cell>
          <table:table-cell table:style-name="ce1" office:value-type="string" calcext:value-type="string">
            <text:p>Error</text:p>
          </table:table-cell>
          <table:table-cell table:style-name="ce1" table:number-columns-repeated="2"/>
          <table:table-cell table:style-name="ce1" office:value-type="string" calcext:value-type="string">
            <text:p>Relative Efficiency</text:p>
          </table:table-cell>
          <table:table-cell table:style-name="ce1" office:value-type="string" calcext:value-type="string">
            <text:p>Error</text:p>
          </table:table-cell>
          <table:table-cell table:number-columns-repeated="21"/>
        </table:table-row>
        <table:table-row table:style-name="ro1">
          <table:table-cell office:value-type="float" office:value="747065" calcext:value-type="float">
            <text:p>747065</text:p>
          </table:table-cell>
          <table:table-cell office:value-type="float" office:value="1358" calcext:value-type="float">
            <text:p>1358</text:p>
          </table:table-cell>
          <table:table-cell table:style-name="ce1" office:value-type="float" office:value="121.777" calcext:value-type="float">
            <text:p>121.777</text:p>
          </table:table-cell>
          <table:table-cell table:style-name="ce1" office:value-type="float" office:value="0.005" calcext:value-type="float">
            <text:p>0.005</text:p>
          </table:table-cell>
          <table:table-cell table:style-name="ce3" office:value-type="float" office:value="28.67" calcext:value-type="float">
            <text:p>28.670</text:p>
          </table:table-cell>
          <table:table-cell table:style-name="ce1" office:value-type="float" office:value="0.015" calcext:value-type="float">
            <text:p>0.015</text:p>
          </table:table-cell>
          <table:table-cell table:style-name="ce2" table:formula="of:=[.A9]/[.$A$18]" office:value-type="float" office:value="5.86476111224506" calcext:value-type="float">
            <text:p>5.86</text:p>
          </table:table-cell>
          <table:table-cell table:style-name="ce2" table:formula="of:=[.G9]*SQRT(([.B9]*[.B9])/([.A9]*[.A9])+([.$B$18]*[.$B$18])/([.$A$18]*[.$A$18]))" office:value-type="float" office:value="0.0248272533496319" calcext:value-type="float">
            <text:p>0.02</text:p>
          </table:table-cell>
          <table:table-cell table:style-name="ce3" table:formula="of:=([.E9]/[.$E$18])" office:value-type="float" office:value="1.36070242050309" calcext:value-type="float">
            <text:p>1.361</text:p>
          </table:table-cell>
          <table:table-cell table:style-name="ce3" table:formula="of:=[.I9]*SQRT(([.F9]*[.F9])/([.E9]*[.E9])+([.$F$18]*[.$F$18])/([.$E$18]*[.$E$18]))" office:value-type="float" office:value="0.00649712977016086" calcext:value-type="float">
            <text:p>0.006</text:p>
          </table:table-cell>
          <table:table-cell table:style-name="ce8"/>
          <table:table-cell table:style-name="ce4" table:formula="of:=[.C9]" office:value-type="float" office:value="121.777" calcext:value-type="float">
            <text:p>121.8</text:p>
          </table:table-cell>
          <table:table-cell table:style-name="ce2" table:formula="of:=[.G9]/[.I9]" office:value-type="float" office:value="4.31009824328578" calcext:value-type="float">
            <text:p>4.31</text:p>
          </table:table-cell>
          <table:table-cell table:style-name="ce2" table:formula="of:=[.M9]*SQRT(([.H9]*[.H9])/([.G9]*[.G9])+([.J9]*[.J9])/([.I9]*[.I9]))" office:value-type="float" office:value="0.0275036356454236" calcext:value-type="float">
            <text:p>0.03</text:p>
          </table:table-cell>
          <table:table-cell/>
          <table:table-cell table:formula="of:=LOG([.L9];10)" office:value-type="float" office:value="2.08556527092154" calcext:value-type="float">
            <text:p>2.0855652709</text:p>
          </table:table-cell>
          <table:table-cell table:formula="of:=LOG([.M9];10)" office:value-type="float" office:value="0.634487169471783" calcext:value-type="float">
            <text:p>0.6344871695</text:p>
          </table:table-cell>
          <table:table-cell table:formula="of:=[.N9]/(2.30258509*[.M9])" office:value-type="float" office:value="0.00277132365305686" calcext:value-type="float">
            <text:p>0.0027713237</text:p>
          </table:table-cell>
          <table:table-cell/>
          <table:table-cell table:formula="of:=1/[.R9]^2" office:value-type="float" office:value="130204.352776172" calcext:value-type="float">
            <text:p>130204.352776172</text:p>
          </table:table-cell>
          <table:table-cell table:formula="of:=[.P9]*[.T9]" office:value-type="float" office:value="271549.676272801" calcext:value-type="float">
            <text:p>271549.676272801</text:p>
          </table:table-cell>
          <table:table-cell table:formula="of:=[.P9]*[.P9]*[.T9]" office:value-type="float" office:value="566334.574164542" calcext:value-type="float">
            <text:p>566334.574164542</text:p>
          </table:table-cell>
          <table:table-cell table:formula="of:=[.P9]*[.P9]*[.P9]*[.T9]" office:value-type="float" office:value="1181127.71959971" calcext:value-type="float">
            <text:p>1181127.71959971</text:p>
          </table:table-cell>
          <table:table-cell table:formula="of:=[.P9]^4*[.T9]" office:value-type="float" office:value="2463318.95251991" calcext:value-type="float">
            <text:p>2463318.95251991</text:p>
          </table:table-cell>
          <table:table-cell/>
          <table:table-cell table:formula="of:=[.Q9]*[.T9]" office:value-type="float" office:value="82612.9912458589" calcext:value-type="float">
            <text:p>82612.9912458589</text:p>
          </table:table-cell>
          <table:table-cell table:formula="of:=[.Q9]*[.P9]*[.T9]" office:value-type="float" office:value="172294.785469309" calcext:value-type="float">
            <text:p>172294.785469309</text:p>
          </table:table-cell>
          <table:table-cell table:formula="of:=[.Q9]*[.P9]^2*[.T9]" office:value-type="float" office:value="359332.020935668" calcext:value-type="float">
            <text:p>359332.020935668</text:p>
          </table:table-cell>
          <table:table-cell/>
          <table:table-cell table:formula="of:=[.$AA$60]+[.$AA$61]*[.P9]+[.$AA$62]*[.P9]^2+[.$AA$63]" office:value-type="float" office:value="0.667184470497305" calcext:value-type="float">
            <text:p>0.6671844705</text:p>
          </table:table-cell>
          <table:table-cell table:formula="of:=([.AD9]-[.Q9])" office:value-type="float" office:value="0.0326973010255224" calcext:value-type="float">
            <text:p>0.032697301</text:p>
          </table:table-cell>
          <table:table-cell/>
          <table:table-cell table:style-name="ce13" table:formula="of:=[.L9]" office:value-type="float" office:value="121.777" calcext:value-type="float">
            <text:p>121.7770000</text:p>
          </table:table-cell>
          <table:table-cell table:formula="of:=[.M9]/10^[.$AA$63]" office:value-type="float" office:value="0.00803494198489252" calcext:value-type="float">
            <text:p>8.03E-003</text:p>
          </table:table-cell>
          <table:table-cell table:formula="of:=[.N9]/10^[.$AA$63]" office:value-type="float" office:value="0.0000512726402765543" calcext:value-type="float">
            <text:p>5.13E-005</text:p>
          </table:table-cell>
        </table:table-row>
        <table:table-row table:style-name="ro1">
          <table:table-cell office:value-type="float" office:value="142856" calcext:value-type="float">
            <text:p>142856</text:p>
          </table:table-cell>
          <table:table-cell office:value-type="float" office:value="659" calcext:value-type="float">
            <text:p>659</text:p>
          </table:table-cell>
          <table:table-cell table:style-name="ce2" office:value-type="float" office:value="244.7" calcext:value-type="float">
            <text:p>244.70</text:p>
          </table:table-cell>
          <table:table-cell table:style-name="ce1" office:value-type="float" office:value="0.01" calcext:value-type="float">
            <text:p>0.01</text:p>
          </table:table-cell>
          <table:table-cell table:style-name="ce2" office:value-type="float" office:value="7.61" calcext:value-type="float">
            <text:p>7.61</text:p>
          </table:table-cell>
          <table:table-cell table:style-name="ce1" office:value-type="float" office:value="0.04" calcext:value-type="float">
            <text:p>0.04</text:p>
          </table:table-cell>
          <table:table-cell table:style-name="ce3" table:formula="of:=[.A10]/[.$A$18]" office:value-type="float" office:value="1.12147713177686" calcext:value-type="float">
            <text:p>1.121</text:p>
          </table:table-cell>
          <table:table-cell table:style-name="ce3" table:formula="of:=[.G10]*SQRT(([.B10]*[.B10])/([.A10]*[.A10])+([.$B$18]*[.$B$18])/([.$A$18]*[.$A$18]))" office:value-type="float" office:value="0.00671918830971882" calcext:value-type="float">
            <text:p>0.007</text:p>
          </table:table-cell>
          <table:table-cell table:style-name="ce3" table:formula="of:=([.E10]/[.$E$18])" office:value-type="float" office:value="0.361177028951115" calcext:value-type="float">
            <text:p>0.361</text:p>
          </table:table-cell>
          <table:table-cell table:style-name="ce3" table:formula="of:=[.I10]*SQRT(([.F10]*[.F10])/([.E10]*[.E10])+([.$F$18]*[.$F$18])/([.$E$18]*[.$E$18]))" office:value-type="float" office:value="0.0025578218455549" calcext:value-type="float">
            <text:p>0.003</text:p>
          </table:table-cell>
          <table:table-cell table:style-name="ce9"/>
          <table:table-cell table:style-name="ce4" table:formula="of:=[.C10]" office:value-type="float" office:value="244.7" calcext:value-type="float">
            <text:p>244.7</text:p>
          </table:table-cell>
          <table:table-cell table:style-name="ce2" table:formula="of:=[.G10]/[.I10]" office:value-type="float" office:value="3.10506217694329" calcext:value-type="float">
            <text:p>3.11</text:p>
          </table:table-cell>
          <table:table-cell table:style-name="ce2" table:formula="of:=[.M10]*SQRT(([.H10]*[.H10])/([.G10]*[.G10])+([.J10]*[.J10])/([.I10]*[.I10]))" office:value-type="float" office:value="0.0288035233719311" calcext:value-type="float">
            <text:p>0.03</text:p>
          </table:table-cell>
          <table:table-cell/>
          <table:table-cell table:formula="of:=LOG([.L10];10)" office:value-type="float" office:value="2.38863396935179" calcext:value-type="float">
            <text:p>2.3886339694</text:p>
          </table:table-cell>
          <table:table-cell table:formula="of:=LOG([.M10];10)" office:value-type="float" office:value="0.492070301077176" calcext:value-type="float">
            <text:p>0.4920703011</text:p>
          </table:table-cell>
          <table:table-cell table:formula="of:=[.N10]/(2.30258509*[.M10])" office:value-type="float" office:value="0.00402865081702845" calcext:value-type="float">
            <text:p>0.0040286508</text:p>
          </table:table-cell>
          <table:table-cell/>
          <table:table-cell table:formula="of:=1/[.R10]^2" office:value-type="float" office:value="61614.1904762534" calcext:value-type="float">
            <text:p>61614.1904762534</text:p>
          </table:table-cell>
          <table:table-cell table:formula="of:=[.P10]*[.T10]" office:value-type="float" office:value="147173.74836569" calcext:value-type="float">
            <text:p>147173.74836569</text:p>
          </table:table-cell>
          <table:table-cell table:formula="of:=[.P10]*[.P10]*[.T10]" office:value-type="float" office:value="351544.21474312" calcext:value-type="float">
            <text:p>351544.21474312</text:p>
          </table:table-cell>
          <table:table-cell table:formula="of:=[.P10]*[.P10]*[.P10]*[.T10]" office:value-type="float" office:value="839710.453064517" calcext:value-type="float">
            <text:p>839710.453064517</text:p>
          </table:table-cell>
          <table:table-cell table:formula="of:=[.P10]^4*[.T10]" office:value-type="float" office:value="2005760.91260969" calcext:value-type="float">
            <text:p>2005760.91260969</text:p>
          </table:table-cell>
          <table:table-cell/>
          <table:table-cell table:formula="of:=[.Q10]*[.T10]" office:value-type="float" office:value="30318.5132582765" calcext:value-type="float">
            <text:p>30318.5132582765</text:p>
          </table:table-cell>
          <table:table-cell table:formula="of:=[.Q10]*[.P10]*[.T10]" office:value-type="float" office:value="72419.8306689617" calcext:value-type="float">
            <text:p>72419.8306689617</text:p>
          </table:table-cell>
          <table:table-cell table:formula="of:=[.Q10]*[.P10]^2*[.T10]" office:value-type="float" office:value="172984.467590586" calcext:value-type="float">
            <text:p>172984.467590586</text:p>
          </table:table-cell>
          <table:table-cell/>
          <table:table-cell table:formula="of:=[.$AA$60]+[.$AA$61]*[.P10]+[.$AA$62]*[.P10]^2+[.$AA$63]" office:value-type="float" office:value="0.492729064731147" calcext:value-type="float">
            <text:p>0.4927290647</text:p>
          </table:table-cell>
          <table:table-cell table:formula="of:=([.AD10]-[.Q10])" office:value-type="float" office:value="0.000658763653971717" calcext:value-type="float">
            <text:p>0.0006587637</text:p>
          </table:table-cell>
          <table:table-cell/>
          <table:table-cell table:style-name="ce13" table:formula="of:=[.L10]" office:value-type="float" office:value="244.7" calcext:value-type="float">
            <text:p>244.7000000</text:p>
          </table:table-cell>
          <table:table-cell table:formula="of:=[.M10]/10^[.$AA$63]" office:value-type="float" office:value="0.00578849785850906" calcext:value-type="float">
            <text:p>5.79E-003</text:p>
          </table:table-cell>
          <table:table-cell table:formula="of:=[.N10]/10^[.$AA$63]" office:value-type="float" office:value="0.0000536959081186811" calcext:value-type="float">
            <text:p>5.37E-005</text:p>
          </table:table-cell>
        </table:table-row>
        <table:table-row table:style-name="ro1">
          <table:table-cell office:value-type="float" office:value="404627" calcext:value-type="float">
            <text:p>404627</text:p>
          </table:table-cell>
          <table:table-cell office:value-type="float" office:value="932" calcext:value-type="float">
            <text:p>932</text:p>
          </table:table-cell>
          <table:table-cell table:style-name="ce1" office:value-type="float" office:value="344.2785" calcext:value-type="float">
            <text:p>344.2785</text:p>
          </table:table-cell>
          <table:table-cell table:style-name="ce1" office:value-type="float" office:value="0.0012" calcext:value-type="float">
            <text:p>0.0012</text:p>
          </table:table-cell>
          <table:table-cell table:style-name="ce4" office:value-type="float" office:value="26.6" calcext:value-type="float">
            <text:p>26.6</text:p>
          </table:table-cell>
          <table:table-cell table:style-name="ce1" office:value-type="float" office:value="0.5" calcext:value-type="float">
            <text:p>0.5</text:p>
          </table:table-cell>
          <table:table-cell table:style-name="ce2" table:formula="of:=[.A11]/[.$A$18]" office:value-type="float" office:value="3.17648490367556" calcext:value-type="float">
            <text:p>3.18</text:p>
          </table:table-cell>
          <table:table-cell table:style-name="ce2" table:formula="of:=[.G11]*SQRT(([.B11]*[.B11])/([.A11]*[.A11])+([.$B$18]*[.$B$18])/([.$A$18]*[.$A$18]))" office:value-type="float" office:value="0.0141779068106437" calcext:value-type="float">
            <text:p>0.01</text:p>
          </table:table-cell>
          <table:table-cell table:style-name="ce3" table:formula="of:=([.E11]/[.$E$18])" office:value-type="float" office:value="1.2624584717608" calcext:value-type="float">
            <text:p>1.262</text:p>
          </table:table-cell>
          <table:table-cell table:style-name="ce3" table:formula="of:=[.I11]*SQRT(([.F11]*[.F11])/([.E11]*[.E11])+([.$F$18]*[.$F$18])/([.$E$18]*[.$E$18]))" office:value-type="float" office:value="0.0244751676274183" calcext:value-type="float">
            <text:p>0.024</text:p>
          </table:table-cell>
          <table:table-cell table:style-name="ce9"/>
          <table:table-cell table:style-name="ce4" table:formula="of:=[.C11]" office:value-type="float" office:value="344.2785" calcext:value-type="float">
            <text:p>344.3</text:p>
          </table:table-cell>
          <table:table-cell table:style-name="ce2" table:formula="of:=[.G11]/[.I11]" office:value-type="float" office:value="2.51611041054301" calcext:value-type="float">
            <text:p>2.52</text:p>
          </table:table-cell>
          <table:table-cell table:style-name="ce2" table:formula="of:=[.M11]*SQRT(([.H11]*[.H11])/([.G11]*[.G11])+([.J11]*[.J11])/([.I11]*[.I11]))" office:value-type="float" office:value="0.0500556840921012" calcext:value-type="float">
            <text:p>0.05</text:p>
          </table:table-cell>
          <table:table-cell/>
          <table:table-cell table:formula="of:=LOG([.L11];10)" office:value-type="float" office:value="2.53690990210371" calcext:value-type="float">
            <text:p>2.5369099021</text:p>
          </table:table-cell>
          <table:table-cell table:formula="of:=LOG([.M11];10)" office:value-type="float" office:value="0.400729694657764" calcext:value-type="float">
            <text:p>0.4007296947</text:p>
          </table:table-cell>
          <table:table-cell table:formula="of:=[.N11]/(2.30258509*[.M11])" office:value-type="float" office:value="0.00863988612195577" calcext:value-type="float">
            <text:p>0.0086398861</text:p>
          </table:table-cell>
          <table:table-cell/>
          <table:table-cell table:formula="of:=1/[.R11]^2" office:value-type="float" office:value="13396.2721994433" calcext:value-type="float">
            <text:p>13396.2721994433</text:p>
          </table:table-cell>
          <table:table-cell table:formula="of:=[.P11]*[.T11]" office:value-type="float" office:value="33985.1355940443" calcext:value-type="float">
            <text:p>33985.1355940443</text:p>
          </table:table-cell>
          <table:table-cell table:formula="of:=[.P11]*[.P11]*[.T11]" office:value-type="float" office:value="86217.2270128684" calcext:value-type="float">
            <text:p>86217.2270128684</text:p>
          </table:table-cell>
          <table:table-cell table:formula="of:=[.P11]*[.P11]*[.P11]*[.T11]" office:value-type="float" office:value="218725.336940869" calcext:value-type="float">
            <text:p>218725.336940869</text:p>
          </table:table-cell>
          <table:table-cell table:formula="of:=[.P11]^4*[.T11]" office:value-type="float" office:value="554886.473126263" calcext:value-type="float">
            <text:p>554886.473126263</text:p>
          </table:table-cell>
          <table:table-cell/>
          <table:table-cell table:formula="of:=[.Q11]*[.T11]" office:value-type="float" office:value="5368.28406803519" calcext:value-type="float">
            <text:p>5368.2840680352</text:p>
          </table:table-cell>
          <table:table-cell table:formula="of:=[.Q11]*[.P11]*[.T11]" office:value-type="float" office:value="13618.8530095041" calcext:value-type="float">
            <text:p>13618.8530095041</text:p>
          </table:table-cell>
          <table:table-cell table:formula="of:=[.Q11]*[.P11]^2*[.T11]" office:value-type="float" office:value="34549.8030551059" calcext:value-type="float">
            <text:p>34549.8030551059</text:p>
          </table:table-cell>
          <table:table-cell/>
          <table:table-cell table:formula="of:=[.$AA$60]+[.$AA$61]*[.P11]+[.$AA$62]*[.P11]^2+[.$AA$63]" office:value-type="float" office:value="0.402341942026271" calcext:value-type="float">
            <text:p>0.402341942</text:p>
          </table:table-cell>
          <table:table-cell table:formula="of:=([.AD11]-[.Q11])" office:value-type="float" office:value="0.00161224736850629" calcext:value-type="float">
            <text:p>0.0016122474</text:p>
          </table:table-cell>
          <table:table-cell/>
          <table:table-cell table:style-name="ce13" table:formula="of:=[.L11]" office:value-type="float" office:value="344.2785" calcext:value-type="float">
            <text:p>344.2785000</text:p>
          </table:table-cell>
          <table:table-cell table:formula="of:=[.M11]/10^[.$AA$63]" office:value-type="float" office:value="0.00469056620873797" calcext:value-type="float">
            <text:p>4.69E-003</text:p>
          </table:table-cell>
          <table:table-cell table:formula="of:=[.N11]/10^[.$AA$63]" office:value-type="float" office:value="0.0000933144663977612" calcext:value-type="float">
            <text:p>9.33E-005</text:p>
          </table:table-cell>
        </table:table-row>
        <table:table-row table:style-name="ro1">
          <table:table-cell office:value-type="float" office:value="39870" calcext:value-type="float">
            <text:p>39870</text:p>
          </table:table-cell>
          <table:table-cell office:value-type="float" office:value="350" calcext:value-type="float">
            <text:p>350</text:p>
          </table:table-cell>
          <table:table-cell table:style-name="ce1" office:value-type="float" office:value="443.965" calcext:value-type="float">
            <text:p>443.965</text:p>
          </table:table-cell>
          <table:table-cell table:style-name="ce1" office:value-type="float" office:value="0.003" calcext:value-type="float">
            <text:p>0.003</text:p>
          </table:table-cell>
          <table:table-cell table:style-name="ce3" office:value-type="float" office:value="2.83" calcext:value-type="float">
            <text:p>2.830</text:p>
          </table:table-cell>
          <table:table-cell table:style-name="ce1" office:value-type="float" office:value="0.023" calcext:value-type="float">
            <text:p>0.023</text:p>
          </table:table-cell>
          <table:table-cell table:style-name="ce3" table:formula="of:=[.A12]/[.$A$18]" office:value-type="float" office:value="0.312995556672057" calcext:value-type="float">
            <text:p>0.313</text:p>
          </table:table-cell>
          <table:table-cell table:style-name="ce3" table:formula="of:=[.G12]*SQRT(([.B12]*[.B12])/([.A12]*[.A12])+([.$B$18]*[.$B$18])/([.$A$18]*[.$A$18]))" office:value-type="float" office:value="0.00299690653591" calcext:value-type="float">
            <text:p>0.003</text:p>
          </table:table-cell>
          <table:table-cell table:style-name="ce6" table:formula="of:=([.E12]/[.$E$18])" office:value-type="float" office:value="0.134314190792596" calcext:value-type="float">
            <text:p>0.1343</text:p>
          </table:table-cell>
          <table:table-cell table:style-name="ce6" table:formula="of:=[.I12]*SQRT(([.F12]*[.F12])/([.E12]*[.E12])+([.$F$18]*[.$F$18])/([.$E$18]*[.$E$18]))" office:value-type="float" office:value="0.00126410159822752" calcext:value-type="float">
            <text:p>0.0013</text:p>
          </table:table-cell>
          <table:table-cell table:style-name="ce9"/>
          <table:table-cell table:style-name="ce4" table:formula="of:=[.C12]" office:value-type="float" office:value="443.965" calcext:value-type="float">
            <text:p>444.0</text:p>
          </table:table-cell>
          <table:table-cell table:style-name="ce2" table:formula="of:=[.G12]/[.I12]" office:value-type="float" office:value="2.33032380886228" calcext:value-type="float">
            <text:p>2.33</text:p>
          </table:table-cell>
          <table:table-cell table:style-name="ce2" table:formula="of:=[.M12]*SQRT(([.H12]*[.H12])/([.G12]*[.G12])+([.J12]*[.J12])/([.I12]*[.I12]))" office:value-type="float" office:value="0.0312867884965379" calcext:value-type="float">
            <text:p>0.03</text:p>
          </table:table-cell>
          <table:table-cell/>
          <table:table-cell table:formula="of:=LOG([.L12];10)" office:value-type="float" office:value="2.64734873383982" calcext:value-type="float">
            <text:p>2.6473487338</text:p>
          </table:table-cell>
          <table:table-cell table:formula="of:=LOG([.M12];10)" office:value-type="float" office:value="0.367416272369863" calcext:value-type="float">
            <text:p>0.3674162724</text:p>
          </table:table-cell>
          <table:table-cell table:formula="of:=[.N12]/(2.30258509*[.M12])" office:value-type="float" office:value="0.00583081182388228" calcext:value-type="float">
            <text:p>0.0058308118</text:p>
          </table:table-cell>
          <table:table-cell/>
          <table:table-cell table:formula="of:=1/[.R12]^2" office:value-type="float" office:value="29413.1778139758" calcext:value-type="float">
            <text:p>29413.1778139758</text:p>
          </table:table-cell>
          <table:table-cell table:formula="of:=[.P12]*[.T12]" office:value-type="float" office:value="77866.9390440344" calcext:value-type="float">
            <text:p>77866.9390440344</text:p>
          </table:table-cell>
          <table:table-cell table:formula="of:=[.P12]*[.P12]*[.T12]" office:value-type="float" office:value="206140.942486207" calcext:value-type="float">
            <text:p>206140.942486207</text:p>
          </table:table-cell>
          <table:table-cell table:formula="of:=[.P12]*[.P12]*[.P12]*[.T12]" office:value-type="float" office:value="545726.963083408" calcext:value-type="float">
            <text:p>545726.963083408</text:p>
          </table:table-cell>
          <table:table-cell table:formula="of:=[.P12]^4*[.T12]" office:value-type="float" office:value="1444729.58474111" calcext:value-type="float">
            <text:p>1444729.58474111</text:p>
          </table:table-cell>
          <table:table-cell/>
          <table:table-cell table:formula="of:=[.Q12]*[.T12]" office:value-type="float" office:value="10806.8801509629" calcext:value-type="float">
            <text:p>10806.8801509629</text:p>
          </table:table-cell>
          <table:table-cell table:formula="of:=[.Q12]*[.P12]*[.T12]" office:value-type="float" office:value="28609.5804844104" calcext:value-type="float">
            <text:p>28609.5804844104</text:p>
          </table:table-cell>
          <table:table-cell table:formula="of:=[.Q12]*[.P12]^2*[.T12]" office:value-type="float" office:value="75739.5366710925" calcext:value-type="float">
            <text:p>75739.5366710925</text:p>
          </table:table-cell>
          <table:table-cell/>
          <table:table-cell table:formula="of:=[.$AA$60]+[.$AA$61]*[.P12]+[.$AA$62]*[.P12]^2+[.$AA$63]" office:value-type="float" office:value="0.332870179308421" calcext:value-type="float">
            <text:p>0.3328701793</text:p>
          </table:table-cell>
          <table:table-cell table:formula="of:=([.AD12]-[.Q12])" office:value-type="float" office:value="-0.0345460930614419" calcext:value-type="float">
            <text:p>-0.0345460931</text:p>
          </table:table-cell>
          <table:table-cell/>
          <table:table-cell table:style-name="ce13" table:formula="of:=[.L12]" office:value-type="float" office:value="443.965" calcext:value-type="float">
            <text:p>443.9650000</text:p>
          </table:table-cell>
          <table:table-cell table:formula="of:=[.M12]/10^[.$AA$63]" office:value-type="float" office:value="0.00434422037580935" calcext:value-type="float">
            <text:p>4.34E-003</text:p>
          </table:table-cell>
          <table:table-cell table:formula="of:=[.N12]/10^[.$AA$63]" office:value-type="float" office:value="0.000058325243712227" calcext:value-type="float">
            <text:p>5.83E-005</text:p>
          </table:table-cell>
        </table:table-row>
        <table:table-row table:style-name="ro1">
          <table:table-cell office:value-type="float" office:value="113476" calcext:value-type="float">
            <text:p>113476</text:p>
          </table:table-cell>
          <table:table-cell office:value-type="float" office:value="514" calcext:value-type="float">
            <text:p>514</text:p>
          </table:table-cell>
          <table:table-cell table:style-name="ce1" office:value-type="float" office:value="778.904" calcext:value-type="float">
            <text:p>778.904</text:p>
          </table:table-cell>
          <table:table-cell table:style-name="ce1" office:value-type="float" office:value="0.0018" calcext:value-type="float">
            <text:p>0.0018</text:p>
          </table:table-cell>
          <table:table-cell table:style-name="ce2" office:value-type="float" office:value="12.96" calcext:value-type="float">
            <text:p>12.96</text:p>
          </table:table-cell>
          <table:table-cell table:style-name="ce1" office:value-type="float" office:value="0.14" calcext:value-type="float">
            <text:p>0.14</text:p>
          </table:table-cell>
          <table:table-cell table:style-name="ce3" table:formula="of:=[.A13]/[.$A$18]" office:value-type="float" office:value="0.890832299696974" calcext:value-type="float">
            <text:p>0.891</text:p>
          </table:table-cell>
          <table:table-cell table:style-name="ce3" table:formula="of:=[.G13]*SQRT(([.B13]*[.B13])/([.A13]*[.A13])+([.$B$18]*[.$B$18])/([.$A$18]*[.$A$18]))" office:value-type="float" office:value="0.0052802878640738" calcext:value-type="float">
            <text:p>0.005</text:p>
          </table:table-cell>
          <table:table-cell table:style-name="ce3" table:formula="of:=([.E13]/[.$E$18])" office:value-type="float" office:value="0.615092548647366" calcext:value-type="float">
            <text:p>0.615</text:p>
          </table:table-cell>
          <table:table-cell table:style-name="ce3" table:formula="of:=[.I13]*SQRT(([.F13]*[.F13])/([.E13]*[.E13])+([.$F$18]*[.$F$18])/([.$E$18]*[.$E$18]))" office:value-type="float" office:value="0.00725753579336186" calcext:value-type="float">
            <text:p>0.007</text:p>
          </table:table-cell>
          <table:table-cell table:style-name="ce9"/>
          <table:table-cell table:style-name="ce4" table:formula="of:=[.C13]" office:value-type="float" office:value="778.904" calcext:value-type="float">
            <text:p>778.9</text:p>
          </table:table-cell>
          <table:table-cell table:style-name="ce2" table:formula="of:=[.G13]/[.I13]" office:value-type="float" office:value="1.4482898576092" calcext:value-type="float">
            <text:p>1.45</text:p>
          </table:table-cell>
          <table:table-cell table:style-name="ce2" table:formula="of:=[.M13]*SQRT(([.H13]*[.H13])/([.G13]*[.G13])+([.J13]*[.J13])/([.I13]*[.I13]))" office:value-type="float" office:value="0.0191235863272083" calcext:value-type="float">
            <text:p>0.02</text:p>
          </table:table-cell>
          <table:table-cell/>
          <table:table-cell table:formula="of:=LOG([.L13];10)" office:value-type="float" office:value="2.89148393413027" calcext:value-type="float">
            <text:p>2.8914839341</text:p>
          </table:table-cell>
          <table:table-cell table:formula="of:=LOG([.M13];10)" office:value-type="float" office:value="0.160855489321308" calcext:value-type="float">
            <text:p>0.1608554893</text:p>
          </table:table-cell>
          <table:table-cell table:formula="of:=[.N13]/(2.30258509*[.M13])" office:value-type="float" office:value="0.00573453441192807" calcext:value-type="float">
            <text:p>0.0057345344</text:p>
          </table:table-cell>
          <table:table-cell/>
          <table:table-cell table:formula="of:=1/[.R13]^2" office:value-type="float" office:value="30409.1074785411" calcext:value-type="float">
            <text:p>30409.1074785411</text:p>
          </table:table-cell>
          <table:table-cell table:formula="of:=[.P13]*[.T13]" office:value-type="float" office:value="87927.4457254423" calcext:value-type="float">
            <text:p>87927.4457254423</text:p>
          </table:table-cell>
          <table:table-cell table:formula="of:=[.P13]*[.P13]*[.T13]" office:value-type="float" office:value="254240.796684228" calcext:value-type="float">
            <text:p>254240.796684228</text:p>
          </table:table-cell>
          <table:table-cell table:formula="of:=[.P13]*[.P13]*[.P13]*[.T13]" office:value-type="float" office:value="735133.179012926" calcext:value-type="float">
            <text:p>735133.179012926</text:p>
          </table:table-cell>
          <table:table-cell table:formula="of:=[.P13]^4*[.T13]" office:value-type="float" office:value="2125625.77656199" calcext:value-type="float">
            <text:p>2125625.77656199</text:p>
          </table:table-cell>
          <table:table-cell/>
          <table:table-cell table:formula="of:=[.Q13]*[.T13]" office:value-type="float" office:value="4891.47186328498" calcext:value-type="float">
            <text:p>4891.471863285</text:p>
          </table:table-cell>
          <table:table-cell table:formula="of:=[.Q13]*[.P13]*[.T13]" office:value-type="float" office:value="14143.6123069388" calcext:value-type="float">
            <text:p>14143.6123069388</text:p>
          </table:table-cell>
          <table:table-cell table:formula="of:=[.Q13]*[.P13]^2*[.T13]" office:value-type="float" office:value="40896.0277560807" calcext:value-type="float">
            <text:p>40896.0277560807</text:p>
          </table:table-cell>
          <table:table-cell/>
          <table:table-cell table:formula="of:=[.$AA$60]+[.$AA$61]*[.P13]+[.$AA$62]*[.P13]^2+[.$AA$63]" office:value-type="float" office:value="0.172783723249494" calcext:value-type="float">
            <text:p>0.1727837232</text:p>
          </table:table-cell>
          <table:table-cell table:formula="of:=([.AD13]-[.Q13])" office:value-type="float" office:value="0.0119282339281855" calcext:value-type="float">
            <text:p>0.0119282339</text:p>
          </table:table-cell>
          <table:table-cell/>
          <table:table-cell table:style-name="ce13" table:formula="of:=[.L13]" office:value-type="float" office:value="778.904" calcext:value-type="float">
            <text:p>778.9040000</text:p>
          </table:table-cell>
          <table:table-cell table:formula="of:=[.M13]/10^[.$AA$63]" office:value-type="float" office:value="0.00269992105199134" calcext:value-type="float">
            <text:p>2.70E-003</text:p>
          </table:table-cell>
          <table:table-cell table:formula="of:=[.N13]/10^[.$AA$63]" office:value-type="float" office:value="0.0000356504418249787" calcext:value-type="float">
            <text:p>3.57E-005</text:p>
          </table:table-cell>
        </table:table-row>
        <table:table-row table:style-name="ro1">
          <table:table-cell office:value-type="float" office:value="112933" calcext:value-type="float">
            <text:p>112933</text:p>
          </table:table-cell>
          <table:table-cell office:value-type="float" office:value="494" calcext:value-type="float">
            <text:p>494</text:p>
          </table:table-cell>
          <table:table-cell table:style-name="ce1" office:value-type="float" office:value="964.079" calcext:value-type="float">
            <text:p>964.079</text:p>
          </table:table-cell>
          <table:table-cell table:style-name="ce1" office:value-type="float" office:value="0.0012" calcext:value-type="float">
            <text:p>0.0012</text:p>
          </table:table-cell>
          <table:table-cell table:style-name="ce2" office:value-type="float" office:value="14.65" calcext:value-type="float">
            <text:p>14.65</text:p>
          </table:table-cell>
          <table:table-cell table:style-name="ce1" office:value-type="float" office:value="0.07" calcext:value-type="float">
            <text:p>0.07</text:p>
          </table:table-cell>
          <table:table-cell table:style-name="ce3" table:formula="of:=[.A14]/[.$A$18]" office:value-type="float" office:value="0.886569531016941" calcext:value-type="float">
            <text:p>0.887</text:p>
          </table:table-cell>
          <table:table-cell table:style-name="ce3" table:formula="of:=[.G14]*SQRT(([.B14]*[.B14])/([.A14]*[.A14])+([.$B$18]*[.$B$18])/([.$A$18]*[.$A$18]))" office:value-type="float" office:value="0.00515055910722556" calcext:value-type="float">
            <text:p>0.005</text:p>
          </table:table-cell>
          <table:table-cell table:style-name="ce3" table:formula="of:=([.E14]/[.$E$18])" office:value-type="float" office:value="0.695301376364499" calcext:value-type="float">
            <text:p>0.695</text:p>
          </table:table-cell>
          <table:table-cell table:style-name="ce3" table:formula="of:=[.I14]*SQRT(([.F14]*[.F14])/([.E14]*[.E14])+([.$F$18]*[.$F$18])/([.$E$18]*[.$E$18]))" office:value-type="float" office:value="0.0046826419510471" calcext:value-type="float">
            <text:p>0.005</text:p>
          </table:table-cell>
          <table:table-cell table:style-name="ce9"/>
          <table:table-cell table:style-name="ce4" table:formula="of:=[.C14]" office:value-type="float" office:value="964.079" calcext:value-type="float">
            <text:p>964.1</text:p>
          </table:table-cell>
          <table:table-cell table:style-name="ce3" table:formula="of:=[.G14]/[.I14]" office:value-type="float" office:value="1.27508669068443" calcext:value-type="float">
            <text:p>1.275</text:p>
          </table:table-cell>
          <table:table-cell table:style-name="ce3" table:formula="of:=[.M14]*SQRT(([.H14]*[.H14])/([.G14]*[.G14])+([.J14]*[.J14])/([.I14]*[.I14]))" office:value-type="float" office:value="0.0113408786775262" calcext:value-type="float">
            <text:p>0.011</text:p>
          </table:table-cell>
          <table:table-cell/>
          <table:table-cell table:formula="of:=LOG([.L14];10)" office:value-type="float" office:value="2.98411262296748" calcext:value-type="float">
            <text:p>2.984112623</text:p>
          </table:table-cell>
          <table:table-cell table:formula="of:=LOG([.M14];10)" office:value-type="float" office:value="0.105539712617817" calcext:value-type="float">
            <text:p>0.1055397126</text:p>
          </table:table-cell>
          <table:table-cell table:formula="of:=[.N14]/(2.30258509*[.M14])" office:value-type="float" office:value="0.00386270288284827" calcext:value-type="float">
            <text:p>0.0038627029</text:p>
          </table:table-cell>
          <table:table-cell/>
          <table:table-cell table:formula="of:=1/[.R14]^2" office:value-type="float" office:value="67022.0014063658" calcext:value-type="float">
            <text:p>67022.0014063658</text:p>
          </table:table-cell>
          <table:table-cell table:formula="of:=[.P14]*[.T14]" office:value-type="float" office:value="200001.20041328" calcext:value-type="float">
            <text:p>200001.20041328</text:p>
          </table:table-cell>
          <table:table-cell table:formula="of:=[.P14]*[.P14]*[.T14]" office:value-type="float" office:value="596826.106761919" calcext:value-type="float">
            <text:p>596826.106761919</text:p>
          </table:table-cell>
          <table:table-cell table:formula="of:=[.P14]*[.P14]*[.P14]*[.T14]" office:value-type="float" office:value="1780996.31890478" calcext:value-type="float">
            <text:p>1780996.31890478</text:p>
          </table:table-cell>
          <table:table-cell table:formula="of:=[.P14]^4*[.T14]" office:value-type="float" office:value="5314693.59670236" calcext:value-type="float">
            <text:p>5314693.59670236</text:p>
          </table:table-cell>
          <table:table-cell/>
          <table:table-cell table:formula="of:=[.Q14]*[.T14]" office:value-type="float" office:value="7073.48276749879" calcext:value-type="float">
            <text:p>7073.4827674988</text:p>
          </table:table-cell>
          <table:table-cell table:formula="of:=[.Q14]*[.P14]*[.T14]" office:value-type="float" office:value="21108.0692148361" calcext:value-type="float">
            <text:p>21108.0692148361</text:p>
          </table:table-cell>
          <table:table-cell table:formula="of:=[.Q14]*[.P14]^2*[.T14]" office:value-type="float" office:value="62988.8557904636" calcext:value-type="float">
            <text:p>62988.8557904636</text:p>
          </table:table-cell>
          <table:table-cell/>
          <table:table-cell table:formula="of:=[.$AA$60]+[.$AA$61]*[.P14]+[.$AA$62]*[.P14]^2+[.$AA$63]" office:value-type="float" office:value="0.109697521625068" calcext:value-type="float">
            <text:p>0.1096975216</text:p>
          </table:table-cell>
          <table:table-cell table:formula="of:=([.AD14]-[.Q14])" office:value-type="float" office:value="0.00415780900725048" calcext:value-type="float">
            <text:p>0.004157809</text:p>
          </table:table-cell>
          <table:table-cell/>
          <table:table-cell table:style-name="ce13" table:formula="of:=[.L14]" office:value-type="float" office:value="964.079" calcext:value-type="float">
            <text:p>964.0790000</text:p>
          </table:table-cell>
          <table:table-cell table:formula="of:=[.M14]/10^[.$AA$63]" office:value-type="float" office:value="0.00237703342407982" calcext:value-type="float">
            <text:p>2.38E-003</text:p>
          </table:table-cell>
          <table:table-cell table:formula="of:=[.N14]/10^[.$AA$63]" office:value-type="float" office:value="0.0000211418155893727" calcext:value-type="float">
            <text:p>2.11E-005</text:p>
          </table:table-cell>
        </table:table-row>
        <table:table-row table:style-name="ro1">
          <table:table-cell office:value-type="float" office:value="94808" calcext:value-type="float">
            <text:p>94808</text:p>
          </table:table-cell>
          <table:table-cell office:value-type="float" office:value="459" calcext:value-type="float">
            <text:p>459</text:p>
          </table:table-cell>
          <table:table-cell table:style-name="ce1" office:value-type="float" office:value="1112.069" calcext:value-type="float">
            <text:p>1112.069</text:p>
          </table:table-cell>
          <table:table-cell table:style-name="ce1" office:value-type="float" office:value="0.03" calcext:value-type="float">
            <text:p>0.03</text:p>
          </table:table-cell>
          <table:table-cell table:style-name="ce2" office:value-type="float" office:value="13.69" calcext:value-type="float">
            <text:p>13.69</text:p>
          </table:table-cell>
          <table:table-cell table:style-name="ce1" office:value-type="float" office:value="0.07" calcext:value-type="float">
            <text:p>0.07</text:p>
          </table:table-cell>
          <table:table-cell table:style-name="ce3" table:formula="of:=[.A15]/[.$A$18]" office:value-type="float" office:value="0.744280981614357" calcext:value-type="float">
            <text:p>0.744</text:p>
          </table:table-cell>
          <table:table-cell table:style-name="ce3" table:formula="of:=[.G15]*SQRT(([.B15]*[.B15])/([.A15]*[.A15])+([.$B$18]*[.$B$18])/([.$A$18]*[.$A$18]))" office:value-type="float" office:value="0.00459139015702224" calcext:value-type="float">
            <text:p>0.005</text:p>
          </table:table-cell>
          <table:table-cell table:style-name="ce3" table:formula="of:=([.E15]/[.$E$18])" office:value-type="float" office:value="0.649738965353583" calcext:value-type="float">
            <text:p>0.650</text:p>
          </table:table-cell>
          <table:table-cell table:style-name="ce3" table:formula="of:=[.I15]*SQRT(([.F15]*[.F15])/([.E15]*[.E15])+([.$F$18]*[.$F$18])/([.$E$18]*[.$E$18]))" office:value-type="float" office:value="0.00453284791917669" calcext:value-type="float">
            <text:p>0.005</text:p>
          </table:table-cell>
          <table:table-cell table:style-name="ce9"/>
          <table:table-cell table:style-name="ce4" table:formula="of:=[.C15]" office:value-type="float" office:value="1112.069" calcext:value-type="float">
            <text:p>1112.1</text:p>
          </table:table-cell>
          <table:table-cell table:style-name="ce3" table:formula="of:=[.G15]/[.I15]" office:value-type="float" office:value="1.14550769047586" calcext:value-type="float">
            <text:p>1.146</text:p>
          </table:table-cell>
          <table:table-cell table:style-name="ce3" table:formula="of:=[.M15]*SQRT(([.H15]*[.H15])/([.G15]*[.G15])+([.J15]*[.J15])/([.I15]*[.I15]))" office:value-type="float" office:value="0.0106677212982725" calcext:value-type="float">
            <text:p>0.011</text:p>
          </table:table-cell>
          <table:table-cell/>
          <table:table-cell table:formula="of:=LOG([.L15];10)" office:value-type="float" office:value="3.04613173453883" calcext:value-type="float">
            <text:p>3.0461317345</text:p>
          </table:table-cell>
          <table:table-cell table:formula="of:=LOG([.M15];10)" office:value-type="float" office:value="0.0589980092129045" calcext:value-type="float">
            <text:p>0.0589980092</text:p>
          </table:table-cell>
          <table:table-cell table:formula="of:=[.N15]/(2.30258509*[.M15])" office:value-type="float" office:value="0.00404443596395337" calcext:value-type="float">
            <text:p>0.004044436</text:p>
          </table:table-cell>
          <table:table-cell/>
          <table:table-cell table:formula="of:=1/[.R15]^2" office:value-type="float" office:value="61134.1773990706" calcext:value-type="float">
            <text:p>61134.1773990706</text:p>
          </table:table-cell>
          <table:table-cell table:formula="of:=[.P15]*[.T15]" office:value-type="float" office:value="186222.757840235" calcext:value-type="float">
            <text:p>186222.757840235</text:p>
          </table:table-cell>
          <table:table-cell table:formula="of:=[.P15]*[.P15]*[.T15]" office:value-type="float" office:value="567259.052350479" calcext:value-type="float">
            <text:p>567259.052350479</text:p>
          </table:table-cell>
          <table:table-cell table:formula="of:=[.P15]*[.P15]*[.P15]*[.T15]" office:value-type="float" office:value="1727945.80106922" calcext:value-type="float">
            <text:p>1727945.80106922</text:p>
          </table:table-cell>
          <table:table-cell table:formula="of:=[.P15]^4*[.T15]" office:value-type="float" office:value="5263550.54020005" calcext:value-type="float">
            <text:p>5263550.54020005</text:p>
          </table:table-cell>
          <table:table-cell/>
          <table:table-cell table:formula="of:=[.Q15]*[.T15]" office:value-type="float" office:value="3606.7947614137" calcext:value-type="float">
            <text:p>3606.7947614137</text:p>
          </table:table-cell>
          <table:table-cell table:formula="of:=[.Q15]*[.P15]*[.T15]" office:value-type="float" office:value="10986.7719827107" calcext:value-type="float">
            <text:p>10986.7719827107</text:p>
          </table:table-cell>
          <table:table-cell table:formula="of:=[.Q15]*[.P15]^2*[.T15]" office:value-type="float" office:value="33467.1547966771" calcext:value-type="float">
            <text:p>33467.1547966771</text:p>
          </table:table-cell>
          <table:table-cell/>
          <table:table-cell table:formula="of:=[.$AA$60]+[.$AA$61]*[.P15]+[.$AA$62]*[.P15]^2+[.$AA$63]" office:value-type="float" office:value="0.0667368484600095" calcext:value-type="float">
            <text:p>0.0667368485</text:p>
          </table:table-cell>
          <table:table-cell table:formula="of:=([.AD15]-[.Q15])" office:value-type="float" office:value="0.00773883924710496" calcext:value-type="float">
            <text:p>0.0077388392</text:p>
          </table:table-cell>
          <table:table-cell/>
          <table:table-cell table:style-name="ce13" table:formula="of:=[.L15]" office:value-type="float" office:value="1112.069" calcext:value-type="float">
            <text:p>1112.0690000</text:p>
          </table:table-cell>
          <table:table-cell table:formula="of:=[.M15]/10^[.$AA$63]" office:value-type="float" office:value="0.00213547054305775" calcext:value-type="float">
            <text:p>2.14E-003</text:p>
          </table:table-cell>
          <table:table-cell table:formula="of:=[.N15]/10^[.$AA$63]" office:value-type="float" office:value="0.0000198869067256523" calcext:value-type="float">
            <text:p>1.99E-005</text:p>
          </table:table-cell>
        </table:table-row>
        <table:table-row table:style-name="ro1">
          <table:table-cell office:value-type="float" office:value="9162" calcext:value-type="float">
            <text:p>9162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212.948" calcext:value-type="float">
            <text:p>1212.948</text:p>
          </table:table-cell>
          <table:table-cell table:style-name="ce1" office:value-type="float" office:value="0.011" calcext:value-type="float">
            <text:p>0.011</text:p>
          </table:table-cell>
          <table:table-cell table:style-name="ce3" office:value-type="float" office:value="1.426" calcext:value-type="float">
            <text:p>1.426</text:p>
          </table:table-cell>
          <table:table-cell table:style-name="ce1" office:value-type="float" office:value="0.009" calcext:value-type="float">
            <text:p>0.009</text:p>
          </table:table-cell>
          <table:table-cell table:style-name="ce3" table:formula="of:=[.A16]/[.$A$18]" office:value-type="float" office:value="0.0719253897724953" calcext:value-type="float">
            <text:p>0.072</text:p>
          </table:table-cell>
          <table:table-cell table:style-name="ce3" table:formula="of:=[.G16]*SQRT(([.B16]*[.B16])/([.A16]*[.A16])+([.$B$18]*[.$B$18])/([.$A$18]*[.$A$18]))" office:value-type="float" office:value="0.00143957930158354" calcext:value-type="float">
            <text:p>0.001</text:p>
          </table:table-cell>
          <table:table-cell table:style-name="ce6" table:formula="of:=([.E16]/[.$E$18])" office:value-type="float" office:value="0.0676791646891315" calcext:value-type="float">
            <text:p>0.0677</text:p>
          </table:table-cell>
          <table:table-cell table:style-name="ce6" table:formula="of:=[.I16]*SQRT(([.F16]*[.F16])/([.E16]*[.E16])+([.$F$18]*[.$F$18])/([.$E$18]*[.$E$18]))" office:value-type="float" office:value="0.000534445135419573" calcext:value-type="float">
            <text:p>0.0005</text:p>
          </table:table-cell>
          <table:table-cell table:style-name="ce9"/>
          <table:table-cell table:style-name="ce4" table:formula="of:=[.C16]" office:value-type="float" office:value="1212.948" calcext:value-type="float">
            <text:p>1212.9</text:p>
          </table:table-cell>
          <table:table-cell table:style-name="ce2" table:formula="of:=[.G16]/[.I16]" office:value-type="float" office:value="1.06274050666653" calcext:value-type="float">
            <text:p>1.06</text:p>
          </table:table-cell>
          <table:table-cell table:style-name="ce2" table:formula="of:=[.M16]*SQRT(([.H16]*[.H16])/([.G16]*[.G16])+([.J16]*[.J16])/([.I16]*[.I16]))" office:value-type="float" office:value="0.0228663310753144" calcext:value-type="float">
            <text:p>0.02</text:p>
          </table:table-cell>
          <table:table-cell/>
          <table:table-cell table:formula="of:=LOG([.L16];10)" office:value-type="float" office:value="3.08384218273208" calcext:value-type="float">
            <text:p>3.0838421827</text:p>
          </table:table-cell>
          <table:table-cell table:formula="of:=LOG([.M16];10)" office:value-type="float" office:value="0.0264272341559748" calcext:value-type="float">
            <text:p>0.0264272342</text:p>
          </table:table-cell>
          <table:table-cell table:formula="of:=[.N16]/(2.30258509*[.M16])" office:value-type="float" office:value="0.00934444613525104" calcext:value-type="float">
            <text:p>0.0093444461</text:p>
          </table:table-cell>
          <table:table-cell/>
          <table:table-cell table:formula="of:=1/[.R16]^2" office:value-type="float" office:value="11452.3040612334" calcext:value-type="float">
            <text:p>11452.3040612334</text:p>
          </table:table-cell>
          <table:table-cell table:formula="of:=[.P16]*[.T16]" office:value-type="float" office:value="35317.0983535056" calcext:value-type="float">
            <text:p>35317.0983535056</text:p>
          </table:table-cell>
          <table:table-cell table:formula="of:=[.P16]*[.P16]*[.T16]" office:value-type="float" office:value="108912.357674238" calcext:value-type="float">
            <text:p>108912.357674238</text:p>
          </table:table-cell>
          <table:table-cell table:formula="of:=[.P16]*[.P16]*[.P16]*[.T16]" office:value-type="float" office:value="335868.522816621" calcext:value-type="float">
            <text:p>335868.522816621</text:p>
          </table:table-cell>
          <table:table-cell table:formula="of:=[.P16]^4*[.T16]" office:value-type="float" office:value="1035765.51851381" calcext:value-type="float">
            <text:p>1035765.51851381</text:p>
          </table:table-cell>
          <table:table-cell/>
          <table:table-cell table:formula="of:=[.Q16]*[.T16]" office:value-type="float" office:value="302.652721051638" calcext:value-type="float">
            <text:p>302.6527210516</text:p>
          </table:table-cell>
          <table:table-cell table:formula="of:=[.Q16]*[.P16]*[.T16]" office:value-type="float" office:value="933.333227897687" calcext:value-type="float">
            <text:p>933.3332278977</text:p>
          </table:table-cell>
          <table:table-cell table:formula="of:=[.Q16]*[.P16]^2*[.T16]" office:value-type="float" office:value="2878.25237873638" calcext:value-type="float">
            <text:p>2878.2523787364</text:p>
          </table:table-cell>
          <table:table-cell/>
          <table:table-cell table:formula="of:=[.$AA$60]+[.$AA$61]*[.P16]+[.$AA$62]*[.P16]^2+[.$AA$63]" office:value-type="float" office:value="0.0403318488267024" calcext:value-type="float">
            <text:p>0.0403318488</text:p>
          </table:table-cell>
          <table:table-cell table:formula="of:=([.AD16]-[.Q16])" office:value-type="float" office:value="0.0139046146707275" calcext:value-type="float">
            <text:p>0.0139046147</text:p>
          </table:table-cell>
          <table:table-cell/>
          <table:table-cell table:style-name="ce13" table:formula="of:=[.L16]" office:value-type="float" office:value="1212.948" calcext:value-type="float">
            <text:p>1212.9480000</text:p>
          </table:table-cell>
          <table:table-cell table:formula="of:=[.M16]/10^[.$AA$63]" office:value-type="float" office:value="0.00198117486750167" calcext:value-type="float">
            <text:p>1.98E-003</text:p>
          </table:table-cell>
          <table:table-cell table:formula="of:=[.N16]/10^[.$AA$63]" office:value-type="float" office:value="0.0000426277159421384" calcext:value-type="float">
            <text:p>4.26E-005</text:p>
          </table:table-cell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float" office:value="168" calcext:value-type="float">
            <text:p>168</text:p>
          </table:table-cell>
          <table:table-cell table:style-name="ce1" office:value-type="float" office:value="1299.14" calcext:value-type="float">
            <text:p>1299.14</text:p>
          </table:table-cell>
          <table:table-cell table:style-name="ce1" office:value-type="float" office:value="0.009" calcext:value-type="float">
            <text:p>0.009</text:p>
          </table:table-cell>
          <table:table-cell table:style-name="ce3" office:value-type="float" office:value="1.625" calcext:value-type="float">
            <text:p>1.625</text:p>
          </table:table-cell>
          <table:table-cell table:style-name="ce1" office:value-type="float" office:value="0.019" calcext:value-type="float">
            <text:p>0.019</text:p>
          </table:table-cell>
          <table:table-cell table:style-name="ce3" table:formula="of:=[.A17]/[.$A$18]" office:value-type="float" office:value="0.0794774771945801" calcext:value-type="float">
            <text:p>0.079</text:p>
          </table:table-cell>
          <table:table-cell table:style-name="ce3" table:formula="of:=[.G17]*SQRT(([.B17]*[.B17])/([.A17]*[.A17])+([.$B$18]*[.$B$18])/([.$A$18]*[.$A$18]))" office:value-type="float" office:value="0.00135341758447303" calcext:value-type="float">
            <text:p>0.001</text:p>
          </table:table-cell>
          <table:table-cell table:style-name="ce6" table:formula="of:=([.E17]/[.$E$18])" office:value-type="float" office:value="0.0771238728049359" calcext:value-type="float">
            <text:p>0.0771</text:p>
          </table:table-cell>
          <table:table-cell table:style-name="ce6" table:formula="of:=[.I17]*SQRT(([.F17]*[.F17])/([.E17]*[.E17])+([.$F$18]*[.$F$18])/([.$E$18]*[.$E$18]))" office:value-type="float" office:value="0.000973214587671847" calcext:value-type="float">
            <text:p>0.0010</text:p>
          </table:table-cell>
          <table:table-cell table:style-name="ce9"/>
          <table:table-cell table:style-name="ce4" table:formula="of:=[.C17]" office:value-type="float" office:value="1299.14" calcext:value-type="float">
            <text:p>1299.1</text:p>
          </table:table-cell>
          <table:table-cell table:style-name="ce2" table:formula="of:=[.G17]/[.I17]" office:value-type="float" office:value="1.03051719660911" calcext:value-type="float">
            <text:p>1.03</text:p>
          </table:table-cell>
          <table:table-cell table:style-name="ce2" table:formula="of:=[.M17]*SQRT(([.H17]*[.H17])/([.G17]*[.G17])+([.J17]*[.J17])/([.I17]*[.I17]))" office:value-type="float" office:value="0.0218416252390858" calcext:value-type="float">
            <text:p>0.02</text:p>
          </table:table-cell>
          <table:table-cell/>
          <table:table-cell table:formula="of:=LOG([.L17];10)" office:value-type="float" office:value="3.11365595473066" calcext:value-type="float">
            <text:p>3.1136559547</text:p>
          </table:table-cell>
          <table:table-cell table:formula="of:=LOG([.M17];10)" office:value-type="float" office:value="0.0130552434030819" calcext:value-type="float">
            <text:p>0.0130552434</text:p>
          </table:table-cell>
          <table:table-cell table:formula="of:=[.N17]/(2.30258509*[.M17])" office:value-type="float" office:value="0.0092047928561313" calcext:value-type="float">
            <text:p>0.0092047929</text:p>
          </table:table-cell>
          <table:table-cell/>
          <table:table-cell table:formula="of:=1/[.R17]^2" office:value-type="float" office:value="11802.4443335898" calcext:value-type="float">
            <text:p>11802.4443335898</text:p>
          </table:table-cell>
          <table:table-cell table:formula="of:=[.P17]*[.T17]" office:value-type="float" office:value="36748.7510796589" calcext:value-type="float">
            <text:p>36748.7510796589</text:p>
          </table:table-cell>
          <table:table-cell table:formula="of:=[.P17]*[.P17]*[.T17]" office:value-type="float" office:value="114422.967628095" calcext:value-type="float">
            <text:p>114422.967628095</text:p>
          </table:table-cell>
          <table:table-cell table:formula="of:=[.P17]*[.P17]*[.P17]*[.T17]" office:value-type="float" office:value="356273.754513171" calcext:value-type="float">
            <text:p>356273.754513171</text:p>
          </table:table-cell>
          <table:table-cell table:formula="of:=[.P17]^4*[.T17]" office:value-type="float" office:value="1109313.89725419" calcext:value-type="float">
            <text:p>1109313.89725419</text:p>
          </table:table-cell>
          <table:table-cell/>
          <table:table-cell table:formula="of:=[.Q17]*[.T17]" office:value-type="float" office:value="154.08378352634" calcext:value-type="float">
            <text:p>154.0837835263</text:p>
          </table:table-cell>
          <table:table-cell table:formula="of:=[.Q17]*[.P17]*[.T17]" office:value-type="float" office:value="479.763890104217" calcext:value-type="float">
            <text:p>479.7638901042</text:p>
          </table:table-cell>
          <table:table-cell table:formula="of:=[.Q17]*[.P17]^2*[.T17]" office:value-type="float" office:value="1493.81969328774" calcext:value-type="float">
            <text:p>1493.8196932878</text:p>
          </table:table-cell>
          <table:table-cell/>
          <table:table-cell table:formula="of:=[.$AA$60]+[.$AA$61]*[.P17]+[.$AA$62]*[.P17]^2+[.$AA$63]" office:value-type="float" office:value="0.0193046704412461" calcext:value-type="float">
            <text:p>0.0193046704</text:p>
          </table:table-cell>
          <table:table-cell table:formula="of:=([.AD17]-[.Q17])" office:value-type="float" office:value="0.00624942703816412" calcext:value-type="float">
            <text:p>0.006249427</text:p>
          </table:table-cell>
          <table:table-cell/>
          <table:table-cell table:style-name="ce13" table:formula="of:=[.L17]" office:value-type="float" office:value="1299.14" calcext:value-type="float">
            <text:p>1299.1400000</text:p>
          </table:table-cell>
          <table:table-cell table:formula="of:=[.M17]/10^[.$AA$63]" office:value-type="float" office:value="0.00192110374794518" calcext:value-type="float">
            <text:p>1.92E-003</text:p>
          </table:table-cell>
          <table:table-cell table:formula="of:=[.N17]/10^[.$AA$63]" office:value-type="float" office:value="0.0000407174458088524" calcext:value-type="float">
            <text:p>4.07E-005</text:p>
          </table:table-cell>
        </table:table-row>
        <table:table-row table:style-name="ro1">
          <table:table-cell office:value-type="float" office:value="127382" calcext:value-type="float">
            <text:p>127382</text:p>
          </table:table-cell>
          <table:table-cell office:value-type="float" office:value="487" calcext:value-type="float">
            <text:p>487</text:p>
          </table:table-cell>
          <table:table-cell table:style-name="ce1" office:value-type="float" office:value="1408.006" calcext:value-type="float">
            <text:p>1408.006</text:p>
          </table:table-cell>
          <table:table-cell table:style-name="ce1" office:value-type="float" office:value="0.003" calcext:value-type="float">
            <text:p>0.003</text:p>
          </table:table-cell>
          <table:table-cell table:style-name="ce4" office:value-type="float" office:value="21.07" calcext:value-type="float">
            <text:p>21.1</text:p>
          </table:table-cell>
          <table:table-cell table:style-name="ce1" office:value-type="float" office:value="0.1" calcext:value-type="float">
            <text:p>0.1</text:p>
          </table:table-cell>
          <table:table-cell table:style-name="ce3" table:formula="of:=[.A18]/[.$A$18]" office:value-type="float" office:value="1" calcext:value-type="float">
            <text:p>1.000</text:p>
          </table:table-cell>
          <table:table-cell table:style-name="ce3" table:formula="of:=[.G18]*SQRT(([.B18]*[.B18])/([.A18]*[.A18])+([.$B$18]*[.$B$18])/([.$A$18]*[.$A$18]))" office:value-type="float" office:value="0.00540674510429807" calcext:value-type="float">
            <text:p>0.005</text:p>
          </table:table-cell>
          <table:table-cell table:style-name="ce3" table:formula="of:=([.E18]/[.$E$18])" office:value-type="float" office:value="1" calcext:value-type="float">
            <text:p>1.000</text:p>
          </table:table-cell>
          <table:table-cell table:style-name="ce3" table:formula="of:=[.I18]*SQRT(([.F18]*[.F18])/([.E18]*[.E18])+([.$F$18]*[.$F$18])/([.$E$18]*[.$E$18]))" office:value-type="float" office:value="0.00671197704021403" calcext:value-type="float">
            <text:p>0.007</text:p>
          </table:table-cell>
          <table:table-cell table:style-name="ce9"/>
          <table:table-cell table:style-name="ce4" table:formula="of:=[.C18]" office:value-type="float" office:value="1408.006" calcext:value-type="float">
            <text:p>1408.0</text:p>
          </table:table-cell>
          <table:table-cell table:style-name="ce3" table:formula="of:=[.G18]/[.I18]" office:value-type="float" office:value="1" calcext:value-type="float">
            <text:p>1.000</text:p>
          </table:table-cell>
          <table:table-cell table:style-name="ce3" table:formula="of:=[.M18]*SQRT(([.H18]*[.H18])/([.G18]*[.G18])+([.J18]*[.J18])/([.I18]*[.I18]))" office:value-type="float" office:value="0.00861878926597068" calcext:value-type="float">
            <text:p>0.009</text:p>
          </table:table-cell>
          <table:table-cell/>
          <table:table-cell table:formula="of:=LOG([.L18];10)" office:value-type="float" office:value="3.14860450548886" calcext:value-type="float">
            <text:p>3.1486045055</text:p>
          </table:table-cell>
          <table:table-cell table:formula="of:=LOG([.M18];10)" office:value-type="float" office:value="0" calcext:value-type="float">
            <text:p>0</text:p>
          </table:table-cell>
          <table:table-cell table:formula="of:=[.N18]/(2.30258509*[.M18])" office:value-type="float" office:value="0.00374309262376518" calcext:value-type="float">
            <text:p>0.0037430926</text:p>
          </table:table-cell>
          <table:table-cell/>
          <table:table-cell table:formula="of:=1/[.R18]^2" office:value-type="float" office:value="71373.8053386557" calcext:value-type="float">
            <text:p>71373.8053386557</text:p>
          </table:table-cell>
          <table:table-cell table:formula="of:=[.P18]*[.T18]" office:value-type="float" office:value="224727.885063177" calcext:value-type="float">
            <text:p>224727.885063177</text:p>
          </table:table-cell>
          <table:table-cell table:formula="of:=[.P18]*[.P18]*[.T18]" office:value-type="float" office:value="707579.231418901" calcext:value-type="float">
            <text:p>707579.231418901</text:p>
          </table:table-cell>
          <table:table-cell table:formula="of:=[.P18]*[.P18]*[.P18]*[.T18]" office:value-type="float" office:value="2227887.1560359" calcext:value-type="float">
            <text:p>2227887.1560359</text:p>
          </table:table-cell>
          <table:table-cell table:formula="of:=[.P18]^4*[.T18]" office:value-type="float" office:value="7014735.5372154" calcext:value-type="float">
            <text:p>7014735.5372154</text:p>
          </table:table-cell>
          <table:table-cell/>
          <table:table-cell table:formula="of:=[.Q18]*[.T18]" office:value-type="float" office:value="0" calcext:value-type="float">
            <text:p>0</text:p>
          </table:table-cell>
          <table:table-cell table:formula="of:=[.Q18]*[.P18]*[.T18]" office:value-type="float" office:value="0" calcext:value-type="float">
            <text:p>0</text:p>
          </table:table-cell>
          <table:table-cell table:formula="of:=[.Q18]*[.P18]^2*[.T18]" office:value-type="float" office:value="0" calcext:value-type="float">
            <text:p>0</text:p>
          </table:table-cell>
          <table:table-cell/>
          <table:table-cell table:formula="of:=[.$AA$60]+[.$AA$61]*[.P18]+[.$AA$62]*[.P18]^2+[.$AA$63]" office:value-type="float" office:value="-0.0055142710065379" calcext:value-type="float">
            <text:p>-0.005514271</text:p>
          </table:table-cell>
          <table:table-cell table:formula="of:=([.AD18]-[.Q18])" office:value-type="float" office:value="-0.0055142710065379" calcext:value-type="float">
            <text:p>-0.005514271</text:p>
          </table:table-cell>
          <table:table-cell/>
          <table:table-cell table:style-name="ce13" table:formula="of:=[.L18]" office:value-type="float" office:value="1408.006" calcext:value-type="float">
            <text:p>1408.0060000</text:p>
          </table:table-cell>
          <table:table-cell table:formula="of:=[.M18]/10^[.$AA$63]" office:value-type="float" office:value="0.00186421318757856" calcext:value-type="float">
            <text:p>1.86E-003</text:p>
          </table:table-cell>
          <table:table-cell table:formula="of:=[.N18]/10^[.$AA$63]" office:value-type="float" office:value="0.000016067260610583" calcext:value-type="float">
            <text:p>1.61E-005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sum over j</text:p>
          </table:table-cell>
          <table:table-cell table:formula="of:=SUM([.T10:.T18])" office:value-type="float" office:value="357617.480507129" calcext:value-type="float">
            <text:p>357617.480507129</text:p>
          </table:table-cell>
          <table:table-cell table:formula="of:=SUM([.U10:.U18])" office:value-type="float" office:value="1029970.96147907" calcext:value-type="float">
            <text:p>1029970.96147907</text:p>
          </table:table-cell>
          <table:table-cell table:formula="of:=SUM([.V10:.V18])" office:value-type="float" office:value="2993142.89676005" calcext:value-type="float">
            <text:p>2993142.89676005</text:p>
          </table:table-cell>
          <table:table-cell table:formula="of:=SUM([.W10:.W18])" office:value-type="float" office:value="8768267.4854414" calcext:value-type="float">
            <text:p>8768267.4854414</text:p>
          </table:table-cell>
          <table:table-cell table:formula="of:=SUM([.X10:.X18])" office:value-type="float" office:value="25869061.8369249" calcext:value-type="float">
            <text:p>25869061.8369249</text:p>
          </table:table-cell>
          <table:table-cell/>
          <table:table-cell table:formula="of:=SUM([.Z10:.Z18])" office:value-type="float" office:value="62522.16337405" calcext:value-type="float">
            <text:p>62522.16337405</text:p>
          </table:table-cell>
          <table:table-cell table:formula="of:=SUM([.AA10:.AA18])" office:value-type="float" office:value="162299.814785364" calcext:value-type="float">
            <text:p>162299.814785364</text:p>
          </table:table-cell>
          <table:table-cell table:formula="of:=SUM([.AB10:.AB18])" office:value-type="float" office:value="424997.91773203" calcext:value-type="float">
            <text:p>424997.917732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 3404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Branching Ratio</text:p>
          </table:table-cell>
          <table:table-cell table:style-name="ce1" office:value-type="string" calcext:value-type="string">
            <text:p>Error</text:p>
          </table:table-cell>
          <table:table-cell table:style-name="ce1" table:number-columns-repeated="2"/>
          <table:table-cell table:style-name="ce1" office:value-type="string" calcext:value-type="string">
            <text:p>Relative Efficiency</text:p>
          </table:table-cell>
          <table:table-cell table:style-name="ce1" office:value-type="string" calcext:value-type="string">
            <text:p>Error</text:p>
          </table:table-cell>
          <table:table-cell table:style-name="ce1"/>
          <table:table-cell table:number-columns-repeated="3"/>
          <table:table-cell table:style-name="ce1"/>
          <table:table-cell table:number-columns-repeated="16"/>
        </table:table-row>
        <table:table-row table:style-name="ro1">
          <table:table-cell table:style-name="ce1" office:value-type="float" office:value="18680" calcext:value-type="float">
            <text:p>18680</text:p>
          </table:table-cell>
          <table:table-cell table:style-name="ce1" office:value-type="float" office:value="722" calcext:value-type="float">
            <text:p>722</text:p>
          </table:table-cell>
          <table:table-cell office:value-type="float" office:value="53.1622" calcext:value-type="float">
            <text:p>53.1622</text:p>
          </table:table-cell>
          <table:table-cell office:value-type="float" office:value="0.0006" calcext:value-type="float">
            <text:p>0.0006</text:p>
          </table:table-cell>
          <table:table-cell table:style-name="ce1" office:value-type="float" office:value="2.14" calcext:value-type="float">
            <text:p>2.1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table:formula="of:=[.A23]/[.$A$28]" office:value-type="float" office:value="0.398251785523931" calcext:value-type="float">
            <text:p>0.3982517855</text:p>
          </table:table-cell>
          <table:table-cell table:style-name="ce1" table:formula="of:=[.G23]*SQRT(([.B23]*[.B23])/([.A23]*[.A23])+([.$B$28]*[.$B$28])/([.$A$28]*[.$A$28]))" office:value-type="float" office:value="0.0158578765934959" calcext:value-type="float">
            <text:p>0.0158578766</text:p>
          </table:table-cell>
          <table:table-cell table:style-name="ce2" table:formula="of:=([.E23]/[.$E$28])" office:value-type="float" office:value="0.239373601789709" calcext:value-type="float">
            <text:p>0.24</text:p>
          </table:table-cell>
          <table:table-cell table:style-name="ce2" table:formula="of:=[.I23]*SQRT(([.F23]*[.F23])/([.E23]*[.E23])+([.$F$28]*[.$F$28])/([.$E$28]*[.$E$28]))" office:value-type="float" office:value="0.0037204443666076" calcext:value-type="float">
            <text:p>0.00</text:p>
          </table:table-cell>
          <table:table-cell/>
          <table:table-cell table:style-name="ce4" table:formula="of:=[.C23]" office:value-type="float" office:value="53.1622" calcext:value-type="float">
            <text:p>53.2</text:p>
          </table:table-cell>
          <table:table-cell table:style-name="ce2" table:formula="of:=[.G23]/[.I23]" office:value-type="float" office:value="1.663724748871" calcext:value-type="float">
            <text:p>1.66</text:p>
          </table:table-cell>
          <table:table-cell table:style-name="ce2" table:formula="of:=[.M23]*SQRT(([.H23]*[.H23])/([.G23]*[.G23])+([.J23]*[.J23])/([.I23]*[.I23]))" office:value-type="float" office:value="0.071115179121463" calcext:value-type="float">
            <text:p>0.07</text:p>
          </table:table-cell>
          <table:table-cell table:style-name="ce1"/>
          <table:table-cell table:formula="of:=LOG([.L23];10)" office:value-type="float" office:value="1.72560294495862" calcext:value-type="float">
            <text:p>1.725602945</text:p>
          </table:table-cell>
          <table:table-cell table:formula="of:=LOG([.M23];10)" office:value-type="float" office:value="0.221081477042187" calcext:value-type="float">
            <text:p>0.221081477</text:p>
          </table:table-cell>
          <table:table-cell table:formula="of:=[.N23]/(2.30258509*[.M23])" office:value-type="float" office:value="0.0185637257203337" calcext:value-type="float">
            <text:p>0.0185637257</text:p>
          </table:table-cell>
          <table:table-cell table:style-name="ce1"/>
          <table:table-cell table:formula="of:=1/[.R23]^2" office:value-type="float" office:value="2901.81495003434" calcext:value-type="float">
            <text:p>2901.8149500343</text:p>
          </table:table-cell>
          <table:table-cell table:formula="of:=[.P23]*[.T23]" office:value-type="float" office:value="5007.38042350422" calcext:value-type="float">
            <text:p>5007.3804235042</text:p>
          </table:table-cell>
          <table:table-cell table:formula="of:=[.P23]*[.P23]*[.T23]" office:value-type="float" office:value="8640.75040532705" calcext:value-type="float">
            <text:p>8640.7504053271</text:p>
          </table:table-cell>
          <table:table-cell table:formula="of:=[.P23]*[.P23]*[.P23]*[.T23]" office:value-type="float" office:value="14910.5043460848" calcext:value-type="float">
            <text:p>14910.5043460848</text:p>
          </table:table-cell>
          <table:table-cell table:formula="of:=[.P23]^4*[.T23]" office:value-type="float" office:value="25729.6102104223" calcext:value-type="float">
            <text:p>25729.6102104223</text:p>
          </table:table-cell>
          <table:table-cell/>
          <table:table-cell table:formula="of:=[.Q23]*[.T23]" office:value-type="float" office:value="641.537535256692" calcext:value-type="float">
            <text:p>641.5375352567</text:p>
          </table:table-cell>
          <table:table-cell table:formula="of:=[.Q23]*[.P23]*[.T23]" office:value-type="float" office:value="1107.03906014044" calcext:value-type="float">
            <text:p>1107.0390601405</text:p>
          </table:table-cell>
          <table:table-cell table:formula="of:=[.Q23]*[.P23]^2*[.T23]" office:value-type="float" office:value="1910.30986236258" calcext:value-type="float">
            <text:p>1910.3098623626</text:p>
          </table:table-cell>
          <table:table-cell/>
          <table:table-cell table:formula="of:=[.$AA$60]+[.$AA$61]*[.P23]+[.$AA$62]*[.P23]^2+[.$AA$64]" office:value-type="float" office:value="0.485989514201204" calcext:value-type="float">
            <text:p>0.4859895142</text:p>
          </table:table-cell>
          <table:table-cell table:formula="of:=([.AD23]-[.Q23])" office:value-type="float" office:value="0.264908037159018" calcext:value-type="float">
            <text:p>0.2649080372</text:p>
          </table:table-cell>
          <table:table-cell/>
          <table:table-cell table:style-name="ce13" table:formula="of:=[.L23]" office:value-type="float" office:value="53.1622" calcext:value-type="float">
            <text:p>53.1622000</text:p>
          </table:table-cell>
          <table:table-cell table:formula="of:=[.M23]/10^[.$AA$64]" office:value-type="float" office:value="0.00727814648524366" calcext:value-type="float">
            <text:p>7.28E-003</text:p>
          </table:table-cell>
          <table:table-cell table:formula="of:=[.N23]/10^[.$AA$64]" office:value-type="float" office:value="0.000311101154996691" calcext:value-type="float">
            <text:p>3.11E-004</text:p>
          </table:table-cell>
        </table:table-row>
        <table:table-row table:style-name="ro1">
          <table:table-cell office:value-type="float" office:value="335410" calcext:value-type="float">
            <text:p>335410</text:p>
          </table:table-cell>
          <table:table-cell office:value-type="float" office:value="1279" calcext:value-type="float">
            <text:p>1279</text:p>
          </table:table-cell>
          <table:table-cell table:style-name="ce1" office:value-type="float" office:value="80.9979" calcext:value-type="float">
            <text:p>80.9979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4" table:formula="of:=32.9+2.65" office:value-type="float" office:value="35.55" calcext:value-type="float">
            <text:p>35.6</text:p>
          </table:table-cell>
          <table:table-cell table:style-name="ce1" office:value-type="float" office:value="0.3" calcext:value-type="float">
            <text:p>0.3</text:p>
          </table:table-cell>
          <table:table-cell table:style-name="ce1" table:formula="of:=[.A24]/[.$A$28]" office:value-type="float" office:value="7.15083679778275" calcext:value-type="float">
            <text:p>7.1508367978</text:p>
          </table:table-cell>
          <table:table-cell table:style-name="ce1" table:formula="of:=[.G24]*SQRT(([.B24]*[.B24])/([.A24]*[.A24])+([.$B$28]*[.$B$28])/([.$A$28]*[.$A$28]))" office:value-type="float" office:value="0.0736828943487856" calcext:value-type="float">
            <text:p>0.0736828943</text:p>
          </table:table-cell>
          <table:table-cell table:style-name="ce2" table:formula="of:=([.E24]/[.$E$28])" office:value-type="float" office:value="3.97651006711409" calcext:value-type="float">
            <text:p>3.98</text:p>
          </table:table-cell>
          <table:table-cell table:style-name="ce2" table:formula="of:=[.I24]*SQRT(([.F24]*[.F24])/([.E24]*[.E24])+([.$F$28]*[.$F$28])/([.$E$28]*[.$E$28]))" office:value-type="float" office:value="0.0428756813776163" calcext:value-type="float">
            <text:p>0.04</text:p>
          </table:table-cell>
          <table:table-cell table:style-name="ce4"/>
          <table:table-cell table:style-name="ce4" table:formula="of:=[.C24]" office:value-type="float" office:value="80.9979" calcext:value-type="float">
            <text:p>81.0</text:p>
          </table:table-cell>
          <table:table-cell table:style-name="ce2" table:formula="of:=[.G24]/[.I24]" office:value-type="float" office:value="1.79826950695296" calcext:value-type="float">
            <text:p>1.80</text:p>
          </table:table-cell>
          <table:table-cell table:style-name="ce2" table:formula="of:=[.M24]*SQRT(([.H24]*[.H24])/([.G24]*[.G24])+([.J24]*[.J24])/([.I24]*[.I24]))" office:value-type="float" office:value="0.0268196103592191" calcext:value-type="float">
            <text:p>0.03</text:p>
          </table:table-cell>
          <table:table-cell/>
          <table:table-cell table:formula="of:=LOG([.L24];10)" office:value-type="float" office:value="1.90847375924612" calcext:value-type="float">
            <text:p>1.9084737592</text:p>
          </table:table-cell>
          <table:table-cell table:formula="of:=LOG([.M24];10)" office:value-type="float" office:value="0.254854780061983" calcext:value-type="float">
            <text:p>0.2548547801</text:p>
          </table:table-cell>
          <table:table-cell table:formula="of:=[.N24]/(2.30258509*[.M24])" office:value-type="float" office:value="0.00647712078524067" calcext:value-type="float">
            <text:p>0.0064771208</text:p>
          </table:table-cell>
          <table:table-cell/>
          <table:table-cell table:formula="of:=1/[.R24]^2" office:value-type="float" office:value="23836.1444318517" calcext:value-type="float">
            <text:p>23836.1444318517</text:p>
          </table:table-cell>
          <table:table-cell table:formula="of:=[.P24]*[.T24]" office:value-type="float" office:value="45490.6561697895" calcext:value-type="float">
            <text:p>45490.6561697895</text:p>
          </table:table-cell>
          <table:table-cell table:formula="of:=[.P24]*[.P24]*[.T24]" office:value-type="float" office:value="86817.723590931" calcext:value-type="float">
            <text:p>86817.723590931</text:p>
          </table:table-cell>
          <table:table-cell table:formula="of:=[.P24]*[.P24]*[.P24]*[.T24]" office:value-type="float" office:value="165689.347310775" calcext:value-type="float">
            <text:p>165689.347310775</text:p>
          </table:table-cell>
          <table:table-cell table:formula="of:=[.P24]^4*[.T24]" office:value-type="float" office:value="316213.771529231" calcext:value-type="float">
            <text:p>316213.771529231</text:p>
          </table:table-cell>
          <table:table-cell/>
          <table:table-cell table:formula="of:=[.Q24]*[.T24]" office:value-type="float" office:value="6074.75534670521" calcext:value-type="float">
            <text:p>6074.7553467052</text:p>
          </table:table-cell>
          <table:table-cell table:formula="of:=[.Q24]*[.P24]*[.T24]" office:value-type="float" office:value="11593.511173027" calcext:value-type="float">
            <text:p>11593.511173027</text:p>
          </table:table-cell>
          <table:table-cell table:formula="of:=[.Q24]*[.P24]^2*[.T24]" office:value-type="float" office:value="22125.9118512487" calcext:value-type="float">
            <text:p>22125.9118512487</text:p>
          </table:table-cell>
          <table:table-cell/>
          <table:table-cell table:formula="of:=[.$AA$60]+[.$AA$61]*[.P24]+[.$AA$62]*[.P24]^2+[.$AA$64]" office:value-type="float" office:value="0.392282408720661" calcext:value-type="float">
            <text:p>0.3922824087</text:p>
          </table:table-cell>
          <table:table-cell table:formula="of:=([.AD24]-[.Q24])" office:value-type="float" office:value="0.137427628658678" calcext:value-type="float">
            <text:p>0.1374276287</text:p>
          </table:table-cell>
          <table:table-cell/>
          <table:table-cell table:style-name="ce13" table:formula="of:=[.L24]" office:value-type="float" office:value="80.9979" calcext:value-type="float">
            <text:p>80.9979000</text:p>
          </table:table-cell>
          <table:table-cell table:formula="of:=[.M24]/10^[.$AA$64]" office:value-type="float" office:value="0.00786672729394305" calcext:value-type="float">
            <text:p>7.87E-003</text:p>
          </table:table-cell>
          <table:table-cell table:formula="of:=[.N24]/10^[.$AA$64]" office:value-type="float" office:value="0.000117325328606212" calcext:value-type="float">
            <text:p>1.17E-004</text:p>
          </table:table-cell>
        </table:table-row>
        <table:table-row table:style-name="ro1">
          <table:table-cell office:value-type="float" office:value="48274" calcext:value-type="float">
            <text:p>48274</text:p>
          </table:table-cell>
          <table:table-cell office:value-type="float" office:value="584" calcext:value-type="float">
            <text:p>584</text:p>
          </table:table-cell>
          <table:table-cell table:style-name="ce1" office:value-type="float" office:value="276.3989" calcext:value-type="float">
            <text:p>276.3989</text:p>
          </table:table-cell>
          <table:table-cell table:style-name="ce1" office:value-type="float" office:value="0.0012" calcext:value-type="float">
            <text:p>0.0012</text:p>
          </table:table-cell>
          <table:table-cell table:style-name="ce4" office:value-type="float" office:value="7.16" calcext:value-type="float">
            <text:p>7.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table:formula="of:=[.A25]/[.$A$28]" office:value-type="float" office:value="1.02918665387485" calcext:value-type="float">
            <text:p>1.0291866539</text:p>
          </table:table-cell>
          <table:table-cell table:style-name="ce1" table:formula="of:=[.G25]*SQRT(([.B25]*[.B25])/([.A25]*[.A25])+([.$B$28]*[.$B$28])/([.$A$28]*[.$A$28]))" office:value-type="float" office:value="0.0158770407785198" calcext:value-type="float">
            <text:p>0.0158770408</text:p>
          </table:table-cell>
          <table:table-cell table:style-name="ce3" table:formula="of:=([.E25]/[.$E$28])" office:value-type="float" office:value="0.80089485458613" calcext:value-type="float">
            <text:p>0.801</text:p>
          </table:table-cell>
          <table:table-cell table:style-name="ce3" table:formula="of:=[.I25]*SQRT(([.F25]*[.F25])/([.E25]*[.E25])+([.$F$28]*[.$F$28])/([.$E$28]*[.$E$28]))" office:value-type="float" office:value="0.00775705677158113" calcext:value-type="float">
            <text:p>0.008</text:p>
          </table:table-cell>
          <table:table-cell table:style-name="ce4"/>
          <table:table-cell table:style-name="ce4" table:formula="of:=[.C25]" office:value-type="float" office:value="276.3989" calcext:value-type="float">
            <text:p>276.4</text:p>
          </table:table-cell>
          <table:table-cell table:style-name="ce2" table:formula="of:=[.G25]/[.I25]" office:value-type="float" office:value="1.28504590581581" calcext:value-type="float">
            <text:p>1.29</text:p>
          </table:table-cell>
          <table:table-cell table:style-name="ce2" table:formula="of:=[.M25]*SQRT(([.H25]*[.H25])/([.G25]*[.G25])+([.J25]*[.J25])/([.I25]*[.I25]))" office:value-type="float" office:value="0.0234073974904579" calcext:value-type="float">
            <text:p>0.02</text:p>
          </table:table-cell>
          <table:table-cell/>
          <table:table-cell table:formula="of:=LOG([.L25];10)" office:value-type="float" office:value="2.44153631031981" calcext:value-type="float">
            <text:p>2.4415363103</text:p>
          </table:table-cell>
          <table:table-cell table:formula="of:=LOG([.M25];10)" office:value-type="float" office:value="0.108918642287072" calcext:value-type="float">
            <text:p>0.1089186423</text:p>
          </table:table-cell>
          <table:table-cell table:formula="of:=[.N25]/(2.30258509*[.M25])" office:value-type="float" office:value="0.00791077076159909" calcext:value-type="float">
            <text:p>0.0079107708</text:p>
          </table:table-cell>
          <table:table-cell/>
          <table:table-cell table:formula="of:=1/[.R25]^2" office:value-type="float" office:value="15979.4710986774" calcext:value-type="float">
            <text:p>15979.4710986774</text:p>
          </table:table-cell>
          <table:table-cell table:formula="of:=[.P25]*[.T25]" office:value-type="float" office:value="39014.458907127" calcext:value-type="float">
            <text:p>39014.458907127</text:p>
          </table:table-cell>
          <table:table-cell table:formula="of:=[.P25]*[.P25]*[.T25]" office:value-type="float" office:value="95255.2180492309" calcext:value-type="float">
            <text:p>95255.2180492309</text:p>
          </table:table-cell>
          <table:table-cell table:formula="of:=[.P25]*[.P25]*[.P25]*[.T25]" office:value-type="float" office:value="232569.073614628" calcext:value-type="float">
            <text:p>232569.073614628</text:p>
          </table:table-cell>
          <table:table-cell table:formula="of:=[.P25]^4*[.T25]" office:value-type="float" office:value="567825.837887557" calcext:value-type="float">
            <text:p>567825.837887557</text:p>
          </table:table-cell>
          <table:table-cell/>
          <table:table-cell table:formula="of:=[.Q25]*[.T25]" office:value-type="float" office:value="1740.46229653346" calcext:value-type="float">
            <text:p>1740.4622965335</text:p>
          </table:table-cell>
          <table:table-cell table:formula="of:=[.Q25]*[.P25]*[.T25]" office:value-type="float" office:value="4249.40189372904" calcext:value-type="float">
            <text:p>4249.4018937291</text:p>
          </table:table-cell>
          <table:table-cell table:formula="of:=[.Q25]*[.P25]^2*[.T25]" office:value-type="float" office:value="10375.0690206812" calcext:value-type="float">
            <text:p>10375.0690206812</text:p>
          </table:table-cell>
          <table:table-cell/>
          <table:table-cell table:formula="of:=[.$AA$60]+[.$AA$61]*[.P25]+[.$AA$62]*[.P25]^2+[.$AA$64]" office:value-type="float" office:value="0.0904163335385499" calcext:value-type="float">
            <text:p>0.0904163335</text:p>
          </table:table-cell>
          <table:table-cell table:formula="of:=([.AD25]-[.Q25])" office:value-type="float" office:value="-0.0185023087485222" calcext:value-type="float">
            <text:p>-0.0185023087</text:p>
          </table:table-cell>
          <table:table-cell/>
          <table:table-cell table:style-name="ce13" table:formula="of:=[.L25]" office:value-type="float" office:value="276.3989" calcext:value-type="float">
            <text:p>276.3989000</text:p>
          </table:table-cell>
          <table:table-cell table:formula="of:=[.M25]/10^[.$AA$64]" office:value-type="float" office:value="0.00562157433141384" calcext:value-type="float">
            <text:p>5.62E-003</text:p>
          </table:table-cell>
          <table:table-cell table:formula="of:=[.N25]/10^[.$AA$64]" office:value-type="float" office:value="0.000102398228967565" calcext:value-type="float">
            <text:p>1.02E-004</text:p>
          </table:table-cell>
        </table:table-row>
        <table:table-row table:style-name="ro1">
          <table:table-cell office:value-type="float" office:value="111495" calcext:value-type="float">
            <text:p>111495</text:p>
          </table:table-cell>
          <table:table-cell office:value-type="float" office:value="655" calcext:value-type="float">
            <text:p>655</text:p>
          </table:table-cell>
          <table:table-cell table:style-name="ce1" office:value-type="float" office:value="302.8508" calcext:value-type="float">
            <text:p>302.8508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4" office:value-type="float" office:value="18.34" calcext:value-type="float">
            <text:p>18.3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table:formula="of:=[.A26]/[.$A$28]" office:value-type="float" office:value="2.37703869523505" calcext:value-type="float">
            <text:p>2.3770386952</text:p>
          </table:table-cell>
          <table:table-cell table:style-name="ce1" table:formula="of:=[.G26]*SQRT(([.B26]*[.B26])/([.A26]*[.A26])+([.$B$28]*[.$B$28])/([.$A$28]*[.$A$28]))" office:value-type="float" office:value="0.0266976115438524" calcext:value-type="float">
            <text:p>0.0266976115</text:p>
          </table:table-cell>
          <table:table-cell table:style-name="ce2" table:formula="of:=([.E26]/[.$E$28])" office:value-type="float" office:value="2.05145413870246" calcext:value-type="float">
            <text:p>2.05</text:p>
          </table:table-cell>
          <table:table-cell table:style-name="ce2" table:formula="of:=[.I26]*SQRT(([.F26]*[.F26])/([.E26]*[.E26])+([.$F$28]*[.$F$28])/([.$E$28]*[.$E$28]))" office:value-type="float" office:value="0.020025330258765" calcext:value-type="float">
            <text:p>0.02</text:p>
          </table:table-cell>
          <table:table-cell table:style-name="ce4"/>
          <table:table-cell table:style-name="ce4" table:formula="of:=[.C26]" office:value-type="float" office:value="302.8508" calcext:value-type="float">
            <text:p>302.9</text:p>
          </table:table-cell>
          <table:table-cell table:style-name="ce2" table:formula="of:=[.G26]/[.I26]" office:value-type="float" office:value="1.15870915678306" calcext:value-type="float">
            <text:p>1.16</text:p>
          </table:table-cell>
          <table:table-cell table:style-name="ce2" table:formula="of:=[.M26]*SQRT(([.H26]*[.H26])/([.G26]*[.G26])+([.J26]*[.J26])/([.I26]*[.I26]))" office:value-type="float" office:value="0.0172423211264374" calcext:value-type="float">
            <text:p>0.02</text:p>
          </table:table-cell>
          <table:table-cell/>
          <table:table-cell table:formula="of:=LOG([.L26];10)" office:value-type="float" office:value="2.48122872521783" calcext:value-type="float">
            <text:p>2.4812287252</text:p>
          </table:table-cell>
          <table:table-cell table:formula="of:=LOG([.M26];10)" office:value-type="float" office:value="0.0639744390219311" calcext:value-type="float">
            <text:p>0.063974439</text:p>
          </table:table-cell>
          <table:table-cell table:formula="of:=[.N26]/(2.30258509*[.M26])" office:value-type="float" office:value="0.00646257508738628" calcext:value-type="float">
            <text:p>0.0064625751</text:p>
          </table:table-cell>
          <table:table-cell/>
          <table:table-cell table:formula="of:=1/[.R26]^2" office:value-type="float" office:value="23943.5640081957" calcext:value-type="float">
            <text:p>23943.5640081957</text:p>
          </table:table-cell>
          <table:table-cell table:formula="of:=[.P26]*[.T26]" office:value-type="float" office:value="59409.4588012271" calcext:value-type="float">
            <text:p>59409.4588012271</text:p>
          </table:table-cell>
          <table:table-cell table:formula="of:=[.P26]*[.P26]*[.T26]" office:value-type="float" office:value="147408.45572725" calcext:value-type="float">
            <text:p>147408.45572725</text:p>
          </table:table-cell>
          <table:table-cell table:formula="of:=[.P26]*[.P26]*[.P26]*[.T26]" office:value-type="float" office:value="365754.094690454" calcext:value-type="float">
            <text:p>365754.094690454</text:p>
          </table:table-cell>
          <table:table-cell table:formula="of:=[.P26]^4*[.T26]" office:value-type="float" office:value="907519.566111998" calcext:value-type="float">
            <text:p>907519.566111998</text:p>
          </table:table-cell>
          <table:table-cell/>
          <table:table-cell table:formula="of:=[.Q26]*[.T26]" office:value-type="float" office:value="1531.77607561002" calcext:value-type="float">
            <text:p>1531.77607561</text:p>
          </table:table-cell>
          <table:table-cell table:formula="of:=[.Q26]*[.P26]*[.T26]" office:value-type="float" office:value="3800.68679940503" calcext:value-type="float">
            <text:p>3800.686799405</text:p>
          </table:table-cell>
          <table:table-cell table:formula="of:=[.Q26]*[.P26]^2*[.T26]" office:value-type="float" office:value="9430.37326223999" calcext:value-type="float">
            <text:p>9430.37326224</text:p>
          </table:table-cell>
          <table:table-cell/>
          <table:table-cell table:formula="of:=[.$AA$60]+[.$AA$61]*[.P26]+[.$AA$62]*[.P26]^2+[.$AA$64]" office:value-type="float" office:value="0.0662286406956194" calcext:value-type="float">
            <text:p>0.0662286407</text:p>
          </table:table-cell>
          <table:table-cell table:formula="of:=([.AD26]-[.Q26])" office:value-type="float" office:value="0.00225420167368828" calcext:value-type="float">
            <text:p>0.0022542017</text:p>
          </table:table-cell>
          <table:table-cell/>
          <table:table-cell table:style-name="ce13" table:formula="of:=[.L26]" office:value-type="float" office:value="302.8508" calcext:value-type="float">
            <text:p>302.8508000</text:p>
          </table:table-cell>
          <table:table-cell table:formula="of:=[.M26]/10^[.$AA$64]" office:value-type="float" office:value="0.00506890035901915" calcext:value-type="float">
            <text:p>5.07E-003</text:p>
          </table:table-cell>
          <table:table-cell table:formula="of:=[.N26]/10^[.$AA$64]" office:value-type="float" office:value="0.0000754284258793383" calcext:value-type="float">
            <text:p>7.54E-005</text:p>
          </table:table-cell>
        </table:table-row>
        <table:table-row table:style-name="ro1">
          <table:table-cell office:value-type="float" office:value="338995" calcext:value-type="float">
            <text:p>338995</text:p>
          </table:table-cell>
          <table:table-cell office:value-type="float" office:value="876" calcext:value-type="float">
            <text:p>876</text:p>
          </table:table-cell>
          <table:table-cell table:style-name="ce1" office:value-type="float" office:value="356.0129" calcext:value-type="float">
            <text:p>356.0129</text:p>
          </table:table-cell>
          <table:table-cell table:style-name="ce1" office:value-type="float" office:value="0.0007" calcext:value-type="float">
            <text:p>0.0007</text:p>
          </table:table-cell>
          <table:table-cell table:style-name="ce4" office:value-type="float" office:value="62.05" calcext:value-type="float">
            <text:p>62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table:formula="of:=[.A27]/[.$A$28]" office:value-type="float" office:value="7.22726788188892" calcext:value-type="float">
            <text:p>7.2272678819</text:p>
          </table:table-cell>
          <table:table-cell table:style-name="ce1" table:formula="of:=[.G27]*SQRT(([.B27]*[.B27])/([.A27]*[.A27])+([.$B$28]*[.$B$28])/([.$A$28]*[.$A$28]))" office:value-type="float" office:value="0.0716597899138204" calcext:value-type="float">
            <text:p>0.0716597899</text:p>
          </table:table-cell>
          <table:table-cell table:style-name="ce2" table:formula="of:=([.E27]/[.$E$28])" office:value-type="float" office:value="6.9407158836689" calcext:value-type="float">
            <text:p>6.94</text:p>
          </table:table-cell>
          <table:table-cell table:style-name="ce2" table:formula="of:=[.I27]*SQRT(([.F27]*[.F27])/([.E27]*[.E27])+([.$F$28]*[.$F$28])/([.$E$28]*[.$E$28]))" office:value-type="float" office:value="0.046595413890537" calcext:value-type="float">
            <text:p>0.05</text:p>
          </table:table-cell>
          <table:table-cell table:style-name="ce4"/>
          <table:table-cell table:style-name="ce4" table:formula="of:=[.C27]" office:value-type="float" office:value="356.0129" calcext:value-type="float">
            <text:p>356.0</text:p>
          </table:table-cell>
          <table:table-cell table:style-name="ce2" table:formula="of:=[.G27]/[.I27]" office:value-type="float" office:value="1.04128565453807" calcext:value-type="float">
            <text:p>1.04</text:p>
          </table:table-cell>
          <table:table-cell table:style-name="ce2" table:formula="of:=[.M27]*SQRT(([.H27]*[.H27])/([.G27]*[.G27])+([.J27]*[.J27])/([.I27]*[.I27]))" office:value-type="float" office:value="0.012468504795681" calcext:value-type="float">
            <text:p>0.01</text:p>
          </table:table-cell>
          <table:table-cell/>
          <table:table-cell table:formula="of:=LOG([.L27];10)" office:value-type="float" office:value="2.55146573476309" calcext:value-type="float">
            <text:p>2.5514657348</text:p>
          </table:table-cell>
          <table:table-cell table:formula="of:=LOG([.M27];10)" office:value-type="float" office:value="0.0175698852950677" calcext:value-type="float">
            <text:p>0.0175698853</text:p>
          </table:table-cell>
          <table:table-cell table:formula="of:=[.N27]/(2.30258509*[.M27])" office:value-type="float" office:value="0.00520030484794471" calcext:value-type="float">
            <text:p>0.0052003048</text:p>
          </table:table-cell>
          <table:table-cell/>
          <table:table-cell table:formula="of:=1/[.R27]^2" office:value-type="float" office:value="36977.9127625822" calcext:value-type="float">
            <text:p>36977.9127625822</text:p>
          </table:table-cell>
          <table:table-cell table:formula="of:=[.P27]*[.T27]" office:value-type="float" office:value="94347.8773567871" calcext:value-type="float">
            <text:p>94347.8773567871</text:p>
          </table:table-cell>
          <table:table-cell table:formula="of:=[.P27]*[.P27]*[.T27]" office:value-type="float" office:value="240725.376223472" calcext:value-type="float">
            <text:p>240725.376223472</text:p>
          </table:table-cell>
          <table:table-cell table:formula="of:=[.P27]*[.P27]*[.P27]*[.T27]" office:value-type="float" office:value="614202.548922142" calcext:value-type="float">
            <text:p>614202.548922142</text:p>
          </table:table-cell>
          <table:table-cell table:formula="of:=[.P27]^4*[.T27]" office:value-type="float" office:value="1567116.75777899" calcext:value-type="float">
            <text:p>1567116.75777899</text:p>
          </table:table-cell>
          <table:table-cell/>
          <table:table-cell table:formula="of:=[.Q27]*[.T27]" office:value-type="float" office:value="649.69768568959" calcext:value-type="float">
            <text:p>649.6976856896</text:p>
          </table:table-cell>
          <table:table-cell table:formula="of:=[.Q27]*[.P27]*[.T27]" office:value-type="float" office:value="1657.68138299187" calcext:value-type="float">
            <text:p>1657.6813829919</text:p>
          </table:table-cell>
          <table:table-cell table:formula="of:=[.Q27]*[.P27]^2*[.T27]" office:value-type="float" office:value="4229.51724785843" calcext:value-type="float">
            <text:p>4229.5172478584</text:p>
          </table:table-cell>
          <table:table-cell/>
          <table:table-cell table:formula="of:=[.$AA$60]+[.$AA$61]*[.P27]+[.$AA$62]*[.P27]^2+[.$AA$64]" office:value-type="float" office:value="0.0228468314133381" calcext:value-type="float">
            <text:p>0.0228468314</text:p>
          </table:table-cell>
          <table:table-cell table:formula="of:=([.AD27]-[.Q27])" office:value-type="float" office:value="0.00527694611827039" calcext:value-type="float">
            <text:p>0.0052769461</text:p>
          </table:table-cell>
          <table:table-cell/>
          <table:table-cell table:style-name="ce13" table:formula="of:=[.L27]" office:value-type="float" office:value="356.0129" calcext:value-type="float">
            <text:p>356.0129000</text:p>
          </table:table-cell>
          <table:table-cell table:formula="of:=[.M27]/10^[.$AA$64]" office:value-type="float" office:value="0.00455521836280585" calcext:value-type="float">
            <text:p>4.56E-003</text:p>
          </table:table-cell>
          <table:table-cell table:formula="of:=[.N27]/10^[.$AA$64]" office:value-type="float" office:value="0.0000545448424786137" calcext:value-type="float">
            <text:p>5.45E-005</text:p>
          </table:table-cell>
        </table:table-row>
        <table:table-row table:style-name="ro1">
          <table:table-cell office:value-type="float" office:value="46905" calcext:value-type="float">
            <text:p>46905</text:p>
          </table:table-cell>
          <table:table-cell office:value-type="float" office:value="449" calcext:value-type="float">
            <text:p>449</text:p>
          </table:table-cell>
          <table:table-cell table:style-name="ce1" office:value-type="float" office:value="383.8485" calcext:value-type="float">
            <text:p>383.8485</text:p>
          </table:table-cell>
          <table:table-cell table:style-name="ce1" office:value-type="float" office:value="0.0012" calcext:value-type="float">
            <text:p>0.0012</text:p>
          </table:table-cell>
          <table:table-cell table:style-name="ce4" office:value-type="float" office:value="8.94" calcext:value-type="float">
            <text:p>8.9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table:formula="of:=[.A28]/[.$A$28]" office:value-type="float" office:value="1" calcext:value-type="float">
            <text:p>1</text:p>
          </table:table-cell>
          <table:table-cell table:style-name="ce1" table:formula="of:=[.G28]*SQRT(([.B28]*[.B28])/([.A28]*[.A28])+([.$B$28]*[.$B$28])/([.$A$28]*[.$A$28]))" office:value-type="float" office:value="0.0135376162350606" calcext:value-type="float">
            <text:p>0.0135376162</text:p>
          </table:table-cell>
          <table:table-cell table:style-name="ce3" table:formula="of:=([.E28]/[.$E$28])" office:value-type="float" office:value="1" calcext:value-type="float">
            <text:p>1.000</text:p>
          </table:table-cell>
          <table:table-cell table:style-name="ce3" table:formula="of:=[.I28]*SQRT(([.F28]*[.F28])/([.E28]*[.E28])+([.$F$28]*[.$F$28])/([.$E$28]*[.$E$28]))" office:value-type="float" office:value="0.00949136619042346" calcext:value-type="float">
            <text:p>0.009</text:p>
          </table:table-cell>
          <table:table-cell table:style-name="ce4"/>
          <table:table-cell table:style-name="ce4" table:formula="of:=[.C28]" office:value-type="float" office:value="383.8485" calcext:value-type="float">
            <text:p>383.8</text:p>
          </table:table-cell>
          <table:table-cell table:style-name="ce2" table:formula="of:=[.G28]/[.I28]" office:value-type="float" office:value="1" calcext:value-type="float">
            <text:p>1.00</text:p>
          </table:table-cell>
          <table:table-cell table:style-name="ce2" table:formula="of:=[.M28]*SQRT(([.H28]*[.H28])/([.G28]*[.G28])+([.J28]*[.J28])/([.I28]*[.I28]))" office:value-type="float" office:value="0.0165333930422189" calcext:value-type="float">
            <text:p>0.02</text:p>
          </table:table-cell>
          <table:table-cell/>
          <table:table-cell table:formula="of:=LOG([.L28];10)" office:value-type="float" office:value="2.58415984781379" calcext:value-type="float">
            <text:p>2.5841598478</text:p>
          </table:table-cell>
          <table:table-cell table:formula="of:=LOG([.M28];10)" office:value-type="float" office:value="0" calcext:value-type="float">
            <text:p>0</text:p>
          </table:table-cell>
          <table:table-cell table:formula="of:=[.N28]/(2.30258509*[.M28])" office:value-type="float" office:value="0.00718036137470989" calcext:value-type="float">
            <text:p>0.0071803614</text:p>
          </table:table-cell>
          <table:table-cell/>
          <table:table-cell table:formula="of:=1/[.R28]^2" office:value-type="float" office:value="19395.7865418479" calcext:value-type="float">
            <text:p>19395.7865418479</text:p>
          </table:table-cell>
          <table:table-cell table:formula="of:=[.P28]*[.T28]" office:value-type="float" office:value="50121.8127982105" calcext:value-type="float">
            <text:p>50121.8127982105</text:p>
          </table:table-cell>
          <table:table-cell table:formula="of:=[.P28]*[.P28]*[.T28]" office:value-type="float" office:value="129522.776132775" calcext:value-type="float">
            <text:p>129522.776132775</text:p>
          </table:table-cell>
          <table:table-cell table:formula="of:=[.P28]*[.P28]*[.P28]*[.T28]" office:value-type="float" office:value="334707.557459692" calcext:value-type="float">
            <text:p>334707.557459692</text:p>
          </table:table-cell>
          <table:table-cell table:formula="of:=[.P28]^4*[.T28]" office:value-type="float" office:value="864937.830747163" calcext:value-type="float">
            <text:p>864937.830747163</text:p>
          </table:table-cell>
          <table:table-cell/>
          <table:table-cell table:formula="of:=[.Q28]*[.T28]" office:value-type="float" office:value="0" calcext:value-type="float">
            <text:p>0</text:p>
          </table:table-cell>
          <table:table-cell table:formula="of:=[.Q28]*[.P28]*[.T28]" office:value-type="float" office:value="0" calcext:value-type="float">
            <text:p>0</text:p>
          </table:table-cell>
          <table:table-cell table:formula="of:=[.Q28]*[.P28]^2*[.T28]" office:value-type="float" office:value="0" calcext:value-type="float">
            <text:p>0</text:p>
          </table:table-cell>
          <table:table-cell/>
          <table:table-cell table:formula="of:=[.$AA$60]+[.$AA$61]*[.P28]+[.$AA$62]*[.P28]^2+[.$AA$64]" office:value-type="float" office:value="0.00240016214714833" calcext:value-type="float">
            <text:p>0.0024001621</text:p>
          </table:table-cell>
          <table:table-cell table:formula="of:=([.AD28]-[.Q28])" office:value-type="float" office:value="0.00240016214714833" calcext:value-type="float">
            <text:p>0.0024001621</text:p>
          </table:table-cell>
          <table:table-cell/>
          <table:table-cell table:style-name="ce13" table:formula="of:=[.L28]" office:value-type="float" office:value="383.8485" calcext:value-type="float">
            <text:p>383.8485000</text:p>
          </table:table-cell>
          <table:table-cell table:formula="of:=[.M28]/10^[.$AA$64]" office:value-type="float" office:value="0.00437460973648642" calcext:value-type="float">
            <text:p>4.37E-003</text:p>
          </table:table-cell>
          <table:table-cell table:formula="of:=[.N28]/10^[.$AA$64]" office:value-type="float" office:value="0.0000723271421796474" calcext:value-type="float">
            <text:p>7.23E-005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sum over k</text:p>
          </table:table-cell>
          <table:table-cell table:formula="of:=SUM([.T25:.T28])" office:value-type="float" office:value="96296.7344113033" calcext:value-type="float">
            <text:p>96296.7344113033</text:p>
          </table:table-cell>
          <table:table-cell table:formula="of:=SUM([.U25:.U28])" office:value-type="float" office:value="242893.607863352" calcext:value-type="float">
            <text:p>242893.607863352</text:p>
          </table:table-cell>
          <table:table-cell table:formula="of:=SUM([.V25:.V28])" office:value-type="float" office:value="612911.826132728" calcext:value-type="float">
            <text:p>612911.826132728</text:p>
          </table:table-cell>
          <table:table-cell table:formula="of:=SUM([.W25:.W28])" office:value-type="float" office:value="1547233.27468692" calcext:value-type="float">
            <text:p>1547233.27468692</text:p>
          </table:table-cell>
          <table:table-cell table:formula="of:=SUM([.X25:.X28])" office:value-type="float" office:value="3907399.99252571" calcext:value-type="float">
            <text:p>3907399.99252571</text:p>
          </table:table-cell>
          <table:table-cell/>
          <table:table-cell table:formula="of:=SUM([.Z25:.Z28])" office:value-type="float" office:value="3921.93605783307" calcext:value-type="float">
            <text:p>3921.9360578331</text:p>
          </table:table-cell>
          <table:table-cell table:formula="of:=SUM([.AA25:.AA28])" office:value-type="float" office:value="9707.77007612594" calcext:value-type="float">
            <text:p>9707.7700761259</text:p>
          </table:table-cell>
          <table:table-cell table:formula="of:=SUM([.AB25:.AB28])" office:value-type="float" office:value="24034.9595307797" calcext:value-type="float">
            <text:p>24034.95953077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 3402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Branching Ratio</text:p>
          </table:table-cell>
          <table:table-cell table:style-name="ce1" office:value-type="string" calcext:value-type="string">
            <text:p>Error</text:p>
          </table:table-cell>
          <table:table-cell/>
          <table:table-cell table:style-name="ce1"/>
          <table:table-cell table:style-name="ce1" office:value-type="string" calcext:value-type="string">
            <text:p>Relative Efficiency</text:p>
          </table:table-cell>
          <table:table-cell table:style-name="ce1" office:value-type="string" calcext:value-type="string">
            <text:p>Error</text:p>
          </table:table-cell>
          <table:table-cell table:number-columns-repeated="21"/>
        </table:table-row>
        <table:table-row table:style-name="ro1">
          <table:table-cell office:value-type="float" office:value="191574" calcext:value-type="float">
            <text:p>191574</text:p>
          </table:table-cell>
          <table:table-cell office:value-type="float" office:value="631" calcext:value-type="float">
            <text:p>631</text:p>
          </table:table-cell>
          <table:table-cell table:style-name="ce1" office:value-type="float" office:value="846.51" calcext:value-type="float">
            <text:p>846.51</text:p>
          </table:table-cell>
          <table:table-cell table:style-name="ce1" office:value-type="float" office:value="0.006" calcext:value-type="float">
            <text:p>0.006</text:p>
          </table:table-cell>
          <table:table-cell table:style-name="ce3" office:value-type="float" office:value="99.9399" calcext:value-type="float">
            <text:p>99.940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table:formula="of:=[.A33]/[.$A$35]" office:value-type="float" office:value="1.83052888060771" calcext:value-type="float">
            <text:p>1.8305288806</text:p>
          </table:table-cell>
          <table:table-cell table:style-name="ce1" table:formula="of:=[.G33]*SQRT(([.B33]*[.B33])/([.A33]*[.A33])+([.$B$35]*[.$B$35])/([.$A$35]*[.$A$35]))" office:value-type="float" office:value="0.0102513299640346" calcext:value-type="float">
            <text:p>0.01025133</text:p>
          </table:table-cell>
          <table:table-cell table:style-name="ce3" table:formula="of:=([.E33]/[.$E$35])" office:value-type="float" office:value="1.5037601564851" calcext:value-type="float">
            <text:p>1.504</text:p>
          </table:table-cell>
          <table:table-cell table:style-name="ce3" table:formula="of:=[.I33]*SQRT(([.F33]*[.F33])/([.E33]*[.E33])+([.$F$35]*[.$F$35])/([.$E$35]*[.$E$35]))" office:value-type="float" office:value="0.00271518577319485" calcext:value-type="float">
            <text:p>0.003</text:p>
          </table:table-cell>
          <table:table-cell/>
          <table:table-cell table:style-name="ce4" table:formula="of:=[.C33]" office:value-type="float" office:value="846.51" calcext:value-type="float">
            <text:p>846.5</text:p>
          </table:table-cell>
          <table:table-cell table:style-name="ce10" table:formula="of:=[.G33]/[.I33]" office:value-type="float" office:value="1.21730109200818" calcext:value-type="float">
            <text:p>1.217</text:p>
          </table:table-cell>
          <table:table-cell table:style-name="ce10" table:formula="of:=[.M33]*SQRT(([.B33]*[.B33])/([.A33]*[.A33])+([.$J$35]*[.$J$35])/([.$I$35]*[.$I$35]))" office:value-type="float" office:value="0.00507327818118451" calcext:value-type="float">
            <text:p>0.005</text:p>
          </table:table-cell>
          <table:table-cell/>
          <table:table-cell table:formula="of:=LOG([.L33];10)" office:value-type="float" office:value="2.92763209288697" calcext:value-type="float">
            <text:p>2.9276320929</text:p>
          </table:table-cell>
          <table:table-cell table:formula="of:=LOG([.M33];10)" office:value-type="float" office:value="0.0853980116110825" calcext:value-type="float">
            <text:p>0.0853980116</text:p>
          </table:table-cell>
          <table:table-cell table:formula="of:=[.N33]/(2.30258509*[.M33])" office:value-type="float" office:value="0.00180998500418558" calcext:value-type="float">
            <text:p>0.001809985</text:p>
          </table:table-cell>
          <table:table-cell/>
          <table:table-cell table:formula="of:=1/[.R33]^2" office:value-type="float" office:value="305246.045653859" calcext:value-type="float">
            <text:p>305246.045653859</text:p>
          </table:table-cell>
          <table:table-cell table:formula="of:=[.P33]*[.T33]" office:value-type="float" office:value="893648.119483079" calcext:value-type="float">
            <text:p>893648.119483079</text:p>
          </table:table-cell>
          <table:table-cell table:formula="of:=[.P33]*[.P33]*[.T33]" office:value-type="float" office:value="2616272.91434675" calcext:value-type="float">
            <text:p>2616272.91434675</text:p>
          </table:table-cell>
          <table:table-cell table:formula="of:=[.P33]*[.P33]*[.P33]*[.T33]" office:value-type="float" office:value="7659484.54779247" calcext:value-type="float">
            <text:p>7659484.54779247</text:p>
          </table:table-cell>
          <table:table-cell table:formula="of:=[.P33]^4*[.T33]" office:value-type="float" office:value="22424152.7770891" calcext:value-type="float">
            <text:p>22424152.7770891</text:p>
          </table:table-cell>
          <table:table-cell/>
          <table:table-cell table:formula="of:=[.Q33]*[.T33]" office:value-type="float" office:value="26067.4053509853" calcext:value-type="float">
            <text:p>26067.4053509853</text:p>
          </table:table-cell>
          <table:table-cell table:formula="of:=[.Q33]*[.P33]*[.T33]" office:value-type="float" office:value="76315.772483838" calcext:value-type="float">
            <text:p>76315.772483838</text:p>
          </table:table-cell>
          <table:table-cell table:formula="of:=[.Q33]*[.P33]^2*[.T33]" office:value-type="float" office:value="223424.504717144" calcext:value-type="float">
            <text:p>223424.504717144</text:p>
          </table:table-cell>
          <table:table-cell/>
          <table:table-cell table:formula="of:=[.$AA$60]+[.$AA$61]*[.P33]+[.$AA$62]*[.P33]^2+[.$AA$65]" office:value-type="float" office:value="0.0961242358055863" calcext:value-type="float">
            <text:p>0.0961242358</text:p>
          </table:table-cell>
          <table:table-cell table:formula="of:=([.AD33]-[.Q33])" office:value-type="float" office:value="0.0107262241945038" calcext:value-type="float">
            <text:p>0.0107262242</text:p>
          </table:table-cell>
          <table:table-cell/>
          <table:table-cell table:style-name="ce14" table:formula="of:=[.L33]" office:value-type="float" office:value="846.51" calcext:value-type="float">
            <text:p>846.510000</text:p>
          </table:table-cell>
          <table:table-cell table:formula="of:=[.M33]/10^[.$AA$65]" office:value-type="float" office:value="0.00255910095616613" calcext:value-type="float">
            <text:p>2.56E-003</text:p>
          </table:table-cell>
          <table:table-cell table:formula="of:=[.N33]/10^[.$AA$65]" office:value-type="float" office:value="0.0000106654229833541" calcext:value-type="float">
            <text:p>1.07E-005</text:p>
          </table:table-cell>
        </table:table-row>
        <table:table-row table:style-name="ro1">
          <table:table-cell office:value-type="float" office:value="24328" calcext:value-type="float">
            <text:p>24328</text:p>
          </table:table-cell>
          <table:table-cell office:value-type="float" office:value="278" calcext:value-type="float">
            <text:p>278</text:p>
          </table:table-cell>
          <table:table-cell table:style-name="ce1" office:value-type="float" office:value="1037.843" calcext:value-type="float">
            <text:p>1037.843</text:p>
          </table:table-cell>
          <table:table-cell table:style-name="ce1" office:value-type="float" office:value="0.004" calcext:value-type="float">
            <text:p>0.004</text:p>
          </table:table-cell>
          <table:table-cell table:style-name="ce3" office:value-type="float" office:value="14.05" calcext:value-type="float">
            <text:p>14.05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table:formula="of:=[.A34]/[.$A$35]" office:value-type="float" office:value="0.232459032057713" calcext:value-type="float">
            <text:p>0.2324590321</text:p>
          </table:table-cell>
          <table:table-cell table:style-name="ce1" table:formula="of:=[.G34]*SQRT(([.B34]*[.B34])/([.A34]*[.A34])+([.$B$35]*[.$B$35])/([.$A$35]*[.$A$35]))" office:value-type="float" office:value="0.0028573876150684" calcext:value-type="float">
            <text:p>0.0028573876</text:p>
          </table:table-cell>
          <table:table-cell table:style-name="ce3" table:formula="of:=([.E34]/[.$E$35])" office:value-type="float" office:value="0.211405356605477" calcext:value-type="float">
            <text:p>0.211</text:p>
          </table:table-cell>
          <table:table-cell table:style-name="ce6" table:formula="of:=[.I34]*SQRT(([.F34]*[.F34])/([.E34]*[.E34])+([.$F$35]*[.$F$35])/([.$E$35]*[.$E$35]))" office:value-type="float" office:value="0.00071270414592725" calcext:value-type="float">
            <text:p>0.0007</text:p>
          </table:table-cell>
          <table:table-cell/>
          <table:table-cell table:style-name="ce4" table:formula="of:=[.C34]" office:value-type="float" office:value="1037.843" calcext:value-type="float">
            <text:p>1037.8</text:p>
          </table:table-cell>
          <table:table-cell table:style-name="ce10" table:formula="of:=[.G34]/[.I34]" office:value-type="float" office:value="1.09958912957691" calcext:value-type="float">
            <text:p>1.100</text:p>
          </table:table-cell>
          <table:table-cell table:style-name="ce10" table:formula="of:=[.M34]*SQRT(([.B34]*[.B34])/([.A34]*[.A34])+([.$J$35]*[.$J$35])/([.$I$35]*[.$I$35]))" office:value-type="float" office:value="0.0128750758139387" calcext:value-type="float">
            <text:p>0.013</text:p>
          </table:table-cell>
          <table:table-cell/>
          <table:table-cell table:formula="of:=LOG([.L34];10)" office:value-type="float" office:value="3.01613166045782" calcext:value-type="float">
            <text:p>3.0161316605</text:p>
          </table:table-cell>
          <table:table-cell table:formula="of:=LOG([.M34];10)" office:value-type="float" office:value="0.0412304378028429" calcext:value-type="float">
            <text:p>0.0412304378</text:p>
          </table:table-cell>
          <table:table-cell table:formula="of:=[.N34]/(2.30258509*[.M34])" office:value-type="float" office:value="0.00508514884055082" calcext:value-type="float">
            <text:p>0.0050851488</text:p>
          </table:table-cell>
          <table:table-cell/>
          <table:table-cell table:formula="of:=1/[.R34]^2" office:value-type="float" office:value="38671.6463791939" calcext:value-type="float">
            <text:p>38671.6463791939</text:p>
          </table:table-cell>
          <table:table-cell table:formula="of:=[.P34]*[.T34]" office:value-type="float" office:value="116638.777006316" calcext:value-type="float">
            <text:p>116638.777006316</text:p>
          </table:table-cell>
          <table:table-cell table:formula="of:=[.P34]*[.P34]*[.T34]" office:value-type="float" office:value="351797.908165829" calcext:value-type="float">
            <text:p>351797.908165829</text:p>
          </table:table-cell>
          <table:table-cell table:formula="of:=[.P34]*[.P34]*[.P34]*[.T34]" office:value-type="float" office:value="1061068.80890179" calcext:value-type="float">
            <text:p>1061068.80890179</text:p>
          </table:table-cell>
          <table:table-cell table:formula="of:=[.P34]^4*[.T34]" office:value-type="float" office:value="3200323.22845295" calcext:value-type="float">
            <text:p>3200323.22845295</text:p>
          </table:table-cell>
          <table:table-cell/>
          <table:table-cell table:formula="of:=[.Q34]*[.T34]" office:value-type="float" office:value="1594.44891077089" calcext:value-type="float">
            <text:p>1594.4489107709</text:p>
          </table:table-cell>
          <table:table-cell table:formula="of:=[.Q34]*[.P34]*[.T34]" office:value-type="float" office:value="4809.06784075856" calcext:value-type="float">
            <text:p>4809.0678407586</text:p>
          </table:table-cell>
          <table:table-cell table:formula="of:=[.Q34]*[.P34]^2*[.T34]" office:value-type="float" office:value="14504.7817718014" calcext:value-type="float">
            <text:p>14504.7817718014</text:p>
          </table:table-cell>
          <table:table-cell/>
          <table:table-cell table:formula="of:=[.$AA$60]+[.$AA$61]*[.P34]+[.$AA$62]*[.P34]^2+[.$AA$65]" office:value-type="float" office:value="0.0353963546479528" calcext:value-type="float">
            <text:p>0.0353963546</text:p>
          </table:table-cell>
          <table:table-cell table:formula="of:=([.AD34]-[.Q34])" office:value-type="float" office:value="-0.00583408315489011" calcext:value-type="float">
            <text:p>-0.0058340832</text:p>
          </table:table-cell>
          <table:table-cell/>
          <table:table-cell table:style-name="ce14" table:formula="of:=[.L34]" office:value-type="float" office:value="1037.843" calcext:value-type="float">
            <text:p>1037.843000</text:p>
          </table:table-cell>
          <table:table-cell table:formula="of:=[.M34]/10^[.$AA$65]" office:value-type="float" office:value="0.00231163810774865" calcext:value-type="float">
            <text:p>2.31E-003</text:p>
          </table:table-cell>
          <table:table-cell table:formula="of:=[.N34]/10^[.$AA$65]" office:value-type="float" office:value="0.0000270669426343869" calcext:value-type="float">
            <text:p>2.71E-005</text:p>
          </table:table-cell>
        </table:table-row>
        <table:table-row table:style-name="ro1">
          <table:table-cell office:value-type="float" office:value="104655" calcext:value-type="float">
            <text:p>104655</text:p>
          </table:table-cell>
          <table:table-cell office:value-type="float" office:value="474" calcext:value-type="float">
            <text:p>474</text:p>
          </table:table-cell>
          <table:table-cell table:style-name="ce1" office:value-type="float" office:value="1238.288" calcext:value-type="float">
            <text:p>1238.288</text:p>
          </table:table-cell>
          <table:table-cell table:style-name="ce1" office:value-type="float" office:value="0.003" calcext:value-type="float">
            <text:p>0.003</text:p>
          </table:table-cell>
          <table:table-cell table:style-name="ce3" office:value-type="float" office:value="66.46" calcext:value-type="float">
            <text:p>66.460</text:p>
          </table:table-cell>
          <table:table-cell table:style-name="ce1" office:value-type="float" office:value="0.12" calcext:value-type="float">
            <text:p>0.12</text:p>
          </table:table-cell>
          <table:table-cell table:style-name="ce5" table:formula="of:=[.A35]/[.$A$35]" office:value-type="float" office:value="1" calcext:value-type="float">
            <text:p>1.0000000</text:p>
          </table:table-cell>
          <table:table-cell table:style-name="ce1" table:formula="of:=[.G35]*SQRT(([.B35]*[.B35])/([.A35]*[.A35])+([.$B$35]*[.$B$35])/([.$A$35]*[.$A$35]))" office:value-type="float" office:value="0.00640520977081694" calcext:value-type="float">
            <text:p>0.0064052098</text:p>
          </table:table-cell>
          <table:table-cell table:style-name="ce3" table:formula="of:=([.E35]/[.$E$35])" office:value-type="float" office:value="1" calcext:value-type="float">
            <text:p>1.000</text:p>
          </table:table-cell>
          <table:table-cell table:style-name="ce3" table:formula="of:=[.I35]*SQRT(([.F35]*[.F35])/([.E35]*[.E35])+([.$F$35]*[.$F$35])/([.$E$35]*[.$E$35]))" office:value-type="float" office:value="0.00255350026308714" calcext:value-type="float">
            <text:p>0.003</text:p>
          </table:table-cell>
          <table:table-cell/>
          <table:table-cell table:style-name="ce4" table:formula="of:=[.C35]" office:value-type="float" office:value="1238.288" calcext:value-type="float">
            <text:p>1238.3</text:p>
          </table:table-cell>
          <table:table-cell table:style-name="ce10" table:formula="of:=[.G35]/[.I35]" office:value-type="float" office:value="1" calcext:value-type="float">
            <text:p>1.000</text:p>
          </table:table-cell>
          <table:table-cell table:style-name="ce10" table:formula="of:=[.M35]*SQRT(([.B35]*[.B35])/([.A35]*[.A35])+([.$J$35]*[.$J$35])/([.$I$35]*[.$I$35]))" office:value-type="float" office:value="0.00519939608970797" calcext:value-type="float">
            <text:p>0.005</text:p>
          </table:table-cell>
          <table:table-cell/>
          <table:table-cell table:formula="of:=LOG([.L35];10)" office:value-type="float" office:value="3.09282166428388" calcext:value-type="float">
            <text:p>3.0928216643</text:p>
          </table:table-cell>
          <table:table-cell table:formula="of:=LOG([.M35];10)" office:value-type="float" office:value="0" calcext:value-type="float">
            <text:p>0</text:p>
          </table:table-cell>
          <table:table-cell table:formula="of:=[.N35]/(2.30258509*[.M35])" office:value-type="float" office:value="0.00225806903392568" calcext:value-type="float">
            <text:p>0.002258069</text:p>
          </table:table-cell>
          <table:table-cell/>
          <table:table-cell table:formula="of:=1/[.R35]^2" office:value-type="float" office:value="196121.664202473" calcext:value-type="float">
            <text:p>196121.664202473</text:p>
          </table:table-cell>
          <table:table-cell table:formula="of:=[.P35]*[.T35]" office:value-type="float" office:value="606569.331880816" calcext:value-type="float">
            <text:p>606569.331880816</text:p>
          </table:table-cell>
          <table:table-cell table:formula="of:=[.P35]*[.P35]*[.T35]" office:value-type="float" office:value="1876010.77053119" calcext:value-type="float">
            <text:p>1876010.77053119</text:p>
          </table:table-cell>
          <table:table-cell table:formula="of:=[.P35]*[.P35]*[.P35]*[.T35]" office:value-type="float" office:value="5802166.75352875" calcext:value-type="float">
            <text:p>5802166.75352875</text:p>
          </table:table-cell>
          <table:table-cell table:formula="of:=[.P35]^4*[.T35]" office:value-type="float" office:value="17945067.0351014" calcext:value-type="float">
            <text:p>17945067.0351014</text:p>
          </table:table-cell>
          <table:table-cell/>
          <table:table-cell table:formula="of:=[.Q35]*[.T35]" office:value-type="float" office:value="0" calcext:value-type="float">
            <text:p>0</text:p>
          </table:table-cell>
          <table:table-cell table:formula="of:=[.Q35]*[.P35]*[.T35]" office:value-type="float" office:value="0" calcext:value-type="float">
            <text:p>0</text:p>
          </table:table-cell>
          <table:table-cell table:formula="of:=[.Q35]*[.P35]^2*[.T35]" office:value-type="float" office:value="0" calcext:value-type="float">
            <text:p>0</text:p>
          </table:table-cell>
          <table:table-cell/>
          <table:table-cell table:formula="of:=[.$AA$60]+[.$AA$61]*[.P35]+[.$AA$62]*[.P35]^2+[.$AA$65]" office:value-type="float" office:value="-0.0181809927953518" calcext:value-type="float">
            <text:p>-0.0181809928</text:p>
          </table:table-cell>
          <table:table-cell table:formula="of:=([.AD35]-[.Q35])" office:value-type="float" office:value="-0.0181809927953518" calcext:value-type="float">
            <text:p>-0.0181809928</text:p>
          </table:table-cell>
          <table:table-cell/>
          <table:table-cell table:style-name="ce14" table:formula="of:=[.L35]" office:value-type="float" office:value="1238.288" calcext:value-type="float">
            <text:p>1238.288000</text:p>
          </table:table-cell>
          <table:table-cell table:formula="of:=[.M35]/10^[.$AA$65]" office:value-type="float" office:value="0.0021022744273928" calcext:value-type="float">
            <text:p>2.10E-003</text:p>
          </table:table-cell>
          <table:table-cell table:formula="of:=[.N35]/10^[.$AA$65]" office:value-type="float" office:value="0.0000109305574372792" calcext:value-type="float">
            <text:p>1.09E-005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float" office:value="147" calcext:value-type="float">
            <text:p>147</text:p>
          </table:table-cell>
          <table:table-cell table:style-name="ce1" office:value-type="float" office:value="1360.212" calcext:value-type="float">
            <text:p>1360.212</text:p>
          </table:table-cell>
          <table:table-cell table:style-name="ce1" office:value-type="float" office:value="0.004" calcext:value-type="float">
            <text:p>0.004</text:p>
          </table:table-cell>
          <table:table-cell table:style-name="ce3" office:value-type="float" office:value="4.283" calcext:value-type="float">
            <text:p>4.283</text:p>
          </table:table-cell>
          <table:table-cell table:style-name="ce1" office:value-type="float" office:value="0.012" calcext:value-type="float">
            <text:p>0.012</text:p>
          </table:table-cell>
          <table:table-cell table:style-name="ce1" table:formula="of:=[.A36]/[.$A$35]" office:value-type="float" office:value="0.0585734078639339" calcext:value-type="float">
            <text:p>0.0585734079</text:p>
          </table:table-cell>
          <table:table-cell table:style-name="ce1" table:formula="of:=[.G36]*SQRT(([.B36]*[.B36])/([.A36]*[.A36])+([.$B$35]*[.$B$35])/([.$A$35]*[.$A$35]))" office:value-type="float" office:value="0.0014294481054557" calcext:value-type="float">
            <text:p>0.0014294481</text:p>
          </table:table-cell>
          <table:table-cell table:style-name="ce3" table:formula="of:=([.E36]/[.$E$35])" office:value-type="float" office:value="0.0644447788143244" calcext:value-type="float">
            <text:p>0.064</text:p>
          </table:table-cell>
          <table:table-cell table:style-name="ce6" table:formula="of:=[.I36]*SQRT(([.F36]*[.F36])/([.E36]*[.E36])+([.$F$35]*[.$F$35])/([.$E$35]*[.$E$35]))" office:value-type="float" office:value="0.000214806366798357" calcext:value-type="float">
            <text:p>0.0002</text:p>
          </table:table-cell>
          <table:table-cell/>
          <table:table-cell table:style-name="ce4" table:formula="of:=[.C36]" office:value-type="float" office:value="1360.212" calcext:value-type="float">
            <text:p>1360.2</text:p>
          </table:table-cell>
          <table:table-cell table:style-name="ce10" table:formula="of:=[.G36]/[.I36]" office:value-type="float" office:value="0.908892992443858" calcext:value-type="float">
            <text:p>0.909</text:p>
          </table:table-cell>
          <table:table-cell table:style-name="ce10" table:formula="of:=[.M36]*SQRT(([.B36]*[.B36])/([.A36]*[.A36])+([.$J$35]*[.$J$35])/([.$I$35]*[.$I$35]))" office:value-type="float" office:value="0.0219188568046258" calcext:value-type="float">
            <text:p>0.022</text:p>
          </table:table-cell>
          <table:table-cell/>
          <table:table-cell table:formula="of:=LOG([.L36];10)" office:value-type="float" office:value="3.13360660193995" calcext:value-type="float">
            <text:p>3.1336066019</text:p>
          </table:table-cell>
          <table:table-cell table:formula="of:=LOG([.M36];10)" office:value-type="float" office:value="-0.0414872449702873" calcext:value-type="float">
            <text:p>-0.041487245</text:p>
          </table:table-cell>
          <table:table-cell table:formula="of:=[.N36]/(2.30258509*[.M36])" office:value-type="float" office:value="0.0104734425849833" calcext:value-type="float">
            <text:p>0.0104734426</text:p>
          </table:table-cell>
          <table:table-cell/>
          <table:table-cell table:formula="of:=1/[.R36]^2" office:value-type="float" office:value="9116.35203541057" calcext:value-type="float">
            <text:p>9116.3520354106</text:p>
          </table:table-cell>
          <table:table-cell table:formula="of:=[.P36]*[.T36]" office:value-type="float" office:value="28567.0609237712" calcext:value-type="float">
            <text:p>28567.0609237712</text:p>
          </table:table-cell>
          <table:table-cell table:formula="of:=[.P36]*[.P36]*[.T36]" office:value-type="float" office:value="89517.9307087501" calcext:value-type="float">
            <text:p>89517.9307087501</text:p>
          </table:table-cell>
          <table:table-cell table:formula="of:=[.P36]*[.P36]*[.P36]*[.T36]" office:value-type="float" office:value="280513.978660942" calcext:value-type="float">
            <text:p>280513.978660942</text:p>
          </table:table-cell>
          <table:table-cell table:formula="of:=[.P36]^4*[.T36]" office:value-type="float" office:value="879020.455468369" calcext:value-type="float">
            <text:p>879020.455468369</text:p>
          </table:table-cell>
          <table:table-cell/>
          <table:table-cell table:formula="of:=[.Q36]*[.T36]" office:value-type="float" office:value="-378.212330128455" calcext:value-type="float">
            <text:p>-378.2123301285</text:p>
          </table:table-cell>
          <table:table-cell table:formula="of:=[.Q36]*[.P36]*[.T36]" office:value-type="float" office:value="-1185.16865462562" calcext:value-type="float">
            <text:p>-1185.1686546256</text:p>
          </table:table-cell>
          <table:table-cell table:formula="of:=[.Q36]*[.P36]^2*[.T36]" office:value-type="float" office:value="-3713.85232054712" calcext:value-type="float">
            <text:p>-3713.8523205471</text:p>
          </table:table-cell>
          <table:table-cell/>
          <table:table-cell table:formula="of:=[.$AA$60]+[.$AA$61]*[.P36]+[.$AA$62]*[.P36]^2+[.$AA$65]" office:value-type="float" office:value="-0.0470347315266291" calcext:value-type="float">
            <text:p>-0.0470347315</text:p>
          </table:table-cell>
          <table:table-cell table:formula="of:=([.AD36]-[.Q36])" office:value-type="float" office:value="-0.0055474865563418" calcext:value-type="float">
            <text:p>-0.0055474866</text:p>
          </table:table-cell>
          <table:table-cell/>
          <table:table-cell table:style-name="ce14" table:formula="of:=[.L36]" office:value-type="float" office:value="1360.212" calcext:value-type="float">
            <text:p>1360.212000</text:p>
          </table:table-cell>
          <table:table-cell table:formula="of:=[.M36]/10^[.$AA$65]" office:value-type="float" office:value="0.00191074249525124" calcext:value-type="float">
            <text:p>1.91E-003</text:p>
          </table:table-cell>
          <table:table-cell table:formula="of:=[.N36]/10^[.$AA$65]" office:value-type="float" office:value="0.0000460794521380496" calcext:value-type="float">
            <text:p>4.61E-005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96" calcext:value-type="float">
            <text:p>96</text:p>
          </table:table-cell>
          <table:table-cell table:style-name="ce1" office:value-type="float" office:value="2015.215" calcext:value-type="float">
            <text:p>2015.215</text:p>
          </table:table-cell>
          <table:table-cell table:style-name="ce1" office:value-type="float" office:value="0.005" calcext:value-type="float">
            <text:p>0.005</text:p>
          </table:table-cell>
          <table:table-cell table:style-name="ce3" office:value-type="float" office:value="3.016" calcext:value-type="float">
            <text:p>3.016</text:p>
          </table:table-cell>
          <table:table-cell table:style-name="ce1" office:value-type="float" office:value="0.012" calcext:value-type="float">
            <text:p>0.012</text:p>
          </table:table-cell>
          <table:table-cell table:style-name="ce1" table:formula="of:=[.A37]/[.$A$35]" office:value-type="float" office:value="0.0310066408676126" calcext:value-type="float">
            <text:p>0.0310066409</text:p>
          </table:table-cell>
          <table:table-cell table:style-name="ce1" table:formula="of:=[.G37]*SQRT(([.B37]*[.B37])/([.A37]*[.A37])+([.$B$35]*[.$B$35])/([.$A$35]*[.$A$35]))" office:value-type="float" office:value="0.00092798734903463" calcext:value-type="float">
            <text:p>0.0009279873</text:p>
          </table:table-cell>
          <table:table-cell table:style-name="ce3" table:formula="of:=([.E37]/[.$E$35])" office:value-type="float" office:value="0.0453806801083359" calcext:value-type="float">
            <text:p>0.045</text:p>
          </table:table-cell>
          <table:table-cell table:style-name="ce6" table:formula="of:=[.I37]*SQRT(([.F37]*[.F37])/([.E37]*[.E37])+([.$F$35]*[.$F$35])/([.$E$35]*[.$E$35]))" office:value-type="float" office:value="0.000198282264299382" calcext:value-type="float">
            <text:p>0.0002</text:p>
          </table:table-cell>
          <table:table-cell/>
          <table:table-cell table:style-name="ce4" table:formula="of:=[.C37]" office:value-type="float" office:value="2015.215" calcext:value-type="float">
            <text:p>2015.2</text:p>
          </table:table-cell>
          <table:table-cell table:style-name="ce10" table:formula="of:=[.G37]/[.I37]" office:value-type="float" office:value="0.683256416466026" calcext:value-type="float">
            <text:p>0.683</text:p>
          </table:table-cell>
          <table:table-cell table:style-name="ce10" table:formula="of:=[.M37]*SQRT(([.B37]*[.B37])/([.A37]*[.A37])+([.$J$35]*[.$J$35])/([.$I$35]*[.$I$35]))" office:value-type="float" office:value="0.020288596758659" calcext:value-type="float">
            <text:p>0.020</text:p>
          </table:table-cell>
          <table:table-cell/>
          <table:table-cell table:formula="of:=LOG([.L37];10)" office:value-type="float" office:value="3.30432138711857" calcext:value-type="float">
            <text:p>3.3043213871</text:p>
          </table:table-cell>
          <table:table-cell table:formula="of:=LOG([.M37];10)" office:value-type="float" office:value="-0.165416281153481" calcext:value-type="float">
            <text:p>-0.1654162812</text:p>
          </table:table-cell>
          <table:table-cell table:formula="of:=[.N37]/(2.30258509*[.M37])" office:value-type="float" office:value="0.0128959281127236" calcext:value-type="float">
            <text:p>0.0128959281</text:p>
          </table:table-cell>
          <table:table-cell/>
          <table:table-cell table:formula="of:=1/[.R37]^2" office:value-type="float" office:value="6013.04969283023" calcext:value-type="float">
            <text:p>6013.0496928302</text:p>
          </table:table-cell>
          <table:table-cell table:formula="of:=[.P37]*[.T37]" office:value-type="float" office:value="19869.0487018257" calcext:value-type="float">
            <text:p>19869.0487018257</text:p>
          </table:table-cell>
          <table:table-cell table:formula="of:=[.P37]*[.P37]*[.T37]" office:value-type="float" office:value="65653.7225671431" calcext:value-type="float">
            <text:p>65653.7225671431</text:p>
          </table:table-cell>
          <table:table-cell table:formula="of:=[.P37]*[.P37]*[.P37]*[.T37]" office:value-type="float" office:value="216940.99962256" calcext:value-type="float">
            <text:p>216940.99962256</text:p>
          </table:table-cell>
          <table:table-cell table:formula="of:=[.P37]^4*[.T37]" office:value-type="float" office:value="716842.784795707" calcext:value-type="float">
            <text:p>716842.784795707</text:p>
          </table:table-cell>
          <table:table-cell/>
          <table:table-cell table:formula="of:=[.Q37]*[.T37]" office:value-type="float" office:value="-994.65631857906" calcext:value-type="float">
            <text:p>-994.6563185791</text:p>
          </table:table-cell>
          <table:table-cell table:formula="of:=[.Q37]*[.P37]*[.T37]" office:value-type="float" office:value="-3286.66414631341" calcext:value-type="float">
            <text:p>-3286.6641463134</text:p>
          </table:table-cell>
          <table:table-cell table:formula="of:=[.Q37]*[.P37]^2*[.T37]" office:value-type="float" office:value="-10860.1946309392" calcext:value-type="float">
            <text:p>-10860.1946309392</text:p>
          </table:table-cell>
          <table:table-cell/>
          <table:table-cell table:formula="of:=[.$AA$60]+[.$AA$61]*[.P37]+[.$AA$62]*[.P37]^2+[.$AA$65]" office:value-type="float" office:value="-0.170525207143181" calcext:value-type="float">
            <text:p>-0.1705252071</text:p>
          </table:table-cell>
          <table:table-cell table:formula="of:=([.AD37]-[.Q37])" office:value-type="float" office:value="-0.00510892598969997" calcext:value-type="float">
            <text:p>-0.005108926</text:p>
          </table:table-cell>
          <table:table-cell/>
          <table:table-cell table:style-name="ce14" table:formula="of:=[.L37]" office:value-type="float" office:value="2015.215" calcext:value-type="float">
            <text:p>2015.215000</text:p>
          </table:table-cell>
          <table:table-cell table:formula="of:=[.M37]/10^[.$AA$65]" office:value-type="float" office:value="0.00143639249168857" calcext:value-type="float">
            <text:p>1.44E-003</text:p>
          </table:table-cell>
          <table:table-cell table:formula="of:=[.N37]/10^[.$AA$65]" office:value-type="float" office:value="0.0000426521981334134" calcext:value-type="float">
            <text:p>4.27E-005</text:p>
          </table:table-cell>
        </table:table-row>
        <table:table-row table:style-name="ro1">
          <table:table-cell office:value-type="float" office:value="8333" calcext:value-type="float">
            <text:p>8333</text:p>
          </table:table-cell>
          <table:table-cell office:value-type="float" office:value="140" calcext:value-type="float">
            <text:p>140</text:p>
          </table:table-cell>
          <table:table-cell table:style-name="ce1" office:value-type="float" office:value="2034.791" calcext:value-type="float">
            <text:p>2034.791</text:p>
          </table:table-cell>
          <table:table-cell table:style-name="ce1" office:value-type="float" office:value="0.005" calcext:value-type="float">
            <text:p>0.005</text:p>
          </table:table-cell>
          <table:table-cell table:style-name="ce3" office:value-type="float" office:value="7.77" calcext:value-type="float">
            <text:p>7.77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table:formula="of:=[.A38]/[.$A$35]" office:value-type="float" office:value="0.0796235249151976" calcext:value-type="float">
            <text:p>0.0796235249</text:p>
          </table:table-cell>
          <table:table-cell table:style-name="ce1" table:formula="of:=[.G38]*SQRT(([.B38]*[.B38])/([.A38]*[.A38])+([.$B$35]*[.$B$35])/([.$A$35]*[.$A$35]))" office:value-type="float" office:value="0.00138548579663535" calcext:value-type="float">
            <text:p>0.0013854858</text:p>
          </table:table-cell>
          <table:table-cell table:style-name="ce3" table:formula="of:=([.E38]/[.$E$35])" office:value-type="float" office:value="0.116912428528438" calcext:value-type="float">
            <text:p>0.117</text:p>
          </table:table-cell>
          <table:table-cell table:style-name="ce6" table:formula="of:=[.I38]*SQRT(([.F38]*[.F38])/([.E38]*[.E38])+([.$F$35]*[.$F$35])/([.$E$35]*[.$E$35]))" office:value-type="float" office:value="0.00049832038807451" calcext:value-type="float">
            <text:p>0.0005</text:p>
          </table:table-cell>
          <table:table-cell/>
          <table:table-cell table:style-name="ce4" table:formula="of:=[.C38]" office:value-type="float" office:value="2034.791" calcext:value-type="float">
            <text:p>2034.8</text:p>
          </table:table-cell>
          <table:table-cell table:style-name="ce10" table:formula="of:=[.G38]/[.I38]" office:value-type="float" office:value="0.681052698309399" calcext:value-type="float">
            <text:p>0.681</text:p>
          </table:table-cell>
          <table:table-cell table:style-name="ce10" table:formula="of:=[.M38]*SQRT(([.B38]*[.B38])/([.A38]*[.A38])+([.$J$35]*[.$J$35])/([.$I$35]*[.$I$35]))" office:value-type="float" office:value="0.01157354721713" calcext:value-type="float">
            <text:p>0.012</text:p>
          </table:table-cell>
          <table:table-cell/>
          <table:table-cell table:formula="of:=LOG([.L38];10)" office:value-type="float" office:value="3.30851980805359" calcext:value-type="float">
            <text:p>3.3085198081</text:p>
          </table:table-cell>
          <table:table-cell table:formula="of:=LOG([.M38];10)" office:value-type="float" office:value="-0.166819282067393" calcext:value-type="float">
            <text:p>-0.1668192821</text:p>
          </table:table-cell>
          <table:table-cell table:formula="of:=[.N38]/(2.30258509*[.M38])" office:value-type="float" office:value="0.00738023314709573" calcext:value-type="float">
            <text:p>0.0073802331</text:p>
          </table:table-cell>
          <table:table-cell/>
          <table:table-cell table:formula="of:=1/[.R38]^2" office:value-type="float" office:value="18359.457177518" calcext:value-type="float">
            <text:p>18359.457177518</text:p>
          </table:table-cell>
          <table:table-cell table:formula="of:=[.P38]*[.T38]" office:value-type="float" office:value="60742.6277369299" calcext:value-type="float">
            <text:p>60742.6277369299</text:p>
          </table:table-cell>
          <table:table-cell table:formula="of:=[.P38]*[.P38]*[.T38]" office:value-type="float" office:value="200968.187060858" calcext:value-type="float">
            <text:p>200968.187060858</text:p>
          </table:table-cell>
          <table:table-cell table:formula="of:=[.P38]*[.P38]*[.P38]*[.T38]" office:value-type="float" office:value="664907.227679466" calcext:value-type="float">
            <text:p>664907.227679466</text:p>
          </table:table-cell>
          <table:table-cell table:formula="of:=[.P38]^4*[.T38]" office:value-type="float" office:value="2199858.73329551" calcext:value-type="float">
            <text:p>2199858.73329551</text:p>
          </table:table-cell>
          <table:table-cell/>
          <table:table-cell table:formula="of:=[.Q38]*[.T38]" office:value-type="float" office:value="-3062.71146550059" calcext:value-type="float">
            <text:p>-3062.7114655006</text:p>
          </table:table-cell>
          <table:table-cell table:formula="of:=[.Q38]*[.P38]*[.T38]" office:value-type="float" office:value="-10133.0415499615" calcext:value-type="float">
            <text:p>-10133.0415499615</text:p>
          </table:table-cell>
          <table:table-cell table:formula="of:=[.Q38]*[.P38]^2*[.T38]" office:value-type="float" office:value="-33525.3686838778" calcext:value-type="float">
            <text:p>-33525.3686838778</text:p>
          </table:table-cell>
          <table:table-cell/>
          <table:table-cell table:formula="of:=[.$AA$60]+[.$AA$61]*[.P38]+[.$AA$62]*[.P38]^2+[.$AA$65]" office:value-type="float" office:value="-0.173617481993495" calcext:value-type="float">
            <text:p>-0.173617482</text:p>
          </table:table-cell>
          <table:table-cell table:formula="of:=([.AD38]-[.Q38])" office:value-type="float" office:value="-0.00679819992610184" calcext:value-type="float">
            <text:p>-0.0067981999</text:p>
          </table:table-cell>
          <table:table-cell/>
          <table:table-cell table:style-name="ce14" table:formula="of:=[.L38]" office:value-type="float" office:value="2034.791" calcext:value-type="float">
            <text:p>2034.791000</text:p>
          </table:table-cell>
          <table:table-cell table:formula="of:=[.M38]/10^[.$AA$65]" office:value-type="float" office:value="0.00143175967136271" calcext:value-type="float">
            <text:p>1.43E-003</text:p>
          </table:table-cell>
          <table:table-cell table:formula="of:=[.N38]/10^[.$AA$65]" office:value-type="float" office:value="0.0000243307723487955" calcext:value-type="float">
            <text:p>2.43E-005</text:p>
          </table:table-cell>
        </table:table-row>
        <table:table-row table:style-name="ro1">
          <table:table-cell office:value-type="float" office:value="14720" calcext:value-type="float">
            <text:p>14720</text:p>
          </table:table-cell>
          <table:table-cell office:value-type="float" office:value="172" calcext:value-type="float">
            <text:p>172</text:p>
          </table:table-cell>
          <table:table-cell table:style-name="ce1" office:value-type="float" office:value="2598.5" calcext:value-type="float">
            <text:p>2598.5</text:p>
          </table:table-cell>
          <table:table-cell table:style-name="ce1" office:value-type="float" office:value="0.004" calcext:value-type="float">
            <text:p>0.004</text:p>
          </table:table-cell>
          <table:table-cell table:style-name="ce3" office:value-type="float" office:value="16.97" calcext:value-type="float">
            <text:p>16.97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table:formula="of:=[.A39]/[.$A$35]" office:value-type="float" office:value="0.140652620515026" calcext:value-type="float">
            <text:p>0.1406526205</text:p>
          </table:table-cell>
          <table:table-cell table:style-name="ce1" table:formula="of:=[.G39]*SQRT(([.B39]*[.B39])/([.A39]*[.A39])+([.$B$35]*[.$B$35])/([.$A$35]*[.$A$35]))" office:value-type="float" office:value="0.00176263886843714" calcext:value-type="float">
            <text:p>0.0017626389</text:p>
          </table:table-cell>
          <table:table-cell table:style-name="ce3" table:formula="of:=([.E39]/[.$E$35])" office:value-type="float" office:value="0.25534155883238" calcext:value-type="float">
            <text:p>0.255</text:p>
          </table:table-cell>
          <table:table-cell table:style-name="ce6" table:formula="of:=[.I39]*SQRT(([.F39]*[.F39])/([.E39]*[.E39])+([.$F$35]*[.$F$35])/([.$E$35]*[.$E$35]))" office:value-type="float" office:value="0.000758158315212543" calcext:value-type="float">
            <text:p>0.0008</text:p>
          </table:table-cell>
          <table:table-cell/>
          <table:table-cell table:style-name="ce4" table:formula="of:=[.C39]" office:value-type="float" office:value="2598.5" calcext:value-type="float">
            <text:p>2598.5</text:p>
          </table:table-cell>
          <table:table-cell table:style-name="ce10" table:formula="of:=[.G39]/[.I39]" office:value-type="float" office:value="0.55084108187558" calcext:value-type="float">
            <text:p>0.551</text:p>
          </table:table-cell>
          <table:table-cell table:style-name="ce10" table:formula="of:=[.M39]*SQRT(([.B39]*[.B39])/([.A39]*[.A39])+([.$J$35]*[.$J$35])/([.$I$35]*[.$I$35]))" office:value-type="float" office:value="0.00658835658880502" calcext:value-type="float">
            <text:p>0.007</text:p>
          </table:table-cell>
          <table:table-cell/>
          <table:table-cell table:formula="of:=LOG([.L39];10)" office:value-type="float" office:value="3.41472272115888" calcext:value-type="float">
            <text:p>3.4147227212</text:p>
          </table:table-cell>
          <table:table-cell table:formula="of:=LOG([.M39];10)" office:value-type="float" office:value="-0.258973677408329" calcext:value-type="float">
            <text:p>-0.2589736774</text:p>
          </table:table-cell>
          <table:table-cell table:formula="of:=[.N39]/(2.30258509*[.M39])" office:value-type="float" office:value="0.00519439636801774" calcext:value-type="float">
            <text:p>0.0051943964</text:p>
          </table:table-cell>
          <table:table-cell/>
          <table:table-cell table:formula="of:=1/[.R39]^2" office:value-type="float" office:value="37062.0832798447" calcext:value-type="float">
            <text:p>37062.0832798447</text:p>
          </table:table-cell>
          <table:table-cell table:formula="of:=[.P39]*[.T39]" office:value-type="float" office:value="126556.737869168" calcext:value-type="float">
            <text:p>126556.737869168</text:p>
          </table:table-cell>
          <table:table-cell table:formula="of:=[.P39]*[.P39]*[.T39]" office:value-type="float" office:value="432156.168317597" calcext:value-type="float">
            <text:p>432156.168317597</text:p>
          </table:table-cell>
          <table:table-cell table:formula="of:=[.P39]*[.P39]*[.P39]*[.T39]" office:value-type="float" office:value="1475693.48704306" calcext:value-type="float">
            <text:p>1475693.48704306</text:p>
          </table:table-cell>
          <table:table-cell table:formula="of:=[.P39]^4*[.T39]" office:value-type="float" office:value="5039084.07967211" calcext:value-type="float">
            <text:p>5039084.07967211</text:p>
          </table:table-cell>
          <table:table-cell/>
          <table:table-cell table:formula="of:=[.Q39]*[.T39]" office:value-type="float" office:value="-9598.10399939511" calcext:value-type="float">
            <text:p>-9598.1039993951</text:p>
          </table:table-cell>
          <table:table-cell table:formula="of:=[.Q39]*[.P39]*[.T39]" office:value-type="float" office:value="-32774.8638067804" calcext:value-type="float">
            <text:p>-32774.8638067804</text:p>
          </table:table-cell>
          <table:table-cell table:formula="of:=[.Q39]*[.P39]^2*[.T39]" office:value-type="float" office:value="-111917.072123901" calcext:value-type="float">
            <text:p>-111917.072123901</text:p>
          </table:table-cell>
          <table:table-cell/>
          <table:table-cell table:formula="of:=[.$AA$60]+[.$AA$61]*[.P39]+[.$AA$62]*[.P39]^2+[.$AA$65]" office:value-type="float" office:value="-0.252721552232743" calcext:value-type="float">
            <text:p>-0.2527215522</text:p>
          </table:table-cell>
          <table:table-cell table:formula="of:=([.AD39]-[.Q39])" office:value-type="float" office:value="0.00625212517558593" calcext:value-type="float">
            <text:p>0.0062521252</text:p>
          </table:table-cell>
          <table:table-cell/>
          <table:table-cell table:style-name="ce14" table:formula="of:=[.L39]" office:value-type="float" office:value="2598.5" calcext:value-type="float">
            <text:p>2598.500000</text:p>
          </table:table-cell>
          <table:table-cell table:formula="of:=[.M39]/10^[.$AA$65]" office:value-type="float" office:value="0.00115801911998442" calcext:value-type="float">
            <text:p>1.16E-003</text:p>
          </table:table-cell>
          <table:table-cell table:formula="of:=[.N39]/10^[.$AA$65]" office:value-type="float" office:value="0.0000138505335751897" calcext:value-type="float">
            <text:p>1.39E-00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3009.645" calcext:value-type="float">
            <text:p>3009.645</text:p>
          </table:table-cell>
          <table:table-cell table:style-name="ce1" office:value-type="float" office:value="0.004" calcext:value-type="float">
            <text:p>0.004</text:p>
          </table:table-cell>
          <table:table-cell table:style-name="ce3" office:value-type="float" office:value="1.036" calcext:value-type="float">
            <text:p>1.036</text:p>
          </table:table-cell>
          <table:table-cell table:style-name="ce1" office:value-type="float" office:value="0.013" calcext:value-type="float">
            <text:p>0.013</text:p>
          </table:table-cell>
          <table:table-cell table:style-name="ce1" table:formula="of:=[.A40]/[.$A$35]" office:value-type="float" office:value="0.00786393387798003" calcext:value-type="float">
            <text:p>0.0078639339</text:p>
          </table:table-cell>
          <table:table-cell table:style-name="ce1" table:formula="of:=[.G40]*SQRT(([.B40]*[.B40])/([.A40]*[.A40])+([.$B$35]*[.$B$35])/([.$A$35]*[.$A$35]))" office:value-type="float" office:value="0.000507676809772959" calcext:value-type="float">
            <text:p>0.0005076768</text:p>
          </table:table-cell>
          <table:table-cell table:style-name="ce3" table:formula="of:=([.E40]/[.$E$35])" office:value-type="float" office:value="0.0155883238037918" calcext:value-type="float">
            <text:p>0.016</text:p>
          </table:table-cell>
          <table:table-cell table:style-name="ce6" table:formula="of:=[.I40]*SQRT(([.F40]*[.F40])/([.E40]*[.E40])+([.$F$35]*[.$F$35])/([.$E$35]*[.$E$35]))" office:value-type="float" office:value="0.000197621017153106" calcext:value-type="float">
            <text:p>0.0002</text:p>
          </table:table-cell>
          <table:table-cell/>
          <table:table-cell table:style-name="ce4" table:formula="of:=[.C40]" office:value-type="float" office:value="3009.645" calcext:value-type="float">
            <text:p>3009.6</text:p>
          </table:table-cell>
          <table:table-cell table:style-name="ce10" table:formula="of:=[.G40]/[.I40]" office:value-type="float" office:value="0.504475912674279" calcext:value-type="float">
            <text:p>0.504</text:p>
          </table:table-cell>
          <table:table-cell table:style-name="ce10" table:formula="of:=[.M40]*SQRT(([.B40]*[.B40])/([.A40]*[.A40])+([.$J$35]*[.$J$35])/([.$I$35]*[.$I$35]))" office:value-type="float" office:value="0.0325130423163787" calcext:value-type="float">
            <text:p>0.033</text:p>
          </table:table-cell>
          <table:table-cell/>
          <table:table-cell table:formula="of:=LOG([.L40];10)" office:value-type="float" office:value="3.47851527179535" calcext:value-type="float">
            <text:p>3.4785152718</text:p>
          </table:table-cell>
          <table:table-cell table:formula="of:=LOG([.M40];10)" office:value-type="float" office:value="-0.297159565289077" calcext:value-type="float">
            <text:p>-0.2971595653</text:p>
          </table:table-cell>
          <table:table-cell table:formula="of:=[.N40]/(2.30258509*[.M40])" office:value-type="float" office:value="0.0279899089956503" calcext:value-type="float">
            <text:p>0.027989909</text:p>
          </table:table-cell>
          <table:table-cell/>
          <table:table-cell table:formula="of:=1/[.R40]^2" office:value-type="float" office:value="1276.43007125213" calcext:value-type="float">
            <text:p>1276.4300712521</text:p>
          </table:table-cell>
          <table:table-cell table:formula="of:=[.P40]*[.T40]" office:value-type="float" office:value="4440.08149622935" calcext:value-type="float">
            <text:p>4440.0814962294</text:p>
          </table:table-cell>
          <table:table-cell table:formula="of:=[.P40]*[.P40]*[.T40]" office:value-type="float" office:value="15444.8912926497" calcext:value-type="float">
            <text:p>15444.8912926497</text:p>
          </table:table-cell>
          <table:table-cell table:formula="of:=[.P40]*[.P40]*[.P40]*[.T40]" office:value-type="float" office:value="53725.290232701" calcext:value-type="float">
            <text:p>53725.290232701</text:p>
          </table:table-cell>
          <table:table-cell table:formula="of:=[.P40]^4*[.T40]" office:value-type="float" office:value="186884.242556088" calcext:value-type="float">
            <text:p>186884.242556088</text:p>
          </table:table-cell>
          <table:table-cell/>
          <table:table-cell table:formula="of:=[.Q40]*[.T40]" office:value-type="float" office:value="-379.303405095188" calcext:value-type="float">
            <text:p>-379.3034050952</text:p>
          </table:table-cell>
          <table:table-cell table:formula="of:=[.Q40]*[.P40]*[.T40]" office:value-type="float" office:value="-1319.41268726759" calcext:value-type="float">
            <text:p>-1319.4126872676</text:p>
          </table:table-cell>
          <table:table-cell table:formula="of:=[.Q40]*[.P40]^2*[.T40]" office:value-type="float" office:value="-4589.59718246084" calcext:value-type="float">
            <text:p>-4589.5971824609</text:p>
          </table:table-cell>
          <table:table-cell/>
          <table:table-cell table:formula="of:=[.$AA$60]+[.$AA$61]*[.P40]+[.$AA$62]*[.P40]^2+[.$AA$65]" office:value-type="float" office:value="-0.301052623949154" calcext:value-type="float">
            <text:p>-0.3010526239</text:p>
          </table:table-cell>
          <table:table-cell table:formula="of:=([.AD40]-[.Q40])" office:value-type="float" office:value="-0.00389305866007755" calcext:value-type="float">
            <text:p>-0.0038930587</text:p>
          </table:table-cell>
          <table:table-cell/>
          <table:table-cell table:style-name="ce14" table:formula="of:=[.L40]" office:value-type="float" office:value="3009.645" calcext:value-type="float">
            <text:p>3009.645000</text:p>
          </table:table-cell>
          <table:table-cell table:formula="of:=[.M40]/10^[.$AA$65]" office:value-type="float" office:value="0.00106054681045078" calcext:value-type="float">
            <text:p>1.06E-003</text:p>
          </table:table-cell>
          <table:table-cell table:formula="of:=[.N40]/10^[.$AA$65]" office:value-type="float" office:value="0.000068351337418463" calcext:value-type="float">
            <text:p>6.84E-005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3202.029" calcext:value-type="float">
            <text:p>3202.029</text:p>
          </table:table-cell>
          <table:table-cell table:style-name="ce1" office:value-type="float" office:value="0.008" calcext:value-type="float">
            <text:p>0.008</text:p>
          </table:table-cell>
          <table:table-cell table:style-name="ce3" office:value-type="float" office:value="3.209" calcext:value-type="float">
            <text:p>3.209</text:p>
          </table:table-cell>
          <table:table-cell table:style-name="ce1" office:value-type="float" office:value="0.012" calcext:value-type="float">
            <text:p>0.012</text:p>
          </table:table-cell>
          <table:table-cell table:style-name="ce1" table:formula="of:=[.A41]/[.$A$35]" office:value-type="float" office:value="0.0229038268596818" calcext:value-type="float">
            <text:p>0.0229038269</text:p>
          </table:table-cell>
          <table:table-cell table:style-name="ce1" table:formula="of:=[.G41]*SQRT(([.B41]*[.B41])/([.A41]*[.A41])+([.$B$35]*[.$B$35])/([.$A$35]*[.$A$35]))" office:value-type="float" office:value="0.000667420086192281" calcext:value-type="float">
            <text:p>0.0006674201</text:p>
          </table:table-cell>
          <table:table-cell table:style-name="ce3" table:formula="of:=([.E41]/[.$E$35])" office:value-type="float" office:value="0.048284682515799" calcext:value-type="float">
            <text:p>0.048</text:p>
          </table:table-cell>
          <table:table-cell table:style-name="ce6" table:formula="of:=[.I41]*SQRT(([.F41]*[.F41])/([.E41]*[.E41])+([.$F$35]*[.$F$35])/([.$E$35]*[.$E$35]))" office:value-type="float" office:value="0.000200505960646856" calcext:value-type="float">
            <text:p>0.0002</text:p>
          </table:table-cell>
          <table:table-cell/>
          <table:table-cell table:style-name="ce4" table:formula="of:=[.C41]" office:value-type="float" office:value="3202.029" calcext:value-type="float">
            <text:p>3202.0</text:p>
          </table:table-cell>
          <table:table-cell table:style-name="ce10" table:formula="of:=[.G41]/[.I41]" office:value-type="float" office:value="0.474349745432986" calcext:value-type="float">
            <text:p>0.474</text:p>
          </table:table-cell>
          <table:table-cell table:style-name="ce10" table:formula="of:=[.M41]*SQRT(([.B41]*[.B41])/([.A41]*[.A41])+([.$J$35]*[.$J$35])/([.$I$35]*[.$I$35]))" office:value-type="float" office:value="0.0137082410884881" calcext:value-type="float">
            <text:p>0.014</text:p>
          </table:table-cell>
          <table:table-cell/>
          <table:table-cell table:formula="of:=LOG([.L41];10)" office:value-type="float" office:value="3.50542526090088" calcext:value-type="float">
            <text:p>3.5054252609</text:p>
          </table:table-cell>
          <table:table-cell table:formula="of:=LOG([.M41];10)" office:value-type="float" office:value="-0.323901328153983" calcext:value-type="float">
            <text:p>-0.3239013282</text:p>
          </table:table-cell>
          <table:table-cell table:formula="of:=[.N41]/(2.30258509*[.M41])" office:value-type="float" office:value="0.0125506833858143" calcext:value-type="float">
            <text:p>0.0125506834</text:p>
          </table:table-cell>
          <table:table-cell/>
          <table:table-cell table:formula="of:=1/[.R41]^2" office:value-type="float" office:value="6348.41416986331" calcext:value-type="float">
            <text:p>6348.4141698633</text:p>
          </table:table-cell>
          <table:table-cell table:formula="of:=[.P41]*[.T41]" office:value-type="float" office:value="22253.8913976999" calcext:value-type="float">
            <text:p>22253.8913976999</text:p>
          </table:table-cell>
          <table:table-cell table:formula="of:=[.P41]*[.P41]*[.T41]" office:value-type="float" office:value="78009.353058842" calcext:value-type="float">
            <text:p>78009.353058842</text:p>
          </table:table-cell>
          <table:table-cell table:formula="of:=[.P41]*[.P41]*[.P41]*[.T41]" office:value-type="float" office:value="273455.956799" calcext:value-type="float">
            <text:p>273455.956799</text:p>
          </table:table-cell>
          <table:table-cell table:formula="of:=[.P41]^4*[.T41]" office:value-type="float" office:value="958579.418707032" calcext:value-type="float">
            <text:p>958579.418707032</text:p>
          </table:table-cell>
          <table:table-cell/>
          <table:table-cell table:formula="of:=[.Q41]*[.T41]" office:value-type="float" office:value="-2056.25978129029" calcext:value-type="float">
            <text:p>-2056.2597812903</text:p>
          </table:table-cell>
          <table:table-cell table:formula="of:=[.Q41]*[.P41]*[.T41]" office:value-type="float" office:value="-7208.0649803095" calcext:value-type="float">
            <text:p>-7208.0649803095</text:p>
          </table:table-cell>
          <table:table-cell table:formula="of:=[.Q41]*[.P41]^2*[.T41]" office:value-type="float" office:value="-25267.3330641919" calcext:value-type="float">
            <text:p>-25267.3330641919</text:p>
          </table:table-cell>
          <table:table-cell/>
          <table:table-cell table:formula="of:=[.$AA$60]+[.$AA$61]*[.P41]+[.$AA$62]*[.P41]^2+[.$AA$65]" office:value-type="float" office:value="-0.321624042338117" calcext:value-type="float">
            <text:p>-0.3216240423</text:p>
          </table:table-cell>
          <table:table-cell table:formula="of:=([.AD41]-[.Q41])" office:value-type="float" office:value="0.00227728581586595" calcext:value-type="float">
            <text:p>0.0022772858</text:p>
          </table:table-cell>
          <table:table-cell/>
          <table:table-cell table:style-name="ce14" table:formula="of:=[.L41]" office:value-type="float" office:value="3202.029" calcext:value-type="float">
            <text:p>3202.029000</text:p>
          </table:table-cell>
          <table:table-cell table:formula="of:=[.M41]/10^[.$AA$65]" office:value-type="float" office:value="0.000997213339464052" calcext:value-type="float">
            <text:p>9.97E-004</text:p>
          </table:table-cell>
          <table:table-cell table:formula="of:=[.N41]/10^[.$AA$65]" office:value-type="float" office:value="0.0000288184846848637" calcext:value-type="float">
            <text:p>2.88E-005</text:p>
          </table:table-cell>
        </table:table-row>
        <table:table-row table:style-name="ro1">
          <table:table-cell office:value-type="float" office:value="5574" calcext:value-type="float">
            <text:p>5574</text:p>
          </table:table-cell>
          <table:table-cell office:value-type="float" office:value="103" calcext:value-type="float">
            <text:p>103</text:p>
          </table:table-cell>
          <table:table-cell table:style-name="ce1" office:value-type="float" office:value="3253.503" calcext:value-type="float">
            <text:p>3253.503</text:p>
          </table:table-cell>
          <table:table-cell table:style-name="ce1" office:value-type="float" office:value="0.004" calcext:value-type="float">
            <text:p>0.004</text:p>
          </table:table-cell>
          <table:table-cell table:style-name="ce3" office:value-type="float" office:value="7.923" calcext:value-type="float">
            <text:p>7.923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table:formula="of:=[.A42]/[.$A$35]" office:value-type="float" office:value="0.0532607137738283" calcext:value-type="float">
            <text:p>0.0532607138</text:p>
          </table:table-cell>
          <table:table-cell table:style-name="ce1" table:formula="of:=[.G42]*SQRT(([.B42]*[.B42])/([.A42]*[.A42])+([.$B$35]*[.$B$35])/([.$A$35]*[.$A$35]))" office:value-type="float" office:value="0.00101331765052571" calcext:value-type="float">
            <text:p>0.0010133177</text:p>
          </table:table-cell>
          <table:table-cell table:style-name="ce3" table:formula="of:=([.E42]/[.$E$35])" office:value-type="float" office:value="0.119214565151971" calcext:value-type="float">
            <text:p>0.119</text:p>
          </table:table-cell>
          <table:table-cell table:style-name="ce6" table:formula="of:=[.I42]*SQRT(([.F42]*[.F42])/([.E42]*[.E42])+([.$F$35]*[.$F$35])/([.$E$35]*[.$E$35]))" office:value-type="float" office:value="0.00038233118907294" calcext:value-type="float">
            <text:p>0.0004</text:p>
          </table:table-cell>
          <table:table-cell/>
          <table:table-cell table:style-name="ce4" table:formula="of:=[.C42]" office:value-type="float" office:value="3253.503" calcext:value-type="float">
            <text:p>3253.5</text:p>
          </table:table-cell>
          <table:table-cell table:style-name="ce10" table:formula="of:=[.G42]/[.I42]" office:value-type="float" office:value="0.446763478153304" calcext:value-type="float">
            <text:p>0.447</text:p>
          </table:table-cell>
          <table:table-cell table:style-name="ce10" table:formula="of:=[.M42]*SQRT(([.B42]*[.B42])/([.A42]*[.A42])+([.$J$35]*[.$J$35])/([.$I$35]*[.$I$35]))" office:value-type="float" office:value="0.0083340359219968" calcext:value-type="float">
            <text:p>0.008</text:p>
          </table:table-cell>
          <table:table-cell/>
          <table:table-cell table:formula="of:=LOG([.L42];10)" office:value-type="float" office:value="3.51235121152564" calcext:value-type="float">
            <text:p>3.5123512115</text:p>
          </table:table-cell>
          <table:table-cell table:formula="of:=LOG([.M42];10)" office:value-type="float" office:value="-0.349922336641434" calcext:value-type="float">
            <text:p>-0.3499223366</text:p>
          </table:table-cell>
          <table:table-cell table:formula="of:=[.N42]/(2.30258509*[.M42])" office:value-type="float" office:value="0.0081014362064104" calcext:value-type="float">
            <text:p>0.0081014362</text:p>
          </table:table-cell>
          <table:table-cell/>
          <table:table-cell table:formula="of:=1/[.R42]^2" office:value-type="float" office:value="15236.1755132883" calcext:value-type="float">
            <text:p>15236.1755132883</text:p>
          </table:table-cell>
          <table:table-cell table:formula="of:=[.P42]*[.T42]" office:value-type="float" office:value="53514.7995231156" calcext:value-type="float">
            <text:p>53514.7995231156</text:p>
          </table:table-cell>
          <table:table-cell table:formula="of:=[.P42]*[.P42]*[.T42]" office:value-type="float" office:value="187962.770939567" calcext:value-type="float">
            <text:p>187962.770939567</text:p>
          </table:table-cell>
          <table:table-cell table:formula="of:=[.P42]*[.P42]*[.P42]*[.T42]" office:value-type="float" office:value="660191.266231305" calcext:value-type="float">
            <text:p>660191.266231305</text:p>
          </table:table-cell>
          <table:table-cell table:formula="of:=[.P42]^4*[.T42]" office:value-type="float" office:value="2318823.59378617" calcext:value-type="float">
            <text:p>2318823.59378617</text:p>
          </table:table-cell>
          <table:table-cell/>
          <table:table-cell table:formula="of:=[.Q42]*[.T42]" office:value-type="float" office:value="-5331.47813708885" calcext:value-type="float">
            <text:p>-5331.4781370889</text:p>
          </table:table-cell>
          <table:table-cell table:formula="of:=[.Q42]*[.P42]*[.T42]" office:value-type="float" office:value="-18726.0236940265" calcext:value-type="float">
            <text:p>-18726.0236940265</text:p>
          </table:table-cell>
          <table:table-cell table:formula="of:=[.Q42]*[.P42]^2*[.T42]" office:value-type="float" office:value="-65772.3720087719" calcext:value-type="float">
            <text:p>-65772.3720087719</text:p>
          </table:table-cell>
          <table:table-cell/>
          <table:table-cell table:formula="of:=[.$AA$60]+[.$AA$61]*[.P42]+[.$AA$62]*[.P42]^2+[.$AA$65]" office:value-type="float" office:value="-0.326936236432748" calcext:value-type="float">
            <text:p>-0.3269362364</text:p>
          </table:table-cell>
          <table:table-cell table:formula="of:=([.AD42]-[.Q42])" office:value-type="float" office:value="0.0229861002086855" calcext:value-type="float">
            <text:p>0.0229861002</text:p>
          </table:table-cell>
          <table:table-cell/>
          <table:table-cell table:style-name="ce14" table:formula="of:=[.L42]" office:value-type="float" office:value="3253.503" calcext:value-type="float">
            <text:p>3253.503000</text:p>
          </table:table-cell>
          <table:table-cell table:formula="of:=[.M42]/10^[.$AA$65]" office:value-type="float" office:value="0.000939219435214754" calcext:value-type="float">
            <text:p>9.39E-004</text:p>
          </table:table-cell>
          <table:table-cell table:formula="of:=[.N42]/10^[.$AA$65]" office:value-type="float" office:value="0.0000175204305957868" calcext:value-type="float">
            <text:p>1.75E-005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3273.079" calcext:value-type="float">
            <text:p>3273.079</text:p>
          </table:table-cell>
          <table:table-cell table:style-name="ce1" office:value-type="float" office:value="0.004" calcext:value-type="float">
            <text:p>0.004</text:p>
          </table:table-cell>
          <table:table-cell table:style-name="ce3" office:value-type="float" office:value="1.8759" calcext:value-type="float">
            <text:p>1.876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table:formula="of:=[.A43]/[.$A$35]" office:value-type="float" office:value="0.0127370885289762" calcext:value-type="float">
            <text:p>0.0127370885</text:p>
          </table:table-cell>
          <table:table-cell table:style-name="ce1" table:formula="of:=[.G43]*SQRT(([.B43]*[.B43])/([.A43]*[.A43])+([.$B$35]*[.$B$35])/([.$A$35]*[.$A$35]))" office:value-type="float" office:value="0.000509701009783244" calcext:value-type="float">
            <text:p>0.000509701</text:p>
          </table:table-cell>
          <table:table-cell table:style-name="ce3" table:formula="of:=([.E43]/[.$E$35])" office:value-type="float" office:value="0.0282260006018658" calcext:value-type="float">
            <text:p>0.028</text:p>
          </table:table-cell>
          <table:table-cell table:style-name="ce6" table:formula="of:=[.I43]*SQRT(([.F43]*[.F43])/([.E43]*[.E43])+([.$F$35]*[.$F$35])/([.$E$35]*[.$E$35]))" office:value-type="float" office:value="0.000305217980276056" calcext:value-type="float">
            <text:p>0.0003</text:p>
          </table:table-cell>
          <table:table-cell/>
          <table:table-cell table:style-name="ce4" table:formula="of:=[.C43]" office:value-type="float" office:value="3273.079" calcext:value-type="float">
            <text:p>3273.1</text:p>
          </table:table-cell>
          <table:table-cell table:style-name="ce10" table:formula="of:=[.G43]/[.I43]" office:value-type="float" office:value="0.451253746807269" calcext:value-type="float">
            <text:p>0.451</text:p>
          </table:table-cell>
          <table:table-cell table:style-name="ce10" table:formula="of:=[.M43]*SQRT(([.B43]*[.B43])/([.A43]*[.A43])+([.$J$35]*[.$J$35])/([.$I$35]*[.$I$35]))" office:value-type="float" office:value="0.0179787851103475" calcext:value-type="float">
            <text:p>0.018</text:p>
          </table:table-cell>
          <table:table-cell/>
          <table:table-cell table:formula="of:=LOG([.L43];10)" office:value-type="float" office:value="3.5149564876942" calcext:value-type="float">
            <text:p>3.5149564877</text:p>
          </table:table-cell>
          <table:table-cell table:formula="of:=LOG([.M43];10)" office:value-type="float" office:value="-0.345579179078604" calcext:value-type="float">
            <text:p>-0.3455791791</text:p>
          </table:table-cell>
          <table:table-cell table:formula="of:=[.N43]/(2.30258509*[.M43])" office:value-type="float" office:value="0.0173030966061672" calcext:value-type="float">
            <text:p>0.0173030966</text:p>
          </table:table-cell>
          <table:table-cell/>
          <table:table-cell table:formula="of:=1/[.R43]^2" office:value-type="float" office:value="3340.04512994741" calcext:value-type="float">
            <text:p>3340.0451299474</text:p>
          </table:table-cell>
          <table:table-cell table:formula="of:=[.P43]*[.T43]" office:value-type="float" office:value="11740.1132987001" calcext:value-type="float">
            <text:p>11740.1132987001</text:p>
          </table:table-cell>
          <table:table-cell table:formula="of:=[.P43]*[.P43]*[.T43]" office:value-type="float" office:value="41265.9874055307" calcext:value-type="float">
            <text:p>41265.9874055307</text:p>
          </table:table-cell>
          <table:table-cell table:formula="of:=[.P43]*[.P43]*[.P43]*[.T43]" office:value-type="float" office:value="145048.150152177" calcext:value-type="float">
            <text:p>145048.150152177</text:p>
          </table:table-cell>
          <table:table-cell table:formula="of:=[.P43]^4*[.T43]" office:value-type="float" office:value="509837.936405438" calcext:value-type="float">
            <text:p>509837.936405438</text:p>
          </table:table-cell>
          <table:table-cell/>
          <table:table-cell table:formula="of:=[.Q43]*[.T43]" office:value-type="float" office:value="-1154.25005409272" calcext:value-type="float">
            <text:p>-1154.2500540927</text:p>
          </table:table-cell>
          <table:table-cell table:formula="of:=[.Q43]*[.P43]*[.T43]" office:value-type="float" office:value="-4057.13871605457" calcext:value-type="float">
            <text:p>-4057.1387160546</text:p>
          </table:table-cell>
          <table:table-cell table:formula="of:=[.Q43]*[.P43]^2*[.T43]" office:value-type="float" office:value="-14260.6660514713" calcext:value-type="float">
            <text:p>-14260.6660514713</text:p>
          </table:table-cell>
          <table:table-cell/>
          <table:table-cell table:formula="of:=[.$AA$60]+[.$AA$61]*[.P43]+[.$AA$62]*[.P43]^2+[.$AA$65]" office:value-type="float" office:value="-0.328936347701183" calcext:value-type="float">
            <text:p>-0.3289363477</text:p>
          </table:table-cell>
          <table:table-cell table:formula="of:=([.AD43]-[.Q43])" office:value-type="float" office:value="0.0166428313774212" calcext:value-type="float">
            <text:p>0.0166428314</text:p>
          </table:table-cell>
          <table:table-cell/>
          <table:table-cell table:style-name="ce14" table:formula="of:=[.L43]" office:value-type="float" office:value="3273.079" calcext:value-type="float">
            <text:p>3273.079000</text:p>
          </table:table-cell>
          <table:table-cell table:formula="of:=[.M43]/10^[.$AA$65]" office:value-type="float" office:value="0.000948659212178107" calcext:value-type="float">
            <text:p>9.49E-004</text:p>
          </table:table-cell>
          <table:table-cell table:formula="of:=[.N43]/10^[.$AA$65]" office:value-type="float" office:value="0.000037796340173074" calcext:value-type="float">
            <text:p>3.78E-00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3451.232" calcext:value-type="float">
            <text:p>3451.232</text:p>
          </table:table-cell>
          <table:table-cell table:style-name="ce1" office:value-type="float" office:value="0.004" calcext:value-type="float">
            <text:p>0.004</text:p>
          </table:table-cell>
          <table:table-cell table:style-name="ce3" office:value-type="float" office:value="0.949" calcext:value-type="float">
            <text:p>0.949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table:formula="of:=[.A44]/[.$A$35]" office:value-type="float" office:value="0.00569490229802685" calcext:value-type="float">
            <text:p>0.0056949023</text:p>
          </table:table-cell>
          <table:table-cell table:style-name="ce1" table:formula="of:=[.G44]*SQRT(([.B44]*[.B44])/([.A44]*[.A44])+([.$B$35]*[.$B$35])/([.$A$35]*[.$A$35]))" office:value-type="float" office:value="0.000344953054585258" calcext:value-type="float">
            <text:p>0.0003449531</text:p>
          </table:table-cell>
          <table:table-cell table:style-name="ce3" table:formula="of:=([.E44]/[.$E$35])" office:value-type="float" office:value="0.0142792657237436" calcext:value-type="float">
            <text:p>0.014</text:p>
          </table:table-cell>
          <table:table-cell table:style-name="ce7" table:formula="of:=[.I44]*SQRT(([.F44]*[.F44])/([.E44]*[.E44])+([.$F$35]*[.$F$35])/([.$E$35]*[.$E$35]))" office:value-type="float" office:value="0.0000795284887953975" calcext:value-type="float">
            <text:p>0.00008</text:p>
          </table:table-cell>
          <table:table-cell/>
          <table:table-cell table:style-name="ce4" table:formula="of:=[.C44]" office:value-type="float" office:value="3451.232" calcext:value-type="float">
            <text:p>3451.2</text:p>
          </table:table-cell>
          <table:table-cell table:style-name="ce10" table:formula="of:=[.G44]/[.I44]" office:value-type="float" office:value="0.398823189385526" calcext:value-type="float">
            <text:p>0.399</text:p>
          </table:table-cell>
          <table:table-cell table:style-name="ce10" table:formula="of:=[.M44]*SQRT(([.B44]*[.B44])/([.A44]*[.A44])+([.$J$35]*[.$J$35])/([.$I$35]*[.$I$35]))" office:value-type="float" office:value="0.0241115078272061" calcext:value-type="float">
            <text:p>0.024</text:p>
          </table:table-cell>
          <table:table-cell/>
          <table:table-cell table:formula="of:=LOG([.L44];10)" office:value-type="float" office:value="3.53797415457783" calcext:value-type="float">
            <text:p>3.5379741546</text:p>
          </table:table-cell>
          <table:table-cell table:formula="of:=LOG([.M44];10)" office:value-type="float" office:value="-0.399219597779189" calcext:value-type="float">
            <text:p>-0.3992195978</text:p>
          </table:table-cell>
          <table:table-cell table:formula="of:=[.N44]/(2.30258509*[.M44])" office:value-type="float" office:value="0.0262559828315709" calcext:value-type="float">
            <text:p>0.0262559828</text:p>
          </table:table-cell>
          <table:table-cell/>
          <table:table-cell table:formula="of:=1/[.R44]^2" office:value-type="float" office:value="1450.58586268345" calcext:value-type="float">
            <text:p>1450.5858626835</text:p>
          </table:table-cell>
          <table:table-cell table:formula="of:=[.P44]*[.T44]" office:value-type="float" office:value="5132.13529117003" calcext:value-type="float">
            <text:p>5132.13529117</text:p>
          </table:table-cell>
          <table:table-cell table:formula="of:=[.P44]*[.P44]*[.T44]" office:value-type="float" office:value="18157.3620179564" calcext:value-type="float">
            <text:p>18157.3620179564</text:p>
          </table:table-cell>
          <table:table-cell table:formula="of:=[.P44]*[.P44]*[.P44]*[.T44]" office:value-type="float" office:value="64240.2775348428" calcext:value-type="float">
            <text:p>64240.2775348428</text:p>
          </table:table-cell>
          <table:table-cell table:formula="of:=[.P44]^4*[.T44]" office:value-type="float" office:value="227280.441601181" calcext:value-type="float">
            <text:p>227280.441601181</text:p>
          </table:table-cell>
          <table:table-cell/>
          <table:table-cell table:formula="of:=[.Q44]*[.T44]" office:value-type="float" office:value="-579.102304644664" calcext:value-type="float">
            <text:p>-579.1023046447</text:p>
          </table:table-cell>
          <table:table-cell table:formula="of:=[.Q44]*[.P44]*[.T44]" office:value-type="float" office:value="-2048.84898668928" calcext:value-type="float">
            <text:p>-2048.8489866893</text:p>
          </table:table-cell>
          <table:table-cell table:formula="of:=[.Q44]*[.P44]^2*[.T44]" office:value-type="float" office:value="-7248.77476153967" calcext:value-type="float">
            <text:p>-7248.7747615397</text:p>
          </table:table-cell>
          <table:table-cell/>
          <table:table-cell table:formula="of:=[.$AA$60]+[.$AA$61]*[.P44]+[.$AA$62]*[.P44]^2+[.$AA$65]" office:value-type="float" office:value="-0.346651743360802" calcext:value-type="float">
            <text:p>-0.3466517434</text:p>
          </table:table-cell>
          <table:table-cell table:formula="of:=([.AD44]-[.Q44])" office:value-type="float" office:value="0.052567854418387" calcext:value-type="float">
            <text:p>0.0525678544</text:p>
          </table:table-cell>
          <table:table-cell/>
          <table:table-cell table:style-name="ce14" table:formula="of:=[.L44]" office:value-type="float" office:value="3451.232" calcext:value-type="float">
            <text:p>3451.232000</text:p>
          </table:table-cell>
          <table:table-cell table:formula="of:=[.M44]/10^[.$AA$65]" office:value-type="float" office:value="0.000838435792096428" calcext:value-type="float">
            <text:p>8.38E-004</text:p>
          </table:table-cell>
          <table:table-cell table:formula="of:=[.N44]/10^[.$AA$65]" office:value-type="float" office:value="0.0000506890063110167" calcext:value-type="float">
            <text:p>5.07E-005</text:p>
          </table:table-cell>
        </table:table-row>
        <table:table-row table:style-name="ro1">
          <table:table-cell table:number-columns-repeated="33"/>
          <table:table-cell table:style-name="Default" table:number-columns-repeated="2"/>
        </table:table-row>
        <table:table-row table:style-name="ro1">
          <table:table-cell table:number-columns-repeated="18"/>
          <table:table-cell office:value-type="string" calcext:value-type="string">
            <text:p>sum over l</text:p>
          </table:table-cell>
          <table:table-cell table:formula="of:=SUM([.T33:.T44])" office:value-type="float" office:value="638241.949168163" calcext:value-type="float">
            <text:p>638241.949168163</text:p>
          </table:table-cell>
          <table:table-cell table:formula="of:=SUM([.U33:.U44])" office:value-type="float" office:value="1949672.72460882" calcext:value-type="float">
            <text:p>1949672.72460882</text:p>
          </table:table-cell>
          <table:table-cell table:formula="of:=SUM([.V33:.V44])" office:value-type="float" office:value="5973217.96641266" calcext:value-type="float">
            <text:p>5973217.96641266</text:p>
          </table:table-cell>
          <table:table-cell table:formula="of:=SUM([.W33:.W44])" office:value-type="float" office:value="18357436.7441791" calcext:value-type="float">
            <text:p>18357436.7441791</text:p>
          </table:table-cell>
          <table:table-cell table:formula="of:=SUM([.X33:.X44])" office:value-type="float" office:value="56605754.726931" calcext:value-type="float">
            <text:p>56605754.726931</text:p>
          </table:table-cell>
          <table:table-cell/>
          <table:table-cell table:formula="of:=SUM([.Z33:.Z44])" office:value-type="float" office:value="4127.77646594122" calcext:value-type="float">
            <text:p>4127.7764659412</text:p>
          </table:table-cell>
          <table:table-cell table:formula="of:=SUM([.AA33:.AA44])" office:value-type="float" office:value="385.613102568152" calcext:value-type="float">
            <text:p>385.6131025682</text:p>
          </table:table-cell>
          <table:table-cell table:formula="of:=SUM([.AB33:.AB44])" office:value-type="float" office:value="-39225.9443387546" calcext:value-type="float">
            <text:p>-39225.9443387546</text:p>
          </table:table-cell>
          <table:table-cell table:number-columns-repeated="5"/>
          <table:table-cell table:style-name="Default" table:number-columns-repeated="2"/>
        </table:table-row>
        <table:table-row table:style-name="ro1" table:number-rows-repeated="3">
          <table:table-cell table:number-columns-repeated="33"/>
          <table:table-cell table:style-name="Default" table:number-columns-repeated="2"/>
        </table:table-row>
        <table:table-row table:style-name="ro1">
          <table:table-cell table:number-columns-repeated="19"/>
          <table:table-cell table:formula="of:=[.T6]+[.T20]+[.T30]+[.T46]" office:value-type="float" office:value="1452132.42388448" calcext:value-type="float">
            <text:p>1452132.42388448</text:p>
          </table:table-cell>
          <table:table-cell table:formula="of:=[.U6]+[.U20]+[.U30]+[.U46]" office:value-type="float" office:value="4337358.18788077" calcext:value-type="float">
            <text:p>4337358.18788077</text:p>
          </table:table-cell>
          <table:table-cell table:formula="of:=[.V6]+[.V20]+[.V30]+[.V46]" office:value-type="float" office:value="13032069.668282" calcext:value-type="float">
            <text:p>13032069.668282</text:p>
          </table:table-cell>
          <table:table-cell table:formula="of:=[.T20]" office:value-type="float" office:value="357617.480507129" calcext:value-type="float">
            <text:p>357617.480507129</text:p>
          </table:table-cell>
          <table:table-cell table:formula="of:=[.T30]" office:value-type="float" office:value="96296.7344113033" calcext:value-type="float">
            <text:p>96296.7344113033</text:p>
          </table:table-cell>
          <table:table-cell table:formula="of:=[.T46]" office:value-type="float" office:value="638241.949168163" calcext:value-type="float">
            <text:p>638241.949168163</text:p>
          </table:table-cell>
          <table:table-cell/>
          <table:table-cell table:formula="of:=[.Z6]+[.Z20]+[.Z30]+[.Z46]" office:value-type="float" office:value="-900803.774860753" calcext:value-type="float">
            <text:p>-900803.774860753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19"/>
          <table:table-cell table:formula="of:=[.U50]" office:value-type="float" office:value="4337358.18788077" calcext:value-type="float">
            <text:p>4337358.18788077</text:p>
          </table:table-cell>
          <table:table-cell table:formula="of:=[.V50]" office:value-type="float" office:value="13032069.668282" calcext:value-type="float">
            <text:p>13032069.668282</text:p>
          </table:table-cell>
          <table:table-cell table:formula="of:=[.W6]+[.W20]+[.W30]+[.W46]" office:value-type="float" office:value="39367713.2697288" calcext:value-type="float">
            <text:p>39367713.2697288</text:p>
          </table:table-cell>
          <table:table-cell table:formula="of:=[.U20]" office:value-type="float" office:value="1029970.96147907" calcext:value-type="float">
            <text:p>1029970.96147907</text:p>
          </table:table-cell>
          <table:table-cell table:formula="of:=[.U30]" office:value-type="float" office:value="242893.607863352" calcext:value-type="float">
            <text:p>242893.607863352</text:p>
          </table:table-cell>
          <table:table-cell table:formula="of:=[.U46]" office:value-type="float" office:value="1949672.72460882" calcext:value-type="float">
            <text:p>1949672.72460882</text:p>
          </table:table-cell>
          <table:table-cell/>
          <table:table-cell table:formula="of:=[.AA6]+[.AA20]+[.AA30]+[.AA46]" office:value-type="float" office:value="-2836063.69660606" calcext:value-type="float">
            <text:p>-2836063.69660606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19"/>
          <table:table-cell table:formula="of:=[.U51]" office:value-type="float" office:value="13032069.668282" calcext:value-type="float">
            <text:p>13032069.668282</text:p>
          </table:table-cell>
          <table:table-cell table:formula="of:=[.V51]" office:value-type="float" office:value="39367713.2697288" calcext:value-type="float">
            <text:p>39367713.2697288</text:p>
          </table:table-cell>
          <table:table-cell table:formula="of:=[.X6]+[.X20]+[.X30]+[.X46]" office:value-type="float" office:value="119511115.928301" calcext:value-type="float">
            <text:p>119511115.928301</text:p>
          </table:table-cell>
          <table:table-cell table:formula="of:=[.V20]" office:value-type="float" office:value="2993142.89676005" calcext:value-type="float">
            <text:p>2993142.89676005</text:p>
          </table:table-cell>
          <table:table-cell table:formula="of:=[.V30]" office:value-type="float" office:value="612911.826132728" calcext:value-type="float">
            <text:p>612911.826132728</text:p>
          </table:table-cell>
          <table:table-cell table:formula="of:=[.V46]" office:value-type="float" office:value="5973217.96641266" calcext:value-type="float">
            <text:p>5973217.96641266</text:p>
          </table:table-cell>
          <table:table-cell/>
          <table:table-cell table:formula="of:=[.AB6]+[.AB20]+[.AB30]+[.AB46]" office:value-type="float" office:value="-8908458.40744452" calcext:value-type="float">
            <text:p>-8908458.40744452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19"/>
          <table:table-cell table:formula="of:=[.W50]" office:value-type="float" office:value="357617.480507129" calcext:value-type="float">
            <text:p>357617.480507129</text:p>
          </table:table-cell>
          <table:table-cell table:formula="of:=[.W51]" office:value-type="float" office:value="1029970.96147907" calcext:value-type="float">
            <text:p>1029970.96147907</text:p>
          </table:table-cell>
          <table:table-cell table:formula="of:=[.W52]" office:value-type="float" office:value="2993142.89676005" calcext:value-type="float">
            <text:p>2993142.89676005</text:p>
          </table:table-cell>
          <table:table-cell table:formula="of:=[.W50]" office:value-type="float" office:value="357617.480507129" calcext:value-type="float">
            <text:p>357617.4805071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Z20]" office:value-type="float" office:value="62522.16337405" calcext:value-type="float">
            <text:p>62522.16337405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19"/>
          <table:table-cell table:formula="of:=[.X50]" office:value-type="float" office:value="96296.7344113033" calcext:value-type="float">
            <text:p>96296.7344113033</text:p>
          </table:table-cell>
          <table:table-cell table:formula="of:=[.X51]" office:value-type="float" office:value="242893.607863352" calcext:value-type="float">
            <text:p>242893.607863352</text:p>
          </table:table-cell>
          <table:table-cell table:formula="of:=[.X52]" office:value-type="float" office:value="612911.826132728" calcext:value-type="float">
            <text:p>612911.826132728</text:p>
          </table:table-cell>
          <table:table-cell office:value-type="float" office:value="0" calcext:value-type="float">
            <text:p>0</text:p>
          </table:table-cell>
          <table:table-cell table:formula="of:=[.X50]" office:value-type="float" office:value="96296.7344113033" calcext:value-type="float">
            <text:p>96296.734411303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Z30]" office:value-type="float" office:value="3921.93605783307" calcext:value-type="float">
            <text:p>3921.9360578331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19"/>
          <table:table-cell table:formula="of:=[.Y50]" office:value-type="float" office:value="638241.949168163" calcext:value-type="float">
            <text:p>638241.949168163</text:p>
          </table:table-cell>
          <table:table-cell table:formula="of:=[.Y51]" office:value-type="float" office:value="1949672.72460882" calcext:value-type="float">
            <text:p>1949672.72460882</text:p>
          </table:table-cell>
          <table:table-cell table:formula="of:=[.Y52]" office:value-type="float" office:value="5973217.96641266" calcext:value-type="float">
            <text:p>5973217.966412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Y50]" office:value-type="float" office:value="638241.949168163" calcext:value-type="float">
            <text:p>638241.949168163</text:p>
          </table:table-cell>
          <table:table-cell/>
          <table:table-cell table:formula="of:=[.Z46]" office:value-type="float" office:value="4127.77646594122" calcext:value-type="float">
            <text:p>4127.7764659412</text:p>
          </table:table-cell>
          <table:table-cell table:number-columns-repeated="6"/>
          <table:table-cell table:style-name="Default" table:number-columns-repeated="2"/>
        </table:table-row>
        <table:table-row table:style-name="ro1" table:number-rows-repeated="4">
          <table:table-cell table:number-columns-repeated="33"/>
          <table:table-cell table:style-name="Default" table:number-columns-repeated="2"/>
        </table:table-row>
        <table:table-row table:style-name="ro1">
          <table:table-cell table:number-columns-repeated="19"/>
          <table:table-cell table:number-matrix-columns-spanned="6" table:number-matrix-rows-spanned="6" table:formula="of:=MINVERSE([.T50:.Y55])" office:value-type="float" office:value="0.00852602923906854" calcext:value-type="float">
            <text:p>0.0085260292</text:p>
          </table:table-cell>
          <table:table-cell office:value-type="float" office:value="-0.00577289034733369" calcext:value-type="float">
            <text:p>-0.0057728903</text:p>
          </table:table-cell>
          <table:table-cell office:value-type="float" office:value="0.000975316730658933" calcext:value-type="float">
            <text:p>0.0009753167</text:p>
          </table:table-cell>
          <table:table-cell office:value-type="float" office:value="-0.0000626647726518797" calcext:value-type="float">
            <text:p>-6.26647726518797E-005</text:p>
          </table:table-cell>
          <table:table-cell office:value-type="float" office:value="-0.000172526799602564" calcext:value-type="float">
            <text:p>-0.0001725268</text:p>
          </table:table-cell>
          <table:table-cell office:value-type="float" office:value="-0.0000191182769865232" calcext:value-type="float">
            <text:p>-1.91182769865232E-005</text:p>
          </table:table-cell>
          <table:table-cell/>
          <table:table-cell table:number-matrix-columns-spanned="1" table:number-matrix-rows-spanned="6" table:formula="of:=MMULT([.T60:.Y65];[.AA50:.AA55])" office:value-type="float" office:value="-1.23660592902615" calcext:value-type="float">
            <text:p>-1.236605929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19"/>
          <table:table-cell office:value-type="float" office:value="-0.00577289034733363" calcext:value-type="float">
            <text:p>-0.0057728903</text:p>
          </table:table-cell>
          <table:table-cell office:value-type="float" office:value="0.00393768482754423" calcext:value-type="float">
            <text:p>0.0039376848</text:p>
          </table:table-cell>
          <table:table-cell office:value-type="float" office:value="-0.0006695180336622" calcext:value-type="float">
            <text:p>-0.000669518</text:p>
          </table:table-cell>
          <table:table-cell office:value-type="float" office:value="0.000035648761131041" calcext:value-type="float">
            <text:p>3.5648761131041E-005</text:p>
          </table:table-cell>
          <table:table-cell office:value-type="float" office:value="0.000102054704892506" calcext:value-type="float">
            <text:p>0.0001020547</text:p>
          </table:table-cell>
          <table:table-cell office:value-type="float" office:value="0.0000101548147439984" calcext:value-type="float">
            <text:p>1.01548147439984E-005</text:p>
          </table:table-cell>
          <table:table-cell/>
          <table:table-cell office:value-type="float" office:value="-0.23900892575074" calcext:value-type="float">
            <text:p>-0.2390089258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19"/>
          <table:table-cell office:value-type="float" office:value="0.000975316730658913" calcext:value-type="float">
            <text:p>0.0009753167</text:p>
          </table:table-cell>
          <table:table-cell office:value-type="float" office:value="-0.000669518033662194" calcext:value-type="float">
            <text:p>-0.000669518</text:p>
          </table:table-cell>
          <table:table-cell office:value-type="float" office:value="0.000114487421755538" calcext:value-type="float">
            <text:p>0.0001144874</text:p>
          </table:table-cell>
          <table:table-cell office:value-type="float" office:value="-0.00000526649941540128" calcext:value-type="float">
            <text:p>-5.26649941540128E-006</text:p>
          </table:table-cell>
          <table:table-cell office:value-type="float" office:value="-0.0000152534787370441" calcext:value-type="float">
            <text:p>-1.52534787370441E-005</text:p>
          </table:table-cell>
          <table:table-cell office:value-type="float" office:value="-0.00000157515018702798" calcext:value-type="float">
            <text:p>-1.57515018702798E-006</text:p>
          </table:table-cell>
          <table:table-cell/>
          <table:table-cell office:value-type="float" office:value="-0.0752360277486785" calcext:value-type="float">
            <text:p>-0.0752360277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19"/>
          <table:table-cell office:value-type="float" office:value="-0.0000626647726518875" calcext:value-type="float">
            <text:p>-6.26647726518875E-005</text:p>
          </table:table-cell>
          <table:table-cell office:value-type="float" office:value="0.0000356487611310468" calcext:value-type="float">
            <text:p>3.56487611310468E-005</text:p>
          </table:table-cell>
          <table:table-cell office:value-type="float" office:value="-0.00000526649941540231" calcext:value-type="float">
            <text:p>-5.26649941540231E-006</text:p>
          </table:table-cell>
          <table:table-cell office:value-type="float" office:value="0.00000686827346123437" calcext:value-type="float">
            <text:p>6.86827346123437E-006</text:p>
          </table:table-cell>
          <table:table-cell office:value-type="float" office:value="0.00000626663551713434" calcext:value-type="float">
            <text:p>6.26663551713434E-006</text:p>
          </table:table-cell>
          <table:table-cell office:value-type="float" office:value="0.00000305498303417329" calcext:value-type="float">
            <text:p>0.000003055</text:p>
          </table:table-cell>
          <table:table-cell/>
          <table:table-cell office:value-type="float" office:value="2.72950442412001" calcext:value-type="float">
            <text:p>2.7295044241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19"/>
          <table:table-cell office:value-type="float" office:value="-0.000172526799602592" calcext:value-type="float">
            <text:p>-0.0001725268</text:p>
          </table:table-cell>
          <table:table-cell office:value-type="float" office:value="0.000102054704892526" calcext:value-type="float">
            <text:p>0.0001020547</text:p>
          </table:table-cell>
          <table:table-cell office:value-type="float" office:value="-0.0000152534787370477" calcext:value-type="float">
            <text:p>-1.52534787370477E-005</text:p>
          </table:table-cell>
          <table:table-cell office:value-type="float" office:value="0.00000626663551713437" calcext:value-type="float">
            <text:p>6.26663551713437E-006</text:p>
          </table:table-cell>
          <table:table-cell office:value-type="float" office:value="0.0000225798875764676" calcext:value-type="float">
            <text:p>2.25798875764676E-005</text:p>
          </table:table-cell>
          <table:table-cell office:value-type="float" office:value="0.00000352988323707845" calcext:value-type="float">
            <text:p>3.52988323707845E-006</text:p>
          </table:table-cell>
          <table:table-cell/>
          <table:table-cell office:value-type="float" office:value="2.35906068477895" calcext:value-type="float">
            <text:p>2.3590606848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19"/>
          <table:table-cell office:value-type="float" office:value="-0.0000191182769865258" calcext:value-type="float">
            <text:p>-1.91182769865258E-005</text:p>
          </table:table-cell>
          <table:table-cell office:value-type="float" office:value="0.0000101548147440002" calcext:value-type="float">
            <text:p>1.01548147440002E-005</text:p>
          </table:table-cell>
          <table:table-cell office:value-type="float" office:value="-0.00000157515018702831" calcext:value-type="float">
            <text:p>-1.57515018702831E-006</text:p>
          </table:table-cell>
          <table:table-cell office:value-type="float" office:value="0.00000305498303417329" calcext:value-type="float">
            <text:p>0.000003055</text:p>
          </table:table-cell>
          <table:table-cell office:value-type="float" office:value="0.00000352988323707845" calcext:value-type="float">
            <text:p>3.52988323707845E-006</text:p>
          </table:table-cell>
          <table:table-cell office:value-type="float" office:value="0.00000440622312495329" calcext:value-type="float">
            <text:p>4.40622312495329E-006</text:p>
          </table:table-cell>
          <table:table-cell/>
          <table:table-cell office:value-type="float" office:value="2.67731059253085" calcext:value-type="float">
            <text:p>2.6773105925</text:p>
          </table:table-cell>
          <table:table-cell table:number-columns-repeated="6"/>
          <table:table-cell table:style-name="Default" table:number-columns-repeated="2"/>
        </table:table-row>
      </table:table>
      <table:table table:name="Addback" table:style-name="ta1">
        <table:table-column table:style-name="co1" table:number-columns-repeated="33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lta y</text:p>
          </table:table-cell>
          <table:table-cell/>
          <table:table-cell office:value-type="string" calcext:value-type="string">
            <text:p>log(x)</text:p>
          </table:table-cell>
          <table:table-cell office:value-type="string" calcext:value-type="string">
            <text:p>log(y)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sum x</text:p>
          </table:table-cell>
          <table:table-cell office:value-type="string" calcext:value-type="string">
            <text:p>sum x^2</text:p>
          </table:table-cell>
          <table:table-cell office:value-type="string" calcext:value-type="string">
            <text:p>sum x^3</text:p>
          </table:table-cell>
          <table:table-cell office:value-type="string" calcext:value-type="string">
            <text:p>sum x^4</text:p>
          </table:table-cell>
          <table:table-cell/>
          <table:table-cell office:value-type="string" calcext:value-type="string">
            <text:p>sum eff.</text:p>
          </table:table-cell>
          <table:table-cell office:value-type="string" calcext:value-type="string">
            <text:p>sum eff.*x</text:p>
          </table:table-cell>
          <table:table-cell office:value-type="string" calcext:value-type="string">
            <text:p>sum eff.*x^2</text:p>
          </table:table-cell>
          <table:table-cell table:number-columns-repeated="4"/>
          <table:table-cell office:value-type="string" calcext:value-type="string">
            <text:p>Energy</text:p>
          </table:table-cell>
          <table:table-cell office:value-type="string" calcext:value-type="string">
            <text:p>Absolute Efficiency</text:p>
          </table:table-cell>
          <table:table-cell office:value-type="string" calcext:value-type="string">
            <text:p>Error</text:p>
          </table:table-cell>
          <table:table-cell table:number-columns-repeated="21"/>
        </table:table-row>
        <table:table-row table:style-name="ro1">
          <table:table-cell table:number-columns-repeated="11"/>
          <table:table-cell office:value-type="string" calcext:value-type="string">
            <text:p>Energy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Error</text:p>
          </table:table-cell>
          <table:table-cell table:number-columns-repeated="42"/>
        </table:table-row>
        <table:table-row table:style-name="ro1">
          <table:table-cell table:number-columns-repeated="9"/>
          <table:table-cell office:value-type="string" calcext:value-type="string">
            <text:p>Co-60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0.00286509219897386" calcext:value-type="float">
            <text:p>0.0028650922</text:p>
          </table:table-cell>
          <table:table-cell table:style-name="ce11" office:value-type="float" office:value="0.0000292890990289884" calcext:value-type="float">
            <text:p>2.93E-005</text:p>
          </table:table-cell>
          <table:table-cell/>
          <table:table-cell table:formula="of:=LOG([.L3];10)" office:value-type="float" office:value="3.06929801211553" calcext:value-type="float">
            <text:p>3.0692980121</text:p>
          </table:table-cell>
          <table:table-cell table:formula="of:=LOG([.M3];10)" office:value-type="float" office:value="-2.54286139782877" calcext:value-type="float">
            <text:p>-2.5428613978</text:p>
          </table:table-cell>
          <table:table-cell table:formula="of:=[.N3]/(2.30258509*[.M3])" office:value-type="float" office:value="0.00443968054825712" calcext:value-type="float">
            <text:p>0.0044396805</text:p>
          </table:table-cell>
          <table:table-cell/>
          <table:table-cell table:formula="of:=1/[.R3]^2" office:value-type="float" office:value="50733.7022518854" calcext:value-type="float">
            <text:p>50733.7022518854</text:p>
          </table:table-cell>
          <table:table-cell table:formula="of:=[.P3]*[.T3]" office:value-type="float" office:value="155716.851468973" calcext:value-type="float">
            <text:p>155716.851468973</text:p>
          </table:table-cell>
          <table:table-cell table:formula="of:=[.P3]*[.P3]*[.T3]" office:value-type="float" office:value="477941.422666608" calcext:value-type="float">
            <text:p>477941.422666608</text:p>
          </table:table-cell>
          <table:table-cell table:formula="of:=[.P3]*[.P3]*[.P3]*[.T3]" office:value-type="float" office:value="1466944.65849829" calcext:value-type="float">
            <text:p>1466944.65849829</text:p>
          </table:table-cell>
          <table:table-cell table:formula="of:=[.P3]^4*[.T3]" office:value-type="float" office:value="4502490.32421229" calcext:value-type="float">
            <text:p>4502490.32421229</text:p>
          </table:table-cell>
          <table:table-cell/>
          <table:table-cell table:formula="of:=[.Q3]*[.T3]" office:value-type="float" office:value="-129008.773025258" calcext:value-type="float">
            <text:p>-129008.773025258</text:p>
          </table:table-cell>
          <table:table-cell table:formula="of:=[.Q3]*[.P3]*[.T3]" office:value-type="float" office:value="-395966.370591887" calcext:value-type="float">
            <text:p>-395966.370591887</text:p>
          </table:table-cell>
          <table:table-cell table:formula="of:=[.Q3]*[.P3]^2*[.T3]" office:value-type="float" office:value="-1215338.79412228" calcext:value-type="float">
            <text:p>-1215338.79412228</text:p>
          </table:table-cell>
          <table:table-cell/>
          <table:table-cell table:formula="of:=[.$AA$60]+[.$AA$61]*[.P3]+[.$AA$62]*[.P3]^2" office:value-type="float" office:value="-2.54489960830062" calcext:value-type="float">
            <text:p>-2.5448996083</text:p>
          </table:table-cell>
          <table:table-cell table:formula="of:=([.AD3]-[.Q3])" office:value-type="float" office:value="-0.00203821047185038" calcext:value-type="float">
            <text:p>-0.0020382105</text:p>
          </table:table-cell>
          <table:table-cell/>
          <table:table-cell table:style-name="ce16" table:formula="of:=[.L3]" office:value-type="float" office:value="1173" calcext:value-type="float">
            <text:p>1173</text:p>
          </table:table-cell>
          <table:table-cell table:style-name="ce14" table:formula="of:=[.M3]" office:value-type="float" office:value="0.00286509219897386" calcext:value-type="float">
            <text:p>0.002865</text:p>
          </table:table-cell>
          <table:table-cell table:style-name="ce14" table:formula="of:=[.N3]" office:value-type="float" office:value="0.0000292890990289884" calcext:value-type="float">
            <text:p>0.000029</text:p>
          </table:table-cell>
          <table:table-cell table:number-columns-repeated="21"/>
        </table:table-row>
        <table:table-row table:style-name="ro1">
          <table:table-cell table:number-columns-repeated="11"/>
          <table:table-cell office:value-type="float" office:value="1332.5" calcext:value-type="float">
            <text:p>1332.5</text:p>
          </table:table-cell>
          <table:table-cell office:value-type="float" office:value="0.00266599329716318" calcext:value-type="float">
            <text:p>0.0026659933</text:p>
          </table:table-cell>
          <table:table-cell office:value-type="float" office:value="0.000027195989541896" calcext:value-type="float">
            <text:p>0.000027196</text:p>
          </table:table-cell>
          <table:table-cell/>
          <table:table-cell table:formula="of:=LOG([.L4];10)" office:value-type="float" office:value="3.12466721769861" calcext:value-type="float">
            <text:p>3.1246672177</text:p>
          </table:table-cell>
          <table:table-cell table:formula="of:=LOG([.M4];10)" office:value-type="float" office:value="-2.5741409468234" calcext:value-type="float">
            <text:p>-2.5741409468</text:p>
          </table:table-cell>
          <table:table-cell table:formula="of:=[.N4]/(2.30258509*[.M4])" office:value-type="float" office:value="0.00443026927932255" calcext:value-type="float">
            <text:p>0.0044302693</text:p>
          </table:table-cell>
          <table:table-cell/>
          <table:table-cell table:formula="of:=1/[.R4]^2" office:value-type="float" office:value="50949.4795022368" calcext:value-type="float">
            <text:p>50949.4795022368</text:p>
          </table:table-cell>
          <table:table-cell table:formula="of:=[.P4]*[.T4]" office:value-type="float" office:value="159200.168359446" calcext:value-type="float">
            <text:p>159200.168359446</text:p>
          </table:table-cell>
          <table:table-cell table:formula="of:=[.P4]*[.P4]*[.T4]" office:value-type="float" office:value="497447.547124862" calcext:value-type="float">
            <text:p>497447.547124862</text:p>
          </table:table-cell>
          <table:table-cell table:formula="of:=[.P4]*[.P4]*[.P4]*[.T4]" office:value-type="float" office:value="1554358.04302564" calcext:value-type="float">
            <text:p>1554358.04302564</text:p>
          </table:table-cell>
          <table:table-cell table:formula="of:=[.P4]^4*[.T4]" office:value-type="float" office:value="4856851.62160838" calcext:value-type="float">
            <text:p>4856851.62160838</text:p>
          </table:table-cell>
          <table:table-cell/>
          <table:table-cell table:formula="of:=[.Q4]*[.T4]" office:value-type="float" office:value="-131151.141406047" calcext:value-type="float">
            <text:p>-131151.141406047</text:p>
          </table:table-cell>
          <table:table-cell table:formula="of:=[.Q4]*[.P4]*[.T4]" office:value-type="float" office:value="-409803.67211523" calcext:value-type="float">
            <text:p>-409803.67211523</text:p>
          </table:table-cell>
          <table:table-cell table:formula="of:=[.Q4]*[.P4]^2*[.T4]" office:value-type="float" office:value="-1280500.09995097" calcext:value-type="float">
            <text:p>-1280500.09995097</text:p>
          </table:table-cell>
          <table:table-cell/>
          <table:table-cell table:formula="of:=[.$AA$60]+[.$AA$61]*[.P4]+[.$AA$62]*[.P4]^2" office:value-type="float" office:value="-2.57211136842368" calcext:value-type="float">
            <text:p>-2.5721113684</text:p>
          </table:table-cell>
          <table:table-cell table:formula="of:=([.AD4]-[.Q4])" office:value-type="float" office:value="0.00202957839971551" calcext:value-type="float">
            <text:p>0.0020295784</text:p>
          </table:table-cell>
          <table:table-cell/>
          <table:table-cell table:style-name="ce16" table:formula="of:=[.L4]" office:value-type="float" office:value="1332.5" calcext:value-type="float">
            <text:p>1332.5</text:p>
          </table:table-cell>
          <table:table-cell table:style-name="ce14" table:formula="of:=[.M4]" office:value-type="float" office:value="0.00266599329716318" calcext:value-type="float">
            <text:p>0.002666</text:p>
          </table:table-cell>
          <table:table-cell table:style-name="ce14" table:formula="of:=[.N4]" office:value-type="float" office:value="0.000027195989541896" calcext:value-type="float">
            <text:p>0.000027</text:p>
          </table:table-cell>
          <table:table-cell table:number-columns-repeated="21"/>
        </table:table-row>
        <table:table-row table:style-name="ro1">
          <table:table-cell table:number-columns-repeated="56"/>
        </table:table-row>
        <table:table-row table:style-name="ro1">
          <table:table-cell table:number-columns-repeated="18"/>
          <table:table-cell office:value-type="string" calcext:value-type="string">
            <text:p>sum over I</text:p>
          </table:table-cell>
          <table:table-cell table:formula="of:=SUM([.T3:.T4])" office:value-type="float" office:value="101683.181754122" calcext:value-type="float">
            <text:p>101683.181754122</text:p>
          </table:table-cell>
          <table:table-cell table:formula="of:=SUM([.U3:.U4])" office:value-type="float" office:value="314917.019828419" calcext:value-type="float">
            <text:p>314917.019828419</text:p>
          </table:table-cell>
          <table:table-cell table:formula="of:=SUM([.V3:.V4])" office:value-type="float" office:value="975388.969791469" calcext:value-type="float">
            <text:p>975388.969791469</text:p>
          </table:table-cell>
          <table:table-cell table:formula="of:=SUM([.W3:.W4])" office:value-type="float" office:value="3021302.70152393" calcext:value-type="float">
            <text:p>3021302.70152393</text:p>
          </table:table-cell>
          <table:table-cell table:formula="of:=SUM([.X3:.X4])" office:value-type="float" office:value="9359341.94582067" calcext:value-type="float">
            <text:p>9359341.94582067</text:p>
          </table:table-cell>
          <table:table-cell/>
          <table:table-cell table:formula="of:=SUM([.Z3:.Z4])" office:value-type="float" office:value="-260159.914431305" calcext:value-type="float">
            <text:p>-260159.914431305</text:p>
          </table:table-cell>
          <table:table-cell table:formula="of:=SUM([.AA3:.AA4])" office:value-type="float" office:value="-805770.042707117" calcext:value-type="float">
            <text:p>-805770.042707117</text:p>
          </table:table-cell>
          <table:table-cell table:formula="of:=SUM([.AB3:.AB4])" office:value-type="float" office:value="-2495838.89407325" calcext:value-type="float">
            <text:p>-2495838.8940732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 3399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br(E)</text:p>
          </table:table-cell>
          <table:table-cell table:style-name="ce1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Branching Ratio</text:p>
          </table:table-cell>
          <table:table-cell table:style-name="ce1" office:value-type="string" calcext:value-type="string">
            <text:p>Error</text:p>
          </table:table-cell>
          <table:table-cell/>
          <table:table-cell table:style-name="ce1"/>
          <table:table-cell table:style-name="ce1" office:value-type="string" calcext:value-type="string">
            <text:p>Relative Efficiency</text:p>
          </table:table-cell>
          <table:table-cell table:style-name="ce1" office:value-type="string" calcext:value-type="string">
            <text:p>Error</text:p>
          </table:table-cell>
          <table:table-cell table:number-columns-repeated="42"/>
        </table:table-row>
        <table:table-row table:style-name="ro1">
          <table:table-cell office:value-type="float" office:value="737455" calcext:value-type="float">
            <text:p>737455</text:p>
          </table:table-cell>
          <table:table-cell office:value-type="float" office:value="1319" calcext:value-type="float">
            <text:p>1319</text:p>
          </table:table-cell>
          <table:table-cell table:style-name="ce1" office:value-type="float" office:value="121.777" calcext:value-type="float">
            <text:p>121.777</text:p>
          </table:table-cell>
          <table:table-cell table:style-name="ce1" office:value-type="float" office:value="0.005" calcext:value-type="float">
            <text:p>0.005</text:p>
          </table:table-cell>
          <table:table-cell table:style-name="ce3" office:value-type="float" office:value="28.67" calcext:value-type="float">
            <text:p>28.670</text:p>
          </table:table-cell>
          <table:table-cell table:style-name="ce1" office:value-type="float" office:value="0.015" calcext:value-type="float">
            <text:p>0.015</text:p>
          </table:table-cell>
          <table:table-cell table:style-name="ce2" table:formula="of:=[.A9]/[.$A$18]" office:value-type="float" office:value="4.25969247475798" calcext:value-type="float">
            <text:p>4.26</text:p>
          </table:table-cell>
          <table:table-cell table:style-name="ce2" table:formula="of:=[.G9]*SQRT(([.B9]*[.B9])/([.A9]*[.A9])+([.$B$18]*[.$B$18])/([.$A$18]*[.$A$18]))" office:value-type="float" office:value="0.0170517409461603" calcext:value-type="float">
            <text:p>0.02</text:p>
          </table:table-cell>
          <table:table-cell table:style-name="ce3" table:formula="of:=([.E9]/[.$E$18])" office:value-type="float" office:value="1.36070242050309" calcext:value-type="float">
            <text:p>1.361</text:p>
          </table:table-cell>
          <table:table-cell table:style-name="ce3" table:formula="of:=[.I9]*SQRT(([.F9]*[.F9])/([.E9]*[.E9])+([.$F$18]*[.$F$18])/([.$E$18]*[.$E$18]))" office:value-type="float" office:value="0.00649712977016086" calcext:value-type="float">
            <text:p>0.006</text:p>
          </table:table-cell>
          <table:table-cell/>
          <table:table-cell table:style-name="ce4" table:formula="of:=[.C9]" office:value-type="float" office:value="121.777" calcext:value-type="float">
            <text:p>121.8</text:p>
          </table:table-cell>
          <table:table-cell table:style-name="ce2" table:formula="of:=[.G9]/[.I9]" office:value-type="float" office:value="3.13050995616151" calcext:value-type="float">
            <text:p>3.13</text:p>
          </table:table-cell>
          <table:table-cell table:style-name="ce2" table:formula="of:=[.M9]*SQRT(([.H9]*[.H9])/([.G9]*[.G9])+([.J9]*[.J9])/([.I9]*[.I9]))" office:value-type="float" office:value="0.0195057201145789" calcext:value-type="float">
            <text:p>0.02</text:p>
          </table:table-cell>
          <table:table-cell/>
          <table:table-cell table:formula="of:=LOG([.L9];10)" office:value-type="float" office:value="2.08556527092154" calcext:value-type="float">
            <text:p>2.0855652709</text:p>
          </table:table-cell>
          <table:table-cell table:formula="of:=LOG([.M9];10)" office:value-type="float" office:value="0.495615089337915" calcext:value-type="float">
            <text:p>0.4956150893</text:p>
          </table:table-cell>
          <table:table-cell table:formula="of:=[.N9]/(2.30258509*[.M9])" office:value-type="float" office:value="0.00270602130034847" calcext:value-type="float">
            <text:p>0.0027060213</text:p>
          </table:table-cell>
          <table:table-cell/>
          <table:table-cell table:formula="of:=1/[.R9]^2" office:value-type="float" office:value="136564.42434383" calcext:value-type="float">
            <text:p>136564.42434383</text:p>
          </table:table-cell>
          <table:table-cell table:formula="of:=[.P9]*[.T9]" office:value-type="float" office:value="284814.020654884" calcext:value-type="float">
            <text:p>284814.020654884</text:p>
          </table:table-cell>
          <table:table-cell table:formula="of:=[.P9]*[.P9]*[.T9]" office:value-type="float" office:value="593998.230149357" calcext:value-type="float">
            <text:p>593998.230149357</text:p>
          </table:table-cell>
          <table:table-cell table:formula="of:=[.P9]*[.P9]*[.P9]*[.T9]" office:value-type="float" office:value="1238822.07978836" calcext:value-type="float">
            <text:p>1238822.07978836</text:p>
          </table:table-cell>
          <table:table-cell table:formula="of:=[.P9]^4*[.T9]" office:value-type="float" office:value="2583644.3064574" calcext:value-type="float">
            <text:p>2583644.3064574</text:p>
          </table:table-cell>
          <table:table-cell/>
          <table:table-cell table:formula="of:=[.Q9]*[.T9]" office:value-type="float" office:value="67683.3893715482" calcext:value-type="float">
            <text:p>67683.3893715482</text:p>
          </table:table-cell>
          <table:table-cell table:formula="of:=[.Q9]*[.P9]*[.T9]" office:value-type="float" office:value="141158.126291561" calcext:value-type="float">
            <text:p>141158.126291561</text:p>
          </table:table-cell>
          <table:table-cell table:formula="of:=[.Q9]*[.P9]^2*[.T9]" office:value-type="float" office:value="294394.485902037" calcext:value-type="float">
            <text:p>294394.485902037</text:p>
          </table:table-cell>
          <table:table-cell/>
          <table:table-cell table:formula="of:=[.$AA$60]+[.$AA$61]*[.P9]+[.$AA$62]*[.P9]^2+[.$AA$63]" office:value-type="float" office:value="0.506672111964982" calcext:value-type="float">
            <text:p>0.506672112</text:p>
          </table:table-cell>
          <table:table-cell table:formula="of:=([.AD9]-[.Q9])" office:value-type="float" office:value="0.0110570226270672" calcext:value-type="float">
            <text:p>0.0110570226</text:p>
          </table:table-cell>
          <table:table-cell/>
          <table:table-cell table:style-name="ce17" table:formula="of:=[.L9]" office:value-type="float" office:value="121.777" calcext:value-type="float">
            <text:p>121.8</text:p>
          </table:table-cell>
          <table:table-cell table:style-name="ce12" table:formula="of:=[.M9]/10^[.$AA$63]" office:value-type="float" office:value="0.00855881439828179" calcext:value-type="float">
            <text:p>0.00856</text:p>
          </table:table-cell>
          <table:table-cell table:style-name="ce12" table:formula="of:=[.N9]/10^[.$AA$63]" office:value-type="float" office:value="0.0000533286399031976" calcext:value-type="float">
            <text:p>0.00005</text:p>
          </table:table-cell>
          <table:table-cell table:number-columns-repeated="21"/>
        </table:table-row>
        <table:table-row table:style-name="ro1">
          <table:table-cell office:value-type="float" office:value="144052" calcext:value-type="float">
            <text:p>144052</text:p>
          </table:table-cell>
          <table:table-cell office:value-type="float" office:value="671" calcext:value-type="float">
            <text:p>671</text:p>
          </table:table-cell>
          <table:table-cell table:style-name="ce2" office:value-type="float" office:value="244.7" calcext:value-type="float">
            <text:p>244.70</text:p>
          </table:table-cell>
          <table:table-cell table:style-name="ce1" office:value-type="float" office:value="0.01" calcext:value-type="float">
            <text:p>0.01</text:p>
          </table:table-cell>
          <table:table-cell table:style-name="ce2" office:value-type="float" office:value="7.61" calcext:value-type="float">
            <text:p>7.61</text:p>
          </table:table-cell>
          <table:table-cell table:style-name="ce1" office:value-type="float" office:value="0.04" calcext:value-type="float">
            <text:p>0.04</text:p>
          </table:table-cell>
          <table:table-cell table:style-name="ce3" table:formula="of:=[.A10]/[.$A$18]" office:value-type="float" office:value="0.832074120283727" calcext:value-type="float">
            <text:p>0.832</text:p>
          </table:table-cell>
          <table:table-cell table:style-name="ce3" table:formula="of:=[.G10]*SQRT(([.B10]*[.B10])/([.A10]*[.A10])+([.$B$18]*[.$B$18])/([.$A$18]*[.$A$18]))" office:value-type="float" office:value="0.00488893475890248" calcext:value-type="float">
            <text:p>0.005</text:p>
          </table:table-cell>
          <table:table-cell table:style-name="ce3" table:formula="of:=([.E10]/[.$E$18])" office:value-type="float" office:value="0.361177028951115" calcext:value-type="float">
            <text:p>0.361</text:p>
          </table:table-cell>
          <table:table-cell table:style-name="ce3" table:formula="of:=[.I10]*SQRT(([.F10]*[.F10])/([.E10]*[.E10])+([.$F$18]*[.$F$18])/([.$E$18]*[.$E$18]))" office:value-type="float" office:value="0.0025578218455549" calcext:value-type="float">
            <text:p>0.003</text:p>
          </table:table-cell>
          <table:table-cell/>
          <table:table-cell table:style-name="ce4" table:formula="of:=[.C10]" office:value-type="float" office:value="244.7" calcext:value-type="float">
            <text:p>244.7</text:p>
          </table:table-cell>
          <table:table-cell table:style-name="ce2" table:formula="of:=[.G10]/[.I10]" office:value-type="float" office:value="2.30378471936638" calcext:value-type="float">
            <text:p>2.30</text:p>
          </table:table-cell>
          <table:table-cell table:style-name="ce2" table:formula="of:=[.M10]*SQRT(([.H10]*[.H10])/([.G10]*[.G10])+([.J10]*[.J10])/([.I10]*[.I10]))" office:value-type="float" office:value="0.0211993353310595" calcext:value-type="float">
            <text:p>0.02</text:p>
          </table:table-cell>
          <table:table-cell/>
          <table:table-cell table:formula="of:=LOG([.L10];10)" office:value-type="float" office:value="2.38863396935179" calcext:value-type="float">
            <text:p>2.3886339694</text:p>
          </table:table-cell>
          <table:table-cell table:formula="of:=LOG([.M10];10)" office:value-type="float" office:value="0.362441893345139" calcext:value-type="float">
            <text:p>0.3624418933</text:p>
          </table:table-cell>
          <table:table-cell table:formula="of:=[.N10]/(2.30258509*[.M10])" office:value-type="float" office:value="0.0039963605491747" calcext:value-type="float">
            <text:p>0.0039963605</text:p>
          </table:table-cell>
          <table:table-cell/>
          <table:table-cell table:formula="of:=1/[.R10]^2" office:value-type="float" office:value="62613.8882487146" calcext:value-type="float">
            <text:p>62613.8882487146</text:p>
          </table:table-cell>
          <table:table-cell table:formula="of:=[.P10]*[.T10]" office:value-type="float" office:value="149561.660424077" calcext:value-type="float">
            <text:p>149561.660424077</text:p>
          </table:table-cell>
          <table:table-cell table:formula="of:=[.P10]*[.P10]*[.T10]" office:value-type="float" office:value="357248.062601606" calcext:value-type="float">
            <text:p>357248.062601606</text:p>
          </table:table-cell>
          <table:table-cell table:formula="of:=[.P10]*[.P10]*[.P10]*[.T10]" office:value-type="float" office:value="853334.857815311" calcext:value-type="float">
            <text:p>853334.857815311</text:p>
          </table:table-cell>
          <table:table-cell table:formula="of:=[.P10]^4*[.T10]" office:value-type="float" office:value="2038304.62860963" calcext:value-type="float">
            <text:p>2038304.62860963</text:p>
          </table:table-cell>
          <table:table-cell/>
          <table:table-cell table:formula="of:=[.Q10]*[.T10]" office:value-type="float" office:value="22693.8962065651" calcext:value-type="float">
            <text:p>22693.8962065651</text:p>
          </table:table-cell>
          <table:table-cell table:formula="of:=[.Q10]*[.P10]*[.T10]" office:value-type="float" office:value="54207.4113759451" calcext:value-type="float">
            <text:p>54207.4113759451</text:p>
          </table:table-cell>
          <table:table-cell table:formula="of:=[.Q10]*[.P10]^2*[.T10]" office:value-type="float" office:value="129481.664203209" calcext:value-type="float">
            <text:p>129481.664203209</text:p>
          </table:table-cell>
          <table:table-cell/>
          <table:table-cell table:formula="of:=[.$AA$60]+[.$AA$61]*[.P10]+[.$AA$62]*[.P10]^2+[.$AA$63]" office:value-type="float" office:value="0.355225031051128" calcext:value-type="float">
            <text:p>0.3552250311</text:p>
          </table:table-cell>
          <table:table-cell table:formula="of:=([.AD10]-[.Q10])" office:value-type="float" office:value="-0.00721686229401092" calcext:value-type="float">
            <text:p>-0.0072168623</text:p>
          </table:table-cell>
          <table:table-cell/>
          <table:table-cell table:style-name="ce17" table:formula="of:=[.L10]" office:value-type="float" office:value="244.7" calcext:value-type="float">
            <text:p>244.7</text:p>
          </table:table-cell>
          <table:table-cell table:style-name="ce12" table:formula="of:=[.M10]/10^[.$AA$63]" office:value-type="float" office:value="0.00629854755384053" calcext:value-type="float">
            <text:p>0.00630</text:p>
          </table:table-cell>
          <table:table-cell table:style-name="ce12" table:formula="of:=[.N10]/10^[.$AA$63]" office:value-type="float" office:value="0.000057958984001428" calcext:value-type="float">
            <text:p>0.00006</text:p>
          </table:table-cell>
          <table:table-cell table:number-columns-repeated="21"/>
        </table:table-row>
        <table:table-row table:style-name="ro1">
          <table:table-cell office:value-type="float" office:value="438371" calcext:value-type="float">
            <text:p>438371</text:p>
          </table:table-cell>
          <table:table-cell office:value-type="float" office:value="964" calcext:value-type="float">
            <text:p>964</text:p>
          </table:table-cell>
          <table:table-cell table:style-name="ce1" office:value-type="float" office:value="344.2785" calcext:value-type="float">
            <text:p>344.2785</text:p>
          </table:table-cell>
          <table:table-cell table:style-name="ce1" office:value-type="float" office:value="0.0012" calcext:value-type="float">
            <text:p>0.0012</text:p>
          </table:table-cell>
          <table:table-cell table:style-name="ce4" office:value-type="float" office:value="26.6" calcext:value-type="float">
            <text:p>26.6</text:p>
          </table:table-cell>
          <table:table-cell table:style-name="ce1" office:value-type="float" office:value="0.5" calcext:value-type="float">
            <text:p>0.5</text:p>
          </table:table-cell>
          <table:table-cell table:style-name="ce2" table:formula="of:=[.A11]/[.$A$18]" office:value-type="float" office:value="2.53212148517825" calcext:value-type="float">
            <text:p>2.53</text:p>
          </table:table-cell>
          <table:table-cell table:style-name="ce2" table:formula="of:=[.G11]*SQRT(([.B11]*[.B11])/([.A11]*[.A11])+([.$B$18]*[.$B$18])/([.$A$18]*[.$A$18]))" office:value-type="float" office:value="0.0106412873281748" calcext:value-type="float">
            <text:p>0.01</text:p>
          </table:table-cell>
          <table:table-cell table:style-name="ce3" table:formula="of:=([.E11]/[.$E$18])" office:value-type="float" office:value="1.2624584717608" calcext:value-type="float">
            <text:p>1.262</text:p>
          </table:table-cell>
          <table:table-cell table:style-name="ce3" table:formula="of:=[.I11]*SQRT(([.F11]*[.F11])/([.E11]*[.E11])+([.$F$18]*[.$F$18])/([.$E$18]*[.$E$18]))" office:value-type="float" office:value="0.0244751676274183" calcext:value-type="float">
            <text:p>0.024</text:p>
          </table:table-cell>
          <table:table-cell/>
          <table:table-cell table:style-name="ce4" table:formula="of:=[.C11]" office:value-type="float" office:value="344.2785" calcext:value-type="float">
            <text:p>344.3</text:p>
          </table:table-cell>
          <table:table-cell table:style-name="ce2" table:formula="of:=[.G11]/[.I11]" office:value-type="float" office:value="2.00570675536488" calcext:value-type="float">
            <text:p>2.01</text:p>
          </table:table-cell>
          <table:table-cell table:style-name="ce2" table:formula="of:=[.M11]*SQRT(([.H11]*[.H11])/([.G11]*[.G11])+([.J11]*[.J11])/([.I11]*[.I11]))" office:value-type="float" office:value="0.0397875505361875" calcext:value-type="float">
            <text:p>0.04</text:p>
          </table:table-cell>
          <table:table-cell/>
          <table:table-cell table:formula="of:=LOG([.L11];10)" office:value-type="float" office:value="2.53690990210371" calcext:value-type="float">
            <text:p>2.5369099021</text:p>
          </table:table-cell>
          <table:table-cell table:formula="of:=LOG([.M11];10)" office:value-type="float" office:value="0.302267437240546" calcext:value-type="float">
            <text:p>0.3022674372</text:p>
          </table:table-cell>
          <table:table-cell table:formula="of:=[.N11]/(2.30258509*[.M11])" office:value-type="float" office:value="0.00861517448777701" calcext:value-type="float">
            <text:p>0.0086151745</text:p>
          </table:table-cell>
          <table:table-cell/>
          <table:table-cell table:formula="of:=1/[.R11]^2" office:value-type="float" office:value="13473.2337418627" calcext:value-type="float">
            <text:p>13473.2337418627</text:p>
          </table:table-cell>
          <table:table-cell table:formula="of:=[.P11]*[.T11]" office:value-type="float" office:value="34180.3800930893" calcext:value-type="float">
            <text:p>34180.3800930893</text:p>
          </table:table-cell>
          <table:table-cell table:formula="of:=[.P11]*[.P11]*[.T11]" office:value-type="float" office:value="86712.5447158268" calcext:value-type="float">
            <text:p>86712.5447158268</text:p>
          </table:table-cell>
          <table:table-cell table:formula="of:=[.P11]*[.P11]*[.P11]*[.T11]" office:value-type="float" office:value="219981.913326192" calcext:value-type="float">
            <text:p>219981.913326192</text:p>
          </table:table-cell>
          <table:table-cell table:formula="of:=[.P11]^4*[.T11]" office:value-type="float" office:value="558074.294200938" calcext:value-type="float">
            <text:p>558074.294200938</text:p>
          </table:table-cell>
          <table:table-cell/>
          <table:table-cell table:formula="of:=[.Q11]*[.T11]" office:value-type="float" office:value="4072.51983449568" calcext:value-type="float">
            <text:p>4072.5198344957</text:p>
          </table:table-cell>
          <table:table-cell table:formula="of:=[.Q11]*[.P11]*[.T11]" office:value-type="float" office:value="10331.6158946459" calcext:value-type="float">
            <text:p>10331.6158946459</text:p>
          </table:table-cell>
          <table:table-cell table:formula="of:=[.Q11]*[.P11]^2*[.T11]" office:value-type="float" office:value="26210.3786678592" calcext:value-type="float">
            <text:p>26210.3786678592</text:p>
          </table:table-cell>
          <table:table-cell/>
          <table:table-cell table:formula="of:=[.$AA$60]+[.$AA$61]*[.P11]+[.$AA$62]*[.P11]^2+[.$AA$63]" office:value-type="float" office:value="0.281450876359175" calcext:value-type="float">
            <text:p>0.2814508764</text:p>
          </table:table-cell>
          <table:table-cell table:formula="of:=([.AD11]-[.Q11])" office:value-type="float" office:value="-0.020816560881371" calcext:value-type="float">
            <text:p>-0.0208165609</text:p>
          </table:table-cell>
          <table:table-cell/>
          <table:table-cell table:style-name="ce17" table:formula="of:=[.L11]" office:value-type="float" office:value="344.2785" calcext:value-type="float">
            <text:p>344.3</text:p>
          </table:table-cell>
          <table:table-cell table:style-name="ce12" table:formula="of:=[.M11]/10^[.$AA$63]" office:value-type="float" office:value="0.00548360238329883" calcext:value-type="float">
            <text:p>0.00548</text:p>
          </table:table-cell>
          <table:table-cell table:style-name="ce12" table:formula="of:=[.N11]/10^[.$AA$63]" office:value-type="float" office:value="0.000108779165429978" calcext:value-type="float">
            <text:p>0.00011</text:p>
          </table:table-cell>
          <table:table-cell table:number-columns-repeated="21"/>
        </table:table-row>
        <table:table-row table:style-name="ro1">
          <table:table-cell office:value-type="float" office:value="39969" calcext:value-type="float">
            <text:p>39969</text:p>
          </table:table-cell>
          <table:table-cell office:value-type="float" office:value="349" calcext:value-type="float">
            <text:p>349</text:p>
          </table:table-cell>
          <table:table-cell table:style-name="ce1" office:value-type="float" office:value="443.965" calcext:value-type="float">
            <text:p>443.965</text:p>
          </table:table-cell>
          <table:table-cell table:style-name="ce1" office:value-type="float" office:value="0.003" calcext:value-type="float">
            <text:p>0.003</text:p>
          </table:table-cell>
          <table:table-cell table:style-name="ce3" office:value-type="float" office:value="2.83" calcext:value-type="float">
            <text:p>2.830</text:p>
          </table:table-cell>
          <table:table-cell table:style-name="ce1" office:value-type="float" office:value="0.023" calcext:value-type="float">
            <text:p>0.023</text:p>
          </table:table-cell>
          <table:table-cell table:style-name="ce3" table:formula="of:=[.A12]/[.$A$18]" office:value-type="float" office:value="0.230869203576627" calcext:value-type="float">
            <text:p>0.231</text:p>
          </table:table-cell>
          <table:table-cell table:style-name="ce3" table:formula="of:=[.G12]*SQRT(([.B12]*[.B12])/([.A12]*[.A12])+([.$B$18]*[.$B$18])/([.$A$18]*[.$A$18]))" office:value-type="float" office:value="0.0021788609976873" calcext:value-type="float">
            <text:p>0.002</text:p>
          </table:table-cell>
          <table:table-cell table:style-name="ce6" table:formula="of:=([.E12]/[.$E$18])" office:value-type="float" office:value="0.134314190792596" calcext:value-type="float">
            <text:p>0.1343</text:p>
          </table:table-cell>
          <table:table-cell table:style-name="ce6" table:formula="of:=[.I12]*SQRT(([.F12]*[.F12])/([.E12]*[.E12])+([.$F$18]*[.$F$18])/([.$E$18]*[.$E$18]))" office:value-type="float" office:value="0.00126410159822752" calcext:value-type="float">
            <text:p>0.0013</text:p>
          </table:table-cell>
          <table:table-cell/>
          <table:table-cell table:style-name="ce4" table:formula="of:=[.C12]" office:value-type="float" office:value="443.965" calcext:value-type="float">
            <text:p>444.0</text:p>
          </table:table-cell>
          <table:table-cell table:style-name="ce2" table:formula="of:=[.G12]/[.I12]" office:value-type="float" office:value="1.71887424712351" calcext:value-type="float">
            <text:p>1.72</text:p>
          </table:table-cell>
          <table:table-cell table:style-name="ce2" table:formula="of:=[.M12]*SQRT(([.H12]*[.H12])/([.G12]*[.G12])+([.J12]*[.J12])/([.I12]*[.I12]))" office:value-type="float" office:value="0.0229098231499098" calcext:value-type="float">
            <text:p>0.02</text:p>
          </table:table-cell>
          <table:table-cell/>
          <table:table-cell table:formula="of:=LOG([.L12];10)" office:value-type="float" office:value="2.64734873383982" calcext:value-type="float">
            <text:p>2.6473487338</text:p>
          </table:table-cell>
          <table:table-cell table:formula="of:=LOG([.M12];10)" office:value-type="float" office:value="0.235244104855716" calcext:value-type="float">
            <text:p>0.2352441049</text:p>
          </table:table-cell>
          <table:table-cell table:formula="of:=[.N12]/(2.30258509*[.M12])" office:value-type="float" office:value="0.00578844543454709" calcext:value-type="float">
            <text:p>0.0057884454</text:p>
          </table:table-cell>
          <table:table-cell/>
          <table:table-cell table:formula="of:=1/[.R12]^2" office:value-type="float" office:value="29845.3112604275" calcext:value-type="float">
            <text:p>29845.3112604275</text:p>
          </table:table-cell>
          <table:table-cell table:formula="of:=[.P12]*[.T12]" office:value-type="float" office:value="79010.9469763482" calcext:value-type="float">
            <text:p>79010.9469763482</text:p>
          </table:table-cell>
          <table:table-cell table:formula="of:=[.P12]*[.P12]*[.T12]" office:value-type="float" office:value="209169.530437321" calcext:value-type="float">
            <text:p>209169.530437321</text:p>
          </table:table-cell>
          <table:table-cell table:formula="of:=[.P12]*[.P12]*[.P12]*[.T12]" office:value-type="float" office:value="553744.691561112" calcext:value-type="float">
            <text:p>553744.691561112</text:p>
          </table:table-cell>
          <table:table-cell table:formula="of:=[.P12]^4*[.T12]" office:value-type="float" office:value="1465955.30807483" calcext:value-type="float">
            <text:p>1465955.30807483</text:p>
          </table:table-cell>
          <table:table-cell/>
          <table:table-cell table:formula="of:=[.Q12]*[.T12]" office:value-type="float" office:value="7020.93353159949" calcext:value-type="float">
            <text:p>7020.9335315995</text:p>
          </table:table-cell>
          <table:table-cell table:formula="of:=[.Q12]*[.P12]*[.T12]" office:value-type="float" office:value="18586.8594952535" calcext:value-type="float">
            <text:p>18586.8594952535</text:p>
          </table:table-cell>
          <table:table-cell table:formula="of:=[.Q12]*[.P12]^2*[.T12]" office:value-type="float" office:value="49205.898950818" calcext:value-type="float">
            <text:p>49205.898950818</text:p>
          </table:table-cell>
          <table:table-cell/>
          <table:table-cell table:formula="of:=[.$AA$60]+[.$AA$61]*[.P12]+[.$AA$62]*[.P12]^2+[.$AA$63]" office:value-type="float" office:value="0.226639530890849" calcext:value-type="float">
            <text:p>0.2266395309</text:p>
          </table:table-cell>
          <table:table-cell table:formula="of:=([.AD12]-[.Q12])" office:value-type="float" office:value="-0.00860457396486711" calcext:value-type="float">
            <text:p>-0.008604574</text:p>
          </table:table-cell>
          <table:table-cell/>
          <table:table-cell table:style-name="ce17" table:formula="of:=[.L12]" office:value-type="float" office:value="443.965" calcext:value-type="float">
            <text:p>444.0</text:p>
          </table:table-cell>
          <table:table-cell table:style-name="ce12" table:formula="of:=[.M12]/10^[.$AA$63]" office:value-type="float" office:value="0.00469940228944522" calcext:value-type="float">
            <text:p>0.00470</text:p>
          </table:table-cell>
          <table:table-cell table:style-name="ce12" table:formula="of:=[.N12]/10^[.$AA$63]" office:value-type="float" office:value="0.0000626354577954969" calcext:value-type="float">
            <text:p>0.00006</text:p>
          </table:table-cell>
          <table:table-cell table:number-columns-repeated="21"/>
        </table:table-row>
        <table:table-row table:style-name="ro1">
          <table:table-cell office:value-type="float" office:value="128035" calcext:value-type="float">
            <text:p>128035</text:p>
          </table:table-cell>
          <table:table-cell office:value-type="float" office:value="523" calcext:value-type="float">
            <text:p>523</text:p>
          </table:table-cell>
          <table:table-cell table:style-name="ce1" office:value-type="float" office:value="778.904" calcext:value-type="float">
            <text:p>778.904</text:p>
          </table:table-cell>
          <table:table-cell table:style-name="ce1" office:value-type="float" office:value="0.0018" calcext:value-type="float">
            <text:p>0.0018</text:p>
          </table:table-cell>
          <table:table-cell table:style-name="ce2" office:value-type="float" office:value="12.96" calcext:value-type="float">
            <text:p>12.96</text:p>
          </table:table-cell>
          <table:table-cell table:style-name="ce1" office:value-type="float" office:value="0.14" calcext:value-type="float">
            <text:p>0.14</text:p>
          </table:table-cell>
          <table:table-cell table:style-name="ce3" table:formula="of:=[.A13]/[.$A$18]" office:value-type="float" office:value="0.739556618377579" calcext:value-type="float">
            <text:p>0.740</text:p>
          </table:table-cell>
          <table:table-cell table:style-name="ce3" table:formula="of:=[.G13]*SQRT(([.B13]*[.B13])/([.A13]*[.A13])+([.$B$18]*[.$B$18])/([.$A$18]*[.$A$18]))" office:value-type="float" office:value="0.00401757604147432" calcext:value-type="float">
            <text:p>0.004</text:p>
          </table:table-cell>
          <table:table-cell table:style-name="ce3" table:formula="of:=([.E13]/[.$E$18])" office:value-type="float" office:value="0.615092548647366" calcext:value-type="float">
            <text:p>0.615</text:p>
          </table:table-cell>
          <table:table-cell table:style-name="ce3" table:formula="of:=[.I13]*SQRT(([.F13]*[.F13])/([.E13]*[.E13])+([.$F$18]*[.$F$18])/([.$E$18]*[.$E$18]))" office:value-type="float" office:value="0.00725753579336186" calcext:value-type="float">
            <text:p>0.007</text:p>
          </table:table-cell>
          <table:table-cell/>
          <table:table-cell table:style-name="ce4" table:formula="of:=[.C13]" office:value-type="float" office:value="778.904" calcext:value-type="float">
            <text:p>778.9</text:p>
          </table:table-cell>
          <table:table-cell table:style-name="ce2" table:formula="of:=[.G13]/[.I13]" office:value-type="float" office:value="1.20235015040244" calcext:value-type="float">
            <text:p>1.20</text:p>
          </table:table-cell>
          <table:table-cell table:style-name="ce2" table:formula="of:=[.M13]*SQRT(([.H13]*[.H13])/([.G13]*[.G13])+([.J13]*[.J13])/([.I13]*[.I13]))" office:value-type="float" office:value="0.0156180496547599" calcext:value-type="float">
            <text:p>0.02</text:p>
          </table:table-cell>
          <table:table-cell/>
          <table:table-cell table:formula="of:=LOG([.L13];10)" office:value-type="float" office:value="2.89148393413027" calcext:value-type="float">
            <text:p>2.8914839341</text:p>
          </table:table-cell>
          <table:table-cell table:formula="of:=LOG([.M13];10)" office:value-type="float" office:value="0.0800309620449755" calcext:value-type="float">
            <text:p>0.080030962</text:p>
          </table:table-cell>
          <table:table-cell table:formula="of:=[.N13]/(2.30258509*[.M13])" office:value-type="float" office:value="0.00564131238283841" calcext:value-type="float">
            <text:p>0.0056413124</text:p>
          </table:table-cell>
          <table:table-cell/>
          <table:table-cell table:formula="of:=1/[.R13]^2" office:value-type="float" office:value="31422.425255302" calcext:value-type="float">
            <text:p>31422.425255302</text:p>
          </table:table-cell>
          <table:table-cell table:formula="of:=[.P13]*[.T13]" office:value-type="float" office:value="90857.4377971151" calcext:value-type="float">
            <text:p>90857.4377971151</text:p>
          </table:table-cell>
          <table:table-cell table:formula="of:=[.P13]*[.P13]*[.T13]" office:value-type="float" office:value="262712.821686599" calcext:value-type="float">
            <text:p>262712.821686599</text:p>
          </table:table-cell>
          <table:table-cell table:formula="of:=[.P13]*[.P13]*[.P13]*[.T13]" office:value-type="float" office:value="759629.903196832" calcext:value-type="float">
            <text:p>759629.903196832</text:p>
          </table:table-cell>
          <table:table-cell table:formula="of:=[.P13]^4*[.T13]" office:value-type="float" office:value="2196457.66097857" calcext:value-type="float">
            <text:p>2196457.66097857</text:p>
          </table:table-cell>
          <table:table-cell/>
          <table:table-cell table:formula="of:=[.Q13]*[.T13]" office:value-type="float" office:value="2514.76692296816" calcext:value-type="float">
            <text:p>2514.7669229682</text:p>
          </table:table-cell>
          <table:table-cell table:formula="of:=[.Q13]*[.P13]*[.T13]" office:value-type="float" office:value="7271.40815584464" calcext:value-type="float">
            <text:p>7271.4081558447</text:p>
          </table:table-cell>
          <table:table-cell table:formula="of:=[.Q13]*[.P13]^2*[.T13]" office:value-type="float" office:value="21025.1598611286" calcext:value-type="float">
            <text:p>21025.1598611286</text:p>
          </table:table-cell>
          <table:table-cell/>
          <table:table-cell table:formula="of:=[.$AA$60]+[.$AA$61]*[.P13]+[.$AA$62]*[.P13]^2+[.$AA$63]" office:value-type="float" office:value="0.105889363491348" calcext:value-type="float">
            <text:p>0.1058893635</text:p>
          </table:table-cell>
          <table:table-cell table:formula="of:=([.AD13]-[.Q13])" office:value-type="float" office:value="0.0258584014463721" calcext:value-type="float">
            <text:p>0.0258584014</text:p>
          </table:table-cell>
          <table:table-cell/>
          <table:table-cell table:style-name="ce17" table:formula="of:=[.L13]" office:value-type="float" office:value="778.904" calcext:value-type="float">
            <text:p>778.9</text:p>
          </table:table-cell>
          <table:table-cell table:style-name="ce12" table:formula="of:=[.M13]/10^[.$AA$63]" office:value-type="float" office:value="0.0032872253796179" calcext:value-type="float">
            <text:p>0.00329</text:p>
          </table:table-cell>
          <table:table-cell table:style-name="ce12" table:formula="of:=[.N13]/10^[.$AA$63]" office:value-type="float" office:value="0.0000426997486448316" calcext:value-type="float">
            <text:p>0.00004</text:p>
          </table:table-cell>
          <table:table-cell table:number-columns-repeated="21"/>
        </table:table-row>
        <table:table-row table:style-name="ro1">
          <table:table-cell office:value-type="float" office:value="136208" calcext:value-type="float">
            <text:p>136208</text:p>
          </table:table-cell>
          <table:table-cell office:value-type="float" office:value="606" calcext:value-type="float">
            <text:p>606</text:p>
          </table:table-cell>
          <table:table-cell table:style-name="ce1" office:value-type="float" office:value="964.079" calcext:value-type="float">
            <text:p>964.079</text:p>
          </table:table-cell>
          <table:table-cell table:style-name="ce1" office:value-type="float" office:value="0.0012" calcext:value-type="float">
            <text:p>0.0012</text:p>
          </table:table-cell>
          <table:table-cell table:style-name="ce2" office:value-type="float" office:value="14.65" calcext:value-type="float">
            <text:p>14.65</text:p>
          </table:table-cell>
          <table:table-cell table:style-name="ce1" office:value-type="float" office:value="0.07" calcext:value-type="float">
            <text:p>0.07</text:p>
          </table:table-cell>
          <table:table-cell table:style-name="ce3" table:formula="of:=[.A14]/[.$A$18]" office:value-type="float" office:value="0.786765555324507" calcext:value-type="float">
            <text:p>0.787</text:p>
          </table:table-cell>
          <table:table-cell table:style-name="ce3" table:formula="of:=[.G14]*SQRT(([.B14]*[.B14])/([.A14]*[.A14])+([.$B$18]*[.$B$18])/([.$A$18]*[.$A$18]))" office:value-type="float" office:value="0.00449350125711966" calcext:value-type="float">
            <text:p>0.004</text:p>
          </table:table-cell>
          <table:table-cell table:style-name="ce3" table:formula="of:=([.E14]/[.$E$18])" office:value-type="float" office:value="0.695301376364499" calcext:value-type="float">
            <text:p>0.695</text:p>
          </table:table-cell>
          <table:table-cell table:style-name="ce3" table:formula="of:=[.I14]*SQRT(([.F14]*[.F14])/([.E14]*[.E14])+([.$F$18]*[.$F$18])/([.$E$18]*[.$E$18]))" office:value-type="float" office:value="0.0046826419510471" calcext:value-type="float">
            <text:p>0.005</text:p>
          </table:table-cell>
          <table:table-cell/>
          <table:table-cell table:style-name="ce4" table:formula="of:=[.C14]" office:value-type="float" office:value="964.079" calcext:value-type="float">
            <text:p>964.1</text:p>
          </table:table-cell>
          <table:table-cell table:style-name="ce3" table:formula="of:=[.G14]/[.I14]" office:value-type="float" office:value="1.13154609219709" calcext:value-type="float">
            <text:p>1.132</text:p>
          </table:table-cell>
          <table:table-cell table:style-name="ce3" table:formula="of:=[.M14]*SQRT(([.H14]*[.H14])/([.G14]*[.G14])+([.J14]*[.J14])/([.I14]*[.I14]))" office:value-type="float" office:value="0.00999198988419242" calcext:value-type="float">
            <text:p>0.010</text:p>
          </table:table-cell>
          <table:table-cell/>
          <table:table-cell table:formula="of:=LOG([.L14];10)" office:value-type="float" office:value="2.98411262296748" calcext:value-type="float">
            <text:p>2.984112623</text:p>
          </table:table-cell>
          <table:table-cell table:formula="of:=LOG([.M14];10)" office:value-type="float" office:value="0.0536722491251734" calcext:value-type="float">
            <text:p>0.0536722491</text:p>
          </table:table-cell>
          <table:table-cell table:formula="of:=[.N14]/(2.30258509*[.M14])" office:value-type="float" office:value="0.00383498834515407" calcext:value-type="float">
            <text:p>0.0038349883</text:p>
          </table:table-cell>
          <table:table-cell/>
          <table:table-cell table:formula="of:=1/[.R14]^2" office:value-type="float" office:value="67994.2054448894" calcext:value-type="float">
            <text:p>67994.2054448894</text:p>
          </table:table-cell>
          <table:table-cell table:formula="of:=[.P14]*[.T14]" office:value-type="float" office:value="202902.366756739" calcext:value-type="float">
            <text:p>202902.366756739</text:p>
          </table:table-cell>
          <table:table-cell table:formula="of:=[.P14]*[.P14]*[.T14]" office:value-type="float" office:value="605483.513868761" calcext:value-type="float">
            <text:p>605483.513868761</text:p>
          </table:table-cell>
          <table:table-cell table:formula="of:=[.P14]*[.P14]*[.P14]*[.T14]" office:value-type="float" office:value="1806830.99673447" calcext:value-type="float">
            <text:p>1806830.99673447</text:p>
          </table:table-cell>
          <table:table-cell table:formula="of:=[.P14]^4*[.T14]" office:value-type="float" office:value="5391787.18492426" calcext:value-type="float">
            <text:p>5391787.18492426</text:p>
          </table:table-cell>
          <table:table-cell/>
          <table:table-cell table:formula="of:=[.Q14]*[.T14]" office:value-type="float" office:value="3649.40193370632" calcext:value-type="float">
            <text:p>3649.4019337063</text:p>
          </table:table-cell>
          <table:table-cell table:formula="of:=[.Q14]*[.P14]*[.T14]" office:value-type="float" office:value="10890.226376655" calcext:value-type="float">
            <text:p>10890.226376655</text:p>
          </table:table-cell>
          <table:table-cell table:formula="of:=[.Q14]*[.P14]^2*[.T14]" office:value-type="float" office:value="32497.6619975495" calcext:value-type="float">
            <text:p>32497.6619975495</text:p>
          </table:table-cell>
          <table:table-cell/>
          <table:table-cell table:formula="of:=[.$AA$60]+[.$AA$61]*[.P14]+[.$AA$62]*[.P14]^2+[.$AA$63]" office:value-type="float" office:value="0.0602245500743663" calcext:value-type="float">
            <text:p>0.0602245501</text:p>
          </table:table-cell>
          <table:table-cell table:formula="of:=([.AD14]-[.Q14])" office:value-type="float" office:value="0.00655230094919298" calcext:value-type="float">
            <text:p>0.0065523009</text:p>
          </table:table-cell>
          <table:table-cell/>
          <table:table-cell table:style-name="ce17" table:formula="of:=[.L14]" office:value-type="float" office:value="964.079" calcext:value-type="float">
            <text:p>964.1</text:p>
          </table:table-cell>
          <table:table-cell table:style-name="ce12" table:formula="of:=[.M14]/10^[.$AA$63]" office:value-type="float" office:value="0.0030936470804555" calcext:value-type="float">
            <text:p>0.00309</text:p>
          </table:table-cell>
          <table:table-cell table:style-name="ce12" table:formula="of:=[.N14]/10^[.$AA$63]" office:value-type="float" office:value="0.0000273181009119588" calcext:value-type="float">
            <text:p>0.00003</text:p>
          </table:table-cell>
          <table:table-cell table:number-columns-repeated="21"/>
        </table:table-row>
        <table:table-row table:style-name="ro1">
          <table:table-cell office:value-type="float" office:value="118245" calcext:value-type="float">
            <text:p>118245</text:p>
          </table:table-cell>
          <table:table-cell office:value-type="float" office:value="584" calcext:value-type="float">
            <text:p>584</text:p>
          </table:table-cell>
          <table:table-cell table:style-name="ce1" office:value-type="float" office:value="1112.069" calcext:value-type="float">
            <text:p>1112.069</text:p>
          </table:table-cell>
          <table:table-cell table:style-name="ce1" office:value-type="float" office:value="0.03" calcext:value-type="float">
            <text:p>0.03</text:p>
          </table:table-cell>
          <table:table-cell table:style-name="ce2" office:value-type="float" office:value="13.69" calcext:value-type="float">
            <text:p>13.69</text:p>
          </table:table-cell>
          <table:table-cell table:style-name="ce1" office:value-type="float" office:value="0.07" calcext:value-type="float">
            <text:p>0.07</text:p>
          </table:table-cell>
          <table:table-cell table:style-name="ce3" table:formula="of:=[.A15]/[.$A$18]" office:value-type="float" office:value="0.683007555278298" calcext:value-type="float">
            <text:p>0.683</text:p>
          </table:table-cell>
          <table:table-cell table:style-name="ce3" table:formula="of:=[.G15]*SQRT(([.B15]*[.B15])/([.A15]*[.A15])+([.$B$18]*[.$B$18])/([.$A$18]*[.$A$18]))" office:value-type="float" office:value="0.00416679685179496" calcext:value-type="float">
            <text:p>0.004</text:p>
          </table:table-cell>
          <table:table-cell table:style-name="ce3" table:formula="of:=([.E15]/[.$E$18])" office:value-type="float" office:value="0.649738965353583" calcext:value-type="float">
            <text:p>0.650</text:p>
          </table:table-cell>
          <table:table-cell table:style-name="ce3" table:formula="of:=[.I15]*SQRT(([.F15]*[.F15])/([.E15]*[.E15])+([.$F$18]*[.$F$18])/([.$E$18]*[.$E$18]))" office:value-type="float" office:value="0.00453284791917669" calcext:value-type="float">
            <text:p>0.005</text:p>
          </table:table-cell>
          <table:table-cell/>
          <table:table-cell table:style-name="ce4" table:formula="of:=[.C15]" office:value-type="float" office:value="1112.069" calcext:value-type="float">
            <text:p>1112.1</text:p>
          </table:table-cell>
          <table:table-cell table:style-name="ce3" table:formula="of:=[.G15]/[.I15]" office:value-type="float" office:value="1.05120300874461" calcext:value-type="float">
            <text:p>1.051</text:p>
          </table:table-cell>
          <table:table-cell table:style-name="ce3" table:formula="of:=[.M15]*SQRT(([.H15]*[.H15])/([.G15]*[.G15])+([.J15]*[.J15])/([.I15]*[.I15]))" office:value-type="float" office:value="0.00974212858242125" calcext:value-type="float">
            <text:p>0.010</text:p>
          </table:table-cell>
          <table:table-cell/>
          <table:table-cell table:formula="of:=LOG([.L15];10)" office:value-type="float" office:value="3.04613173453883" calcext:value-type="float">
            <text:p>3.0461317345</text:p>
          </table:table-cell>
          <table:table-cell table:formula="of:=LOG([.M15];10)" office:value-type="float" office:value="0.0216865952515804" calcext:value-type="float">
            <text:p>0.0216865953</text:p>
          </table:table-cell>
          <table:table-cell table:formula="of:=[.N15]/(2.30258509*[.M15])" office:value-type="float" office:value="0.00402486737161433" calcext:value-type="float">
            <text:p>0.0040248674</text:p>
          </table:table-cell>
          <table:table-cell/>
          <table:table-cell table:formula="of:=1/[.R15]^2" office:value-type="float" office:value="61730.0817444337" calcext:value-type="float">
            <text:p>61730.0817444337</text:p>
          </table:table-cell>
          <table:table-cell table:formula="of:=[.P15]*[.T15]" office:value-type="float" office:value="188037.960977395" calcext:value-type="float">
            <text:p>188037.960977395</text:p>
          </table:table-cell>
          <table:table-cell table:formula="of:=[.P15]*[.P15]*[.T15]" office:value-type="float" office:value="572788.400231217" calcext:value-type="float">
            <text:p>572788.400231217</text:p>
          </table:table-cell>
          <table:table-cell table:formula="of:=[.P15]*[.P15]*[.P15]*[.T15]" office:value-type="float" office:value="1744788.92312004" calcext:value-type="float">
            <text:p>1744788.92312004</text:p>
          </table:table-cell>
          <table:table-cell table:formula="of:=[.P15]^4*[.T15]" office:value-type="float" office:value="5314856.90878777" calcext:value-type="float">
            <text:p>5314856.90878777</text:p>
          </table:table-cell>
          <table:table-cell/>
          <table:table-cell table:formula="of:=[.Q15]*[.T15]" office:value-type="float" office:value="1338.7152976385" calcext:value-type="float">
            <text:p>1338.7152976385</text:p>
          </table:table-cell>
          <table:table-cell table:formula="of:=[.Q15]*[.P15]*[.T15]" office:value-type="float" office:value="4077.90315164924" calcext:value-type="float">
            <text:p>4077.9031516492</text:p>
          </table:table-cell>
          <table:table-cell table:formula="of:=[.Q15]*[.P15]^2*[.T15]" office:value-type="float" office:value="12421.8302006146" calcext:value-type="float">
            <text:p>12421.8302006146</text:p>
          </table:table-cell>
          <table:table-cell/>
          <table:table-cell table:formula="of:=[.$AA$60]+[.$AA$61]*[.P15]+[.$AA$62]*[.P15]^2+[.$AA$63]" office:value-type="float" office:value="0.0296959053475585" calcext:value-type="float">
            <text:p>0.0296959053</text:p>
          </table:table-cell>
          <table:table-cell table:formula="of:=([.AD15]-[.Q15])" office:value-type="float" office:value="0.00800931009597813" calcext:value-type="float">
            <text:p>0.0080093101</text:p>
          </table:table-cell>
          <table:table-cell/>
          <table:table-cell table:style-name="ce17" table:formula="of:=[.L15]" office:value-type="float" office:value="1112.069" calcext:value-type="float">
            <text:p>1112.1</text:p>
          </table:table-cell>
          <table:table-cell table:style-name="ce12" table:formula="of:=[.M15]/10^[.$AA$63]" office:value-type="float" office:value="0.00287398908572464" calcext:value-type="float">
            <text:p>0.00287</text:p>
          </table:table-cell>
          <table:table-cell table:style-name="ce12" table:formula="of:=[.N15]/10^[.$AA$63]" office:value-type="float" office:value="0.0000266349800986985" calcext:value-type="float">
            <text:p>0.00003</text:p>
          </table:table-cell>
          <table:table-cell table:number-columns-repeated="21"/>
        </table:table-row>
        <table:table-row table:style-name="ro1">
          <table:table-cell office:value-type="float" office:value="11171" calcext:value-type="float">
            <text:p>11171</text:p>
          </table:table-cell>
          <table:table-cell office:value-type="float" office:value="196" calcext:value-type="float">
            <text:p>196</text:p>
          </table:table-cell>
          <table:table-cell table:style-name="ce1" office:value-type="float" office:value="1212.948" calcext:value-type="float">
            <text:p>1212.948</text:p>
          </table:table-cell>
          <table:table-cell table:style-name="ce1" office:value-type="float" office:value="0.011" calcext:value-type="float">
            <text:p>0.011</text:p>
          </table:table-cell>
          <table:table-cell table:style-name="ce3" office:value-type="float" office:value="1.426" calcext:value-type="float">
            <text:p>1.426</text:p>
          </table:table-cell>
          <table:table-cell table:style-name="ce1" office:value-type="float" office:value="0.009" calcext:value-type="float">
            <text:p>0.009</text:p>
          </table:table-cell>
          <table:table-cell table:style-name="ce3" table:formula="of:=[.A16]/[.$A$18]" office:value-type="float" office:value="0.0645260044823364" calcext:value-type="float">
            <text:p>0.065</text:p>
          </table:table-cell>
          <table:table-cell table:style-name="ce3" table:formula="of:=[.G16]*SQRT(([.B16]*[.B16])/([.A16]*[.A16])+([.$B$18]*[.$B$18])/([.$A$18]*[.$A$18]))" office:value-type="float" office:value="0.00115547942747237" calcext:value-type="float">
            <text:p>0.001</text:p>
          </table:table-cell>
          <table:table-cell table:style-name="ce6" table:formula="of:=([.E16]/[.$E$18])" office:value-type="float" office:value="0.0676791646891315" calcext:value-type="float">
            <text:p>0.0677</text:p>
          </table:table-cell>
          <table:table-cell table:style-name="ce6" table:formula="of:=[.I16]*SQRT(([.F16]*[.F16])/([.E16]*[.E16])+([.$F$18]*[.$F$18])/([.$E$18]*[.$E$18]))" office:value-type="float" office:value="0.000534445135419573" calcext:value-type="float">
            <text:p>0.0005</text:p>
          </table:table-cell>
          <table:table-cell/>
          <table:table-cell table:style-name="ce4" table:formula="of:=[.C16]" office:value-type="float" office:value="1212.948" calcext:value-type="float">
            <text:p>1212.9</text:p>
          </table:table-cell>
          <table:table-cell table:style-name="ce2" table:formula="of:=[.G16]/[.I16]" office:value-type="float" office:value="0.953410178431155" calcext:value-type="float">
            <text:p>0.95</text:p>
          </table:table-cell>
          <table:table-cell table:style-name="ce2" table:formula="of:=[.M16]*SQRT(([.H16]*[.H16])/([.G16]*[.G16])+([.J16]*[.J16])/([.I16]*[.I16]))" office:value-type="float" office:value="0.0186592394204538" calcext:value-type="float">
            <text:p>0.02</text:p>
          </table:table-cell>
          <table:table-cell/>
          <table:table-cell table:formula="of:=LOG([.L16];10)" office:value-type="float" office:value="3.08384218273208" calcext:value-type="float">
            <text:p>3.0838421827</text:p>
          </table:table-cell>
          <table:table-cell table:formula="of:=LOG([.M16];10)" office:value-type="float" office:value="-0.0207202159364688" calcext:value-type="float">
            <text:p>-0.0207202159</text:p>
          </table:table-cell>
          <table:table-cell table:formula="of:=[.N16]/(2.30258509*[.M16])" office:value-type="float" office:value="0.0084995995539783" calcext:value-type="float">
            <text:p>0.0084995996</text:p>
          </table:table-cell>
          <table:table-cell/>
          <table:table-cell table:formula="of:=1/[.R16]^2" office:value-type="float" office:value="13842.1346609299" calcext:value-type="float">
            <text:p>13842.1346609299</text:p>
          </table:table-cell>
          <table:table-cell table:formula="of:=[.P16]*[.T16]" office:value-type="float" office:value="42686.9587664334" calcext:value-type="float">
            <text:p>42686.9587664334</text:p>
          </table:table-cell>
          <table:table-cell table:formula="of:=[.P16]*[.P16]*[.T16]" office:value-type="float" office:value="131639.844096473" calcext:value-type="float">
            <text:p>131639.844096473</text:p>
          </table:table-cell>
          <table:table-cell table:formula="of:=[.P16]*[.P16]*[.P16]*[.T16]" office:value-type="float" office:value="405956.504152977" calcext:value-type="float">
            <text:p>405956.504152977</text:p>
          </table:table-cell>
          <table:table-cell table:formula="of:=[.P16]^4*[.T16]" office:value-type="float" office:value="1251905.7918614" calcext:value-type="float">
            <text:p>1251905.7918614</text:p>
          </table:table-cell>
          <table:table-cell/>
          <table:table-cell table:formula="of:=[.Q16]*[.T16]" office:value-type="float" office:value="-286.812019196147" calcext:value-type="float">
            <text:p>-286.8120191961</text:p>
          </table:table-cell>
          <table:table-cell table:formula="of:=[.Q16]*[.P16]*[.T16]" office:value-type="float" office:value="-884.483003311642" calcext:value-type="float">
            <text:p>-884.4830033116</text:p>
          </table:table-cell>
          <table:table-cell table:formula="of:=[.Q16]*[.P16]^2*[.T16]" office:value-type="float" office:value="-2727.605995522" calcext:value-type="float">
            <text:p>-2727.605995522</text:p>
          </table:table-cell>
          <table:table-cell/>
          <table:table-cell table:formula="of:=[.$AA$60]+[.$AA$61]*[.P16]+[.$AA$62]*[.P16]^2+[.$AA$63]" office:value-type="float" office:value="0.0111511425812663" calcext:value-type="float">
            <text:p>0.0111511426</text:p>
          </table:table-cell>
          <table:table-cell table:formula="of:=([.AD16]-[.Q16])" office:value-type="float" office:value="0.0318713585177351" calcext:value-type="float">
            <text:p>0.0318713585</text:p>
          </table:table-cell>
          <table:table-cell/>
          <table:table-cell table:style-name="ce17" table:formula="of:=[.L16]" office:value-type="float" office:value="1212.948" calcext:value-type="float">
            <text:p>1212.9</text:p>
          </table:table-cell>
          <table:table-cell table:style-name="ce12" table:formula="of:=[.M16]/10^[.$AA$63]" office:value-type="float" office:value="0.00260662348208292" calcext:value-type="float">
            <text:p>0.00261</text:p>
          </table:table-cell>
          <table:table-cell table:style-name="ce12" table:formula="of:=[.N16]/10^[.$AA$63]" office:value-type="float" office:value="0.0000510143616372921" calcext:value-type="float">
            <text:p>0.00005</text:p>
          </table:table-cell>
          <table:table-cell table:number-columns-repeated="21"/>
        </table:table-row>
        <table:table-row table:style-name="ro1">
          <table:table-cell office:value-type="float" office:value="12087" calcext:value-type="float">
            <text:p>12087</text:p>
          </table:table-cell>
          <table:table-cell office:value-type="float" office:value="253" calcext:value-type="float">
            <text:p>253</text:p>
          </table:table-cell>
          <table:table-cell table:style-name="ce1" office:value-type="float" office:value="1299.14" calcext:value-type="float">
            <text:p>1299.14</text:p>
          </table:table-cell>
          <table:table-cell table:style-name="ce1" office:value-type="float" office:value="0.009" calcext:value-type="float">
            <text:p>0.009</text:p>
          </table:table-cell>
          <table:table-cell table:style-name="ce3" office:value-type="float" office:value="1.625" calcext:value-type="float">
            <text:p>1.625</text:p>
          </table:table-cell>
          <table:table-cell table:style-name="ce1" office:value-type="float" office:value="0.019" calcext:value-type="float">
            <text:p>0.019</text:p>
          </table:table-cell>
          <table:table-cell table:style-name="ce3" table:formula="of:=[.A17]/[.$A$18]" office:value-type="float" office:value="0.0698170097733417" calcext:value-type="float">
            <text:p>0.070</text:p>
          </table:table-cell>
          <table:table-cell table:style-name="ce3" table:formula="of:=[.G17]*SQRT(([.B17]*[.B17])/([.A17]*[.A17])+([.$B$18]*[.$B$18])/([.$A$18]*[.$A$18]))" office:value-type="float" office:value="0.00148261537434159" calcext:value-type="float">
            <text:p>0.001</text:p>
          </table:table-cell>
          <table:table-cell table:style-name="ce6" table:formula="of:=([.E17]/[.$E$18])" office:value-type="float" office:value="0.0771238728049359" calcext:value-type="float">
            <text:p>0.0771</text:p>
          </table:table-cell>
          <table:table-cell table:style-name="ce6" table:formula="of:=[.I17]*SQRT(([.F17]*[.F17])/([.E17]*[.E17])+([.$F$18]*[.$F$18])/([.$E$18]*[.$E$18]))" office:value-type="float" office:value="0.000973214587671847" calcext:value-type="float">
            <text:p>0.0010</text:p>
          </table:table-cell>
          <table:table-cell/>
          <table:table-cell table:style-name="ce4" table:formula="of:=[.C17]" office:value-type="float" office:value="1299.14" calcext:value-type="float">
            <text:p>1299.1</text:p>
          </table:table-cell>
          <table:table-cell table:style-name="ce2" table:formula="of:=[.G17]/[.I17]" office:value-type="float" office:value="0.905258089799574" calcext:value-type="float">
            <text:p>0.91</text:p>
          </table:table-cell>
          <table:table-cell table:style-name="ce2" table:formula="of:=[.M17]*SQRT(([.H17]*[.H17])/([.G17]*[.G17])+([.J17]*[.J17])/([.I17]*[.I17]))" office:value-type="float" office:value="0.0223617389607046" calcext:value-type="float">
            <text:p>0.02</text:p>
          </table:table-cell>
          <table:table-cell/>
          <table:table-cell table:formula="of:=LOG([.L17];10)" office:value-type="float" office:value="3.11365595473066" calcext:value-type="float">
            <text:p>3.1136559547</text:p>
          </table:table-cell>
          <table:table-cell table:formula="of:=LOG([.M17];10)" office:value-type="float" office:value="-0.0432275854398475" calcext:value-type="float">
            <text:p>-0.0432275854</text:p>
          </table:table-cell>
          <table:table-cell table:formula="of:=[.N17]/(2.30258509*[.M17])" office:value-type="float" office:value="0.0107279680330425" calcext:value-type="float">
            <text:p>0.010727968</text:p>
          </table:table-cell>
          <table:table-cell/>
          <table:table-cell table:formula="of:=1/[.R17]^2" office:value-type="float" office:value="8688.90519233922" calcext:value-type="float">
            <text:p>8688.9051923392</text:p>
          </table:table-cell>
          <table:table-cell table:formula="of:=[.P17]*[.T17]" office:value-type="float" office:value="27054.2613922172" calcext:value-type="float">
            <text:p>27054.2613922172</text:p>
          </table:table-cell>
          <table:table-cell table:formula="of:=[.P17]*[.P17]*[.T17]" office:value-type="float" office:value="84237.662084717" calcext:value-type="float">
            <text:p>84237.662084717</text:p>
          </table:table-cell>
          <table:table-cell table:formula="of:=[.P17]*[.P17]*[.P17]*[.T17]" office:value-type="float" office:value="262287.098162668" calcext:value-type="float">
            <text:p>262287.098162668</text:p>
          </table:table-cell>
          <table:table-cell table:formula="of:=[.P17]^4*[.T17]" office:value-type="float" office:value="816671.785043219" calcext:value-type="float">
            <text:p>816671.785043219</text:p>
          </table:table-cell>
          <table:table-cell/>
          <table:table-cell table:formula="of:=[.Q17]*[.T17]" office:value-type="float" office:value="-375.600391580578" calcext:value-type="float">
            <text:p>-375.6003915806</text:p>
          </table:table-cell>
          <table:table-cell table:formula="of:=[.Q17]*[.P17]*[.T17]" office:value-type="float" office:value="-1169.49039584404" calcext:value-type="float">
            <text:p>-1169.490395844</text:p>
          </table:table-cell>
          <table:table-cell table:formula="of:=[.Q17]*[.P17]^2*[.T17]" office:value-type="float" office:value="-3641.3907350201" calcext:value-type="float">
            <text:p>-3641.3907350201</text:p>
          </table:table-cell>
          <table:table-cell/>
          <table:table-cell table:formula="of:=[.$AA$60]+[.$AA$61]*[.P17]+[.$AA$62]*[.P17]^2+[.$AA$63]" office:value-type="float" office:value="-0.00350063398049993" calcext:value-type="float">
            <text:p>-0.003500634</text:p>
          </table:table-cell>
          <table:table-cell table:formula="of:=([.AD17]-[.Q17])" office:value-type="float" office:value="0.0397269514593475" calcext:value-type="float">
            <text:p>0.0397269515</text:p>
          </table:table-cell>
          <table:table-cell/>
          <table:table-cell table:style-name="ce17" table:formula="of:=[.L17]" office:value-type="float" office:value="1299.14" calcext:value-type="float">
            <text:p>1299.1</text:p>
          </table:table-cell>
          <table:table-cell table:style-name="ce12" table:formula="of:=[.M17]/10^[.$AA$63]" office:value-type="float" office:value="0.00247497566902417" calcext:value-type="float">
            <text:p>0.00247</text:p>
          </table:table-cell>
          <table:table-cell table:style-name="ce12" table:formula="of:=[.N17]/10^[.$AA$63]" office:value-type="float" office:value="0.0000611369955910222" calcext:value-type="float">
            <text:p>0.00006</text:p>
          </table:table-cell>
          <table:table-cell table:number-columns-repeated="21"/>
        </table:table-row>
        <table:table-row table:style-name="ro1">
          <table:table-cell office:value-type="float" office:value="173124" calcext:value-type="float">
            <text:p>173124</text:p>
          </table:table-cell>
          <table:table-cell office:value-type="float" office:value="620" calcext:value-type="float">
            <text:p>620</text:p>
          </table:table-cell>
          <table:table-cell table:style-name="ce1" office:value-type="float" office:value="1408.006" calcext:value-type="float">
            <text:p>1408.006</text:p>
          </table:table-cell>
          <table:table-cell table:style-name="ce1" office:value-type="float" office:value="0.003" calcext:value-type="float">
            <text:p>0.003</text:p>
          </table:table-cell>
          <table:table-cell table:style-name="ce4" office:value-type="float" office:value="21.07" calcext:value-type="float">
            <text:p>21.1</text:p>
          </table:table-cell>
          <table:table-cell table:style-name="ce1" office:value-type="float" office:value="0.1" calcext:value-type="float">
            <text:p>0.1</text:p>
          </table:table-cell>
          <table:table-cell table:style-name="ce3" table:formula="of:=[.A18]/[.$A$18]" office:value-type="float" office:value="1" calcext:value-type="float">
            <text:p>1.000</text:p>
          </table:table-cell>
          <table:table-cell table:style-name="ce3" table:formula="of:=[.G18]*SQRT(([.B18]*[.B18])/([.A18]*[.A18])+([.$B$18]*[.$B$18])/([.$A$18]*[.$A$18]))" office:value-type="float" office:value="0.00506464966539197" calcext:value-type="float">
            <text:p>0.005</text:p>
          </table:table-cell>
          <table:table-cell table:style-name="ce3" table:formula="of:=([.E18]/[.$E$18])" office:value-type="float" office:value="1" calcext:value-type="float">
            <text:p>1.000</text:p>
          </table:table-cell>
          <table:table-cell table:style-name="ce3" table:formula="of:=[.I18]*SQRT(([.F18]*[.F18])/([.E18]*[.E18])+([.$F$18]*[.$F$18])/([.$E$18]*[.$E$18]))" office:value-type="float" office:value="0.00671197704021403" calcext:value-type="float">
            <text:p>0.007</text:p>
          </table:table-cell>
          <table:table-cell/>
          <table:table-cell table:style-name="ce4" table:formula="of:=[.C18]" office:value-type="float" office:value="1408.006" calcext:value-type="float">
            <text:p>1408.0</text:p>
          </table:table-cell>
          <table:table-cell table:style-name="ce3" table:formula="of:=[.G18]/[.I18]" office:value-type="float" office:value="1" calcext:value-type="float">
            <text:p>1.000</text:p>
          </table:table-cell>
          <table:table-cell table:style-name="ce3" table:formula="of:=[.M18]*SQRT(([.H18]*[.H18])/([.G18]*[.G18])+([.J18]*[.J18])/([.I18]*[.I18]))" office:value-type="float" office:value="0.00840840722262636" calcext:value-type="float">
            <text:p>0.008</text:p>
          </table:table-cell>
          <table:table-cell/>
          <table:table-cell table:formula="of:=LOG([.L18];10)" office:value-type="float" office:value="3.14860450548886" calcext:value-type="float">
            <text:p>3.1486045055</text:p>
          </table:table-cell>
          <table:table-cell table:formula="of:=LOG([.M18];10)" office:value-type="float" office:value="0" calcext:value-type="float">
            <text:p>0</text:p>
          </table:table-cell>
          <table:table-cell table:formula="of:=[.N18]/(2.30258509*[.M18])" office:value-type="float" office:value="0.0036517248631304" calcext:value-type="float">
            <text:p>0.0036517249</text:p>
          </table:table-cell>
          <table:table-cell/>
          <table:table-cell table:formula="of:=1/[.R18]^2" office:value-type="float" office:value="74990.0948807978" calcext:value-type="float">
            <text:p>74990.0948807978</text:p>
          </table:table-cell>
          <table:table-cell table:formula="of:=[.P18]*[.T18]" office:value-type="float" office:value="236114.150608717" calcext:value-type="float">
            <text:p>236114.150608717</text:p>
          </table:table-cell>
          <table:table-cell table:formula="of:=[.P18]*[.P18]*[.T18]" office:value-type="float" office:value="743430.078416283" calcext:value-type="float">
            <text:p>743430.078416283</text:p>
          </table:table-cell>
          <table:table-cell table:formula="of:=[.P18]*[.P18]*[.P18]*[.T18]" office:value-type="float" office:value="2340767.29441745" calcext:value-type="float">
            <text:p>2340767.29441745</text:p>
          </table:table-cell>
          <table:table-cell table:formula="of:=[.P18]^4*[.T18]" office:value-type="float" office:value="7370150.44950374" calcext:value-type="float">
            <text:p>7370150.44950374</text:p>
          </table:table-cell>
          <table:table-cell/>
          <table:table-cell table:formula="of:=[.Q18]*[.T18]" office:value-type="float" office:value="0" calcext:value-type="float">
            <text:p>0</text:p>
          </table:table-cell>
          <table:table-cell table:formula="of:=[.Q18]*[.P18]*[.T18]" office:value-type="float" office:value="0" calcext:value-type="float">
            <text:p>0</text:p>
          </table:table-cell>
          <table:table-cell table:formula="of:=[.Q18]*[.P18]^2*[.T18]" office:value-type="float" office:value="0" calcext:value-type="float">
            <text:p>0</text:p>
          </table:table-cell>
          <table:table-cell/>
          <table:table-cell table:formula="of:=[.$AA$60]+[.$AA$61]*[.P18]+[.$AA$62]*[.P18]^2+[.$AA$63]" office:value-type="float" office:value="-0.0206650027154418" calcext:value-type="float">
            <text:p>-0.0206650027</text:p>
          </table:table-cell>
          <table:table-cell table:formula="of:=([.AD18]-[.Q18])" office:value-type="float" office:value="-0.0206650027154418" calcext:value-type="float">
            <text:p>-0.0206650027</text:p>
          </table:table-cell>
          <table:table-cell/>
          <table:table-cell table:style-name="ce17" table:formula="of:=[.L18]" office:value-type="float" office:value="1408.006" calcext:value-type="float">
            <text:p>1408.0</text:p>
          </table:table-cell>
          <table:table-cell table:style-name="ce12" table:formula="of:=[.M18]/10^[.$AA$63]" office:value-type="float" office:value="0.00273400005690326" calcext:value-type="float">
            <text:p>0.00273</text:p>
          </table:table-cell>
          <table:table-cell table:style-name="ce12" table:formula="of:=[.N18]/10^[.$AA$63]" office:value-type="float" office:value="0.0000229885858251262" calcext:value-type="float">
            <text:p>0.00002</text:p>
          </table:table-cell>
          <table:table-cell table:number-columns-repeated="21"/>
        </table:table-row>
        <table:table-row table:style-name="ro1">
          <table:table-cell table:number-columns-repeated="56"/>
        </table:table-row>
        <table:table-row table:style-name="ro1">
          <table:table-cell table:number-columns-repeated="18"/>
          <table:table-cell office:value-type="string" calcext:value-type="string">
            <text:p>sum over j</text:p>
          </table:table-cell>
          <table:table-cell table:formula="of:=SUM([.T10:.T18])" office:value-type="float" office:value="364600.280429697" calcext:value-type="float">
            <text:p>364600.280429697</text:p>
          </table:table-cell>
          <table:table-cell table:formula="of:=SUM([.U10:.U18])" office:value-type="float" office:value="1050406.12379213" calcext:value-type="float">
            <text:p>1050406.12379213</text:p>
          </table:table-cell>
          <table:table-cell table:formula="of:=SUM([.V10:.V18])" office:value-type="float" office:value="3053422.4581388" calcext:value-type="float">
            <text:p>3053422.4581388</text:p>
          </table:table-cell>
          <table:table-cell table:formula="of:=SUM([.W10:.W18])" office:value-type="float" office:value="8947322.18248705" calcext:value-type="float">
            <text:p>8947322.18248705</text:p>
          </table:table-cell>
          <table:table-cell table:formula="of:=SUM([.X10:.X18])" office:value-type="float" office:value="26404164.0119844" calcext:value-type="float">
            <text:p>26404164.0119844</text:p>
          </table:table-cell>
          <table:table-cell/>
          <table:table-cell table:formula="of:=SUM([.Z10:.Z18])" office:value-type="float" office:value="40627.8213161965" calcext:value-type="float">
            <text:p>40627.8213161965</text:p>
          </table:table-cell>
          <table:table-cell table:formula="of:=SUM([.AA10:.AA18])" office:value-type="float" office:value="103311.451050838" calcext:value-type="float">
            <text:p>103311.451050838</text:p>
          </table:table-cell>
          <table:table-cell table:formula="of:=SUM([.AB10:.AB18])" office:value-type="float" office:value="264473.597150637" calcext:value-type="float">
            <text:p>264473.59715063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 3404</text:p>
          </table:table-cell>
          <table:table-cell table:number-columns-repeated="40"/>
          <table:table-cell office:value-type="string" calcext:value-type="string">
            <text:p>log(x)</text:p>
          </table:table-cell>
          <table:table-cell office:value-type="string" calcext:value-type="string">
            <text:p>log(y)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sum x</text:p>
          </table:table-cell>
          <table:table-cell office:value-type="string" calcext:value-type="string">
            <text:p>sum x^2</text:p>
          </table:table-cell>
          <table:table-cell office:value-type="string" calcext:value-type="string">
            <text:p>sum x^3</text:p>
          </table:table-cell>
          <table:table-cell office:value-type="string" calcext:value-type="string">
            <text:p>sum x^4</text:p>
          </table:table-cell>
          <table:table-cell/>
          <table:table-cell office:value-type="string" calcext:value-type="string">
            <text:p>sum eff.</text:p>
          </table:table-cell>
          <table:table-cell office:value-type="string" calcext:value-type="string">
            <text:p>sum eff.*x</text:p>
          </table:table-cell>
          <table:table-cell office:value-type="string" calcext:value-type="string">
            <text:p>sum eff.*x^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Branching Ratio</text:p>
          </table:table-cell>
          <table:table-cell table:style-name="ce1" office:value-type="string" calcext:value-type="string">
            <text:p>Error</text:p>
          </table:table-cell>
          <table:table-cell/>
          <table:table-cell table:style-name="ce1"/>
          <table:table-cell table:style-name="ce1" office:value-type="string" calcext:value-type="string">
            <text:p>Relative Efficiency</text:p>
          </table:table-cell>
          <table:table-cell table:style-name="ce1" office:value-type="string" calcext:value-type="string">
            <text:p>Error</text:p>
          </table:table-cell>
          <table:table-cell table:style-name="ce1"/>
          <table:table-cell table:number-columns-repeated="3"/>
          <table:table-cell table:style-name="ce1"/>
          <table:table-cell table:number-columns-repeated="37"/>
        </table:table-row>
        <table:table-row table:style-name="ro1">
          <table:table-cell table:style-name="ce1" office:value-type="float" office:value="16134" calcext:value-type="float">
            <text:p>16134</text:p>
          </table:table-cell>
          <table:table-cell table:style-name="ce1" office:value-type="float" office:value="826" calcext:value-type="float">
            <text:p>826</text:p>
          </table:table-cell>
          <table:table-cell office:value-type="float" office:value="53.1622" calcext:value-type="float">
            <text:p>53.1622</text:p>
          </table:table-cell>
          <table:table-cell office:value-type="float" office:value="0.0006" calcext:value-type="float">
            <text:p>0.0006</text:p>
          </table:table-cell>
          <table:table-cell table:style-name="ce1" office:value-type="float" office:value="2.14" calcext:value-type="float">
            <text:p>2.1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table:formula="of:=[.A23]/[.$A$28]" office:value-type="float" office:value="0.335321625272784" calcext:value-type="float">
            <text:p>0.3353216253</text:p>
          </table:table-cell>
          <table:table-cell table:style-name="ce1" table:formula="of:=[.G23]*SQRT(([.B23]*[.B23])/([.A23]*[.A23])+([.$B$28]*[.$B$28])/([.$A$28]*[.$A$28]))" office:value-type="float" office:value="0.017445080133457" calcext:value-type="float">
            <text:p>0.0174450801</text:p>
          </table:table-cell>
          <table:table-cell table:style-name="ce2" table:formula="of:=([.E23]/[.$E$28])" office:value-type="float" office:value="0.239373601789709" calcext:value-type="float">
            <text:p>0.24</text:p>
          </table:table-cell>
          <table:table-cell table:style-name="ce2" table:formula="of:=[.I23]*SQRT(([.F23]*[.F23])/([.E23]*[.E23])+([.$F$28]*[.$F$28])/([.$E$28]*[.$E$28]))" office:value-type="float" office:value="0.0037204443666076" calcext:value-type="float">
            <text:p>0.00</text:p>
          </table:table-cell>
          <table:table-cell/>
          <table:table-cell table:style-name="ce4" table:formula="of:=[.C23]" office:value-type="float" office:value="53.1622" calcext:value-type="float">
            <text:p>53.2</text:p>
          </table:table-cell>
          <table:table-cell table:style-name="ce2" table:formula="of:=[.G23]/[.I23]" office:value-type="float" office:value="1.40082959342929" calcext:value-type="float">
            <text:p>1.40</text:p>
          </table:table-cell>
          <table:table-cell table:style-name="ce2" table:formula="of:=[.M23]*SQRT(([.H23]*[.H23])/([.G23]*[.G23])+([.J23]*[.J23])/([.I23]*[.I23]))" office:value-type="float" office:value="0.0760607752549439" calcext:value-type="float">
            <text:p>0.08</text:p>
          </table:table-cell>
          <table:table-cell table:style-name="ce1"/>
          <table:table-cell table:formula="of:=LOG([.L23];10)" office:value-type="float" office:value="1.72560294495862" calcext:value-type="float">
            <text:p>1.725602945</text:p>
          </table:table-cell>
          <table:table-cell table:formula="of:=LOG([.M23];10)" office:value-type="float" office:value="0.146385307923538" calcext:value-type="float">
            <text:p>0.1463853079</text:p>
          </table:table-cell>
          <table:table-cell table:formula="of:=[.N23]/(2.30258509*[.M23])" office:value-type="float" office:value="0.0235808660670798" calcext:value-type="float">
            <text:p>0.0235808661</text:p>
          </table:table-cell>
          <table:table-cell table:style-name="ce1"/>
          <table:table-cell table:formula="of:=1/[.R23]^2" office:value-type="float" office:value="1798.37599444774" calcext:value-type="float">
            <text:p>1798.3759944478</text:p>
          </table:table-cell>
          <table:table-cell table:formula="of:=[.P23]*[.T23]" office:value-type="float" office:value="3103.28291216192" calcext:value-type="float">
            <text:p>3103.2829121619</text:p>
          </table:table-cell>
          <table:table-cell table:formula="of:=[.P23]*[.P23]*[.T23]" office:value-type="float" office:value="5355.03413226638" calcext:value-type="float">
            <text:p>5355.0341322664</text:p>
          </table:table-cell>
          <table:table-cell table:formula="of:=[.P23]*[.P23]*[.P23]*[.T23]" office:value-type="float" office:value="9240.66266899282" calcext:value-type="float">
            <text:p>9240.6626689928</text:p>
          </table:table-cell>
          <table:table-cell table:formula="of:=[.P23]^4*[.T23]" office:value-type="float" office:value="15945.7147149832" calcext:value-type="float">
            <text:p>15945.7147149832</text:p>
          </table:table-cell>
          <table:table-cell/>
          <table:table-cell table:formula="of:=[.Q23]*[.T23]" office:value-type="float" office:value="263.255823709531" calcext:value-type="float">
            <text:p>263.2558237095</text:p>
          </table:table-cell>
          <table:table-cell table:formula="of:=[.Q23]*[.P23]*[.T23]" office:value-type="float" office:value="454.275024670675" calcext:value-type="float">
            <text:p>454.2750246707</text:p>
          </table:table-cell>
          <table:table-cell table:formula="of:=[.Q23]*[.P23]^2*[.T23]" office:value-type="float" office:value="783.898320392869" calcext:value-type="float">
            <text:p>783.8983203929</text:p>
          </table:table-cell>
          <table:table-cell/>
          <table:table-cell table:formula="of:=[.$AA$60]+[.$AA$61]*[.P23]+[.$AA$62]*[.P23]^2+[.$AA$64]" office:value-type="float" office:value="0.434964763595845" calcext:value-type="float">
            <text:p>0.4349647636</text:p>
          </table:table-cell>
          <table:table-cell table:formula="of:=([.AD23]-[.Q23])" office:value-type="float" office:value="0.288579455672307" calcext:value-type="float">
            <text:p>0.2885794557</text:p>
          </table:table-cell>
          <table:table-cell/>
          <table:table-cell table:style-name="ce17" table:formula="of:=[.L23]" office:value-type="float" office:value="53.1622" calcext:value-type="float">
            <text:p>53.2</text:p>
          </table:table-cell>
          <table:table-cell table:style-name="ce12" table:formula="of:=[.M23]/10^[.$AA$64]" office:value-type="float" office:value="0.00685352288704986" calcext:value-type="float">
            <text:p>0.00685</text:p>
          </table:table-cell>
          <table:table-cell table:style-name="ce12" table:formula="of:=[.N23]/10^[.$AA$64]" office:value-type="float" office:value="0.000372125393739282" calcext:value-type="float">
            <text:p>0.00037</text:p>
          </table:table-cell>
          <table:table-cell table:number-columns-repeated="2"/>
          <table:table-cell table:style-name="ce17" table:formula="of:=[.AG23]" office:value-type="float" office:value="53.1622" calcext:value-type="float">
            <text:p>53.2</text:p>
          </table:table-cell>
          <table:table-cell table:style-name="ce12" table:formula="of:=[.AH23]" office:value-type="float" office:value="0.00685352288704986" calcext:value-type="float">
            <text:p>0.00685</text:p>
          </table:table-cell>
          <table:table-cell table:style-name="ce12" table:formula="of:=[.AI23]" office:value-type="float" office:value="0.000372125393739282" calcext:value-type="float">
            <text:p>0.00037</text:p>
          </table:table-cell>
          <table:table-cell/>
          <table:table-cell table:formula="of:=LOG([.AL23];10)" office:value-type="float" office:value="1.72560294495862" calcext:value-type="float">
            <text:p>1.725602945</text:p>
          </table:table-cell>
          <table:table-cell table:formula="of:=LOG([.AM23];10)" office:value-type="float" office:value="-2.16408613257814" calcext:value-type="float">
            <text:p>-2.1640861326</text:p>
          </table:table-cell>
          <table:table-cell table:formula="of:=[.AN23]/(2.30258509*[.AM23])" office:value-type="float" office:value="0.0235808660670798" calcext:value-type="float">
            <text:p>0.0235808661</text:p>
          </table:table-cell>
          <table:table-cell/>
          <table:table-cell table:formula="of:=1/[.AR23]^2" office:value-type="float" office:value="1798.37599444774" calcext:value-type="float">
            <text:p>1798.3759944478</text:p>
          </table:table-cell>
          <table:table-cell table:formula="of:=[.AP23]*[.AT23]" office:value-type="float" office:value="3103.28291216192" calcext:value-type="float">
            <text:p>3103.2829121619</text:p>
          </table:table-cell>
          <table:table-cell table:formula="of:=[.AP23]*[.AP23]*[.AT23]" office:value-type="float" office:value="5355.03413226638" calcext:value-type="float">
            <text:p>5355.0341322664</text:p>
          </table:table-cell>
          <table:table-cell table:formula="of:=[.AP23]*[.AP23]*[.AP23]*[.AT23]" office:value-type="float" office:value="9240.66266899282" calcext:value-type="float">
            <text:p>9240.6626689928</text:p>
          </table:table-cell>
          <table:table-cell table:formula="of:=[.AP23]^4*[.AT23]" office:value-type="float" office:value="15945.7147149832" calcext:value-type="float">
            <text:p>15945.7147149832</text:p>
          </table:table-cell>
          <table:table-cell/>
          <table:table-cell table:formula="of:=[.AQ23]*[.AT23]" office:value-type="float" office:value="-3891.84055074577" calcext:value-type="float">
            <text:p>-3891.8405507458</text:p>
          </table:table-cell>
          <table:table-cell table:formula="of:=[.AQ23]*[.AP23]*[.AT23]" office:value-type="float" office:value="-6715.7715156763" calcext:value-type="float">
            <text:p>-6715.7715156763</text:p>
          </table:table-cell>
          <table:table-cell table:formula="of:=[.AQ23]*[.AP23]^2*[.AT23]" office:value-type="float" office:value="-11588.7551051203" calcext:value-type="float">
            <text:p>-11588.7551051203</text:p>
          </table:table-cell>
          <table:table-cell/>
          <table:table-cell table:formula="of:=[.$AX$36]+[.$AX$37]*[.AP23]+[.$AX$38]*[.AP23]^2" office:value-type="float" office:value="-2.1640861324977" calcext:value-type="float">
            <text:p>-2.1640861325</text:p>
          </table:table-cell>
        </table:table-row>
        <table:table-row table:style-name="ro1">
          <table:table-cell office:value-type="float" office:value="330700" calcext:value-type="float">
            <text:p>330700</text:p>
          </table:table-cell>
          <table:table-cell office:value-type="float" office:value="1244" calcext:value-type="float">
            <text:p>1244</text:p>
          </table:table-cell>
          <table:table-cell table:style-name="ce1" office:value-type="float" office:value="80.9979" calcext:value-type="float">
            <text:p>80.9979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4" table:formula="of:=32.9+2.65" office:value-type="float" office:value="35.55" calcext:value-type="float">
            <text:p>35.6</text:p>
          </table:table-cell>
          <table:table-cell table:style-name="ce1" office:value-type="float" office:value="0.3" calcext:value-type="float">
            <text:p>0.3</text:p>
          </table:table-cell>
          <table:table-cell table:style-name="ce1" table:formula="of:=[.A24]/[.$A$28]" office:value-type="float" office:value="6.87311649173854" calcext:value-type="float">
            <text:p>6.8731164917</text:p>
          </table:table-cell>
          <table:table-cell table:style-name="ce1" table:formula="of:=[.G24]*SQRT(([.B24]*[.B24])/([.A24]*[.A24])+([.$B$28]*[.$B$28])/([.$A$28]*[.$A$28]))" office:value-type="float" office:value="0.0686240358126629" calcext:value-type="float">
            <text:p>0.0686240358</text:p>
          </table:table-cell>
          <table:table-cell table:style-name="ce2" table:formula="of:=([.E24]/[.$E$28])" office:value-type="float" office:value="3.97651006711409" calcext:value-type="float">
            <text:p>3.98</text:p>
          </table:table-cell>
          <table:table-cell table:style-name="ce2" table:formula="of:=[.I24]*SQRT(([.F24]*[.F24])/([.E24]*[.E24])+([.$F$28]*[.$F$28])/([.$E$28]*[.$E$28]))" office:value-type="float" office:value="0.0428756813776163" calcext:value-type="float">
            <text:p>0.04</text:p>
          </table:table-cell>
          <table:table-cell/>
          <table:table-cell table:style-name="ce4" table:formula="of:=[.C24]" office:value-type="float" office:value="80.9979" calcext:value-type="float">
            <text:p>81.0</text:p>
          </table:table-cell>
          <table:table-cell table:style-name="ce2" table:formula="of:=[.G24]/[.I24]" office:value-type="float" office:value="1.72842929496885" calcext:value-type="float">
            <text:p>1.73</text:p>
          </table:table-cell>
          <table:table-cell table:style-name="ce2" table:formula="of:=[.M24]*SQRT(([.H24]*[.H24])/([.G24]*[.G24])+([.J24]*[.J24])/([.I24]*[.I24]))" office:value-type="float" office:value="0.0253993954659439" calcext:value-type="float">
            <text:p>0.03</text:p>
          </table:table-cell>
          <table:table-cell/>
          <table:table-cell table:formula="of:=LOG([.L24];10)" office:value-type="float" office:value="1.90847375924612" calcext:value-type="float">
            <text:p>1.9084737592</text:p>
          </table:table-cell>
          <table:table-cell table:formula="of:=LOG([.M24];10)" office:value-type="float" office:value="0.237651618513701" calcext:value-type="float">
            <text:p>0.2376516185</text:p>
          </table:table-cell>
          <table:table-cell table:formula="of:=[.N24]/(2.30258509*[.M24])" office:value-type="float" office:value="0.00638198932463711" calcext:value-type="float">
            <text:p>0.0063819893</text:p>
          </table:table-cell>
          <table:table-cell/>
          <table:table-cell table:formula="of:=1/[.R24]^2" office:value-type="float" office:value="24552.0552768132" calcext:value-type="float">
            <text:p>24552.0552768132</text:p>
          </table:table-cell>
          <table:table-cell table:formula="of:=[.P24]*[.T24]" office:value-type="float" office:value="46856.9532313584" calcext:value-type="float">
            <text:p>46856.9532313584</text:p>
          </table:table-cell>
          <table:table-cell table:formula="of:=[.P24]*[.P24]*[.T24]" office:value-type="float" office:value="89425.2656802703" calcext:value-type="float">
            <text:p>89425.2656802703</text:p>
          </table:table-cell>
          <table:table-cell table:formula="of:=[.P24]*[.P24]*[.P24]*[.T24]" office:value-type="float" office:value="170665.772964409" calcext:value-type="float">
            <text:p>170665.772964409</text:p>
          </table:table-cell>
          <table:table-cell table:formula="of:=[.P24]^4*[.T24]" office:value-type="float" office:value="325711.14930403" calcext:value-type="float">
            <text:p>325711.14930403</text:p>
          </table:table-cell>
          <table:table-cell/>
          <table:table-cell table:formula="of:=[.Q24]*[.T24]" office:value-type="float" office:value="5834.83567437253" calcext:value-type="float">
            <text:p>5834.8356743725</text:p>
          </table:table-cell>
          <table:table-cell table:formula="of:=[.Q24]*[.P24]*[.T24]" office:value-type="float" office:value="11135.6307740531" calcext:value-type="float">
            <text:p>11135.6307740531</text:p>
          </table:table-cell>
          <table:table-cell table:formula="of:=[.Q24]*[.P24]^2*[.T24]" office:value-type="float" office:value="21252.059124934" calcext:value-type="float">
            <text:p>21252.059124934</text:p>
          </table:table-cell>
          <table:table-cell/>
          <table:table-cell table:formula="of:=[.$AA$60]+[.$AA$61]*[.P24]+[.$AA$62]*[.P24]^2+[.$AA$64]" office:value-type="float" office:value="0.342844840343218" calcext:value-type="float">
            <text:p>0.3428448403</text:p>
          </table:table-cell>
          <table:table-cell table:formula="of:=([.AD24]-[.Q24])" office:value-type="float" office:value="0.105193221829517" calcext:value-type="float">
            <text:p>0.1051932218</text:p>
          </table:table-cell>
          <table:table-cell/>
          <table:table-cell table:style-name="ce17" table:formula="of:=[.L24]" office:value-type="float" office:value="80.9979" calcext:value-type="float">
            <text:p>81.0</text:p>
          </table:table-cell>
          <table:table-cell table:style-name="ce12" table:formula="of:=[.M24]/10^[.$AA$64]" office:value-type="float" office:value="0.00845629603149058" calcext:value-type="float">
            <text:p>0.00846</text:p>
          </table:table-cell>
          <table:table-cell table:style-name="ce12" table:formula="of:=[.N24]/10^[.$AA$64]" office:value-type="float" office:value="0.000124265891411423" calcext:value-type="float">
            <text:p>0.00012</text:p>
          </table:table-cell>
          <table:table-cell table:number-columns-repeated="2"/>
          <table:table-cell table:style-name="ce17" table:formula="of:=[.AG24]" office:value-type="float" office:value="80.9979" calcext:value-type="float">
            <text:p>81.0</text:p>
          </table:table-cell>
          <table:table-cell table:style-name="ce12" table:formula="of:=[.AH24]" office:value-type="float" office:value="0.00845629603149058" calcext:value-type="float">
            <text:p>0.00846</text:p>
          </table:table-cell>
          <table:table-cell table:style-name="ce12" table:formula="of:=[.AI24]" office:value-type="float" office:value="0.000124265891411423" calcext:value-type="float">
            <text:p>0.00012</text:p>
          </table:table-cell>
          <table:table-cell/>
          <table:table-cell table:formula="of:=LOG([.AL24];10)" office:value-type="float" office:value="1.90847375924612" calcext:value-type="float">
            <text:p>1.9084737592</text:p>
          </table:table-cell>
          <table:table-cell table:formula="of:=LOG([.AM24];10)" office:value-type="float" office:value="-2.07281982198818" calcext:value-type="float">
            <text:p>-2.072819822</text:p>
          </table:table-cell>
          <table:table-cell table:formula="of:=[.AN24]/(2.30258509*[.AM24])" office:value-type="float" office:value="0.00638198932463712" calcext:value-type="float">
            <text:p>0.0063819893</text:p>
          </table:table-cell>
          <table:table-cell/>
          <table:table-cell table:formula="of:=1/[.AR24]^2" office:value-type="float" office:value="24552.0552768132" calcext:value-type="float">
            <text:p>24552.0552768132</text:p>
          </table:table-cell>
          <table:table-cell table:formula="of:=[.AP24]*[.AT24]" office:value-type="float" office:value="46856.9532313582" calcext:value-type="float">
            <text:p>46856.9532313582</text:p>
          </table:table-cell>
          <table:table-cell table:formula="of:=[.AP24]*[.AP24]*[.AT24]" office:value-type="float" office:value="89425.26568027" calcext:value-type="float">
            <text:p>89425.26568027</text:p>
          </table:table-cell>
          <table:table-cell table:formula="of:=[.AP24]*[.AP24]*[.AP24]*[.AT24]" office:value-type="float" office:value="170665.772964408" calcext:value-type="float">
            <text:p>170665.772964408</text:p>
          </table:table-cell>
          <table:table-cell table:formula="of:=[.AP24]^4*[.AT24]" office:value-type="float" office:value="325711.149304029" calcext:value-type="float">
            <text:p>325711.149304029</text:p>
          </table:table-cell>
          <table:table-cell/>
          <table:table-cell table:formula="of:=[.AQ24]*[.AT24]" office:value-type="float" office:value="-50891.9868483279" calcext:value-type="float">
            <text:p>-50891.9868483279</text:p>
          </table:table-cell>
          <table:table-cell table:formula="of:=[.AQ24]*[.AP24]*[.AT24]" office:value-type="float" office:value="-97126.0214559326" calcext:value-type="float">
            <text:p>-97126.0214559326</text:p>
          </table:table-cell>
          <table:table-cell table:formula="of:=[.AQ24]*[.AP24]^2*[.AT24]" office:value-type="float" office:value="-185362.463288623" calcext:value-type="float">
            <text:p>-185362.463288623</text:p>
          </table:table-cell>
          <table:table-cell/>
          <table:table-cell table:formula="of:=[.$AX$36]+[.$AX$37]*[.AP24]+[.$AX$38]*[.AP24]^2" office:value-type="float" office:value="-2.07281982189418" calcext:value-type="float">
            <text:p>-2.0728198219</text:p>
          </table:table-cell>
        </table:table-row>
        <table:table-row table:style-name="ro1">
          <table:table-cell office:value-type="float" office:value="48274" calcext:value-type="float">
            <text:p>48274</text:p>
          </table:table-cell>
          <table:table-cell office:value-type="float" office:value="584" calcext:value-type="float">
            <text:p>584</text:p>
          </table:table-cell>
          <table:table-cell table:style-name="ce1" office:value-type="float" office:value="276.3989" calcext:value-type="float">
            <text:p>276.3989</text:p>
          </table:table-cell>
          <table:table-cell table:style-name="ce1" office:value-type="float" office:value="0.0012" calcext:value-type="float">
            <text:p>0.0012</text:p>
          </table:table-cell>
          <table:table-cell table:style-name="ce4" office:value-type="float" office:value="7.16" calcext:value-type="float">
            <text:p>7.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table:formula="of:=[.A25]/[.$A$28]" office:value-type="float" office:value="1.00330458277045" calcext:value-type="float">
            <text:p>1.0033045828</text:p>
          </table:table-cell>
          <table:table-cell table:style-name="ce1" table:formula="of:=[.G25]*SQRT(([.B25]*[.B25])/([.A25]*[.A25])+([.$B$28]*[.$B$28])/([.$A$28]*[.$A$28]))" office:value-type="float" office:value="0.0152782616138185" calcext:value-type="float">
            <text:p>0.0152782616</text:p>
          </table:table-cell>
          <table:table-cell table:style-name="ce3" table:formula="of:=([.E25]/[.$E$28])" office:value-type="float" office:value="0.80089485458613" calcext:value-type="float">
            <text:p>0.801</text:p>
          </table:table-cell>
          <table:table-cell table:style-name="ce3" table:formula="of:=[.I25]*SQRT(([.F25]*[.F25])/([.E25]*[.E25])+([.$F$28]*[.$F$28])/([.$E$28]*[.$E$28]))" office:value-type="float" office:value="0.00775705677158113" calcext:value-type="float">
            <text:p>0.008</text:p>
          </table:table-cell>
          <table:table-cell/>
          <table:table-cell table:style-name="ce4" table:formula="of:=[.C25]" office:value-type="float" office:value="276.3989" calcext:value-type="float">
            <text:p>276.4</text:p>
          </table:table-cell>
          <table:table-cell table:style-name="ce2" table:formula="of:=[.G25]/[.I25]" office:value-type="float" office:value="1.2527294650793" calcext:value-type="float">
            <text:p>1.25</text:p>
          </table:table-cell>
          <table:table-cell table:style-name="ce2" table:formula="of:=[.M25]*SQRT(([.H25]*[.H25])/([.G25]*[.G25])+([.J25]*[.J25])/([.I25]*[.I25]))" office:value-type="float" office:value="0.0226081681841745" calcext:value-type="float">
            <text:p>0.02</text:p>
          </table:table-cell>
          <table:table-cell/>
          <table:table-cell table:formula="of:=LOG([.L25];10)" office:value-type="float" office:value="2.44153631031981" calcext:value-type="float">
            <text:p>2.4415363103</text:p>
          </table:table-cell>
          <table:table-cell table:formula="of:=LOG([.M25];10)" office:value-type="float" office:value="0.0978572924555519" calcext:value-type="float">
            <text:p>0.0978572925</text:p>
          </table:table-cell>
          <table:table-cell table:formula="of:=[.N25]/(2.30258509*[.M25])" office:value-type="float" office:value="0.00783776783000248" calcext:value-type="float">
            <text:p>0.0078377678</text:p>
          </table:table-cell>
          <table:table-cell/>
          <table:table-cell table:formula="of:=1/[.R25]^2" office:value-type="float" office:value="16278.5309897409" calcext:value-type="float">
            <text:p>16278.5309897409</text:p>
          </table:table-cell>
          <table:table-cell table:formula="of:=[.P25]*[.T25]" office:value-type="float" office:value="39744.6244901188" calcext:value-type="float">
            <text:p>39744.6244901188</text:p>
          </table:table-cell>
          <table:table-cell table:formula="of:=[.P25]*[.P25]*[.T25]" office:value-type="float" office:value="97037.9438326513" calcext:value-type="float">
            <text:p>97037.9438326513</text:p>
          </table:table-cell>
          <table:table-cell table:formula="of:=[.P25]*[.P25]*[.P25]*[.T25]" office:value-type="float" office:value="236921.663346193" calcext:value-type="float">
            <text:p>236921.663346193</text:p>
          </table:table-cell>
          <table:table-cell table:formula="of:=[.P25]^4*[.T25]" office:value-type="float" office:value="578452.843761096" calcext:value-type="float">
            <text:p>578452.843761096</text:p>
          </table:table-cell>
          <table:table-cell/>
          <table:table-cell table:formula="of:=[.Q25]*[.T25]" office:value-type="float" office:value="1592.97296780984" calcext:value-type="float">
            <text:p>1592.9729678099</text:p>
          </table:table-cell>
          <table:table-cell table:formula="of:=[.Q25]*[.P25]*[.T25]" office:value-type="float" office:value="3889.30134226565" calcext:value-type="float">
            <text:p>3889.3013422657</text:p>
          </table:table-cell>
          <table:table-cell table:formula="of:=[.Q25]*[.P25]^2*[.T25]" office:value-type="float" office:value="9495.87044891717" calcext:value-type="float">
            <text:p>9495.8704489172</text:p>
          </table:table-cell>
          <table:table-cell/>
          <table:table-cell table:formula="of:=[.$AA$60]+[.$AA$61]*[.P25]+[.$AA$62]*[.P25]^2+[.$AA$64]" office:value-type="float" office:value="0.0761494126896345" calcext:value-type="float">
            <text:p>0.0761494127</text:p>
          </table:table-cell>
          <table:table-cell table:formula="of:=([.AD25]-[.Q25])" office:value-type="float" office:value="-0.0217078797659174" calcext:value-type="float">
            <text:p>-0.0217078798</text:p>
          </table:table-cell>
          <table:table-cell/>
          <table:table-cell table:style-name="ce17" table:formula="of:=[.L25]" office:value-type="float" office:value="276.3989" calcext:value-type="float">
            <text:p>276.4</text:p>
          </table:table-cell>
          <table:table-cell table:style-name="ce12" table:formula="of:=[.M25]/10^[.$AA$64]" office:value-type="float" office:value="0.00612894680442935" calcext:value-type="float">
            <text:p>0.00613</text:p>
          </table:table-cell>
          <table:table-cell table:style-name="ce12" table:formula="of:=[.N25]/10^[.$AA$64]" office:value-type="float" office:value="0.000110609883465642" calcext:value-type="float">
            <text:p>0.00011</text:p>
          </table:table-cell>
          <table:table-cell table:number-columns-repeated="2"/>
          <table:table-cell table:style-name="ce17" table:formula="of:=[.AG9]" office:value-type="float" office:value="121.777" calcext:value-type="float">
            <text:p>121.8</text:p>
          </table:table-cell>
          <table:table-cell table:style-name="ce17" table:formula="of:=[.AH9]" office:value-type="float" office:value="0.00855881439828179" calcext:value-type="float">
            <text:p>0.0</text:p>
          </table:table-cell>
          <table:table-cell table:style-name="ce17" table:formula="of:=[.AI9]" office:value-type="float" office:value="0.0000533286399031976" calcext:value-type="float">
            <text:p>0.0</text:p>
          </table:table-cell>
          <table:table-cell/>
          <table:table-cell table:formula="of:=LOG([.AL25];10)" office:value-type="float" office:value="2.08556527092154" calcext:value-type="float">
            <text:p>2.0855652709</text:p>
          </table:table-cell>
          <table:table-cell table:formula="of:=LOG([.AM25];10)" office:value-type="float" office:value="-2.06758639139123" calcext:value-type="float">
            <text:p>-2.0675863914</text:p>
          </table:table-cell>
          <table:table-cell table:formula="of:=[.AN25]/(2.30258509*[.AM25])" office:value-type="float" office:value="0.00270602130034846" calcext:value-type="float">
            <text:p>0.0027060213</text:p>
          </table:table-cell>
          <table:table-cell/>
          <table:table-cell table:formula="of:=1/[.AR25]^2" office:value-type="float" office:value="136564.424343831" calcext:value-type="float">
            <text:p>136564.424343831</text:p>
          </table:table-cell>
          <table:table-cell table:formula="of:=[.AP25]*[.AT25]" office:value-type="float" office:value="284814.020654886" calcext:value-type="float">
            <text:p>284814.020654886</text:p>
          </table:table-cell>
          <table:table-cell table:formula="of:=[.AP25]*[.AP25]*[.AT25]" office:value-type="float" office:value="593998.230149361" calcext:value-type="float">
            <text:p>593998.230149361</text:p>
          </table:table-cell>
          <table:table-cell table:formula="of:=[.AP25]*[.AP25]*[.AP25]*[.AT25]" office:value-type="float" office:value="1238822.07978837" calcext:value-type="float">
            <text:p>1238822.07978837</text:p>
          </table:table-cell>
          <table:table-cell table:formula="of:=[.AP25]^4*[.AT25]" office:value-type="float" office:value="2583644.30645742" calcext:value-type="float">
            <text:p>2583644.30645742</text:p>
          </table:table-cell>
          <table:table-cell/>
          <table:table-cell table:formula="of:=[.AQ25]*[.AT25]" office:value-type="float" office:value="-282358.745321482" calcext:value-type="float">
            <text:p>-282358.745321482</text:p>
          </table:table-cell>
          <table:table-cell table:formula="of:=[.AQ25]*[.AP25]*[.AT25]" office:value-type="float" office:value="-588877.593183463" calcext:value-type="float">
            <text:p>-588877.593183463</text:p>
          </table:table-cell>
          <table:table-cell table:formula="of:=[.AQ25]*[.AP25]^2*[.AT25]" office:value-type="float" office:value="-1228142.65716729" calcext:value-type="float">
            <text:p>-1228142.65716729</text:p>
          </table:table-cell>
          <table:table-cell/>
          <table:table-cell table:formula="of:=[.$AX$36]+[.$AX$37]*[.AP25]+[.$AX$38]*[.AP25]^2" office:value-type="float" office:value="-2.06758639128617" calcext:value-type="float">
            <text:p>-2.0675863913</text:p>
          </table:table-cell>
        </table:table-row>
        <table:table-row table:style-name="ro1">
          <table:table-cell office:value-type="float" office:value="108270" calcext:value-type="float">
            <text:p>108270</text:p>
          </table:table-cell>
          <table:table-cell office:value-type="float" office:value="684" calcext:value-type="float">
            <text:p>684</text:p>
          </table:table-cell>
          <table:table-cell table:style-name="ce1" office:value-type="float" office:value="302.8508" calcext:value-type="float">
            <text:p>302.8508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4" office:value-type="float" office:value="18.34" calcext:value-type="float">
            <text:p>18.3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table:formula="of:=[.A26]/[.$A$28]" office:value-type="float" office:value="2.25023381481866" calcext:value-type="float">
            <text:p>2.2502338148</text:p>
          </table:table-cell>
          <table:table-cell table:style-name="ce1" table:formula="of:=[.G26]*SQRT(([.B26]*[.B26])/([.A26]*[.A26])+([.$B$28]*[.$B$28])/([.$A$28]*[.$A$28]))" office:value-type="float" office:value="0.0252035524862309" calcext:value-type="float">
            <text:p>0.0252035525</text:p>
          </table:table-cell>
          <table:table-cell table:style-name="ce2" table:formula="of:=([.E26]/[.$E$28])" office:value-type="float" office:value="2.05145413870246" calcext:value-type="float">
            <text:p>2.05</text:p>
          </table:table-cell>
          <table:table-cell table:style-name="ce2" table:formula="of:=[.I26]*SQRT(([.F26]*[.F26])/([.E26]*[.E26])+([.$F$28]*[.$F$28])/([.$E$28]*[.$E$28]))" office:value-type="float" office:value="0.020025330258765" calcext:value-type="float">
            <text:p>0.02</text:p>
          </table:table-cell>
          <table:table-cell/>
          <table:table-cell table:style-name="ce4" table:formula="of:=[.C26]" office:value-type="float" office:value="302.8508" calcext:value-type="float">
            <text:p>302.9</text:p>
          </table:table-cell>
          <table:table-cell table:style-name="ce2" table:formula="of:=[.G26]/[.I26]" office:value-type="float" office:value="1.09689696316679" calcext:value-type="float">
            <text:p>1.10</text:p>
          </table:table-cell>
          <table:table-cell table:style-name="ce2" table:formula="of:=[.M26]*SQRT(([.H26]*[.H26])/([.G26]*[.G26])+([.J26]*[.J26])/([.I26]*[.I26]))" office:value-type="float" office:value="0.0162968309695513" calcext:value-type="float">
            <text:p>0.02</text:p>
          </table:table-cell>
          <table:table-cell/>
          <table:table-cell table:formula="of:=LOG([.L26];10)" office:value-type="float" office:value="2.48122872521783" calcext:value-type="float">
            <text:p>2.4812287252</text:p>
          </table:table-cell>
          <table:table-cell table:formula="of:=LOG([.M26];10)" office:value-type="float" office:value="0.0401658341109523" calcext:value-type="float">
            <text:p>0.0401658341</text:p>
          </table:table-cell>
          <table:table-cell table:formula="of:=[.N26]/(2.30258509*[.M26])" office:value-type="float" office:value="0.00645240529370758" calcext:value-type="float">
            <text:p>0.0064524053</text:p>
          </table:table-cell>
          <table:table-cell/>
          <table:table-cell table:formula="of:=1/[.R26]^2" office:value-type="float" office:value="24019.0995608542" calcext:value-type="float">
            <text:p>24019.0995608542</text:p>
          </table:table-cell>
          <table:table-cell table:formula="of:=[.P26]*[.T26]" office:value-type="float" office:value="59596.8797842584" calcext:value-type="float">
            <text:p>59596.8797842584</text:p>
          </table:table-cell>
          <table:table-cell table:formula="of:=[.P26]*[.P26]*[.T26]" office:value-type="float" office:value="147873.490054056" calcext:value-type="float">
            <text:p>147873.490054056</text:p>
          </table:table-cell>
          <table:table-cell table:formula="of:=[.P26]*[.P26]*[.P26]*[.T26]" office:value-type="float" office:value="366907.951220337" calcext:value-type="float">
            <text:p>366907.951220337</text:p>
          </table:table-cell>
          <table:table-cell table:formula="of:=[.P26]^4*[.T26]" office:value-type="float" office:value="910382.548078723" calcext:value-type="float">
            <text:p>910382.548078723</text:p>
          </table:table-cell>
          <table:table-cell/>
          <table:table-cell table:formula="of:=[.Q26]*[.T26]" office:value-type="float" office:value="964.747168455715" calcext:value-type="float">
            <text:p>964.7471684557</text:p>
          </table:table-cell>
          <table:table-cell table:formula="of:=[.Q26]*[.P26]*[.T26]" office:value-type="float" office:value="2393.75838694489" calcext:value-type="float">
            <text:p>2393.7583869449</text:p>
          </table:table-cell>
          <table:table-cell table:formula="of:=[.Q26]*[.P26]^2*[.T26]" office:value-type="float" office:value="5939.46207091876" calcext:value-type="float">
            <text:p>5939.4620709188</text:p>
          </table:table-cell>
          <table:table-cell/>
          <table:table-cell table:formula="of:=[.$AA$60]+[.$AA$61]*[.P26]+[.$AA$62]*[.P26]^2+[.$AA$64]" office:value-type="float" office:value="0.056400065805911" calcext:value-type="float">
            <text:p>0.0564000658</text:p>
          </table:table-cell>
          <table:table-cell table:formula="of:=([.AD26]-[.Q26])" office:value-type="float" office:value="0.0162342316949587" calcext:value-type="float">
            <text:p>0.0162342317</text:p>
          </table:table-cell>
          <table:table-cell/>
          <table:table-cell table:style-name="ce17" table:formula="of:=[.L26]" office:value-type="float" office:value="302.8508" calcext:value-type="float">
            <text:p>302.9</text:p>
          </table:table-cell>
          <table:table-cell table:style-name="ce12" table:formula="of:=[.M26]/10^[.$AA$64]" office:value-type="float" office:value="0.00536654028231368" calcext:value-type="float">
            <text:p>0.00537</text:p>
          </table:table-cell>
          <table:table-cell table:style-name="ce12" table:formula="of:=[.N26]/10^[.$AA$64]" office:value-type="float" office:value="0.0000797318278825941" calcext:value-type="float">
            <text:p>0.00008</text:p>
          </table:table-cell>
          <table:table-cell table:number-columns-repeated="21"/>
        </table:table-row>
        <table:table-row table:style-name="ro1">
          <table:table-cell office:value-type="float" office:value="353891" calcext:value-type="float">
            <text:p>353891</text:p>
          </table:table-cell>
          <table:table-cell office:value-type="float" office:value="876" calcext:value-type="float">
            <text:p>876</text:p>
          </table:table-cell>
          <table:table-cell table:style-name="ce1" office:value-type="float" office:value="356.0129" calcext:value-type="float">
            <text:p>356.0129</text:p>
          </table:table-cell>
          <table:table-cell table:style-name="ce1" office:value-type="float" office:value="0.0007" calcext:value-type="float">
            <text:p>0.0007</text:p>
          </table:table-cell>
          <table:table-cell table:style-name="ce4" office:value-type="float" office:value="62.05" calcext:value-type="float">
            <text:p>62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table:formula="of:=[.A27]/[.$A$28]" office:value-type="float" office:value="7.35510755481659" calcext:value-type="float">
            <text:p>7.3551075548</text:p>
          </table:table-cell>
          <table:table-cell table:style-name="ce1" table:formula="of:=[.G27]*SQRT(([.B27]*[.B27])/([.A27]*[.A27])+([.$B$28]*[.$B$28])/([.$A$28]*[.$A$28]))" office:value-type="float" office:value="0.0704192649815914" calcext:value-type="float">
            <text:p>0.070419265</text:p>
          </table:table-cell>
          <table:table-cell table:style-name="ce2" table:formula="of:=([.E27]/[.$E$28])" office:value-type="float" office:value="6.9407158836689" calcext:value-type="float">
            <text:p>6.94</text:p>
          </table:table-cell>
          <table:table-cell table:style-name="ce2" table:formula="of:=[.I27]*SQRT(([.F27]*[.F27])/([.E27]*[.E27])+([.$F$28]*[.$F$28])/([.$E$28]*[.$E$28]))" office:value-type="float" office:value="0.046595413890537" calcext:value-type="float">
            <text:p>0.05</text:p>
          </table:table-cell>
          <table:table-cell/>
          <table:table-cell table:style-name="ce4" table:formula="of:=[.C27]" office:value-type="float" office:value="356.0129" calcext:value-type="float">
            <text:p>356.0</text:p>
          </table:table-cell>
          <table:table-cell table:style-name="ce2" table:formula="of:=[.G27]/[.I27]" office:value-type="float" office:value="1.05970445672942" calcext:value-type="float">
            <text:p>1.06</text:p>
          </table:table-cell>
          <table:table-cell table:style-name="ce2" table:formula="of:=[.M27]*SQRT(([.H27]*[.H27])/([.G27]*[.G27])+([.J27]*[.J27])/([.I27]*[.I27]))" office:value-type="float" office:value="0.0123914880918884" calcext:value-type="float">
            <text:p>0.01</text:p>
          </table:table-cell>
          <table:table-cell/>
          <table:table-cell table:formula="of:=LOG([.L27];10)" office:value-type="float" office:value="2.55146573476309" calcext:value-type="float">
            <text:p>2.5514657348</text:p>
          </table:table-cell>
          <table:table-cell table:formula="of:=LOG([.M27];10)" office:value-type="float" office:value="0.025184760823063" calcext:value-type="float">
            <text:p>0.0251847608</text:p>
          </table:table-cell>
          <table:table-cell table:formula="of:=[.N27]/(2.30258509*[.M27])" office:value-type="float" office:value="0.00507835451073196" calcext:value-type="float">
            <text:p>0.0050783545</text:p>
          </table:table-cell>
          <table:table-cell/>
          <table:table-cell table:formula="of:=1/[.R27]^2" office:value-type="float" office:value="38775.1931815238" calcext:value-type="float">
            <text:p>38775.1931815238</text:p>
          </table:table-cell>
          <table:table-cell table:formula="of:=[.P27]*[.T27]" office:value-type="float" office:value="98933.5767614772" calcext:value-type="float">
            <text:p>98933.5767614772</text:p>
          </table:table-cell>
          <table:table-cell table:formula="of:=[.P27]*[.P27]*[.T27]" office:value-type="float" office:value="252425.631124463" calcext:value-type="float">
            <text:p>252425.631124463</text:p>
          </table:table-cell>
          <table:table-cell table:formula="of:=[.P27]*[.P27]*[.P27]*[.T27]" office:value-type="float" office:value="644055.348390013" calcext:value-type="float">
            <text:p>644055.348390013</text:p>
          </table:table-cell>
          <table:table-cell table:formula="of:=[.P27]^4*[.T27]" office:value-type="float" office:value="1643285.15270802" calcext:value-type="float">
            <text:p>1643285.15270802</text:p>
          </table:table-cell>
          <table:table-cell/>
          <table:table-cell table:formula="of:=[.Q27]*[.T27]" office:value-type="float" office:value="976.543966144742" calcext:value-type="float">
            <text:p>976.5439661447</text:p>
          </table:table-cell>
          <table:table-cell table:formula="of:=[.Q27]*[.P27]*[.T27]" office:value-type="float" office:value="2491.61846810795" calcext:value-type="float">
            <text:p>2491.618468108</text:p>
          </table:table-cell>
          <table:table-cell table:formula="of:=[.Q27]*[.P27]^2*[.T27]" office:value-type="float" office:value="6357.27914548033" calcext:value-type="float">
            <text:p>6357.2791454803</text:p>
          </table:table-cell>
          <table:table-cell/>
          <table:table-cell table:formula="of:=[.$AA$60]+[.$AA$61]*[.P27]+[.$AA$62]*[.P27]^2+[.$AA$64]" office:value-type="float" office:value="0.0214900067526802" calcext:value-type="float">
            <text:p>0.0214900068</text:p>
          </table:table-cell>
          <table:table-cell table:formula="of:=([.AD27]-[.Q27])" office:value-type="float" office:value="-0.00369475407038284" calcext:value-type="float">
            <text:p>-0.0036947541</text:p>
          </table:table-cell>
          <table:table-cell/>
          <table:table-cell table:style-name="ce17" table:formula="of:=[.L27]" office:value-type="float" office:value="356.0129" calcext:value-type="float">
            <text:p>356.0</text:p>
          </table:table-cell>
          <table:table-cell table:style-name="ce12" table:formula="of:=[.M27]/10^[.$AA$64]" office:value-type="float" office:value="0.00518457689769448" calcext:value-type="float">
            <text:p>0.00518</text:p>
          </table:table-cell>
          <table:table-cell table:style-name="ce12" table:formula="of:=[.N27]/10^[.$AA$64]" office:value-type="float" office:value="0.0000606250379351429" calcext:value-type="float">
            <text:p>0.00006</text:p>
          </table:table-cell>
          <table:table-cell table:number-columns-repeated="3"/>
          <table:table-cell table:style-name="ce17" table:formula="of:=[.AL23]" office:value-type="float" office:value="53.1622" calcext:value-type="float">
            <text:p>53.2</text:p>
          </table:table-cell>
          <table:table-cell table:style-name="ce12" table:formula="of:=[.AM23]" office:value-type="float" office:value="0.00685352288704986" calcext:value-type="float">
            <text:p>0.00685</text:p>
          </table:table-cell>
          <table:table-cell table:number-columns-repeated="5"/>
          <table:table-cell table:formula="of:=SUM([.AT23:.AT25])" office:value-type="float" office:value="162914.855615092" calcext:value-type="float">
            <text:p>162914.855615092</text:p>
          </table:table-cell>
          <table:table-cell table:formula="of:=SUM([.AU23:.AU25])" office:value-type="float" office:value="334774.256798406" calcext:value-type="float">
            <text:p>334774.256798406</text:p>
          </table:table-cell>
          <table:table-cell table:formula="of:=SUM([.AV23:.AV25])" office:value-type="float" office:value="688778.529961898" calcext:value-type="float">
            <text:p>688778.529961898</text:p>
          </table:table-cell>
          <table:table-cell table:formula="of:=SUM([.AW23:.AW25])" office:value-type="float" office:value="1418728.51542177" calcext:value-type="float">
            <text:p>1418728.51542177</text:p>
          </table:table-cell>
          <table:table-cell table:formula="of:=SUM([.AX23:.AX25])" office:value-type="float" office:value="2925301.17047643" calcext:value-type="float">
            <text:p>2925301.17047643</text:p>
          </table:table-cell>
          <table:table-cell/>
          <table:table-cell table:formula="of:=SUM([.AZ23:.AZ25])" office:value-type="float" office:value="-337142.572720555" calcext:value-type="float">
            <text:p>-337142.572720555</text:p>
          </table:table-cell>
          <table:table-cell table:formula="of:=SUM([.BA23:.BA25])" office:value-type="float" office:value="-692719.386155072" calcext:value-type="float">
            <text:p>-692719.386155072</text:p>
          </table:table-cell>
          <table:table-cell table:formula="of:=SUM([.BB23:.BB25])" office:value-type="float" office:value="-1425093.87556104" calcext:value-type="float">
            <text:p>-1425093.87556104</text:p>
          </table:table-cell>
          <table:table-cell table:number-columns-repeated="2"/>
        </table:table-row>
        <table:table-row table:style-name="ro1">
          <table:table-cell office:value-type="float" office:value="48115" calcext:value-type="float">
            <text:p>48115</text:p>
          </table:table-cell>
          <table:table-cell office:value-type="float" office:value="445" calcext:value-type="float">
            <text:p>445</text:p>
          </table:table-cell>
          <table:table-cell table:style-name="ce1" office:value-type="float" office:value="383.8485" calcext:value-type="float">
            <text:p>383.8485</text:p>
          </table:table-cell>
          <table:table-cell table:style-name="ce1" office:value-type="float" office:value="0.0012" calcext:value-type="float">
            <text:p>0.0012</text:p>
          </table:table-cell>
          <table:table-cell table:style-name="ce4" office:value-type="float" office:value="8.94" calcext:value-type="float">
            <text:p>8.9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table:formula="of:=[.A28]/[.$A$28]" office:value-type="float" office:value="1" calcext:value-type="float">
            <text:p>1</text:p>
          </table:table-cell>
          <table:table-cell table:style-name="ce1" table:formula="of:=[.G28]*SQRT(([.B28]*[.B28])/([.A28]*[.A28])+([.$B$28]*[.$B$28])/([.$A$28]*[.$A$28]))" office:value-type="float" office:value="0.0130796016887878" calcext:value-type="float">
            <text:p>0.0130796017</text:p>
          </table:table-cell>
          <table:table-cell table:style-name="ce3" table:formula="of:=([.E28]/[.$E$28])" office:value-type="float" office:value="1" calcext:value-type="float">
            <text:p>1.000</text:p>
          </table:table-cell>
          <table:table-cell table:style-name="ce3" table:formula="of:=[.I28]*SQRT(([.F28]*[.F28])/([.E28]*[.E28])+([.$F$28]*[.$F$28])/([.$E$28]*[.$E$28]))" office:value-type="float" office:value="0.00949136619042346" calcext:value-type="float">
            <text:p>0.009</text:p>
          </table:table-cell>
          <table:table-cell/>
          <table:table-cell table:style-name="ce4" table:formula="of:=[.C28]" office:value-type="float" office:value="383.8485" calcext:value-type="float">
            <text:p>383.8</text:p>
          </table:table-cell>
          <table:table-cell table:style-name="ce2" table:formula="of:=[.G28]/[.I28]" office:value-type="float" office:value="1" calcext:value-type="float">
            <text:p>1.00</text:p>
          </table:table-cell>
          <table:table-cell table:style-name="ce2" table:formula="of:=[.M28]*SQRT(([.H28]*[.H28])/([.G28]*[.G28])+([.J28]*[.J28])/([.I28]*[.I28]))" office:value-type="float" office:value="0.0161605078044613" calcext:value-type="float">
            <text:p>0.02</text:p>
          </table:table-cell>
          <table:table-cell/>
          <table:table-cell table:formula="of:=LOG([.L28];10)" office:value-type="float" office:value="2.58415984781379" calcext:value-type="float">
            <text:p>2.5841598478</text:p>
          </table:table-cell>
          <table:table-cell table:formula="of:=LOG([.M28];10)" office:value-type="float" office:value="0" calcext:value-type="float">
            <text:p>0</text:p>
          </table:table-cell>
          <table:table-cell table:formula="of:=[.N28]/(2.30258509*[.M28])" office:value-type="float" office:value="0.00701841937335801" calcext:value-type="float">
            <text:p>0.0070184194</text:p>
          </table:table-cell>
          <table:table-cell/>
          <table:table-cell table:formula="of:=1/[.R28]^2" office:value-type="float" office:value="20301.1841039853" calcext:value-type="float">
            <text:p>20301.1841039853</text:p>
          </table:table-cell>
          <table:table-cell table:formula="of:=[.P28]*[.T28]" office:value-type="float" office:value="52461.5048245943" calcext:value-type="float">
            <text:p>52461.5048245943</text:p>
          </table:table-cell>
          <table:table-cell table:formula="of:=[.P28]*[.P28]*[.T28]" office:value-type="float" office:value="135568.914323606" calcext:value-type="float">
            <text:p>135568.914323606</text:p>
          </table:table-cell>
          <table:table-cell table:formula="of:=[.P28]*[.P28]*[.P28]*[.T28]" office:value-type="float" office:value="350331.745006771" calcext:value-type="float">
            <text:p>350331.745006771</text:p>
          </table:table-cell>
          <table:table-cell table:formula="of:=[.P28]^4*[.T28]" office:value-type="float" office:value="905313.228861037" calcext:value-type="float">
            <text:p>905313.228861037</text:p>
          </table:table-cell>
          <table:table-cell/>
          <table:table-cell table:formula="of:=[.Q28]*[.T28]" office:value-type="float" office:value="0" calcext:value-type="float">
            <text:p>0</text:p>
          </table:table-cell>
          <table:table-cell table:formula="of:=[.Q28]*[.P28]*[.T28]" office:value-type="float" office:value="0" calcext:value-type="float">
            <text:p>0</text:p>
          </table:table-cell>
          <table:table-cell table:formula="of:=[.Q28]*[.P28]^2*[.T28]" office:value-type="float" office:value="0" calcext:value-type="float">
            <text:p>0</text:p>
          </table:table-cell>
          <table:table-cell/>
          <table:table-cell table:formula="of:=[.$AA$60]+[.$AA$61]*[.P28]+[.$AA$62]*[.P28]^2+[.$AA$64]" office:value-type="float" office:value="0.0052561253697152" calcext:value-type="float">
            <text:p>0.0052561254</text:p>
          </table:table-cell>
          <table:table-cell table:formula="of:=([.AD28]-[.Q28])" office:value-type="float" office:value="0.0052561253697152" calcext:value-type="float">
            <text:p>0.0052561254</text:p>
          </table:table-cell>
          <table:table-cell/>
          <table:table-cell table:style-name="ce17" table:formula="of:=[.L28]" office:value-type="float" office:value="383.8485" calcext:value-type="float">
            <text:p>383.8</text:p>
          </table:table-cell>
          <table:table-cell table:style-name="ce12" table:formula="of:=[.M28]/10^[.$AA$64]" office:value-type="float" office:value="0.00489247437318111" calcext:value-type="float">
            <text:p>0.00489</text:p>
          </table:table-cell>
          <table:table-cell table:style-name="ce12" table:formula="of:=[.N28]/10^[.$AA$64]" office:value-type="float" office:value="0.0000790648702909203" calcext:value-type="float">
            <text:p>0.00008</text:p>
          </table:table-cell>
          <table:table-cell table:number-columns-repeated="3"/>
          <table:table-cell table:style-name="ce17" table:formula="of:=[.AL24]" office:value-type="float" office:value="80.9979" calcext:value-type="float">
            <text:p>81.0</text:p>
          </table:table-cell>
          <table:table-cell table:style-name="ce12" table:formula="of:=[.AM24]" office:value-type="float" office:value="0.00845629603149058" calcext:value-type="float">
            <text:p>0.00846</text:p>
          </table:table-cell>
          <table:table-cell table:number-columns-repeated="16"/>
        </table:table-row>
        <table:table-row table:style-name="ro1">
          <table:table-cell table:number-columns-repeated="38"/>
          <table:table-cell table:style-name="ce17" table:formula="of:=[.AL25]" office:value-type="float" office:value="121.777" calcext:value-type="float">
            <text:p>121.8</text:p>
          </table:table-cell>
          <table:table-cell table:style-name="ce12" table:formula="of:=[.AM25]" office:value-type="float" office:value="0.00855881439828179" calcext:value-type="float">
            <text:p>0.00856</text:p>
          </table:table-cell>
          <table:table-cell table:number-columns-repeated="16"/>
        </table:table-row>
        <table:table-row table:style-name="ro1">
          <table:table-cell table:number-columns-repeated="18"/>
          <table:table-cell office:value-type="string" calcext:value-type="string">
            <text:p>sum over k</text:p>
          </table:table-cell>
          <table:table-cell table:formula="of:=SUM([.T25:.T28])" office:value-type="float" office:value="99374.0078361042" calcext:value-type="float">
            <text:p>99374.0078361042</text:p>
          </table:table-cell>
          <table:table-cell table:formula="of:=SUM([.U25:.U28])" office:value-type="float" office:value="250736.585860449" calcext:value-type="float">
            <text:p>250736.585860449</text:p>
          </table:table-cell>
          <table:table-cell table:formula="of:=SUM([.V25:.V28])" office:value-type="float" office:value="632905.979334776" calcext:value-type="float">
            <text:p>632905.979334776</text:p>
          </table:table-cell>
          <table:table-cell table:formula="of:=SUM([.W25:.W28])" office:value-type="float" office:value="1598216.70796331" calcext:value-type="float">
            <text:p>1598216.70796331</text:p>
          </table:table-cell>
          <table:table-cell table:formula="of:=SUM([.X25:.X28])" office:value-type="float" office:value="4037433.77340888" calcext:value-type="float">
            <text:p>4037433.77340888</text:p>
          </table:table-cell>
          <table:table-cell/>
          <table:table-cell table:formula="of:=SUM([.Z25:.Z28])" office:value-type="float" office:value="3534.2641024103" calcext:value-type="float">
            <text:p>3534.2641024103</text:p>
          </table:table-cell>
          <table:table-cell table:formula="of:=SUM([.AA25:.AA28])" office:value-type="float" office:value="8774.67819731849" calcext:value-type="float">
            <text:p>8774.6781973185</text:p>
          </table:table-cell>
          <table:table-cell table:formula="of:=SUM([.AB25:.AB28])" office:value-type="float" office:value="21792.6116653163" calcext:value-type="float">
            <text:p>21792.611665316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 3402</text:p>
          </table:table-cell>
          <table:table-cell table:number-columns-repeated="44"/>
          <table:table-cell table:formula="of:=[.AT27]" office:value-type="float" office:value="162914.855615092" calcext:value-type="float">
            <text:p>162914.855615092</text:p>
          </table:table-cell>
          <table:table-cell table:formula="of:=[.AU27]" office:value-type="float" office:value="334774.256798406" calcext:value-type="float">
            <text:p>334774.256798406</text:p>
          </table:table-cell>
          <table:table-cell table:formula="of:=[.AV27]" office:value-type="float" office:value="688778.529961898" calcext:value-type="float">
            <text:p>688778.529961898</text:p>
          </table:table-cell>
          <table:table-cell/>
          <table:table-cell table:formula="of:=[.AZ27]" office:value-type="float" office:value="-337142.572720555" calcext:value-type="float">
            <text:p>-337142.57272055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Branching Ratio</text:p>
          </table:table-cell>
          <table:table-cell table:style-name="ce1" office:value-type="string" calcext:value-type="string">
            <text:p>Error</text:p>
          </table:table-cell>
          <table:table-cell/>
          <table:table-cell table:style-name="ce1"/>
          <table:table-cell table:style-name="ce1" office:value-type="string" calcext:value-type="string">
            <text:p>Relative Efficiency</text:p>
          </table:table-cell>
          <table:table-cell table:style-name="ce1" office:value-type="string" calcext:value-type="string">
            <text:p>Error</text:p>
          </table:table-cell>
          <table:table-cell table:number-columns-repeated="31"/>
          <table:table-cell table:formula="of:=[.AU31]" office:value-type="float" office:value="334774.256798406" calcext:value-type="float">
            <text:p>334774.256798406</text:p>
          </table:table-cell>
          <table:table-cell table:formula="of:=[.AV31]" office:value-type="float" office:value="688778.529961898" calcext:value-type="float">
            <text:p>688778.529961898</text:p>
          </table:table-cell>
          <table:table-cell table:formula="of:=[.AW27]" office:value-type="float" office:value="1418728.51542177" calcext:value-type="float">
            <text:p>1418728.51542177</text:p>
          </table:table-cell>
          <table:table-cell/>
          <table:table-cell table:formula="of:=[.BA27]" office:value-type="float" office:value="-692719.386155072" calcext:value-type="float">
            <text:p>-692719.386155072</text:p>
          </table:table-cell>
          <table:table-cell table:number-columns-repeated="6"/>
        </table:table-row>
        <table:table-row table:style-name="ro1">
          <table:table-cell office:value-type="float" office:value="215219" calcext:value-type="float">
            <text:p>215219</text:p>
          </table:table-cell>
          <table:table-cell office:value-type="float" office:value="663" calcext:value-type="float">
            <text:p>663</text:p>
          </table:table-cell>
          <table:table-cell table:style-name="ce1" office:value-type="float" office:value="846.51" calcext:value-type="float">
            <text:p>846.51</text:p>
          </table:table-cell>
          <table:table-cell table:style-name="ce1" office:value-type="float" office:value="0.006" calcext:value-type="float">
            <text:p>0.006</text:p>
          </table:table-cell>
          <table:table-cell table:style-name="ce3" office:value-type="float" office:value="99.9399" calcext:value-type="float">
            <text:p>99.940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table:formula="of:=[.A33]/[.$A$35]" office:value-type="float" office:value="1.6037780841313" calcext:value-type="float">
            <text:p>1.6037780841</text:p>
          </table:table-cell>
          <table:table-cell table:style-name="ce1" table:formula="of:=[.G33]*SQRT(([.B33]*[.B33])/([.A33]*[.A33])+([.$B$35]*[.$B$35])/([.$A$35]*[.$A$35]))" office:value-type="float" office:value="0.00880658021417977" calcext:value-type="float">
            <text:p>0.0088065802</text:p>
          </table:table-cell>
          <table:table-cell table:style-name="ce3" table:formula="of:=([.E33]/[.$E$35])" office:value-type="float" office:value="1.5037601564851" calcext:value-type="float">
            <text:p>1.504</text:p>
          </table:table-cell>
          <table:table-cell table:style-name="ce3" table:formula="of:=[.I33]*SQRT(([.F33]*[.F33])/([.E33]*[.E33])+([.$F$35]*[.$F$35])/([.$E$35]*[.$E$35]))" office:value-type="float" office:value="0.00271518577319485" calcext:value-type="float">
            <text:p>0.003</text:p>
          </table:table-cell>
          <table:table-cell/>
          <table:table-cell table:style-name="ce4" table:formula="of:=[.C33]" office:value-type="float" office:value="846.51" calcext:value-type="float">
            <text:p>846.5</text:p>
          </table:table-cell>
          <table:table-cell table:style-name="ce10" table:formula="of:=[.G33]/[.I33]" office:value-type="float" office:value="1.06651188835857" calcext:value-type="float">
            <text:p>1.067</text:p>
          </table:table-cell>
          <table:table-cell table:style-name="ce10" table:formula="of:=[.M33]*SQRT(([.B33]*[.B33])/([.A33]*[.A33])+([.$J$35]*[.$J$35])/([.$I$35]*[.$I$35]))" office:value-type="float" office:value="0.0042674278528656" calcext:value-type="float">
            <text:p>0.004</text:p>
          </table:table-cell>
          <table:table-cell/>
          <table:table-cell table:formula="of:=LOG([.L33];10)" office:value-type="float" office:value="2.92763209288697" calcext:value-type="float">
            <text:p>2.9276320929</text:p>
          </table:table-cell>
          <table:table-cell table:formula="of:=LOG([.M33];10)" office:value-type="float" office:value="0.0279657008728827" calcext:value-type="float">
            <text:p>0.0279657009</text:p>
          </table:table-cell>
          <table:table-cell table:formula="of:=[.N33]/(2.30258509*[.M33])" office:value-type="float" office:value="0.0017377400018316" calcext:value-type="float">
            <text:p>0.00173774</text:p>
          </table:table-cell>
          <table:table-cell/>
          <table:table-cell table:formula="of:=1/[.R33]^2" office:value-type="float" office:value="331154.303360195" calcext:value-type="float">
            <text:p>331154.303360195</text:p>
          </table:table-cell>
          <table:table-cell table:formula="of:=[.P33]*[.T33]" office:value-type="float" office:value="969497.966214935" calcext:value-type="float">
            <text:p>969497.966214935</text:p>
          </table:table-cell>
          <table:table-cell table:formula="of:=[.P33]*[.P33]*[.T33]" office:value-type="float" office:value="2838333.35987949" calcext:value-type="float">
            <text:p>2838333.35987949</text:p>
          </table:table-cell>
          <table:table-cell table:formula="of:=[.P33]*[.P33]*[.P33]*[.T33]" office:value-type="float" office:value="8309595.8346949" calcext:value-type="float">
            <text:p>8309595.8346949</text:p>
          </table:table-cell>
          <table:table-cell table:formula="of:=[.P33]^4*[.T33]" office:value-type="float" office:value="24327439.4445727" calcext:value-type="float">
            <text:p>24327439.4445727</text:p>
          </table:table-cell>
          <table:table-cell/>
          <table:table-cell table:formula="of:=[.Q33]*[.T33]" office:value-type="float" office:value="9260.96219053908" calcext:value-type="float">
            <text:p>9260.9621905391</text:p>
          </table:table-cell>
          <table:table-cell table:formula="of:=[.Q33]*[.P33]*[.T33]" office:value-type="float" office:value="27112.690120035" calcext:value-type="float">
            <text:p>27112.690120035</text:p>
          </table:table-cell>
          <table:table-cell table:formula="of:=[.Q33]*[.P33]^2*[.T33]" office:value-type="float" office:value="79375.981719914" calcext:value-type="float">
            <text:p>79375.981719914</text:p>
          </table:table-cell>
          <table:table-cell/>
          <table:table-cell table:formula="of:=[.$AA$60]+[.$AA$61]*[.P33]+[.$AA$62]*[.P33]^2+[.$AA$65]" office:value-type="float" office:value="0.0442045060845824" calcext:value-type="float">
            <text:p>0.0442045061</text:p>
          </table:table-cell>
          <table:table-cell table:formula="of:=([.AD33]-[.Q33])" office:value-type="float" office:value="0.0162388052116997" calcext:value-type="float">
            <text:p>0.0162388052</text:p>
          </table:table-cell>
          <table:table-cell/>
          <table:table-cell table:style-name="ce17" table:formula="of:=[.L33]" office:value-type="float" office:value="846.51" calcext:value-type="float">
            <text:p>846.5</text:p>
          </table:table-cell>
          <table:table-cell table:style-name="ce12" table:formula="of:=[.M33]/10^[.$AA$65]" office:value-type="float" office:value="0.00322566067707202" calcext:value-type="float">
            <text:p>0.00323</text:p>
          </table:table-cell>
          <table:table-cell table:style-name="ce12" table:formula="of:=[.N33]/10^[.$AA$65]" office:value-type="float" office:value="0.0000129068174180563" calcext:value-type="float">
            <text:p>0.00001</text:p>
          </table:table-cell>
          <table:table-cell table:number-columns-repeated="10"/>
          <table:table-cell table:formula="of:=[.AU32]" office:value-type="float" office:value="688778.529961898" calcext:value-type="float">
            <text:p>688778.529961898</text:p>
          </table:table-cell>
          <table:table-cell table:formula="of:=[.AV32]" office:value-type="float" office:value="1418728.51542177" calcext:value-type="float">
            <text:p>1418728.51542177</text:p>
          </table:table-cell>
          <table:table-cell table:formula="of:=[.AX27]" office:value-type="float" office:value="2925301.17047643" calcext:value-type="float">
            <text:p>2925301.17047643</text:p>
          </table:table-cell>
          <table:table-cell/>
          <table:table-cell table:formula="of:=[.BB27]" office:value-type="float" office:value="-1425093.87556104" calcext:value-type="float">
            <text:p>-1425093.87556104</text:p>
          </table:table-cell>
          <table:table-cell table:number-columns-repeated="6"/>
        </table:table-row>
        <table:table-row table:style-name="ro1">
          <table:table-cell office:value-type="float" office:value="28654" calcext:value-type="float">
            <text:p>28654</text:p>
          </table:table-cell>
          <table:table-cell office:value-type="float" office:value="387" calcext:value-type="float">
            <text:p>387</text:p>
          </table:table-cell>
          <table:table-cell table:style-name="ce1" office:value-type="float" office:value="1037.843" calcext:value-type="float">
            <text:p>1037.843</text:p>
          </table:table-cell>
          <table:table-cell table:style-name="ce1" office:value-type="float" office:value="0.004" calcext:value-type="float">
            <text:p>0.004</text:p>
          </table:table-cell>
          <table:table-cell table:style-name="ce3" office:value-type="float" office:value="14.05" calcext:value-type="float">
            <text:p>14.05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table:formula="of:=[.A34]/[.$A$35]" office:value-type="float" office:value="0.213525094079511" calcext:value-type="float">
            <text:p>0.2135250941</text:p>
          </table:table-cell>
          <table:table-cell table:style-name="ce1" table:formula="of:=[.G34]*SQRT(([.B34]*[.B34])/([.A34]*[.A34])+([.$B$35]*[.$B$35])/([.$A$35]*[.$A$35]))" office:value-type="float" office:value="0.00304281771208757" calcext:value-type="float">
            <text:p>0.0030428177</text:p>
          </table:table-cell>
          <table:table-cell table:style-name="ce3" table:formula="of:=([.E34]/[.$E$35])" office:value-type="float" office:value="0.211405356605477" calcext:value-type="float">
            <text:p>0.211</text:p>
          </table:table-cell>
          <table:table-cell table:style-name="ce6" table:formula="of:=[.I34]*SQRT(([.F34]*[.F34])/([.E34]*[.E34])+([.$F$35]*[.$F$35])/([.$E$35]*[.$E$35]))" office:value-type="float" office:value="0.00071270414592725" calcext:value-type="float">
            <text:p>0.0007</text:p>
          </table:table-cell>
          <table:table-cell/>
          <table:table-cell table:style-name="ce4" table:formula="of:=[.C34]" office:value-type="float" office:value="1037.843" calcext:value-type="float">
            <text:p>1037.8</text:p>
          </table:table-cell>
          <table:table-cell table:style-name="ce10" table:formula="of:=[.G34]/[.I34]" office:value-type="float" office:value="1.01002688630066" calcext:value-type="float">
            <text:p>1.010</text:p>
          </table:table-cell>
          <table:table-cell table:style-name="ce10" table:formula="of:=[.M34]*SQRT(([.B34]*[.B34])/([.A34]*[.A34])+([.$J$35]*[.$J$35])/([.$I$35]*[.$I$35]))" office:value-type="float" office:value="0.0138830585008257" calcext:value-type="float">
            <text:p>0.014</text:p>
          </table:table-cell>
          <table:table-cell/>
          <table:table-cell table:formula="of:=LOG([.L34];10)" office:value-type="float" office:value="3.01613166045782" calcext:value-type="float">
            <text:p>3.0161316605</text:p>
          </table:table-cell>
          <table:table-cell table:formula="of:=LOG([.M34];10)" office:value-type="float" office:value="0.00433293459115986" calcext:value-type="float">
            <text:p>0.0043329346</text:p>
          </table:table-cell>
          <table:table-cell table:formula="of:=[.N34]/(2.30258509*[.M34])" office:value-type="float" office:value="0.0059694804053897" calcext:value-type="float">
            <text:p>0.0059694804</text:p>
          </table:table-cell>
          <table:table-cell/>
          <table:table-cell table:formula="of:=1/[.R34]^2" office:value-type="float" office:value="28062.5374576314" calcext:value-type="float">
            <text:p>28062.5374576314</text:p>
          </table:table-cell>
          <table:table-cell table:formula="of:=[.P34]*[.T34]" office:value-type="float" office:value="84640.3076987455" calcext:value-type="float">
            <text:p>84640.3076987455</text:p>
          </table:table-cell>
          <table:table-cell table:formula="of:=[.P34]*[.P34]*[.T34]" office:value-type="float" office:value="255286.311801078" calcext:value-type="float">
            <text:p>255286.311801078</text:p>
          </table:table-cell>
          <table:table-cell table:formula="of:=[.P34]*[.P34]*[.P34]*[.T34]" office:value-type="float" office:value="769977.127504739" calcext:value-type="float">
            <text:p>769977.127504739</text:p>
          </table:table-cell>
          <table:table-cell table:formula="of:=[.P34]^4*[.T34]" office:value-type="float" office:value="2322352.39209541" calcext:value-type="float">
            <text:p>2322352.39209541</text:p>
          </table:table-cell>
          <table:table-cell/>
          <table:table-cell table:formula="of:=[.Q34]*[.T34]" office:value-type="float" office:value="121.59313926589" calcext:value-type="float">
            <text:p>121.5931392659</text:p>
          </table:table-cell>
          <table:table-cell table:formula="of:=[.Q34]*[.P34]*[.T34]" office:value-type="float" office:value="366.740917034309" calcext:value-type="float">
            <text:p>366.7409170343</text:p>
          </table:table-cell>
          <table:table-cell table:formula="of:=[.Q34]*[.P34]^2*[.T34]" office:value-type="float" office:value="1106.13889105251" calcext:value-type="float">
            <text:p>1106.1388910525</text:p>
          </table:table-cell>
          <table:table-cell/>
          <table:table-cell table:formula="of:=[.$AA$60]+[.$AA$61]*[.P34]+[.$AA$62]*[.P34]^2+[.$AA$65]" office:value-type="float" office:value="0.000604245787541924" calcext:value-type="float">
            <text:p>0.0006042458</text:p>
          </table:table-cell>
          <table:table-cell table:formula="of:=([.AD34]-[.Q34])" office:value-type="float" office:value="-0.00372868880361794" calcext:value-type="float">
            <text:p>-0.0037286888</text:p>
          </table:table-cell>
          <table:table-cell/>
          <table:table-cell table:style-name="ce17" table:formula="of:=[.L34]" office:value-type="float" office:value="1037.843" calcext:value-type="float">
            <text:p>1037.8</text:p>
          </table:table-cell>
          <table:table-cell table:style-name="ce12" table:formula="of:=[.M34]/10^[.$AA$65]" office:value-type="float" office:value="0.0030548220282287" calcext:value-type="float">
            <text:p>0.00305</text:p>
          </table:table-cell>
          <table:table-cell table:style-name="ce12" table:formula="of:=[.N34]/10^[.$AA$65]" office:value-type="float" office:value="0.0000419892514770992" calcext:value-type="float">
            <text:p>0.00004</text:p>
          </table:table-cell>
          <table:table-cell table:number-columns-repeated="21"/>
        </table:table-row>
        <table:table-row table:style-name="ro1">
          <table:table-cell office:value-type="float" office:value="134195" calcext:value-type="float">
            <text:p>134195</text:p>
          </table:table-cell>
          <table:table-cell office:value-type="float" office:value="610" calcext:value-type="float">
            <text:p>610</text:p>
          </table:table-cell>
          <table:table-cell table:style-name="ce1" office:value-type="float" office:value="1238.288" calcext:value-type="float">
            <text:p>1238.288</text:p>
          </table:table-cell>
          <table:table-cell table:style-name="ce1" office:value-type="float" office:value="0.003" calcext:value-type="float">
            <text:p>0.003</text:p>
          </table:table-cell>
          <table:table-cell table:style-name="ce3" office:value-type="float" office:value="66.46" calcext:value-type="float">
            <text:p>66.460</text:p>
          </table:table-cell>
          <table:table-cell table:style-name="ce1" office:value-type="float" office:value="0.12" calcext:value-type="float">
            <text:p>0.12</text:p>
          </table:table-cell>
          <table:table-cell table:style-name="ce5" table:formula="of:=[.A35]/[.$A$35]" office:value-type="float" office:value="1" calcext:value-type="float">
            <text:p>1.0000000</text:p>
          </table:table-cell>
          <table:table-cell table:style-name="ce1" table:formula="of:=[.G35]*SQRT(([.B35]*[.B35])/([.A35]*[.A35])+([.$B$35]*[.$B$35])/([.$A$35]*[.$A$35]))" office:value-type="float" office:value="0.0064284829766205" calcext:value-type="float">
            <text:p>0.006428483</text:p>
          </table:table-cell>
          <table:table-cell table:style-name="ce3" table:formula="of:=([.E35]/[.$E$35])" office:value-type="float" office:value="1" calcext:value-type="float">
            <text:p>1.000</text:p>
          </table:table-cell>
          <table:table-cell table:style-name="ce3" table:formula="of:=[.I35]*SQRT(([.F35]*[.F35])/([.E35]*[.E35])+([.$F$35]*[.$F$35])/([.$E$35]*[.$E$35]))" office:value-type="float" office:value="0.00255350026308714" calcext:value-type="float">
            <text:p>0.003</text:p>
          </table:table-cell>
          <table:table-cell/>
          <table:table-cell table:style-name="ce4" table:formula="of:=[.C35]" office:value-type="float" office:value="1238.288" calcext:value-type="float">
            <text:p>1238.3</text:p>
          </table:table-cell>
          <table:table-cell table:style-name="ce10" table:formula="of:=[.G35]/[.I35]" office:value-type="float" office:value="1" calcext:value-type="float">
            <text:p>1.000</text:p>
          </table:table-cell>
          <table:table-cell table:style-name="ce10" table:formula="of:=[.M35]*SQRT(([.B35]*[.B35])/([.A35]*[.A35])+([.$J$35]*[.$J$35])/([.$I$35]*[.$I$35]))" office:value-type="float" office:value="0.00521373765008711" calcext:value-type="float">
            <text:p>0.005</text:p>
          </table:table-cell>
          <table:table-cell/>
          <table:table-cell table:formula="of:=LOG([.L35];10)" office:value-type="float" office:value="3.09282166428388" calcext:value-type="float">
            <text:p>3.0928216643</text:p>
          </table:table-cell>
          <table:table-cell table:formula="of:=LOG([.M35];10)" office:value-type="float" office:value="0" calcext:value-type="float">
            <text:p>0</text:p>
          </table:table-cell>
          <table:table-cell table:formula="of:=[.N35]/(2.30258509*[.M35])" office:value-type="float" office:value="0.00226429749446832" calcext:value-type="float">
            <text:p>0.0022642975</text:p>
          </table:table-cell>
          <table:table-cell/>
          <table:table-cell table:formula="of:=1/[.R35]^2" office:value-type="float" office:value="195044.194484001" calcext:value-type="float">
            <text:p>195044.194484001</text:p>
          </table:table-cell>
          <table:table-cell table:formula="of:=[.P35]*[.T35]" office:value-type="float" office:value="603236.910192917" calcext:value-type="float">
            <text:p>603236.910192917</text:p>
          </table:table-cell>
          <table:table-cell table:formula="of:=[.P35]*[.P35]*[.T35]" office:value-type="float" office:value="1865704.18454032" calcext:value-type="float">
            <text:p>1865704.18454032</text:p>
          </table:table-cell>
          <table:table-cell table:formula="of:=[.P35]*[.P35]*[.P35]*[.T35]" office:value-type="float" office:value="5770290.3210914" calcext:value-type="float">
            <text:p>5770290.3210914</text:p>
          </table:table-cell>
          <table:table-cell table:formula="of:=[.P35]^4*[.T35]" office:value-type="float" office:value="17846478.9142791" calcext:value-type="float">
            <text:p>17846478.9142791</text:p>
          </table:table-cell>
          <table:table-cell/>
          <table:table-cell table:formula="of:=[.Q35]*[.T35]" office:value-type="float" office:value="0" calcext:value-type="float">
            <text:p>0</text:p>
          </table:table-cell>
          <table:table-cell table:formula="of:=[.Q35]*[.P35]*[.T35]" office:value-type="float" office:value="0" calcext:value-type="float">
            <text:p>0</text:p>
          </table:table-cell>
          <table:table-cell table:formula="of:=[.Q35]*[.P35]^2*[.T35]" office:value-type="float" office:value="0" calcext:value-type="float">
            <text:p>0</text:p>
          </table:table-cell>
          <table:table-cell/>
          <table:table-cell table:formula="of:=[.$AA$60]+[.$AA$61]*[.P35]+[.$AA$62]*[.P35]^2+[.$AA$65]" office:value-type="float" office:value="-0.0371171203079315" calcext:value-type="float">
            <text:p>-0.0371171203</text:p>
          </table:table-cell>
          <table:table-cell table:formula="of:=([.AD35]-[.Q35])" office:value-type="float" office:value="-0.0371171203079315" calcext:value-type="float">
            <text:p>-0.0371171203</text:p>
          </table:table-cell>
          <table:table-cell/>
          <table:table-cell table:style-name="ce17" table:formula="of:=[.L35]" office:value-type="float" office:value="1238.288" calcext:value-type="float">
            <text:p>1238.3</text:p>
          </table:table-cell>
          <table:table-cell table:style-name="ce12" table:formula="of:=[.M35]/10^[.$AA$65]" office:value-type="float" office:value="0.00302449575319458" calcext:value-type="float">
            <text:p>0.00302</text:p>
          </table:table-cell>
          <table:table-cell table:style-name="ce12" table:formula="of:=[.N35]/10^[.$AA$65]" office:value-type="float" office:value="0.0000157689273809592" calcext:value-type="float">
            <text:p>0.00002</text:p>
          </table:table-cell>
          <table:table-cell table:number-columns-repeated="21"/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168" calcext:value-type="float">
            <text:p>168</text:p>
          </table:table-cell>
          <table:table-cell table:style-name="ce1" office:value-type="float" office:value="1360.212" calcext:value-type="float">
            <text:p>1360.212</text:p>
          </table:table-cell>
          <table:table-cell table:style-name="ce1" office:value-type="float" office:value="0.004" calcext:value-type="float">
            <text:p>0.004</text:p>
          </table:table-cell>
          <table:table-cell table:style-name="ce3" office:value-type="float" office:value="4.283" calcext:value-type="float">
            <text:p>4.283</text:p>
          </table:table-cell>
          <table:table-cell table:style-name="ce1" office:value-type="float" office:value="0.012" calcext:value-type="float">
            <text:p>0.012</text:p>
          </table:table-cell>
          <table:table-cell table:style-name="ce1" table:formula="of:=[.A36]/[.$A$35]" office:value-type="float" office:value="0.0561868922090987" calcext:value-type="float">
            <text:p>0.0561868922</text:p>
          </table:table-cell>
          <table:table-cell table:style-name="ce1" table:formula="of:=[.G36]*SQRT(([.B36]*[.B36])/([.A36]*[.A36])+([.$B$35]*[.$B$35])/([.$A$35]*[.$A$35]))" office:value-type="float" office:value="0.00127769672908442" calcext:value-type="float">
            <text:p>0.0012776967</text:p>
          </table:table-cell>
          <table:table-cell table:style-name="ce3" table:formula="of:=([.E36]/[.$E$35])" office:value-type="float" office:value="0.0644447788143244" calcext:value-type="float">
            <text:p>0.064</text:p>
          </table:table-cell>
          <table:table-cell table:style-name="ce6" table:formula="of:=[.I36]*SQRT(([.F36]*[.F36])/([.E36]*[.E36])+([.$F$35]*[.$F$35])/([.$E$35]*[.$E$35]))" office:value-type="float" office:value="0.000214806366798357" calcext:value-type="float">
            <text:p>0.0002</text:p>
          </table:table-cell>
          <table:table-cell/>
          <table:table-cell table:style-name="ce4" table:formula="of:=[.C36]" office:value-type="float" office:value="1360.212" calcext:value-type="float">
            <text:p>1360.2</text:p>
          </table:table-cell>
          <table:table-cell table:style-name="ce10" table:formula="of:=[.G36]/[.I36]" office:value-type="float" office:value="0.871861045112468" calcext:value-type="float">
            <text:p>0.872</text:p>
          </table:table-cell>
          <table:table-cell table:style-name="ce10" table:formula="of:=[.M36]*SQRT(([.B36]*[.B36])/([.A36]*[.A36])+([.$J$35]*[.$J$35])/([.$I$35]*[.$I$35]))" office:value-type="float" office:value="0.0195532362564776" calcext:value-type="float">
            <text:p>0.020</text:p>
          </table:table-cell>
          <table:table-cell/>
          <table:table-cell table:formula="of:=LOG([.L36];10)" office:value-type="float" office:value="3.13360660193995" calcext:value-type="float">
            <text:p>3.1336066019</text:p>
          </table:table-cell>
          <table:table-cell table:formula="of:=LOG([.M36];10)" office:value-type="float" office:value="-0.0595527262482037" calcext:value-type="float">
            <text:p>-0.0595527262</text:p>
          </table:table-cell>
          <table:table-cell table:formula="of:=[.N36]/(2.30258509*[.M36])" office:value-type="float" office:value="0.00973992664104557" calcext:value-type="float">
            <text:p>0.0097399266</text:p>
          </table:table-cell>
          <table:table-cell/>
          <table:table-cell table:formula="of:=1/[.R36]^2" office:value-type="float" office:value="10541.1654095868" calcext:value-type="float">
            <text:p>10541.1654095868</text:p>
          </table:table-cell>
          <table:table-cell table:formula="of:=[.P36]*[.T36]" office:value-type="float" office:value="33031.8655196222" calcext:value-type="float">
            <text:p>33031.8655196222</text:p>
          </table:table-cell>
          <table:table-cell table:formula="of:=[.P36]*[.P36]*[.T36]" office:value-type="float" office:value="103508.87186668" calcext:value-type="float">
            <text:p>103508.87186668</text:p>
          </table:table-cell>
          <table:table-cell table:formula="of:=[.P36]*[.P36]*[.P36]*[.T36]" office:value-type="float" office:value="324356.084240786" calcext:value-type="float">
            <text:p>324356.084240786</text:p>
          </table:table-cell>
          <table:table-cell table:formula="of:=[.P36]^4*[.T36]" office:value-type="float" office:value="1016404.36695632" calcext:value-type="float">
            <text:p>1016404.36695632</text:p>
          </table:table-cell>
          <table:table-cell/>
          <table:table-cell table:formula="of:=[.Q36]*[.T36]" office:value-type="float" office:value="-627.755137974156" calcext:value-type="float">
            <text:p>-627.7551379742</text:p>
          </table:table-cell>
          <table:table-cell table:formula="of:=[.Q36]*[.P36]*[.T36]" office:value-type="float" office:value="-1967.13764475754" calcext:value-type="float">
            <text:p>-1967.1376447575</text:p>
          </table:table-cell>
          <table:table-cell table:formula="of:=[.Q36]*[.P36]^2*[.T36]" office:value-type="float" office:value="-6164.23551053681" calcext:value-type="float">
            <text:p>-6164.2355105368</text:p>
          </table:table-cell>
          <table:table-cell/>
          <table:table-cell table:formula="of:=[.$AA$60]+[.$AA$61]*[.P36]+[.$AA$62]*[.P36]^2+[.$AA$65]" office:value-type="float" office:value="-0.0571549404954026" calcext:value-type="float">
            <text:p>-0.0571549405</text:p>
          </table:table-cell>
          <table:table-cell table:formula="of:=([.AD36]-[.Q36])" office:value-type="float" office:value="0.00239778575280108" calcext:value-type="float">
            <text:p>0.0023977858</text:p>
          </table:table-cell>
          <table:table-cell/>
          <table:table-cell table:style-name="ce17" table:formula="of:=[.L36]" office:value-type="float" office:value="1360.212" calcext:value-type="float">
            <text:p>1360.2</text:p>
          </table:table-cell>
          <table:table-cell table:style-name="ce12" table:formula="of:=[.M36]/10^[.$AA$65]" office:value-type="float" office:value="0.00263694002831845" calcext:value-type="float">
            <text:p>0.00264</text:p>
          </table:table-cell>
          <table:table-cell table:style-name="ce12" table:formula="of:=[.N36]/10^[.$AA$65]" office:value-type="float" office:value="0.0000591386800189268" calcext:value-type="float">
            <text:p>0.00006</text:p>
          </table:table-cell>
          <table:table-cell table:number-columns-repeated="10"/>
          <table:table-cell table:number-matrix-columns-spanned="3" table:number-matrix-rows-spanned="3" table:formula="of:=MINVERSE([.AT31:.AV33])" office:value-type="float" office:value="2.55552738511335" calcext:value-type="float">
            <text:p>2.5555273851</text:p>
          </table:table-cell>
          <table:table-cell office:value-type="float" office:value="-2.59426787094152" calcext:value-type="float">
            <text:p>-2.5942678709</text:p>
          </table:table-cell>
          <table:table-cell office:value-type="float" office:value="0.656468957430032" calcext:value-type="float">
            <text:p>0.6564689574</text:p>
          </table:table-cell>
          <table:table-cell/>
          <table:table-cell table:number-matrix-columns-spanned="1" table:number-matrix-rows-spanned="3" table:formula="of:=MMULT([.AT36:.AV38];[.AX31:.AX33])" office:value-type="float" office:value="-7.32092399103567" calcext:value-type="float">
            <text:p>-7.320923991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float" office:value="113" calcext:value-type="float">
            <text:p>113</text:p>
          </table:table-cell>
          <table:table-cell table:style-name="ce1" office:value-type="float" office:value="2015.215" calcext:value-type="float">
            <text:p>2015.215</text:p>
          </table:table-cell>
          <table:table-cell table:style-name="ce1" office:value-type="float" office:value="0.005" calcext:value-type="float">
            <text:p>0.005</text:p>
          </table:table-cell>
          <table:table-cell table:style-name="ce3" office:value-type="float" office:value="3.016" calcext:value-type="float">
            <text:p>3.016</text:p>
          </table:table-cell>
          <table:table-cell table:style-name="ce1" office:value-type="float" office:value="0.012" calcext:value-type="float">
            <text:p>0.012</text:p>
          </table:table-cell>
          <table:table-cell table:style-name="ce1" table:formula="of:=[.A37]/[.$A$35]" office:value-type="float" office:value="0.0270725436864265" calcext:value-type="float">
            <text:p>0.0270725437</text:p>
          </table:table-cell>
          <table:table-cell table:style-name="ce1" table:formula="of:=[.G37]*SQRT(([.B37]*[.B37])/([.A37]*[.A37])+([.$B$35]*[.$B$35])/([.$A$35]*[.$A$35]))" office:value-type="float" office:value="0.000851003036508123" calcext:value-type="float">
            <text:p>0.000851003</text:p>
          </table:table-cell>
          <table:table-cell table:style-name="ce3" table:formula="of:=([.E37]/[.$E$35])" office:value-type="float" office:value="0.0453806801083359" calcext:value-type="float">
            <text:p>0.045</text:p>
          </table:table-cell>
          <table:table-cell table:style-name="ce6" table:formula="of:=[.I37]*SQRT(([.F37]*[.F37])/([.E37]*[.E37])+([.$F$35]*[.$F$35])/([.$E$35]*[.$E$35]))" office:value-type="float" office:value="0.000198282264299382" calcext:value-type="float">
            <text:p>0.0002</text:p>
          </table:table-cell>
          <table:table-cell/>
          <table:table-cell table:style-name="ce4" table:formula="of:=[.C37]" office:value-type="float" office:value="2015.215" calcext:value-type="float">
            <text:p>2015.2</text:p>
          </table:table-cell>
          <table:table-cell table:style-name="ce10" table:formula="of:=[.G37]/[.I37]" office:value-type="float" office:value="0.596565402320923" calcext:value-type="float">
            <text:p>0.597</text:p>
          </table:table-cell>
          <table:table-cell table:style-name="ce10" table:formula="of:=[.M37]*SQRT(([.B37]*[.B37])/([.A37]*[.A37])+([.$J$35]*[.$J$35])/([.$I$35]*[.$I$35]))" office:value-type="float" office:value="0.0186178584182054" calcext:value-type="float">
            <text:p>0.019</text:p>
          </table:table-cell>
          <table:table-cell/>
          <table:table-cell table:formula="of:=LOG([.L37];10)" office:value-type="float" office:value="3.30432138711857" calcext:value-type="float">
            <text:p>3.3043213871</text:p>
          </table:table-cell>
          <table:table-cell table:formula="of:=LOG([.M37];10)" office:value-type="float" office:value="-0.22434193705643" calcext:value-type="float">
            <text:p>-0.2243419371</text:p>
          </table:table-cell>
          <table:table-cell table:formula="of:=[.N37]/(2.30258509*[.M37])" office:value-type="float" office:value="0.0135536408161442" calcext:value-type="float">
            <text:p>0.0135536408</text:p>
          </table:table-cell>
          <table:table-cell/>
          <table:table-cell table:formula="of:=1/[.R37]^2" office:value-type="float" office:value="5443.62318964354" calcext:value-type="float">
            <text:p>5443.6231896435</text:p>
          </table:table-cell>
          <table:table-cell table:formula="of:=[.P37]*[.T37]" office:value-type="float" office:value="17987.4805289538" calcext:value-type="float">
            <text:p>17987.4805289538</text:p>
          </table:table-cell>
          <table:table-cell table:formula="of:=[.P37]*[.P37]*[.T37]" office:value-type="float" office:value="59436.4166122008" calcext:value-type="float">
            <text:p>59436.4166122008</text:p>
          </table:table-cell>
          <table:table-cell table:formula="of:=[.P37]*[.P37]*[.P37]*[.T37]" office:value-type="float" office:value="196397.022585385" calcext:value-type="float">
            <text:p>196397.022585385</text:p>
          </table:table-cell>
          <table:table-cell table:formula="of:=[.P37]^4*[.T37]" office:value-type="float" office:value="648958.882095296" calcext:value-type="float">
            <text:p>648958.882095296</text:p>
          </table:table-cell>
          <table:table-cell/>
          <table:table-cell table:formula="of:=[.Q37]*[.T37]" office:value-type="float" office:value="-1221.23297096993" calcext:value-type="float">
            <text:p>-1221.2329709699</text:p>
          </table:table-cell>
          <table:table-cell table:formula="of:=[.Q37]*[.P37]*[.T37]" office:value-type="float" office:value="-4035.34622463031" calcext:value-type="float">
            <text:p>-4035.3462246303</text:p>
          </table:table-cell>
          <table:table-cell table:formula="of:=[.Q37]*[.P37]^2*[.T37]" office:value-type="float" office:value="-13334.0808344741" calcext:value-type="float">
            <text:p>-13334.0808344741</text:p>
          </table:table-cell>
          <table:table-cell/>
          <table:table-cell table:formula="of:=[.$AA$60]+[.$AA$61]*[.P37]+[.$AA$62]*[.P37]^2+[.$AA$65]" office:value-type="float" office:value="-0.140854623037114" calcext:value-type="float">
            <text:p>-0.140854623</text:p>
          </table:table-cell>
          <table:table-cell table:formula="of:=([.AD37]-[.Q37])" office:value-type="float" office:value="0.0834873140193157" calcext:value-type="float">
            <text:p>0.083487314</text:p>
          </table:table-cell>
          <table:table-cell/>
          <table:table-cell table:style-name="ce17" table:formula="of:=[.L37]" office:value-type="float" office:value="2015.215" calcext:value-type="float">
            <text:p>2015.2</text:p>
          </table:table-cell>
          <table:table-cell table:style-name="ce12" table:formula="of:=[.M37]/10^[.$AA$65]" office:value-type="float" office:value="0.00180430952582245" calcext:value-type="float">
            <text:p>0.00180</text:p>
          </table:table-cell>
          <table:table-cell table:style-name="ce12" table:formula="of:=[.N37]/10^[.$AA$65]" office:value-type="float" office:value="0.0000563096337194404" calcext:value-type="float">
            <text:p>0.00006</text:p>
          </table:table-cell>
          <table:table-cell table:number-columns-repeated="10"/>
          <table:table-cell office:value-type="float" office:value="-2.59426787094166" calcext:value-type="float">
            <text:p>-2.5942678709</text:p>
          </table:table-cell>
          <table:table-cell office:value-type="float" office:value="2.6349926083472" calcext:value-type="float">
            <text:p>2.6349926083</text:p>
          </table:table-cell>
          <table:table-cell office:value-type="float" office:value="-0.667098198506294" calcext:value-type="float">
            <text:p>-0.6670981985</text:p>
          </table:table-cell>
          <table:table-cell/>
          <table:table-cell office:value-type="float" office:value="5.23924724699464" calcext:value-type="float">
            <text:p>5.239247247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10485" calcext:value-type="float">
            <text:p>10485</text:p>
          </table:table-cell>
          <table:table-cell office:value-type="float" office:value="165" calcext:value-type="float">
            <text:p>165</text:p>
          </table:table-cell>
          <table:table-cell table:style-name="ce1" office:value-type="float" office:value="2034.791" calcext:value-type="float">
            <text:p>2034.791</text:p>
          </table:table-cell>
          <table:table-cell table:style-name="ce1" office:value-type="float" office:value="0.005" calcext:value-type="float">
            <text:p>0.005</text:p>
          </table:table-cell>
          <table:table-cell table:style-name="ce3" office:value-type="float" office:value="7.77" calcext:value-type="float">
            <text:p>7.77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table:formula="of:=[.A38]/[.$A$35]" office:value-type="float" office:value="0.0781325682775066" calcext:value-type="float">
            <text:p>0.0781325683</text:p>
          </table:table-cell>
          <table:table-cell table:style-name="ce1" table:formula="of:=[.G38]*SQRT(([.B38]*[.B38])/([.A38]*[.A38])+([.$B$35]*[.$B$35])/([.$A$35]*[.$A$35]))" office:value-type="float" office:value="0.00127982130960288" calcext:value-type="float">
            <text:p>0.0012798213</text:p>
          </table:table-cell>
          <table:table-cell table:style-name="ce3" table:formula="of:=([.E38]/[.$E$35])" office:value-type="float" office:value="0.116912428528438" calcext:value-type="float">
            <text:p>0.117</text:p>
          </table:table-cell>
          <table:table-cell table:style-name="ce6" table:formula="of:=[.I38]*SQRT(([.F38]*[.F38])/([.E38]*[.E38])+([.$F$35]*[.$F$35])/([.$E$35]*[.$E$35]))" office:value-type="float" office:value="0.00049832038807451" calcext:value-type="float">
            <text:p>0.0005</text:p>
          </table:table-cell>
          <table:table-cell/>
          <table:table-cell table:style-name="ce4" table:formula="of:=[.C38]" office:value-type="float" office:value="2034.791" calcext:value-type="float">
            <text:p>2034.8</text:p>
          </table:table-cell>
          <table:table-cell table:style-name="ce10" table:formula="of:=[.G38]/[.I38]" office:value-type="float" office:value="0.668299934069896" calcext:value-type="float">
            <text:p>0.668</text:p>
          </table:table-cell>
          <table:table-cell table:style-name="ce10" table:formula="of:=[.M38]*SQRT(([.B38]*[.B38])/([.A38]*[.A38])+([.$J$35]*[.$J$35])/([.$I$35]*[.$I$35]))" office:value-type="float" office:value="0.0106544322086979" calcext:value-type="float">
            <text:p>0.011</text:p>
          </table:table-cell>
          <table:table-cell/>
          <table:table-cell table:formula="of:=LOG([.L38];10)" office:value-type="float" office:value="3.30851980805359" calcext:value-type="float">
            <text:p>3.3085198081</text:p>
          </table:table-cell>
          <table:table-cell table:formula="of:=LOG([.M38];10)" office:value-type="float" office:value="-0.17502858172096" calcext:value-type="float">
            <text:p>-0.1750285817</text:p>
          </table:table-cell>
          <table:table-cell table:formula="of:=[.N38]/(2.30258509*[.M38])" office:value-type="float" office:value="0.00692377910901083" calcext:value-type="float">
            <text:p>0.0069237791</text:p>
          </table:table-cell>
          <table:table-cell/>
          <table:table-cell table:formula="of:=1/[.R38]^2" office:value-type="float" office:value="20859.9657947289" calcext:value-type="float">
            <text:p>20859.9657947289</text:p>
          </table:table-cell>
          <table:table-cell table:formula="of:=[.P38]*[.T38]" office:value-type="float" office:value="69015.6100271807" calcext:value-type="float">
            <text:p>69015.6100271807</text:p>
          </table:table-cell>
          <table:table-cell table:formula="of:=[.P38]*[.P38]*[.T38]" office:value-type="float" office:value="228339.512839829" calcext:value-type="float">
            <text:p>228339.512839829</text:p>
          </table:table-cell>
          <table:table-cell table:formula="of:=[.P38]*[.P38]*[.P38]*[.T38]" office:value-type="float" office:value="755465.801191881" calcext:value-type="float">
            <text:p>755465.801191881</text:p>
          </table:table-cell>
          <table:table-cell table:formula="of:=[.P38]^4*[.T38]" office:value-type="float" office:value="2499473.56755041" calcext:value-type="float">
            <text:p>2499473.56755041</text:p>
          </table:table-cell>
          <table:table-cell/>
          <table:table-cell table:formula="of:=[.Q38]*[.T38]" office:value-type="float" office:value="-3651.09022779913" calcext:value-type="float">
            <text:p>-3651.0902277991</text:p>
          </table:table-cell>
          <table:table-cell table:formula="of:=[.Q38]*[.P38]*[.T38]" office:value-type="float" office:value="-12079.7043396643" calcext:value-type="float">
            <text:p>-12079.7043396643</text:p>
          </table:table-cell>
          <table:table-cell table:formula="of:=[.Q38]*[.P38]^2*[.T38]" office:value-type="float" office:value="-39965.9410832102" calcext:value-type="float">
            <text:p>-39965.9410832102</text:p>
          </table:table-cell>
          <table:table-cell/>
          <table:table-cell table:formula="of:=[.$AA$60]+[.$AA$61]*[.P38]+[.$AA$62]*[.P38]^2+[.$AA$65]" office:value-type="float" office:value="-0.14290954149043" calcext:value-type="float">
            <text:p>-0.1429095415</text:p>
          </table:table-cell>
          <table:table-cell table:formula="of:=([.AD38]-[.Q38])" office:value-type="float" office:value="0.0321190402305301" calcext:value-type="float">
            <text:p>0.0321190402</text:p>
          </table:table-cell>
          <table:table-cell/>
          <table:table-cell table:style-name="ce17" table:formula="of:=[.L38]" office:value-type="float" office:value="2034.791" calcext:value-type="float">
            <text:p>2034.8</text:p>
          </table:table-cell>
          <table:table-cell table:style-name="ce12" table:formula="of:=[.M38]/10^[.$AA$65]" office:value-type="float" office:value="0.00202127031245462" calcext:value-type="float">
            <text:p>0.00202</text:p>
          </table:table-cell>
          <table:table-cell table:style-name="ce12" table:formula="of:=[.N38]/10^[.$AA$65]" office:value-type="float" office:value="0.0000322242849679065" calcext:value-type="float">
            <text:p>0.00003</text:p>
          </table:table-cell>
          <table:table-cell table:number-columns-repeated="10"/>
          <table:table-cell office:value-type="float" office:value="0.656468957430099" calcext:value-type="float">
            <text:p>0.6564689574</text:p>
          </table:table-cell>
          <table:table-cell office:value-type="float" office:value="-0.667098198506327" calcext:value-type="float">
            <text:p>-0.6670981985</text:p>
          </table:table-cell>
          <table:table-cell office:value-type="float" office:value="0.168963974831554" calcext:value-type="float">
            <text:p>0.1689639748</text:p>
          </table:table-cell>
          <table:table-cell/>
          <table:table-cell office:value-type="float" office:value="-1.30436760431621" calcext:value-type="float">
            <text:p>-1.3043676043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21905" calcext:value-type="float">
            <text:p>21905</text:p>
          </table:table-cell>
          <table:table-cell office:value-type="float" office:value="183" calcext:value-type="float">
            <text:p>183</text:p>
          </table:table-cell>
          <table:table-cell table:style-name="ce1" office:value-type="float" office:value="2598.5" calcext:value-type="float">
            <text:p>2598.5</text:p>
          </table:table-cell>
          <table:table-cell table:style-name="ce1" office:value-type="float" office:value="0.004" calcext:value-type="float">
            <text:p>0.004</text:p>
          </table:table-cell>
          <table:table-cell table:style-name="ce3" office:value-type="float" office:value="16.97" calcext:value-type="float">
            <text:p>16.97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table:formula="of:=[.A39]/[.$A$35]" office:value-type="float" office:value="0.16323260926264" calcext:value-type="float">
            <text:p>0.1632326093</text:p>
          </table:table-cell>
          <table:table-cell table:style-name="ce1" table:formula="of:=[.G39]*SQRT(([.B39]*[.B39])/([.A39]*[.A39])+([.$B$35]*[.$B$35])/([.$A$35]*[.$A$35]))" office:value-type="float" office:value="0.00155248119910948" calcext:value-type="float">
            <text:p>0.0015524812</text:p>
          </table:table-cell>
          <table:table-cell table:style-name="ce3" table:formula="of:=([.E39]/[.$E$35])" office:value-type="float" office:value="0.25534155883238" calcext:value-type="float">
            <text:p>0.255</text:p>
          </table:table-cell>
          <table:table-cell table:style-name="ce6" table:formula="of:=[.I39]*SQRT(([.F39]*[.F39])/([.E39]*[.E39])+([.$F$35]*[.$F$35])/([.$E$35]*[.$E$35]))" office:value-type="float" office:value="0.000758158315212543" calcext:value-type="float">
            <text:p>0.0008</text:p>
          </table:table-cell>
          <table:table-cell/>
          <table:table-cell table:style-name="ce4" table:formula="of:=[.C39]" office:value-type="float" office:value="2598.5" calcext:value-type="float">
            <text:p>2598.5</text:p>
          </table:table-cell>
          <table:table-cell table:style-name="ce10" table:formula="of:=[.G39]/[.I39]" office:value-type="float" office:value="0.639271609404541" calcext:value-type="float">
            <text:p>0.639</text:p>
          </table:table-cell>
          <table:table-cell table:style-name="ce10" table:formula="of:=[.M39]*SQRT(([.B39]*[.B39])/([.A39]*[.A39])+([.$J$35]*[.$J$35])/([.$I$35]*[.$I$35]))" office:value-type="float" office:value="0.00558454059378656" calcext:value-type="float">
            <text:p>0.006</text:p>
          </table:table-cell>
          <table:table-cell/>
          <table:table-cell table:formula="of:=LOG([.L39];10)" office:value-type="float" office:value="3.41472272115888" calcext:value-type="float">
            <text:p>3.4147227212</text:p>
          </table:table-cell>
          <table:table-cell table:formula="of:=LOG([.M39];10)" office:value-type="float" office:value="-0.19431458252489" calcext:value-type="float">
            <text:p>-0.1943145825</text:p>
          </table:table-cell>
          <table:table-cell table:formula="of:=[.N39]/(2.30258509*[.M39])" office:value-type="float" office:value="0.0037939040797682" calcext:value-type="float">
            <text:p>0.0037939041</text:p>
          </table:table-cell>
          <table:table-cell/>
          <table:table-cell table:formula="of:=1/[.R39]^2" office:value-type="float" office:value="69474.8002692365" calcext:value-type="float">
            <text:p>69474.8002692365</text:p>
          </table:table-cell>
          <table:table-cell table:formula="of:=[.P39]*[.T39]" office:value-type="float" office:value="237237.179027337" calcext:value-type="float">
            <text:p>237237.179027337</text:p>
          </table:table-cell>
          <table:table-cell table:formula="of:=[.P39]*[.P39]*[.T39]" office:value-type="float" office:value="810099.185528284" calcext:value-type="float">
            <text:p>810099.185528284</text:p>
          </table:table-cell>
          <table:table-cell table:formula="of:=[.P39]*[.P39]*[.P39]*[.T39]" office:value-type="float" office:value="2766264.09521573" calcext:value-type="float">
            <text:p>2766264.09521573</text:p>
          </table:table-cell>
          <table:table-cell table:formula="of:=[.P39]^4*[.T39]" office:value-type="float" office:value="9446024.85865917" calcext:value-type="float">
            <text:p>9446024.85865917</text:p>
          </table:table-cell>
          <table:table-cell/>
          <table:table-cell table:formula="of:=[.Q39]*[.T39]" office:value-type="float" office:value="-13499.9668103168" calcext:value-type="float">
            <text:p>-13499.9668103168</text:p>
          </table:table-cell>
          <table:table-cell table:formula="of:=[.Q39]*[.P39]*[.T39]" office:value-type="float" office:value="-46098.6434020796" calcext:value-type="float">
            <text:p>-46098.6434020796</text:p>
          </table:table-cell>
          <table:table-cell table:formula="of:=[.Q39]*[.P39]^2*[.T39]" office:value-type="float" office:value="-157414.085039682" calcext:value-type="float">
            <text:p>-157414.085039682</text:p>
          </table:table-cell>
          <table:table-cell/>
          <table:table-cell table:formula="of:=[.$AA$60]+[.$AA$61]*[.P39]+[.$AA$62]*[.P39]^2+[.$AA$65]" office:value-type="float" office:value="-0.194834331680165" calcext:value-type="float">
            <text:p>-0.1948343317</text:p>
          </table:table-cell>
          <table:table-cell table:formula="of:=([.AD39]-[.Q39])" office:value-type="float" office:value="-0.000519749155275001" calcext:value-type="float">
            <text:p>-0.0005197492</text:p>
          </table:table-cell>
          <table:table-cell/>
          <table:table-cell table:style-name="ce17" table:formula="of:=[.L39]" office:value-type="float" office:value="2598.5" calcext:value-type="float">
            <text:p>2598.5</text:p>
          </table:table-cell>
          <table:table-cell table:style-name="ce12" table:formula="of:=[.M39]/10^[.$AA$65]" office:value-type="float" office:value="0.0019334742677819" calcext:value-type="float">
            <text:p>0.00193</text:p>
          </table:table-cell>
          <table:table-cell table:style-name="ce12" table:formula="of:=[.N39]/10^[.$AA$65]" office:value-type="float" office:value="0.0000168904193094502" calcext:value-type="float">
            <text:p>0.00002</text:p>
          </table:table-cell>
          <table:table-cell table:number-columns-repeated="21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3009.645" calcext:value-type="float">
            <text:p>3009.645</text:p>
          </table:table-cell>
          <table:table-cell table:style-name="ce1" office:value-type="float" office:value="0.004" calcext:value-type="float">
            <text:p>0.004</text:p>
          </table:table-cell>
          <table:table-cell table:style-name="ce3" office:value-type="float" office:value="1.036" calcext:value-type="float">
            <text:p>1.036</text:p>
          </table:table-cell>
          <table:table-cell table:style-name="ce1" office:value-type="float" office:value="0.013" calcext:value-type="float">
            <text:p>0.013</text:p>
          </table:table-cell>
          <table:table-cell table:style-name="ce1" table:formula="of:=[.A40]/[.$A$35]" office:value-type="float" office:value="0.00915086255076568" calcext:value-type="float">
            <text:p>0.0091508626</text:p>
          </table:table-cell>
          <table:table-cell table:style-name="ce1" table:formula="of:=[.G40]*SQRT(([.B40]*[.B40])/([.A40]*[.A40])+([.$B$35]*[.$B$35])/([.$A$35]*[.$A$35]))" office:value-type="float" office:value="0.000471305267132021" calcext:value-type="float">
            <text:p>0.0004713053</text:p>
          </table:table-cell>
          <table:table-cell table:style-name="ce3" table:formula="of:=([.E40]/[.$E$35])" office:value-type="float" office:value="0.0155883238037918" calcext:value-type="float">
            <text:p>0.016</text:p>
          </table:table-cell>
          <table:table-cell table:style-name="ce6" table:formula="of:=[.I40]*SQRT(([.F40]*[.F40])/([.E40]*[.E40])+([.$F$35]*[.$F$35])/([.$E$35]*[.$E$35]))" office:value-type="float" office:value="0.000197621017153106" calcext:value-type="float">
            <text:p>0.0002</text:p>
          </table:table-cell>
          <table:table-cell/>
          <table:table-cell table:style-name="ce4" table:formula="of:=[.C40]" office:value-type="float" office:value="3009.645" calcext:value-type="float">
            <text:p>3009.6</text:p>
          </table:table-cell>
          <table:table-cell table:style-name="ce10" table:formula="of:=[.G40]/[.I40]" office:value-type="float" office:value="0.587033132358964" calcext:value-type="float">
            <text:p>0.587</text:p>
          </table:table-cell>
          <table:table-cell table:style-name="ce10" table:formula="of:=[.M40]*SQRT(([.B40]*[.B40])/([.A40]*[.A40])+([.$J$35]*[.$J$35])/([.$I$35]*[.$I$35]))" office:value-type="float" office:value="0.0301538021466047" calcext:value-type="float">
            <text:p>0.030</text:p>
          </table:table-cell>
          <table:table-cell/>
          <table:table-cell table:formula="of:=LOG([.L40];10)" office:value-type="float" office:value="3.47851527179535" calcext:value-type="float">
            <text:p>3.4785152718</text:p>
          </table:table-cell>
          <table:table-cell table:formula="of:=LOG([.M40];10)" office:value-type="float" office:value="-0.231337386325474" calcext:value-type="float">
            <text:p>-0.2313373863</text:p>
          </table:table-cell>
          <table:table-cell table:formula="of:=[.N40]/(2.30258509*[.M40])" office:value-type="float" office:value="0.0223081614577305" calcext:value-type="float">
            <text:p>0.0223081615</text:p>
          </table:table-cell>
          <table:table-cell/>
          <table:table-cell table:formula="of:=1/[.R40]^2" office:value-type="float" office:value="2009.42796423638" calcext:value-type="float">
            <text:p>2009.4279642364</text:p>
          </table:table-cell>
          <table:table-cell table:formula="of:=[.P40]*[.T40]" office:value-type="float" office:value="6989.82586116889" calcext:value-type="float">
            <text:p>6989.8258611689</text:p>
          </table:table-cell>
          <table:table-cell table:formula="of:=[.P40]*[.P40]*[.T40]" office:value-type="float" office:value="24314.216005266" calcext:value-type="float">
            <text:p>24314.216005266</text:p>
          </table:table-cell>
          <table:table-cell table:formula="of:=[.P40]*[.P40]*[.P40]*[.T40]" office:value-type="float" office:value="84577.3716960488" calcext:value-type="float">
            <text:p>84577.3716960488</text:p>
          </table:table-cell>
          <table:table-cell table:formula="of:=[.P40]^4*[.T40]" office:value-type="float" office:value="294203.679093017" calcext:value-type="float">
            <text:p>294203.679093017</text:p>
          </table:table-cell>
          <table:table-cell/>
          <table:table-cell table:formula="of:=[.Q40]*[.T40]" office:value-type="float" office:value="-464.855813255763" calcext:value-type="float">
            <text:p>-464.8558132558</text:p>
          </table:table-cell>
          <table:table-cell table:formula="of:=[.Q40]*[.P40]*[.T40]" office:value-type="float" office:value="-1617.00804559302" calcext:value-type="float">
            <text:p>-1617.008045593</text:p>
          </table:table-cell>
          <table:table-cell table:formula="of:=[.Q40]*[.P40]^2*[.T40]" office:value-type="float" office:value="-5624.78718121125" calcext:value-type="float">
            <text:p>-5624.7871812113</text:p>
          </table:table-cell>
          <table:table-cell/>
          <table:table-cell table:formula="of:=[.$AA$60]+[.$AA$61]*[.P40]+[.$AA$62]*[.P40]^2+[.$AA$65]" office:value-type="float" office:value="-0.225971788391254" calcext:value-type="float">
            <text:p>-0.2259717884</text:p>
          </table:table-cell>
          <table:table-cell table:formula="of:=([.AD40]-[.Q40])" office:value-type="float" office:value="0.00536559793421954" calcext:value-type="float">
            <text:p>0.0053655979</text:p>
          </table:table-cell>
          <table:table-cell/>
          <table:table-cell table:style-name="ce17" table:formula="of:=[.L40]" office:value-type="float" office:value="3009.645" calcext:value-type="float">
            <text:p>3009.6</text:p>
          </table:table-cell>
          <table:table-cell table:style-name="ce12" table:formula="of:=[.M40]/10^[.$AA$65]" office:value-type="float" office:value="0.0017754792158042" calcext:value-type="float">
            <text:p>0.00178</text:p>
          </table:table-cell>
          <table:table-cell table:style-name="ce12" table:formula="of:=[.N40]/10^[.$AA$65]" office:value-type="float" office:value="0.0000912000465350757" calcext:value-type="float">
            <text:p>0.00009</text:p>
          </table:table-cell>
          <table:table-cell table:number-columns-repeated="21"/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87" calcext:value-type="float">
            <text:p>87</text:p>
          </table:table-cell>
          <table:table-cell table:style-name="ce1" office:value-type="float" office:value="3202.029" calcext:value-type="float">
            <text:p>3202.029</text:p>
          </table:table-cell>
          <table:table-cell table:style-name="ce1" office:value-type="float" office:value="0.008" calcext:value-type="float">
            <text:p>0.008</text:p>
          </table:table-cell>
          <table:table-cell table:style-name="ce3" office:value-type="float" office:value="3.209" calcext:value-type="float">
            <text:p>3.209</text:p>
          </table:table-cell>
          <table:table-cell table:style-name="ce1" office:value-type="float" office:value="0.012" calcext:value-type="float">
            <text:p>0.012</text:p>
          </table:table-cell>
          <table:table-cell table:style-name="ce1" table:formula="of:=[.A41]/[.$A$35]" office:value-type="float" office:value="0.0267148552479601" calcext:value-type="float">
            <text:p>0.0267148552</text:p>
          </table:table-cell>
          <table:table-cell table:style-name="ce1" table:formula="of:=[.G41]*SQRT(([.B41]*[.B41])/([.A41]*[.A41])+([.$B$35]*[.$B$35])/([.$A$35]*[.$A$35]))" office:value-type="float" office:value="0.000659585372598719" calcext:value-type="float">
            <text:p>0.0006595854</text:p>
          </table:table-cell>
          <table:table-cell table:style-name="ce3" table:formula="of:=([.E41]/[.$E$35])" office:value-type="float" office:value="0.048284682515799" calcext:value-type="float">
            <text:p>0.048</text:p>
          </table:table-cell>
          <table:table-cell table:style-name="ce6" table:formula="of:=[.I41]*SQRT(([.F41]*[.F41])/([.E41]*[.E41])+([.$F$35]*[.$F$35])/([.$E$35]*[.$E$35]))" office:value-type="float" office:value="0.000200505960646856" calcext:value-type="float">
            <text:p>0.0002</text:p>
          </table:table-cell>
          <table:table-cell/>
          <table:table-cell table:style-name="ce4" table:formula="of:=[.C41]" office:value-type="float" office:value="3202.029" calcext:value-type="float">
            <text:p>3202.0</text:p>
          </table:table-cell>
          <table:table-cell table:style-name="ce10" table:formula="of:=[.G41]/[.I41]" office:value-type="float" office:value="0.553278055400257" calcext:value-type="float">
            <text:p>0.553</text:p>
          </table:table-cell>
          <table:table-cell table:style-name="ce10" table:formula="of:=[.M41]*SQRT(([.B41]*[.B41])/([.A41]*[.A41])+([.$J$35]*[.$J$35])/([.$I$35]*[.$I$35]))" office:value-type="float" office:value="0.0135009553328574" calcext:value-type="float">
            <text:p>0.014</text:p>
          </table:table-cell>
          <table:table-cell/>
          <table:table-cell table:formula="of:=LOG([.L41];10)" office:value-type="float" office:value="3.50542526090088" calcext:value-type="float">
            <text:p>3.5054252609</text:p>
          </table:table-cell>
          <table:table-cell table:formula="of:=LOG([.M41];10)" office:value-type="float" office:value="-0.257056554813094" calcext:value-type="float">
            <text:p>-0.2570565548</text:p>
          </table:table-cell>
          <table:table-cell table:formula="of:=[.N41]/(2.30258509*[.M41])" office:value-type="float" office:value="0.0105975473848582" calcext:value-type="float">
            <text:p>0.0105975474</text:p>
          </table:table-cell>
          <table:table-cell/>
          <table:table-cell table:formula="of:=1/[.R41]^2" office:value-type="float" office:value="8904.08435592671" calcext:value-type="float">
            <text:p>8904.0843559267</text:p>
          </table:table-cell>
          <table:table-cell table:formula="of:=[.P41]*[.T41]" office:value-type="float" office:value="31212.6022264578" calcext:value-type="float">
            <text:p>31212.6022264578</text:p>
          </table:table-cell>
          <table:table-cell table:formula="of:=[.P41]*[.P41]*[.T41]" office:value-type="float" office:value="109413.444303076" calcext:value-type="float">
            <text:p>109413.444303076</text:p>
          </table:table-cell>
          <table:table-cell table:formula="of:=[.P41]*[.P41]*[.P41]*[.T41]" office:value-type="float" office:value="383540.651542174" calcext:value-type="float">
            <text:p>383540.651542174</text:p>
          </table:table-cell>
          <table:table-cell table:formula="of:=[.P41]^4*[.T41]" office:value-type="float" office:value="1344473.08849832" calcext:value-type="float">
            <text:p>1344473.08849832</text:p>
          </table:table-cell>
          <table:table-cell/>
          <table:table-cell table:formula="of:=[.Q41]*[.T41]" office:value-type="float" office:value="-2288.85324829968" calcext:value-type="float">
            <text:p>-2288.8532482997</text:p>
          </table:table-cell>
          <table:table-cell table:formula="of:=[.Q41]*[.P41]*[.T41]" office:value-type="float" office:value="-8023.40399508474" calcext:value-type="float">
            <text:p>-8023.4039950847</text:p>
          </table:table-cell>
          <table:table-cell table:formula="of:=[.Q41]*[.P41]^2*[.T41]" office:value-type="float" office:value="-28125.4430427831" calcext:value-type="float">
            <text:p>-28125.4430427831</text:p>
          </table:table-cell>
          <table:table-cell/>
          <table:table-cell table:formula="of:=[.$AA$60]+[.$AA$61]*[.P41]+[.$AA$62]*[.P41]^2+[.$AA$65]" office:value-type="float" office:value="-0.239094974415597" calcext:value-type="float">
            <text:p>-0.2390949744</text:p>
          </table:table-cell>
          <table:table-cell table:formula="of:=([.AD41]-[.Q41])" office:value-type="float" office:value="0.017961580397497" calcext:value-type="float">
            <text:p>0.0179615804</text:p>
          </table:table-cell>
          <table:table-cell/>
          <table:table-cell table:style-name="ce17" table:formula="of:=[.L41]" office:value-type="float" office:value="3202.029" calcext:value-type="float">
            <text:p>3202.0</text:p>
          </table:table-cell>
          <table:table-cell table:style-name="ce12" table:formula="of:=[.M41]/10^[.$AA$65]" office:value-type="float" office:value="0.00167338712889384" calcext:value-type="float">
            <text:p>0.00167</text:p>
          </table:table-cell>
          <table:table-cell table:style-name="ce12" table:formula="of:=[.N41]/10^[.$AA$65]" office:value-type="float" office:value="0.0000408335820682971" calcext:value-type="float">
            <text:p>0.00004</text:p>
          </table:table-cell>
          <table:table-cell table:number-columns-repeated="21"/>
        </table:table-row>
        <table:table-row table:style-name="ro1">
          <table:table-cell office:value-type="float" office:value="8723" calcext:value-type="float">
            <text:p>8723</text:p>
          </table:table-cell>
          <table:table-cell office:value-type="float" office:value="131" calcext:value-type="float">
            <text:p>131</text:p>
          </table:table-cell>
          <table:table-cell table:style-name="ce1" office:value-type="float" office:value="3253.503" calcext:value-type="float">
            <text:p>3253.503</text:p>
          </table:table-cell>
          <table:table-cell table:style-name="ce1" office:value-type="float" office:value="0.004" calcext:value-type="float">
            <text:p>0.004</text:p>
          </table:table-cell>
          <table:table-cell table:style-name="ce3" office:value-type="float" office:value="7.923" calcext:value-type="float">
            <text:p>7.923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table:formula="of:=[.A42]/[.$A$35]" office:value-type="float" office:value="0.0650024218488021" calcext:value-type="float">
            <text:p>0.0650024218</text:p>
          </table:table-cell>
          <table:table-cell table:style-name="ce1" table:formula="of:=[.G42]*SQRT(([.B42]*[.B42])/([.A42]*[.A42])+([.$B$35]*[.$B$35])/([.$A$35]*[.$A$35]))" office:value-type="float" office:value="0.00101992939799696" calcext:value-type="float">
            <text:p>0.0010199294</text:p>
          </table:table-cell>
          <table:table-cell table:style-name="ce3" table:formula="of:=([.E42]/[.$E$35])" office:value-type="float" office:value="0.119214565151971" calcext:value-type="float">
            <text:p>0.119</text:p>
          </table:table-cell>
          <table:table-cell table:style-name="ce6" table:formula="of:=[.I42]*SQRT(([.F42]*[.F42])/([.E42]*[.E42])+([.$F$35]*[.$F$35])/([.$E$35]*[.$E$35]))" office:value-type="float" office:value="0.00038233118907294" calcext:value-type="float">
            <text:p>0.0004</text:p>
          </table:table-cell>
          <table:table-cell/>
          <table:table-cell table:style-name="ce4" table:formula="of:=[.C42]" office:value-type="float" office:value="3253.503" calcext:value-type="float">
            <text:p>3253.5</text:p>
          </table:table-cell>
          <table:table-cell table:style-name="ce10" table:formula="of:=[.G42]/[.I42]" office:value-type="float" office:value="0.545255705676056" calcext:value-type="float">
            <text:p>0.545</text:p>
          </table:table-cell>
          <table:table-cell table:style-name="ce10" table:formula="of:=[.M42]*SQRT(([.B42]*[.B42])/([.A42]*[.A42])+([.$J$35]*[.$J$35])/([.$I$35]*[.$I$35]))" office:value-type="float" office:value="0.00830604953857623" calcext:value-type="float">
            <text:p>0.008</text:p>
          </table:table-cell>
          <table:table-cell/>
          <table:table-cell table:formula="of:=LOG([.L42];10)" office:value-type="float" office:value="3.51235121152564" calcext:value-type="float">
            <text:p>3.5123512115</text:p>
          </table:table-cell>
          <table:table-cell table:formula="of:=LOG([.M42];10)" office:value-type="float" office:value="-0.263399781172166" calcext:value-type="float">
            <text:p>-0.2633997812</text:p>
          </table:table-cell>
          <table:table-cell table:formula="of:=[.N42]/(2.30258509*[.M42])" office:value-type="float" office:value="0.00661574275731167" calcext:value-type="float">
            <text:p>0.0066157428</text:p>
          </table:table-cell>
          <table:table-cell/>
          <table:table-cell table:formula="of:=1/[.R42]^2" office:value-type="float" office:value="22847.7153775078" calcext:value-type="float">
            <text:p>22847.7153775078</text:p>
          </table:table-cell>
          <table:table-cell table:formula="of:=[.P42]*[.T42]" office:value-type="float" office:value="80249.2007867827" calcext:value-type="float">
            <text:p>80249.2007867827</text:p>
          </table:table-cell>
          <table:table-cell table:formula="of:=[.P42]*[.P42]*[.T42]" office:value-type="float" office:value="281863.377607421" calcext:value-type="float">
            <text:p>281863.377607421</text:p>
          </table:table-cell>
          <table:table-cell table:formula="of:=[.P42]*[.P42]*[.P42]*[.T42]" office:value-type="float" office:value="990003.175824135" calcext:value-type="float">
            <text:p>990003.175824135</text:p>
          </table:table-cell>
          <table:table-cell table:formula="of:=[.P42]^4*[.T42]" office:value-type="float" office:value="3477238.85402013" calcext:value-type="float">
            <text:p>3477238.85402013</text:p>
          </table:table-cell>
          <table:table-cell/>
          <table:table-cell table:formula="of:=[.Q42]*[.T42]" office:value-type="float" office:value="-6018.08323071949" calcext:value-type="float">
            <text:p>-6018.0832307195</text:p>
          </table:table-cell>
          <table:table-cell table:formula="of:=[.Q42]*[.P42]*[.T42]" office:value-type="float" office:value="-21137.6219264798" calcext:value-type="float">
            <text:p>-21137.6219264798</text:p>
          </table:table-cell>
          <table:table-cell table:formula="of:=[.Q42]*[.P42]^2*[.T42]" office:value-type="float" office:value="-74242.7519822422" calcext:value-type="float">
            <text:p>-74242.7519822422</text:p>
          </table:table-cell>
          <table:table-cell/>
          <table:table-cell table:formula="of:=[.$AA$60]+[.$AA$61]*[.P42]+[.$AA$62]*[.P42]^2+[.$AA$65]" office:value-type="float" office:value="-0.242471426153894" calcext:value-type="float">
            <text:p>-0.2424714262</text:p>
          </table:table-cell>
          <table:table-cell table:formula="of:=([.AD42]-[.Q42])" office:value-type="float" office:value="0.0209283550182722" calcext:value-type="float">
            <text:p>0.020928355</text:p>
          </table:table-cell>
          <table:table-cell/>
          <table:table-cell table:style-name="ce17" table:formula="of:=[.L42]" office:value-type="float" office:value="3253.503" calcext:value-type="float">
            <text:p>3253.5</text:p>
          </table:table-cell>
          <table:table-cell table:style-name="ce12" table:formula="of:=[.M42]/10^[.$AA$65]" office:value-type="float" office:value="0.00164912356622235" calcext:value-type="float">
            <text:p>0.00165</text:p>
          </table:table-cell>
          <table:table-cell table:style-name="ce12" table:formula="of:=[.N42]/10^[.$AA$65]" office:value-type="float" office:value="0.0000251216115552476" calcext:value-type="float">
            <text:p>0.00003</text:p>
          </table:table-cell>
          <table:table-cell table:number-columns-repeated="21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3273.079" calcext:value-type="float">
            <text:p>3273.079</text:p>
          </table:table-cell>
          <table:table-cell table:style-name="ce1" office:value-type="float" office:value="0.004" calcext:value-type="float">
            <text:p>0.004</text:p>
          </table:table-cell>
          <table:table-cell table:style-name="ce3" office:value-type="float" office:value="1.8759" calcext:value-type="float">
            <text:p>1.876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table:formula="of:=[.A43]/[.$A$35]" office:value-type="float" office:value="0.0154104102239279" calcext:value-type="float">
            <text:p>0.0154104102</text:p>
          </table:table-cell>
          <table:table-cell table:style-name="ce1" table:formula="of:=[.G43]*SQRT(([.B43]*[.B43])/([.A43]*[.A43])+([.$B$35]*[.$B$35])/([.$A$35]*[.$A$35]))" office:value-type="float" office:value="0.000504163629994263" calcext:value-type="float">
            <text:p>0.0005041636</text:p>
          </table:table-cell>
          <table:table-cell table:style-name="ce3" table:formula="of:=([.E43]/[.$E$35])" office:value-type="float" office:value="0.0282260006018658" calcext:value-type="float">
            <text:p>0.028</text:p>
          </table:table-cell>
          <table:table-cell table:style-name="ce6" table:formula="of:=[.I43]*SQRT(([.F43]*[.F43])/([.E43]*[.E43])+([.$F$35]*[.$F$35])/([.$E$35]*[.$E$35]))" office:value-type="float" office:value="0.000305217980276056" calcext:value-type="float">
            <text:p>0.0003</text:p>
          </table:table-cell>
          <table:table-cell/>
          <table:table-cell table:style-name="ce4" table:formula="of:=[.C43]" office:value-type="float" office:value="3273.079" calcext:value-type="float">
            <text:p>3273.1</text:p>
          </table:table-cell>
          <table:table-cell table:style-name="ce10" table:formula="of:=[.G43]/[.I43]" office:value-type="float" office:value="0.54596506395983" calcext:value-type="float">
            <text:p>0.546</text:p>
          </table:table-cell>
          <table:table-cell table:style-name="ce10" table:formula="of:=[.M43]*SQRT(([.B43]*[.B43])/([.A43]*[.A43])+([.$J$35]*[.$J$35])/([.$I$35]*[.$I$35]))" office:value-type="float" office:value="0.0177432774061892" calcext:value-type="float">
            <text:p>0.018</text:p>
          </table:table-cell>
          <table:table-cell/>
          <table:table-cell table:formula="of:=LOG([.L43];10)" office:value-type="float" office:value="3.5149564876942" calcext:value-type="float">
            <text:p>3.5149564877</text:p>
          </table:table-cell>
          <table:table-cell table:formula="of:=LOG([.M43];10)" office:value-type="float" office:value="-0.262835146699835" calcext:value-type="float">
            <text:p>-0.2628351467</text:p>
          </table:table-cell>
          <table:table-cell table:formula="of:=[.N43]/(2.30258509*[.M43])" office:value-type="float" office:value="0.0141141036067711" calcext:value-type="float">
            <text:p>0.0141141036</text:p>
          </table:table-cell>
          <table:table-cell/>
          <table:table-cell table:formula="of:=1/[.R43]^2" office:value-type="float" office:value="5019.88071997477" calcext:value-type="float">
            <text:p>5019.8807199748</text:p>
          </table:table-cell>
          <table:table-cell table:formula="of:=[.P43]*[.T43]" office:value-type="float" office:value="17644.6623041263" calcext:value-type="float">
            <text:p>17644.6623041263</text:p>
          </table:table-cell>
          <table:table-cell table:formula="of:=[.P43]*[.P43]*[.T43]" office:value-type="float" office:value="62020.2202390621" calcext:value-type="float">
            <text:p>62020.2202390621</text:p>
          </table:table-cell>
          <table:table-cell table:formula="of:=[.P43]*[.P43]*[.P43]*[.T43]" office:value-type="float" office:value="217998.375497514" calcext:value-type="float">
            <text:p>217998.375497514</text:p>
          </table:table-cell>
          <table:table-cell table:formula="of:=[.P43]^4*[.T43]" office:value-type="float" office:value="766254.804261785" calcext:value-type="float">
            <text:p>766254.804261785</text:p>
          </table:table-cell>
          <table:table-cell/>
          <table:table-cell table:formula="of:=[.Q43]*[.T43]" office:value-type="float" office:value="-1319.40108545024" calcext:value-type="float">
            <text:p>-1319.4010854502</text:p>
          </table:table-cell>
          <table:table-cell table:formula="of:=[.Q43]*[.P43]*[.T43]" office:value-type="float" office:value="-4637.63740517409" calcext:value-type="float">
            <text:p>-4637.6374051741</text:p>
          </table:table-cell>
          <table:table-cell table:formula="of:=[.Q43]*[.P43]^2*[.T43]" office:value-type="float" office:value="-16301.09368489" calcext:value-type="float">
            <text:p>-16301.09368489</text:p>
          </table:table-cell>
          <table:table-cell/>
          <table:table-cell table:formula="of:=[.$AA$60]+[.$AA$61]*[.P43]+[.$AA$62]*[.P43]^2+[.$AA$65]" office:value-type="float" office:value="-0.243741398250754" calcext:value-type="float">
            <text:p>-0.2437413983</text:p>
          </table:table-cell>
          <table:table-cell table:formula="of:=([.AD43]-[.Q43])" office:value-type="float" office:value="0.0190937484490812" calcext:value-type="float">
            <text:p>0.0190937484</text:p>
          </table:table-cell>
          <table:table-cell/>
          <table:table-cell table:style-name="ce17" table:formula="of:=[.L43]" office:value-type="float" office:value="3273.079" calcext:value-type="float">
            <text:p>3273.1</text:p>
          </table:table-cell>
          <table:table-cell table:style-name="ce12" table:formula="of:=[.M43]/10^[.$AA$65]" office:value-type="float" office:value="0.00165126901733912" calcext:value-type="float">
            <text:p>0.00165</text:p>
          </table:table-cell>
          <table:table-cell table:style-name="ce12" table:formula="of:=[.N43]/10^[.$AA$65]" office:value-type="float" office:value="0.0000536644671627726" calcext:value-type="float">
            <text:p>0.00005</text:p>
          </table:table-cell>
          <table:table-cell table:number-columns-repeated="21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3451.232" calcext:value-type="float">
            <text:p>3451.232</text:p>
          </table:table-cell>
          <table:table-cell table:style-name="ce1" office:value-type="float" office:value="0.004" calcext:value-type="float">
            <text:p>0.004</text:p>
          </table:table-cell>
          <table:table-cell table:style-name="ce3" office:value-type="float" office:value="0.949" calcext:value-type="float">
            <text:p>0.949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table:formula="of:=[.A44]/[.$A$35]" office:value-type="float" office:value="0.00711650955698797" calcext:value-type="float">
            <text:p>0.0071165096</text:p>
          </table:table-cell>
          <table:table-cell table:style-name="ce1" table:formula="of:=[.G44]*SQRT(([.B44]*[.B44])/([.A44]*[.A44])+([.$B$35]*[.$B$35])/([.$A$35]*[.$A$35]))" office:value-type="float" office:value="0.000344307774380549" calcext:value-type="float">
            <text:p>0.0003443078</text:p>
          </table:table-cell>
          <table:table-cell table:style-name="ce3" table:formula="of:=([.E44]/[.$E$35])" office:value-type="float" office:value="0.0142792657237436" calcext:value-type="float">
            <text:p>0.014</text:p>
          </table:table-cell>
          <table:table-cell table:style-name="ce7" table:formula="of:=[.I44]*SQRT(([.F44]*[.F44])/([.E44]*[.E44])+([.$F$35]*[.$F$35])/([.$E$35]*[.$E$35]))" office:value-type="float" office:value="0.0000795284887953975" calcext:value-type="float">
            <text:p>0.00008</text:p>
          </table:table-cell>
          <table:table-cell/>
          <table:table-cell table:style-name="ce4" table:formula="of:=[.C44]" office:value-type="float" office:value="3451.232" calcext:value-type="float">
            <text:p>3451.2</text:p>
          </table:table-cell>
          <table:table-cell table:style-name="ce10" table:formula="of:=[.G44]/[.I44]" office:value-type="float" office:value="0.498380637679052" calcext:value-type="float">
            <text:p>0.498</text:p>
          </table:table-cell>
          <table:table-cell table:style-name="ce10" table:formula="of:=[.M44]*SQRT(([.B44]*[.B44])/([.A44]*[.A44])+([.$J$35]*[.$J$35])/([.$I$35]*[.$I$35]))" office:value-type="float" office:value="0.0240394777676661" calcext:value-type="float">
            <text:p>0.024</text:p>
          </table:table-cell>
          <table:table-cell/>
          <table:table-cell table:formula="of:=LOG([.L44];10)" office:value-type="float" office:value="3.53797415457783" calcext:value-type="float">
            <text:p>3.5379741546</text:p>
          </table:table-cell>
          <table:table-cell table:formula="of:=LOG([.M44];10)" office:value-type="float" office:value="-0.302438838564955" calcext:value-type="float">
            <text:p>-0.3024388386</text:p>
          </table:table-cell>
          <table:table-cell table:formula="of:=[.N44]/(2.30258509*[.M44])" office:value-type="float" office:value="0.0209482707926386" calcext:value-type="float">
            <text:p>0.0209482708</text:p>
          </table:table-cell>
          <table:table-cell/>
          <table:table-cell table:formula="of:=1/[.R44]^2" office:value-type="float" office:value="2278.78651842353" calcext:value-type="float">
            <text:p>2278.7865184235</text:p>
          </table:table-cell>
          <table:table-cell table:formula="of:=[.P44]*[.T44]" office:value-type="float" office:value="8062.28780598285" calcext:value-type="float">
            <text:p>8062.2878059829</text:p>
          </table:table-cell>
          <table:table-cell table:formula="of:=[.P44]*[.P44]*[.T44]" office:value-type="float" office:value="28524.1658843354" calcext:value-type="float">
            <text:p>28524.1658843354</text:p>
          </table:table-cell>
          <table:table-cell table:formula="of:=[.P44]*[.P44]*[.P44]*[.T44]" office:value-type="float" office:value="100917.761679669" calcext:value-type="float">
            <text:p>100917.761679669</text:p>
          </table:table-cell>
          <table:table-cell table:formula="of:=[.P44]^4*[.T44]" office:value-type="float" office:value="357044.432560515" calcext:value-type="float">
            <text:p>357044.432560515</text:p>
          </table:table-cell>
          <table:table-cell/>
          <table:table-cell table:formula="of:=[.Q44]*[.T44]" office:value-type="float" office:value="-689.193547969489" calcext:value-type="float">
            <text:p>-689.1935479695</text:p>
          </table:table-cell>
          <table:table-cell table:formula="of:=[.Q44]*[.P44]*[.T44]" office:value-type="float" office:value="-2438.34896021785" calcext:value-type="float">
            <text:p>-2438.3489602179</text:p>
          </table:table-cell>
          <table:table-cell table:formula="of:=[.Q44]*[.P44]^2*[.T44]" office:value-type="float" office:value="-8626.81560109249" calcext:value-type="float">
            <text:p>-8626.8156010925</text:p>
          </table:table-cell>
          <table:table-cell/>
          <table:table-cell table:formula="of:=[.$AA$60]+[.$AA$61]*[.P44]+[.$AA$62]*[.P44]^2+[.$AA$65]" office:value-type="float" office:value="-0.254958797129926" calcext:value-type="float">
            <text:p>-0.2549587971</text:p>
          </table:table-cell>
          <table:table-cell table:formula="of:=([.AD44]-[.Q44])" office:value-type="float" office:value="0.0474800414350283" calcext:value-type="float">
            <text:p>0.0474800414</text:p>
          </table:table-cell>
          <table:table-cell/>
          <table:table-cell table:style-name="ce17" table:formula="of:=[.L44]" office:value-type="float" office:value="3451.232" calcext:value-type="float">
            <text:p>3451.2</text:p>
          </table:table-cell>
          <table:table-cell table:style-name="ce12" table:formula="of:=[.M44]/10^[.$AA$65]" office:value-type="float" office:value="0.0015073501221347" calcext:value-type="float">
            <text:p>0.00151</text:p>
          </table:table-cell>
          <table:table-cell table:style-name="ce12" table:formula="of:=[.N44]/10^[.$AA$65]" office:value-type="float" office:value="0.0000727072984173217" calcext:value-type="float">
            <text:p>0.00007</text:p>
          </table:table-cell>
          <table:table-cell table:number-columns-repeated="21"/>
        </table:table-row>
        <table:table-row table:style-name="ro1">
          <table:table-cell table:number-columns-repeated="56"/>
        </table:table-row>
        <table:table-row table:style-name="ro1">
          <table:table-cell table:number-columns-repeated="18"/>
          <table:table-cell office:value-type="string" calcext:value-type="string">
            <text:p>sum over l</text:p>
          </table:table-cell>
          <table:table-cell table:formula="of:=SUM([.T33:.T44])" office:value-type="float" office:value="701640.484901093" calcext:value-type="float">
            <text:p>701640.484901093</text:p>
          </table:table-cell>
          <table:table-cell table:formula="of:=SUM([.U33:.U44])" office:value-type="float" office:value="2158805.89819421" calcext:value-type="float">
            <text:p>2158805.89819421</text:p>
          </table:table-cell>
          <table:table-cell table:formula="of:=SUM([.V33:.V44])" office:value-type="float" office:value="6666843.26710705" calcext:value-type="float">
            <text:p>6666843.26710705</text:p>
          </table:table-cell>
          <table:table-cell table:formula="of:=SUM([.W33:.W44])" office:value-type="float" office:value="20669383.6227644" calcext:value-type="float">
            <text:p>20669383.6227644</text:p>
          </table:table-cell>
          <table:table-cell table:formula="of:=SUM([.X33:.X44])" office:value-type="float" office:value="64346347.2846421" calcext:value-type="float">
            <text:p>64346347.2846421</text:p>
          </table:table-cell>
          <table:table-cell/>
          <table:table-cell table:formula="of:=SUM([.Z33:.Z44])" office:value-type="float" office:value="-20397.8767429498" calcext:value-type="float">
            <text:p>-20397.8767429498</text:p>
          </table:table-cell>
          <table:table-cell table:formula="of:=SUM([.AA33:.AA44])" office:value-type="float" office:value="-74555.4209066119" calcext:value-type="float">
            <text:p>-74555.4209066119</text:p>
          </table:table-cell>
          <table:table-cell table:formula="of:=SUM([.AB33:.AB44])" office:value-type="float" office:value="-269317.113349156" calcext:value-type="float">
            <text:p>-269317.113349156</text:p>
          </table:table-cell>
          <table:table-cell table:number-columns-repeated="28"/>
        </table:table-row>
        <table:table-row table:style-name="ro1" table:number-rows-repeated="3">
          <table:table-cell table:number-columns-repeated="56"/>
        </table:table-row>
        <table:table-row table:style-name="ro1">
          <table:table-cell table:number-columns-repeated="19"/>
          <table:table-cell table:formula="of:=[.T6]+[.T20]+[.T30]+[.T46]" office:value-type="float" office:value="1267297.95492102" calcext:value-type="float">
            <text:p>1267297.95492102</text:p>
          </table:table-cell>
          <table:table-cell table:formula="of:=[.U6]+[.U20]+[.U30]+[.U46]" office:value-type="float" office:value="3774865.62767521" calcext:value-type="float">
            <text:p>3774865.62767521</text:p>
          </table:table-cell>
          <table:table-cell table:formula="of:=[.V6]+[.V20]+[.V30]+[.V46]" office:value-type="float" office:value="11328560.6743721" calcext:value-type="float">
            <text:p>11328560.6743721</text:p>
          </table:table-cell>
          <table:table-cell table:formula="of:=[.T20]" office:value-type="float" office:value="364600.280429697" calcext:value-type="float">
            <text:p>364600.280429697</text:p>
          </table:table-cell>
          <table:table-cell table:formula="of:=[.T30]" office:value-type="float" office:value="99374.0078361042" calcext:value-type="float">
            <text:p>99374.0078361042</text:p>
          </table:table-cell>
          <table:table-cell table:formula="of:=[.T46]" office:value-type="float" office:value="701640.484901093" calcext:value-type="float">
            <text:p>701640.484901093</text:p>
          </table:table-cell>
          <table:table-cell/>
          <table:table-cell table:formula="of:=[.Z6]+[.Z20]+[.Z30]+[.Z46]" office:value-type="float" office:value="-236395.705755648" calcext:value-type="float">
            <text:p>-236395.705755648</text:p>
          </table:table-cell>
          <table:table-cell table:number-columns-repeated="29"/>
        </table:table-row>
        <table:table-row table:style-name="ro1">
          <table:table-cell table:number-columns-repeated="19"/>
          <table:table-cell table:formula="of:=[.U50]" office:value-type="float" office:value="3774865.62767521" calcext:value-type="float">
            <text:p>3774865.62767521</text:p>
          </table:table-cell>
          <table:table-cell table:formula="of:=[.V50]" office:value-type="float" office:value="11328560.6743721" calcext:value-type="float">
            <text:p>11328560.6743721</text:p>
          </table:table-cell>
          <table:table-cell table:formula="of:=[.W6]+[.W20]+[.W30]+[.W46]" office:value-type="float" office:value="34236225.2147387" calcext:value-type="float">
            <text:p>34236225.2147387</text:p>
          </table:table-cell>
          <table:table-cell table:formula="of:=[.U20]" office:value-type="float" office:value="1050406.12379213" calcext:value-type="float">
            <text:p>1050406.12379213</text:p>
          </table:table-cell>
          <table:table-cell table:formula="of:=[.U30]" office:value-type="float" office:value="250736.585860449" calcext:value-type="float">
            <text:p>250736.585860449</text:p>
          </table:table-cell>
          <table:table-cell table:formula="of:=[.U46]" office:value-type="float" office:value="2158805.89819421" calcext:value-type="float">
            <text:p>2158805.89819421</text:p>
          </table:table-cell>
          <table:table-cell/>
          <table:table-cell table:formula="of:=[.AA6]+[.AA20]+[.AA30]+[.AA46]" office:value-type="float" office:value="-768239.334365573" calcext:value-type="float">
            <text:p>-768239.334365573</text:p>
          </table:table-cell>
          <table:table-cell table:number-columns-repeated="29"/>
        </table:table-row>
        <table:table-row table:style-name="ro1">
          <table:table-cell table:number-columns-repeated="19"/>
          <table:table-cell table:formula="of:=[.U51]" office:value-type="float" office:value="11328560.6743721" calcext:value-type="float">
            <text:p>11328560.6743721</text:p>
          </table:table-cell>
          <table:table-cell table:formula="of:=[.V51]" office:value-type="float" office:value="34236225.2147387" calcext:value-type="float">
            <text:p>34236225.2147387</text:p>
          </table:table-cell>
          <table:table-cell table:formula="of:=[.X6]+[.X20]+[.X30]+[.X46]" office:value-type="float" office:value="104147287.015856" calcext:value-type="float">
            <text:p>104147287.015856</text:p>
          </table:table-cell>
          <table:table-cell table:formula="of:=[.V20]" office:value-type="float" office:value="3053422.4581388" calcext:value-type="float">
            <text:p>3053422.4581388</text:p>
          </table:table-cell>
          <table:table-cell table:formula="of:=[.V30]" office:value-type="float" office:value="632905.979334776" calcext:value-type="float">
            <text:p>632905.979334776</text:p>
          </table:table-cell>
          <table:table-cell table:formula="of:=[.V46]" office:value-type="float" office:value="6666843.26710705" calcext:value-type="float">
            <text:p>6666843.26710705</text:p>
          </table:table-cell>
          <table:table-cell/>
          <table:table-cell table:formula="of:=[.AB6]+[.AB20]+[.AB30]+[.AB46]" office:value-type="float" office:value="-2478889.79860645" calcext:value-type="float">
            <text:p>-2478889.79860645</text:p>
          </table:table-cell>
          <table:table-cell table:number-columns-repeated="29"/>
        </table:table-row>
        <table:table-row table:style-name="ro1">
          <table:table-cell table:number-columns-repeated="19"/>
          <table:table-cell table:formula="of:=[.W50]" office:value-type="float" office:value="364600.280429697" calcext:value-type="float">
            <text:p>364600.280429697</text:p>
          </table:table-cell>
          <table:table-cell table:formula="of:=[.W51]" office:value-type="float" office:value="1050406.12379213" calcext:value-type="float">
            <text:p>1050406.12379213</text:p>
          </table:table-cell>
          <table:table-cell table:formula="of:=[.W52]" office:value-type="float" office:value="3053422.4581388" calcext:value-type="float">
            <text:p>3053422.4581388</text:p>
          </table:table-cell>
          <table:table-cell table:formula="of:=[.W50]" office:value-type="float" office:value="364600.280429697" calcext:value-type="float">
            <text:p>364600.2804296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Z20]" office:value-type="float" office:value="40627.8213161965" calcext:value-type="float">
            <text:p>40627.8213161965</text:p>
          </table:table-cell>
          <table:table-cell table:number-columns-repeated="29"/>
        </table:table-row>
        <table:table-row table:style-name="ro1">
          <table:table-cell table:number-columns-repeated="19"/>
          <table:table-cell table:formula="of:=[.X50]" office:value-type="float" office:value="99374.0078361042" calcext:value-type="float">
            <text:p>99374.0078361042</text:p>
          </table:table-cell>
          <table:table-cell table:formula="of:=[.X51]" office:value-type="float" office:value="250736.585860449" calcext:value-type="float">
            <text:p>250736.585860449</text:p>
          </table:table-cell>
          <table:table-cell table:formula="of:=[.X52]" office:value-type="float" office:value="632905.979334776" calcext:value-type="float">
            <text:p>632905.979334776</text:p>
          </table:table-cell>
          <table:table-cell office:value-type="float" office:value="0" calcext:value-type="float">
            <text:p>0</text:p>
          </table:table-cell>
          <table:table-cell table:formula="of:=[.X50]" office:value-type="float" office:value="99374.0078361042" calcext:value-type="float">
            <text:p>99374.00783610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Z30]" office:value-type="float" office:value="3534.2641024103" calcext:value-type="float">
            <text:p>3534.2641024103</text:p>
          </table:table-cell>
          <table:table-cell table:number-columns-repeated="29"/>
        </table:table-row>
        <table:table-row table:style-name="ro1">
          <table:table-cell table:number-columns-repeated="19"/>
          <table:table-cell table:formula="of:=[.Y50]" office:value-type="float" office:value="701640.484901093" calcext:value-type="float">
            <text:p>701640.484901093</text:p>
          </table:table-cell>
          <table:table-cell table:formula="of:=[.Y51]" office:value-type="float" office:value="2158805.89819421" calcext:value-type="float">
            <text:p>2158805.89819421</text:p>
          </table:table-cell>
          <table:table-cell table:formula="of:=[.Y52]" office:value-type="float" office:value="6666843.26710705" calcext:value-type="float">
            <text:p>6666843.267107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Y50]" office:value-type="float" office:value="701640.484901093" calcext:value-type="float">
            <text:p>701640.484901093</text:p>
          </table:table-cell>
          <table:table-cell/>
          <table:table-cell table:formula="of:=[.Z46]" office:value-type="float" office:value="-20397.8767429498" calcext:value-type="float">
            <text:p>-20397.8767429498</text:p>
          </table:table-cell>
          <table:table-cell table:number-columns-repeated="29"/>
        </table:table-row>
        <table:table-row table:style-name="ro1">
          <table:table-cell table:number-columns-repeated="56"/>
        </table:table-row>
        <table:table-row table:style-name="ro1">
          <table:table-cell table:number-columns-repeated="30"/>
          <table:table-cell table:formula="of:=-[.AC61]/(2*[.AC60])" office:value-type="float" office:value="0.45497558520481" calcext:value-type="float">
            <text:p>0.4549755852</text:p>
          </table:table-cell>
          <table:table-cell table:number-columns-repeated="25"/>
        </table:table-row>
        <table:table-row table:style-name="ro1">
          <table:table-cell table:number-columns-repeated="30"/>
          <table:table-cell table:formula="of:=SQRT(([.AC61]^2)-4*[.AC60]*[.AC62])/(2*[.AC60])" office:value-type="float" office:value="0.0141142640702207" calcext:value-type="float">
            <text:p>0.0141142641</text:p>
          </table:table-cell>
          <table:table-cell table:number-columns-repeated="25"/>
        </table:table-row>
        <table:table-row table:style-name="ro1">
          <table:table-cell table:number-columns-repeated="56"/>
        </table:table-row>
        <table:table-row table:style-name="ro1">
          <table:table-cell table:number-columns-repeated="19"/>
          <table:table-cell table:number-matrix-columns-spanned="6" table:number-matrix-rows-spanned="6" table:formula="of:=MINVERSE([.T50:.Y55])" office:value-type="float" office:value="0.00723605619514403" calcext:value-type="float">
            <text:p>0.0072360562</text:p>
          </table:table-cell>
          <table:table-cell office:value-type="float" office:value="-0.00482630001860843" calcext:value-type="float">
            <text:p>-0.0048263</text:p>
          </table:table-cell>
          <table:table-cell office:value-type="float" office:value="0.000804908426996039" calcext:value-type="float">
            <text:p>0.0008049084</text:p>
          </table:table-cell>
          <table:table-cell office:value-type="float" office:value="-0.0000724587782925894" calcext:value-type="float">
            <text:p>-7.24587782925894E-005</text:p>
          </table:table-cell>
          <table:table-cell office:value-type="float" office:value="-0.000184930372615006" calcext:value-type="float">
            <text:p>-0.0001849304</text:p>
          </table:table-cell>
          <table:table-cell office:value-type="float" office:value="-0.0000345808980298483" calcext:value-type="float">
            <text:p>-3.45808980298483E-005</text:p>
          </table:table-cell>
          <table:table-cell/>
          <table:table-cell table:number-matrix-columns-spanned="1" table:number-matrix-rows-spanned="6" table:formula="of:=MMULT([.T60:.Y65];[.AA50:.AA55])" office:value-type="float" office:value="-0.990444066125552" calcext:value-type="float">
            <text:p>-0.9904440661</text:p>
          </table:table-cell>
          <table:table-cell/>
          <table:table-cell table:formula="of:=[.AA60]-[.AX36]" office:value-type="float" office:value="6.33047992491012" calcext:value-type="float">
            <text:p>6.3304799249</text:p>
          </table:table-cell>
          <table:table-cell office:value-type="string" calcext:value-type="string">
            <text:p>a</text:p>
          </table:table-cell>
          <table:table-cell table:number-columns-repeated="26"/>
        </table:table-row>
        <table:table-row table:style-name="ro1">
          <table:table-cell table:number-columns-repeated="19"/>
          <table:table-cell office:value-type="float" office:value="-0.00482630001860849" calcext:value-type="float">
            <text:p>-0.0048263</text:p>
          </table:table-cell>
          <table:table-cell office:value-type="float" office:value="0.00324586765046466" calcext:value-type="float">
            <text:p>0.0032458677</text:p>
          </table:table-cell>
          <table:table-cell office:value-type="float" office:value="-0.000544834360145912" calcext:value-type="float">
            <text:p>-0.0005448344</text:p>
          </table:table-cell>
          <table:table-cell office:value-type="float" office:value="0.0000378511897319248" calcext:value-type="float">
            <text:p>3.78511897319248E-005</text:p>
          </table:table-cell>
          <table:table-cell office:value-type="float" office:value="0.000106465740387937" calcext:value-type="float">
            <text:p>0.0001064657</text:p>
          </table:table-cell>
          <table:table-cell office:value-type="float" office:value="0.0000163253726481793" calcext:value-type="float">
            <text:p>1.63253726481793E-005</text:p>
          </table:table-cell>
          <table:table-cell/>
          <table:table-cell office:value-type="float" office:value="-0.521180369931928" calcext:value-type="float">
            <text:p>-0.5211803699</text:p>
          </table:table-cell>
          <table:table-cell/>
          <table:table-cell table:formula="of:=[.AA61]-[.AX37]" office:value-type="float" office:value="-5.76042761692657" calcext:value-type="float">
            <text:p>-5.760427616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4"/>
        </table:table-row>
        <table:table-row table:style-name="ro1">
          <table:table-cell table:number-columns-repeated="19"/>
          <table:table-cell office:value-type="float" office:value="0.000804908426996058" calcext:value-type="float">
            <text:p>0.0008049084</text:p>
          </table:table-cell>
          <table:table-cell office:value-type="float" office:value="-0.000544834360145917" calcext:value-type="float">
            <text:p>-0.0005448344</text:p>
          </table:table-cell>
          <table:table-cell office:value-type="float" office:value="0.0000919960814594769" calcext:value-type="float">
            <text:p>9.19960814594769E-005</text:p>
          </table:table-cell>
          <table:table-cell office:value-type="float" office:value="-0.00000569223655022244" calcext:value-type="float">
            <text:p>-5.69223655022244E-006</text:p>
          </table:table-cell>
          <table:table-cell office:value-type="float" office:value="-0.0000161203022315165" calcext:value-type="float">
            <text:p>-1.61203022315165E-005</text:p>
          </table:table-cell>
          <table:table-cell office:value-type="float" office:value="-0.0000026910720170686" calcext:value-type="float">
            <text:p>-2.6910720170686E-006</text:p>
          </table:table-cell>
          <table:table-cell/>
          <table:table-cell office:value-type="float" office:value="0.00479824828728272" calcext:value-type="float">
            <text:p>0.0047982483</text:p>
          </table:table-cell>
          <table:table-cell/>
          <table:table-cell table:formula="of:=[.AA62]-[.AX38]" office:value-type="float" office:value="1.3091658526035" calcext:value-type="float">
            <text:p>1.3091658526</text:p>
          </table:table-cell>
          <table:table-cell office:value-type="string" calcext:value-type="string">
            <text:p>c</text:p>
          </table:table-cell>
          <table:table-cell table:formula="of:=(-[.AC61]+SQRT(([.AC61]^2)-4*[.AC60]*[.AC62]))/(2*[.AC62])" office:value-type="float" office:value="2.26828699198747" calcext:value-type="float">
            <text:p>2.268286992</text:p>
          </table:table-cell>
          <table:table-cell table:style-name="ce15" table:formula="of:=(-[.AC61]-SQRT([.AC61]^2-4*[.AC60]*[.AC62]))/(2*[.AC62])" office:value-type="float" office:value="2.13178776207901" calcext:value-type="float">
            <text:p>2.1317877621</text:p>
          </table:table-cell>
          <table:table-cell table:number-columns-repeated="24"/>
        </table:table-row>
        <table:table-row table:style-name="ro1">
          <table:table-cell table:number-columns-repeated="19"/>
          <table:table-cell office:value-type="float" office:value="-0.0000724587782925682" calcext:value-type="float">
            <text:p>-7.24587782925682E-005</text:p>
          </table:table-cell>
          <table:table-cell office:value-type="float" office:value="0.00003785118973191" calcext:value-type="float">
            <text:p>3.785118973191E-005</text:p>
          </table:table-cell>
          <table:table-cell office:value-type="float" office:value="-0.00000569223655021989" calcext:value-type="float">
            <text:p>-5.69223655021989E-006</text:p>
          </table:table-cell>
          <table:table-cell office:value-type="float" office:value="0.0000138238300623009" calcext:value-type="float">
            <text:p>1.38238300623009E-005</text:p>
          </table:table-cell>
          <table:table-cell office:value-type="float" office:value="0.0000132075951720877" calcext:value-type="float">
            <text:p>1.32075951720877E-005</text:p>
          </table:table-cell>
          <table:table-cell office:value-type="float" office:value="0.0000100847795438063" calcext:value-type="float">
            <text:p>1.00847795438063E-005</text:p>
          </table:table-cell>
          <table:table-cell/>
          <table:table-cell office:value-type="float" office:value="2.56320148072907" calcext:value-type="float">
            <text:p>2.5632014807</text:p>
          </table:table-cell>
          <table:table-cell table:number-columns-repeated="29"/>
        </table:table-row>
        <table:table-row table:style-name="ro1">
          <table:table-cell table:number-columns-repeated="19"/>
          <table:table-cell office:value-type="float" office:value="-0.000184930372614971" calcext:value-type="float">
            <text:p>-0.0001849304</text:p>
          </table:table-cell>
          <table:table-cell office:value-type="float" office:value="0.000106465740387911" calcext:value-type="float">
            <text:p>0.0001064657</text:p>
          </table:table-cell>
          <table:table-cell office:value-type="float" office:value="-0.000016120302231512" calcext:value-type="float">
            <text:p>-1.6120302231512E-005</text:p>
          </table:table-cell>
          <table:table-cell office:value-type="float" office:value="0.0000132075951720878" calcext:value-type="float">
            <text:p>1.32075951720878E-005</text:p>
          </table:table-cell>
          <table:table-cell office:value-type="float" office:value="0.0000290322567765397" calcext:value-type="float">
            <text:p>2.90322567765397E-005</text:p>
          </table:table-cell>
          <table:table-cell office:value-type="float" office:value="0.000010528606265357" calcext:value-type="float">
            <text:p>1.0528606265357E-005</text:p>
          </table:table-cell>
          <table:table-cell/>
          <table:table-cell office:value-type="float" office:value="2.31047144050167" calcext:value-type="float">
            <text:p>2.3104714405</text:p>
          </table:table-cell>
          <table:table-cell table:number-columns-repeated="3"/>
          <table:table-cell table:formula="of:=10^[.AE62]" office:value-type="float" office:value="185.475688541431" calcext:value-type="float">
            <text:p>185.4756885414</text:p>
          </table:table-cell>
          <table:table-cell table:formula="of:=10^[.AF62]" office:value-type="float" office:value="135.452729867734" calcext:value-type="float">
            <text:p>135.4527298677</text:p>
          </table:table-cell>
          <table:table-cell table:number-columns-repeated="24"/>
        </table:table-row>
        <table:table-row table:style-name="ro1">
          <table:table-cell table:number-columns-repeated="19"/>
          <table:table-cell office:value-type="float" office:value="-0.0000345808980298398" calcext:value-type="float">
            <text:p>-3.45808980298398E-005</text:p>
          </table:table-cell>
          <table:table-cell office:value-type="float" office:value="0.0000163253726481734" calcext:value-type="float">
            <text:p>1.63253726481734E-005</text:p>
          </table:table-cell>
          <table:table-cell office:value-type="float" office:value="-0.00000269107201706757" calcext:value-type="float">
            <text:p>-2.69107201706757E-006</text:p>
          </table:table-cell>
          <table:table-cell office:value-type="float" office:value="0.0000100847795438063" calcext:value-type="float">
            <text:p>1.00847795438063E-005</text:p>
          </table:table-cell>
          <table:table-cell office:value-type="float" office:value="0.0000105286062653569" calcext:value-type="float">
            <text:p>1.05286062653569E-005</text:p>
          </table:table-cell>
          <table:table-cell office:value-type="float" office:value="0.0000113462703884401" calcext:value-type="float">
            <text:p>1.13462703884401E-005</text:p>
          </table:table-cell>
          <table:table-cell/>
          <table:table-cell office:value-type="float" office:value="2.51934702096498" calcext:value-type="float">
            <text:p>2.519347021</text:p>
          </table:table-cell>
          <table:table-cell table:number-columns-repeated="29"/>
        </table:table-row>
        <table:table-row table:style-name="ro1" table:number-rows-repeated="2">
          <table:table-cell table:number-columns-repeated="56"/>
        </table:table-row>
        <table:table-row table:style-name="ro1">
          <table:table-cell table:number-columns-repeated="27"/>
          <table:table-cell table:formula="of:=LOG(135.4527299;10)" office:value-type="float" office:value="2.13178776218247" calcext:value-type="float">
            <text:p>2.1317877622</text:p>
          </table:table-cell>
          <table:table-cell/>
          <table:table-cell table:formula="of:=[.AA60]+[.AA61]*[.AB68]+[.AA62]*[.AB68]^2" office:value-type="float" office:value="-2.07968426982565" calcext:value-type="float">
            <text:p>-2.0796842698</text:p>
          </table:table-cell>
          <table:table-cell/>
          <table:table-cell table:formula="of:=[.AX36]+[.AX37]*[.AB68]+[.AX38]*[.AB68]^2" office:value-type="float" office:value="-2.07968426980716" calcext:value-type="float">
            <text:p>-2.0796842698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number:percentage-style style:name="N133">
      <number:number number:decimal-places="1" number:min-integer-digits="1"/>
      <number:text>%</number:text>
    </number:percentage-style>
    <number:number-style style:name="N134">
      <number:number number:decimal-places="12" number:min-integer-digits="1"/>
    </number:number-style>
    <number:time-style style:name="N135">
      <number:hours number:style="long"/>
    </number:time-style>
    <number:date-style style:name="N136">
      <number:month number:style="long"/>
    </number:date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 $(</number:text>
      <number:number number:decimal-places="0" number:min-integer-digits="1" number:grouping="true"/>
      <number:text>)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integer-digits="3" number:min-exponent-digits="1"/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On</number:text>
    </number:number-style>
    <number:number-style style:name="N168P1" style:volatile="true">
      <number:text>On</number:text>
    </number:number-style>
    <number:number-style style:name="N168">
      <number:text>Off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number-style style:name="N171">
      <number:number number:decimal-places="0" number:min-integer-digits="5"/>
    </number:number-style>
    <number:number-style style:name="N172">
      <number:number number:decimal-places="13" number:min-integer-digits="1"/>
    </number:number-style>
    <number:number-style style:name="N173">
      <number:number number:decimal-places="14" number:min-integer-digits="1"/>
    </number:number-style>
    <number:number-style style:name="N174">
      <number:number number:decimal-places="15" number:min-integer-digits="1"/>
    </number:number-style>
    <number:number-style style:name="N175">
      <number:number number:decimal-places="16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 style:data-style-name="N2" text:time-value="02:44:43.016772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02:50:13.994373062</meta:creation-date>
    <dc:date>2014-09-24T15:46:57.619447954</dc:date>
    <meta:editing-duration>PT1H21M52S</meta:editing-duration>
    <meta:editing-cycles>11</meta:editing-cycles>
    <meta:generator>LibreOffice/4.3.0.4$Linux_X86_64 LibreOffice_project/62ad5818884a2fc2e5780dd45466868d41009ec0</meta:generator>
    <meta:document-statistic meta:table-count="3" meta:cell-count="2267" meta:object-count="0"/>
  </office:meta>
</office:document-meta>
</file>